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mpled" table:style-name="ta1">
        <table:shapes>
          <draw:frame draw:z-index="0" draw:style-name="gr1" draw:text-style-name="P1" svg:width="11.0295in" svg:height="6.9122in" svg:x="13.4689in" svg:y="0.8157in">
            <draw:object draw:notify-on-update-of-ranges="sampled.B2:sampled.B22 sampled.C2:sampled.C22 sampled.D2:sampled.D22 sampled.E2:sampled.E22 sampled.F2:sampled.F22 sampled.G2:sampled.G22 sampled.H2:sampled.H22 sampled.I2:sampled.I22 sampled.J2:sampled.J22 sampled.K2:sampled.K22 sampled.L2:sampled.L22 sampled.M2:sampled.M22 sampled.N2:sampled.N22 sampled.O2:sampled.O22 sampled.P2:sampled.P22 sampled.Q2:sampled.Q22 sampled.R2:sampled.R22 sampled.S2:sampled.S22 sampled.T2:sampled.T22 sampled.U2:sampled.U22 sampled.V2:sampled.V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8in" svg:height="3.5449in" svg:x="14.0839in" svg:y="8.5646in">
            <draw:object draw:notify-on-update-of-ranges="sampled.B47:sampled.B68 sampled.C47:sampled.C68 sampled.D47:sampled.D68 sampled.E47:sampled.E68 sampled.F47:sampled.F68 sampled.G47:sampled.G68 sampled.H47:sampled.H68 sampled.I47:sampled.I68 sampled.J47:sampled.J68 sampled.K47:sampled.K68 sampled.L47:sampled.L68 sampled.M47:sampled.M68 sampled.N47:sampled.N68 sampled.O47:sampled.O68 sampled.P47:sampled.P68 sampled.Q47:sampled.Q68 sampled.R47:sampled.R68 sampled.S47:sampled.S68 sampled.T47:sampled.T68 sampled.U47:sampled.U68 sampled.V47:sampled.V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12in" svg:height="3.5449in" svg:x="13.813in" svg:y="23.4146in">
            <draw:object draw:notify-on-update-of-ranges="sampled.B135:sampled.B155 sampled.C135:sampled.C155 sampled.D135:sampled.D155 sampled.E135:sampled.E155 sampled.F135:sampled.F155 sampled.G135:sampled.G155 sampled.H135:sampled.H155 sampled.I135:sampled.I155 sampled.J135:sampled.J155 sampled.K135:sampled.K155 sampled.L135:sampled.L155 sampled.M135:sampled.M155 sampled.N135:sampled.N155 sampled.O135:sampled.O155 sampled.P135:sampled.P155 sampled.Q135:sampled.Q155 sampled.R135:sampled.R155 sampled.S135:sampled.S155 sampled.T135:sampled.T155 sampled.U135:sampled.U155 sampled.V135:sampled.V1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/>
          <table:table-cell table:formula="of:=[.C1]-1" office:value-type="float" office:value="-10" calcext:value-type="float">
            <text:p>-10</text:p>
          </table:table-cell>
          <table:table-cell table:formula="of:=[.D1]-1" office:value-type="float" office:value="-9" calcext:value-type="float">
            <text:p>-9</text:p>
          </table:table-cell>
          <table:table-cell table:formula="of:=[.E1]-1" office:value-type="float" office:value="-8" calcext:value-type="float">
            <text:p>-8</text:p>
          </table:table-cell>
          <table:table-cell table:formula="of:=[.F1]-1" office:value-type="float" office:value="-7" calcext:value-type="float">
            <text:p>-7</text:p>
          </table:table-cell>
          <table:table-cell table:formula="of:=[.G1]-1" office:value-type="float" office:value="-6" calcext:value-type="float">
            <text:p>-6</text:p>
          </table:table-cell>
          <table:table-cell table:formula="of:=[.H1]-1" office:value-type="float" office:value="-5" calcext:value-type="float">
            <text:p>-5</text:p>
          </table:table-cell>
          <table:table-cell table:formula="of:=[.I1]-1" office:value-type="float" office:value="-4" calcext:value-type="float">
            <text:p>-4</text:p>
          </table:table-cell>
          <table:table-cell table:formula="of:=[.J1]-1" office:value-type="float" office:value="-3" calcext:value-type="float">
            <text:p>-3</text:p>
          </table:table-cell>
          <table:table-cell table:formula="of:=[.K1]-1" office:value-type="float" office:value="-2" calcext:value-type="float">
            <text:p>-2</text:p>
          </table:table-cell>
          <table:table-cell table:formula="of:=[.L1]-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L1]+1" office:value-type="float" office:value="1" calcext:value-type="float">
            <text:p>1</text:p>
          </table:table-cell>
          <table:table-cell table:formula="of:=[.M1]+1" office:value-type="float" office:value="2" calcext:value-type="float">
            <text:p>2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4" calcext:value-type="float">
            <text:p>4</text:p>
          </table:table-cell>
          <table:table-cell table:formula="of:=[.P1]+1" office:value-type="float" office:value="5" calcext:value-type="float">
            <text:p>5</text:p>
          </table:table-cell>
          <table:table-cell table:formula="of:=[.Q1]+1" office:value-type="float" office:value="6" calcext:value-type="float">
            <text:p>6</text:p>
          </table:table-cell>
          <table:table-cell table:formula="of:=[.R1]+1" office:value-type="float" office:value="7" calcext:value-type="float">
            <text:p>7</text:p>
          </table:table-cell>
          <table:table-cell table:formula="of:=[.S1]+1" office:value-type="float" office:value="8" calcext:value-type="float">
            <text:p>8</text:p>
          </table:table-cell>
          <table:table-cell table:formula="of:=[.T1]+1" office:value-type="float" office:value="9" calcext:value-type="float">
            <text:p>9</text:p>
          </table:table-cell>
          <table:table-cell table:formula="of:=[.U1]+1" office:value-type="float" office:value="10" calcext:value-type="float">
            <text:p>10</text:p>
          </table:table-cell>
          <table:table-cell/>
          <table:table-cell table:formula="of:=SUM([.B2:.V22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4820" calcext:value-type="float">
            <text:p>4820</text:p>
          </table:table-cell>
          <table:table-cell office:value-type="float" office:value="7394" calcext:value-type="float">
            <text:p>7394</text:p>
          </table:table-cell>
          <table:table-cell office:value-type="float" office:value="8154" calcext:value-type="float">
            <text:p>8154</text:p>
          </table:table-cell>
          <table:table-cell office:value-type="float" office:value="7359" calcext:value-type="float">
            <text:p>7359</text:p>
          </table:table-cell>
          <table:table-cell office:value-type="float" office:value="4703" calcext:value-type="float">
            <text:p>4703</text:p>
          </table:table-cell>
          <table:table-cell office:value-type="float" office:value="982" calcext:value-type="float">
            <text:p>98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10622" calcext:value-type="float">
            <text:p>10622</text:p>
          </table:table-cell>
          <table:table-cell office:value-type="float" office:value="16191" calcext:value-type="float">
            <text:p>16191</text:p>
          </table:table-cell>
          <table:table-cell office:value-type="float" office:value="17226" calcext:value-type="float">
            <text:p>17226</text:p>
          </table:table-cell>
          <table:table-cell office:value-type="float" office:value="17729" calcext:value-type="float">
            <text:p>17729</text:p>
          </table:table-cell>
          <table:table-cell office:value-type="float" office:value="17976" calcext:value-type="float">
            <text:p>17976</text:p>
          </table:table-cell>
          <table:table-cell office:value-type="float" office:value="17610" calcext:value-type="float">
            <text:p>17610</text:p>
          </table:table-cell>
          <table:table-cell office:value-type="float" office:value="17265" calcext:value-type="float">
            <text:p>17265</text:p>
          </table:table-cell>
          <table:table-cell office:value-type="float" office:value="16486" calcext:value-type="float">
            <text:p>16486</text:p>
          </table:table-cell>
          <table:table-cell office:value-type="float" office:value="10974" calcext:value-type="float">
            <text:p>10974</text:p>
          </table:table-cell>
          <table:table-cell office:value-type="float" office:value="2773" calcext:value-type="float">
            <text:p>277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973" calcext:value-type="float">
            <text:p>7973</text:p>
          </table:table-cell>
          <table:table-cell office:value-type="float" office:value="16632" calcext:value-type="float">
            <text:p>16632</text:p>
          </table:table-cell>
          <table:table-cell office:value-type="float" office:value="17849" calcext:value-type="float">
            <text:p>17849</text:p>
          </table:table-cell>
          <table:table-cell office:value-type="float" office:value="18641" calcext:value-type="float">
            <text:p>18641</text:p>
          </table:table-cell>
          <table:table-cell office:value-type="float" office:value="19423" calcext:value-type="float">
            <text:p>19423</text:p>
          </table:table-cell>
          <table:table-cell office:value-type="float" office:value="19429" calcext:value-type="float">
            <text:p>19429</text:p>
          </table:table-cell>
          <table:table-cell office:value-type="float" office:value="19963" calcext:value-type="float">
            <text:p>19963</text:p>
          </table:table-cell>
          <table:table-cell office:value-type="float" office:value="19591" calcext:value-type="float">
            <text:p>19591</text:p>
          </table:table-cell>
          <table:table-cell office:value-type="float" office:value="19172" calcext:value-type="float">
            <text:p>19172</text:p>
          </table:table-cell>
          <table:table-cell office:value-type="float" office:value="18571" calcext:value-type="float">
            <text:p>18571</text:p>
          </table:table-cell>
          <table:table-cell office:value-type="float" office:value="17955" calcext:value-type="float">
            <text:p>17955</text:p>
          </table:table-cell>
          <table:table-cell office:value-type="float" office:value="16553" calcext:value-type="float">
            <text:p>16553</text:p>
          </table:table-cell>
          <table:table-cell office:value-type="float" office:value="8154" calcext:value-type="float">
            <text:p>815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238" calcext:value-type="float">
            <text:p>10238</text:p>
          </table:table-cell>
          <table:table-cell office:value-type="float" office:value="17482" calcext:value-type="float">
            <text:p>17482</text:p>
          </table:table-cell>
          <table:table-cell office:value-type="float" office:value="18565" calcext:value-type="float">
            <text:p>18565</text:p>
          </table:table-cell>
          <table:table-cell office:value-type="float" office:value="19577" calcext:value-type="float">
            <text:p>19577</text:p>
          </table:table-cell>
          <table:table-cell office:value-type="float" office:value="20861" calcext:value-type="float">
            <text:p>20861</text:p>
          </table:table-cell>
          <table:table-cell office:value-type="float" office:value="21783" calcext:value-type="float">
            <text:p>21783</text:p>
          </table:table-cell>
          <table:table-cell office:value-type="float" office:value="22402" calcext:value-type="float">
            <text:p>22402</text:p>
          </table:table-cell>
          <table:table-cell office:value-type="float" office:value="22465" calcext:value-type="float">
            <text:p>22465</text:p>
          </table:table-cell>
          <table:table-cell office:value-type="float" office:value="22295" calcext:value-type="float">
            <text:p>22295</text:p>
          </table:table-cell>
          <table:table-cell office:value-type="float" office:value="21834" calcext:value-type="float">
            <text:p>21834</text:p>
          </table:table-cell>
          <table:table-cell office:value-type="float" office:value="21042" calcext:value-type="float">
            <text:p>21042</text:p>
          </table:table-cell>
          <table:table-cell office:value-type="float" office:value="19661" calcext:value-type="float">
            <text:p>19661</text:p>
          </table:table-cell>
          <table:table-cell office:value-type="float" office:value="18498" calcext:value-type="float">
            <text:p>18498</text:p>
          </table:table-cell>
          <table:table-cell office:value-type="float" office:value="17093" calcext:value-type="float">
            <text:p>17093</text:p>
          </table:table-cell>
          <table:table-cell office:value-type="float" office:value="10193" calcext:value-type="float">
            <text:p>1019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0" calcext:value-type="float">
            <text:p>7990</text:p>
          </table:table-cell>
          <table:table-cell office:value-type="float" office:value="17294" calcext:value-type="float">
            <text:p>17294</text:p>
          </table:table-cell>
          <table:table-cell office:value-type="float" office:value="18606" calcext:value-type="float">
            <text:p>18606</text:p>
          </table:table-cell>
          <table:table-cell office:value-type="float" office:value="20528" calcext:value-type="float">
            <text:p>20528</text:p>
          </table:table-cell>
          <table:table-cell office:value-type="float" office:value="22031" calcext:value-type="float">
            <text:p>22031</text:p>
          </table:table-cell>
          <table:table-cell office:value-type="float" office:value="23652" calcext:value-type="float">
            <text:p>23652</text:p>
          </table:table-cell>
          <table:table-cell office:value-type="float" office:value="25179" calcext:value-type="float">
            <text:p>25179</text:p>
          </table:table-cell>
          <table:table-cell office:value-type="float" office:value="26162" calcext:value-type="float">
            <text:p>26162</text:p>
          </table:table-cell>
          <table:table-cell office:value-type="float" office:value="26769" calcext:value-type="float">
            <text:p>26769</text:p>
          </table:table-cell>
          <table:table-cell office:value-type="float" office:value="26236" calcext:value-type="float">
            <text:p>26236</text:p>
          </table:table-cell>
          <table:table-cell office:value-type="float" office:value="25065" calcext:value-type="float">
            <text:p>25065</text:p>
          </table:table-cell>
          <table:table-cell office:value-type="float" office:value="24026" calcext:value-type="float">
            <text:p>24026</text:p>
          </table:table-cell>
          <table:table-cell office:value-type="float" office:value="21936" calcext:value-type="float">
            <text:p>21936</text:p>
          </table:table-cell>
          <table:table-cell office:value-type="float" office:value="20279" calcext:value-type="float">
            <text:p>20279</text:p>
          </table:table-cell>
          <table:table-cell office:value-type="float" office:value="18829" calcext:value-type="float">
            <text:p>18829</text:p>
          </table:table-cell>
          <table:table-cell office:value-type="float" office:value="17170" calcext:value-type="float">
            <text:p>17170</text:p>
          </table:table-cell>
          <table:table-cell office:value-type="float" office:value="7916" calcext:value-type="float">
            <text:p>7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16533" calcext:value-type="float">
            <text:p>16533</text:p>
          </table:table-cell>
          <table:table-cell office:value-type="float" office:value="18577" calcext:value-type="float">
            <text:p>18577</text:p>
          </table:table-cell>
          <table:table-cell office:value-type="float" office:value="20321" calcext:value-type="float">
            <text:p>20321</text:p>
          </table:table-cell>
          <table:table-cell office:value-type="float" office:value="22412" calcext:value-type="float">
            <text:p>22412</text:p>
          </table:table-cell>
          <table:table-cell office:value-type="float" office:value="24940" calcext:value-type="float">
            <text:p>24940</text:p>
          </table:table-cell>
          <table:table-cell office:value-type="float" office:value="27392" calcext:value-type="float">
            <text:p>27392</text:p>
          </table:table-cell>
          <table:table-cell office:value-type="float" office:value="29664" calcext:value-type="float">
            <text:p>29664</text:p>
          </table:table-cell>
          <table:table-cell office:value-type="float" office:value="31167" calcext:value-type="float">
            <text:p>31167</text:p>
          </table:table-cell>
          <table:table-cell office:value-type="float" office:value="31890" calcext:value-type="float">
            <text:p>31890</text:p>
          </table:table-cell>
          <table:table-cell office:value-type="float" office:value="31534" calcext:value-type="float">
            <text:p>31534</text:p>
          </table:table-cell>
          <table:table-cell office:value-type="float" office:value="29764" calcext:value-type="float">
            <text:p>29764</text:p>
          </table:table-cell>
          <table:table-cell office:value-type="float" office:value="27634" calcext:value-type="float">
            <text:p>27634</text:p>
          </table:table-cell>
          <table:table-cell office:value-type="float" office:value="24717" calcext:value-type="float">
            <text:p>24717</text:p>
          </table:table-cell>
          <table:table-cell office:value-type="float" office:value="22780" calcext:value-type="float">
            <text:p>22780</text:p>
          </table:table-cell>
          <table:table-cell office:value-type="float" office:value="20316" calcext:value-type="float">
            <text:p>20316</text:p>
          </table:table-cell>
          <table:table-cell office:value-type="float" office:value="18656" calcext:value-type="float">
            <text:p>18656</text:p>
          </table:table-cell>
          <table:table-cell office:value-type="float" office:value="16331" calcext:value-type="float">
            <text:p>16331</text:p>
          </table:table-cell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85" calcext:value-type="float">
            <text:p>10885</text:p>
          </table:table-cell>
          <table:table-cell office:value-type="float" office:value="17852" calcext:value-type="float">
            <text:p>17852</text:p>
          </table:table-cell>
          <table:table-cell office:value-type="float" office:value="19907" calcext:value-type="float">
            <text:p>19907</text:p>
          </table:table-cell>
          <table:table-cell office:value-type="float" office:value="22060" calcext:value-type="float">
            <text:p>22060</text:p>
          </table:table-cell>
          <table:table-cell office:value-type="float" office:value="24860" calcext:value-type="float">
            <text:p>24860</text:p>
          </table:table-cell>
          <table:table-cell office:value-type="float" office:value="28241" calcext:value-type="float">
            <text:p>28241</text:p>
          </table:table-cell>
          <table:table-cell office:value-type="float" office:value="31993" calcext:value-type="float">
            <text:p>31993</text:p>
          </table:table-cell>
          <table:table-cell office:value-type="float" office:value="35582" calcext:value-type="float">
            <text:p>35582</text:p>
          </table:table-cell>
          <table:table-cell office:value-type="float" office:value="38920" calcext:value-type="float">
            <text:p>38920</text:p>
          </table:table-cell>
          <table:table-cell office:value-type="float" office:value="39656" calcext:value-type="float">
            <text:p>39656</text:p>
          </table:table-cell>
          <table:table-cell office:value-type="float" office:value="38698" calcext:value-type="float">
            <text:p>38698</text:p>
          </table:table-cell>
          <table:table-cell office:value-type="float" office:value="35601" calcext:value-type="float">
            <text:p>35601</text:p>
          </table:table-cell>
          <table:table-cell office:value-type="float" office:value="32002" calcext:value-type="float">
            <text:p>32002</text:p>
          </table:table-cell>
          <table:table-cell office:value-type="float" office:value="28025" calcext:value-type="float">
            <text:p>28025</text:p>
          </table:table-cell>
          <table:table-cell office:value-type="float" office:value="24872" calcext:value-type="float">
            <text:p>24872</text:p>
          </table:table-cell>
          <table:table-cell office:value-type="float" office:value="22280" calcext:value-type="float">
            <text:p>22280</text:p>
          </table:table-cell>
          <table:table-cell office:value-type="float" office:value="19839" calcext:value-type="float">
            <text:p>19839</text:p>
          </table:table-cell>
          <table:table-cell office:value-type="float" office:value="17622" calcext:value-type="float">
            <text:p>17622</text:p>
          </table:table-cell>
          <table:table-cell office:value-type="float" office:value="10956" calcext:value-type="float">
            <text:p>109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office:value-type="float" office:value="966" calcext:value-type="float">
            <text:p>966</text:p>
          </table:table-cell>
          <table:table-cell office:value-type="float" office:value="16212" calcext:value-type="float">
            <text:p>16212</text:p>
          </table:table-cell>
          <table:table-cell office:value-type="float" office:value="18832" calcext:value-type="float">
            <text:p>18832</text:p>
          </table:table-cell>
          <table:table-cell office:value-type="float" office:value="20931" calcext:value-type="float">
            <text:p>20931</text:p>
          </table:table-cell>
          <table:table-cell office:value-type="float" office:value="23939" calcext:value-type="float">
            <text:p>23939</text:p>
          </table:table-cell>
          <table:table-cell office:value-type="float" office:value="27285" calcext:value-type="float">
            <text:p>27285</text:p>
          </table:table-cell>
          <table:table-cell office:value-type="float" office:value="32112" calcext:value-type="float">
            <text:p>32112</text:p>
          </table:table-cell>
          <table:table-cell office:value-type="float" office:value="37552" calcext:value-type="float">
            <text:p>37552</text:p>
          </table:table-cell>
          <table:table-cell office:value-type="float" office:value="44453" calcext:value-type="float">
            <text:p>44453</text:p>
          </table:table-cell>
          <table:table-cell office:value-type="float" office:value="50245" calcext:value-type="float">
            <text:p>50245</text:p>
          </table:table-cell>
          <table:table-cell office:value-type="float" office:value="53039" calcext:value-type="float">
            <text:p>53039</text:p>
          </table:table-cell>
          <table:table-cell office:value-type="float" office:value="50934" calcext:value-type="float">
            <text:p>50934</text:p>
          </table:table-cell>
          <table:table-cell office:value-type="float" office:value="44327" calcext:value-type="float">
            <text:p>44327</text:p>
          </table:table-cell>
          <table:table-cell office:value-type="float" office:value="37749" calcext:value-type="float">
            <text:p>37749</text:p>
          </table:table-cell>
          <table:table-cell office:value-type="float" office:value="32004" calcext:value-type="float">
            <text:p>32004</text:p>
          </table:table-cell>
          <table:table-cell office:value-type="float" office:value="27486" calcext:value-type="float">
            <text:p>27486</text:p>
          </table:table-cell>
          <table:table-cell office:value-type="float" office:value="23801" calcext:value-type="float">
            <text:p>23801</text:p>
          </table:table-cell>
          <table:table-cell office:value-type="float" office:value="20763" calcext:value-type="float">
            <text:p>20763</text:p>
          </table:table-cell>
          <table:table-cell office:value-type="float" office:value="18512" calcext:value-type="float">
            <text:p>18512</text:p>
          </table:table-cell>
          <table:table-cell office:value-type="float" office:value="16336" calcext:value-type="float">
            <text:p>16336</text:p>
          </table:table-cell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office:value-type="float" office:value="4795" calcext:value-type="float">
            <text:p>4795</text:p>
          </table:table-cell>
          <table:table-cell office:value-type="float" office:value="17107" calcext:value-type="float">
            <text:p>17107</text:p>
          </table:table-cell>
          <table:table-cell office:value-type="float" office:value="19340" calcext:value-type="float">
            <text:p>19340</text:p>
          </table:table-cell>
          <table:table-cell office:value-type="float" office:value="21780" calcext:value-type="float">
            <text:p>21780</text:p>
          </table:table-cell>
          <table:table-cell office:value-type="float" office:value="25445" calcext:value-type="float">
            <text:p>25445</text:p>
          </table:table-cell>
          <table:table-cell office:value-type="float" office:value="29741" calcext:value-type="float">
            <text:p>29741</text:p>
          </table:table-cell>
          <table:table-cell office:value-type="float" office:value="35611" calcext:value-type="float">
            <text:p>35611</text:p>
          </table:table-cell>
          <table:table-cell office:value-type="float" office:value="44184" calcext:value-type="float">
            <text:p>44184</text:p>
          </table:table-cell>
          <table:table-cell office:value-type="float" office:value="56134" calcext:value-type="float">
            <text:p>56134</text:p>
          </table:table-cell>
          <table:table-cell office:value-type="float" office:value="71681" calcext:value-type="float">
            <text:p>71681</text:p>
          </table:table-cell>
          <table:table-cell office:value-type="float" office:value="80408" calcext:value-type="float">
            <text:p>80408</text:p>
          </table:table-cell>
          <table:table-cell office:value-type="float" office:value="71815" calcext:value-type="float">
            <text:p>71815</text:p>
          </table:table-cell>
          <table:table-cell office:value-type="float" office:value="56539" calcext:value-type="float">
            <text:p>56539</text:p>
          </table:table-cell>
          <table:table-cell office:value-type="float" office:value="44444" calcext:value-type="float">
            <text:p>44444</text:p>
          </table:table-cell>
          <table:table-cell office:value-type="float" office:value="35535" calcext:value-type="float">
            <text:p>35535</text:p>
          </table:table-cell>
          <table:table-cell office:value-type="float" office:value="29431" calcext:value-type="float">
            <text:p>29431</text:p>
          </table:table-cell>
          <table:table-cell office:value-type="float" office:value="25301" calcext:value-type="float">
            <text:p>25301</text:p>
          </table:table-cell>
          <table:table-cell office:value-type="float" office:value="21768" calcext:value-type="float">
            <text:p>21768</text:p>
          </table:table-cell>
          <table:table-cell office:value-type="float" office:value="19215" calcext:value-type="float">
            <text:p>19215</text:p>
          </table:table-cell>
          <table:table-cell office:value-type="float" office:value="17249" calcext:value-type="float">
            <text:p>17249</text:p>
          </table:table-cell>
          <table:table-cell office:value-type="float" office:value="4728" calcext:value-type="float">
            <text:p>4728</text:p>
          </table:table-cell>
          <table:table-cell table:number-columns-repeated="3"/>
        </table:table-row>
        <table:table-row table:style-name="ro1">
          <table:table-cell table:formula="of:=[.A12]+1" office:value-type="float" office:value="1" calcext:value-type="float">
            <text:p>1</text:p>
          </table:table-cell>
          <table:table-cell office:value-type="float" office:value="7215" calcext:value-type="float">
            <text:p>7215</text:p>
          </table:table-cell>
          <table:table-cell office:value-type="float" office:value="17625" calcext:value-type="float">
            <text:p>17625</text:p>
          </table:table-cell>
          <table:table-cell office:value-type="float" office:value="19664" calcext:value-type="float">
            <text:p>19664</text:p>
          </table:table-cell>
          <table:table-cell office:value-type="float" office:value="22772" calcext:value-type="float">
            <text:p>22772</text:p>
          </table:table-cell>
          <table:table-cell office:value-type="float" office:value="26364" calcext:value-type="float">
            <text:p>26364</text:p>
          </table:table-cell>
          <table:table-cell office:value-type="float" office:value="31247" calcext:value-type="float">
            <text:p>31247</text:p>
          </table:table-cell>
          <table:table-cell office:value-type="float" office:value="38409" calcext:value-type="float">
            <text:p>38409</text:p>
          </table:table-cell>
          <table:table-cell office:value-type="float" office:value="50792" calcext:value-type="float">
            <text:p>50792</text:p>
          </table:table-cell>
          <table:table-cell office:value-type="float" office:value="71772" calcext:value-type="float">
            <text:p>71772</text:p>
          </table:table-cell>
          <table:table-cell office:value-type="float" office:value="115385" calcext:value-type="float">
            <text:p>115385</text:p>
          </table:table-cell>
          <table:table-cell office:value-type="float" office:value="165191" calcext:value-type="float">
            <text:p>165191</text:p>
          </table:table-cell>
          <table:table-cell office:value-type="float" office:value="115096" calcext:value-type="float">
            <text:p>115096</text:p>
          </table:table-cell>
          <table:table-cell office:value-type="float" office:value="72220" calcext:value-type="float">
            <text:p>72220</text:p>
          </table:table-cell>
          <table:table-cell office:value-type="float" office:value="50378" calcext:value-type="float">
            <text:p>50378</text:p>
          </table:table-cell>
          <table:table-cell office:value-type="float" office:value="38894" calcext:value-type="float">
            <text:p>38894</text:p>
          </table:table-cell>
          <table:table-cell office:value-type="float" office:value="31400" calcext:value-type="float">
            <text:p>31400</text:p>
          </table:table-cell>
          <table:table-cell office:value-type="float" office:value="26371" calcext:value-type="float">
            <text:p>26371</text:p>
          </table:table-cell>
          <table:table-cell office:value-type="float" office:value="22441" calcext:value-type="float">
            <text:p>22441</text:p>
          </table:table-cell>
          <table:table-cell office:value-type="float" office:value="19781" calcext:value-type="float">
            <text:p>19781</text:p>
          </table:table-cell>
          <table:table-cell office:value-type="float" office:value="17306" calcext:value-type="float">
            <text:p>17306</text:p>
          </table:table-cell>
          <table:table-cell office:value-type="float" office:value="7196" calcext:value-type="float">
            <text:p>719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97" calcext:value-type="float">
            <text:p>8097</text:p>
          </table:table-cell>
          <table:table-cell office:value-type="float" office:value="17784" calcext:value-type="float">
            <text:p>17784</text:p>
          </table:table-cell>
          <table:table-cell office:value-type="float" office:value="20014" calcext:value-type="float">
            <text:p>20014</text:p>
          </table:table-cell>
          <table:table-cell office:value-type="float" office:value="22603" calcext:value-type="float">
            <text:p>22603</text:p>
          </table:table-cell>
          <table:table-cell office:value-type="float" office:value="26607" calcext:value-type="float">
            <text:p>26607</text:p>
          </table:table-cell>
          <table:table-cell office:value-type="float" office:value="32010" calcext:value-type="float">
            <text:p>32010</text:p>
          </table:table-cell>
          <table:table-cell office:value-type="float" office:value="40084" calcext:value-type="float">
            <text:p>40084</text:p>
          </table:table-cell>
          <table:table-cell office:value-type="float" office:value="53085" calcext:value-type="float">
            <text:p>53085</text:p>
          </table:table-cell>
          <table:table-cell office:value-type="float" office:value="80309" calcext:value-type="float">
            <text:p>80309</text:p>
          </table:table-cell>
          <table:table-cell office:value-type="float" office:value="165062" calcext:value-type="float">
            <text:p>165062</text:p>
          </table:table-cell>
          <table:table-cell office:value-type="float" office:value="559738" calcext:value-type="float">
            <text:p>559738</text:p>
          </table:table-cell>
          <table:table-cell office:value-type="float" office:value="165155" calcext:value-type="float">
            <text:p>165155</text:p>
          </table:table-cell>
          <table:table-cell office:value-type="float" office:value="80683" calcext:value-type="float">
            <text:p>80683</text:p>
          </table:table-cell>
          <table:table-cell office:value-type="float" office:value="53017" calcext:value-type="float">
            <text:p>53017</text:p>
          </table:table-cell>
          <table:table-cell office:value-type="float" office:value="40058" calcext:value-type="float">
            <text:p>40058</text:p>
          </table:table-cell>
          <table:table-cell office:value-type="float" office:value="31818" calcext:value-type="float">
            <text:p>31818</text:p>
          </table:table-cell>
          <table:table-cell office:value-type="float" office:value="26391" calcext:value-type="float">
            <text:p>26391</text:p>
          </table:table-cell>
          <table:table-cell office:value-type="float" office:value="22702" calcext:value-type="float">
            <text:p>22702</text:p>
          </table:table-cell>
          <table:table-cell office:value-type="float" office:value="20039" calcext:value-type="float">
            <text:p>20039</text:p>
          </table:table-cell>
          <table:table-cell office:value-type="float" office:value="17507" calcext:value-type="float">
            <text:p>17507</text:p>
          </table:table-cell>
          <table:table-cell office:value-type="float" office:value="8111" calcext:value-type="float">
            <text:p>8111</text:p>
          </table:table-cell>
          <table:table-cell table:number-columns-repeated="3"/>
        </table:table-row>
        <table:table-row table:style-name="ro1">
          <table:table-cell table:formula="of:=[.A12]-1" office:value-type="float" office:value="-1" calcext:value-type="float">
            <text:p>-1</text:p>
          </table:table-cell>
          <table:table-cell office:value-type="float" office:value="7308" calcext:value-type="float">
            <text:p>7308</text:p>
          </table:table-cell>
          <table:table-cell office:value-type="float" office:value="17544" calcext:value-type="float">
            <text:p>17544</text:p>
          </table:table-cell>
          <table:table-cell office:value-type="float" office:value="19865" calcext:value-type="float">
            <text:p>19865</text:p>
          </table:table-cell>
          <table:table-cell office:value-type="float" office:value="22532" calcext:value-type="float">
            <text:p>22532</text:p>
          </table:table-cell>
          <table:table-cell office:value-type="float" office:value="26322" calcext:value-type="float">
            <text:p>26322</text:p>
          </table:table-cell>
          <table:table-cell office:value-type="float" office:value="31584" calcext:value-type="float">
            <text:p>31584</text:p>
          </table:table-cell>
          <table:table-cell office:value-type="float" office:value="38927" calcext:value-type="float">
            <text:p>38927</text:p>
          </table:table-cell>
          <table:table-cell office:value-type="float" office:value="50637" calcext:value-type="float">
            <text:p>50637</text:p>
          </table:table-cell>
          <table:table-cell office:value-type="float" office:value="71921" calcext:value-type="float">
            <text:p>71921</text:p>
          </table:table-cell>
          <table:table-cell office:value-type="float" office:value="115530" calcext:value-type="float">
            <text:p>115530</text:p>
          </table:table-cell>
          <table:table-cell office:value-type="float" office:value="165750" calcext:value-type="float">
            <text:p>165750</text:p>
          </table:table-cell>
          <table:table-cell office:value-type="float" office:value="115703" calcext:value-type="float">
            <text:p>115703</text:p>
          </table:table-cell>
          <table:table-cell office:value-type="float" office:value="71922" calcext:value-type="float">
            <text:p>71922</text:p>
          </table:table-cell>
          <table:table-cell office:value-type="float" office:value="50694" calcext:value-type="float">
            <text:p>50694</text:p>
          </table:table-cell>
          <table:table-cell office:value-type="float" office:value="38693" calcext:value-type="float">
            <text:p>38693</text:p>
          </table:table-cell>
          <table:table-cell office:value-type="float" office:value="31158" calcext:value-type="float">
            <text:p>31158</text:p>
          </table:table-cell>
          <table:table-cell office:value-type="float" office:value="25975" calcext:value-type="float">
            <text:p>25975</text:p>
          </table:table-cell>
          <table:table-cell office:value-type="float" office:value="22473" calcext:value-type="float">
            <text:p>22473</text:p>
          </table:table-cell>
          <table:table-cell office:value-type="float" office:value="19649" calcext:value-type="float">
            <text:p>19649</text:p>
          </table:table-cell>
          <table:table-cell office:value-type="float" office:value="17612" calcext:value-type="float">
            <text:p>17612</text:p>
          </table:table-cell>
          <table:table-cell office:value-type="float" office:value="7183" calcext:value-type="float">
            <text:p>7183</text:p>
          </table:table-cell>
          <table:table-cell table:number-columns-repeated="3"/>
        </table:table-row>
        <table:table-row table:style-name="ro1">
          <table:table-cell table:formula="of:=[.A13]-1" office:value-type="float" office:value="-2" calcext:value-type="float">
            <text:p>-2</text:p>
          </table:table-cell>
          <table:table-cell office:value-type="float" office:value="4733" calcext:value-type="float">
            <text:p>4733</text:p>
          </table:table-cell>
          <table:table-cell office:value-type="float" office:value="17354" calcext:value-type="float">
            <text:p>17354</text:p>
          </table:table-cell>
          <table:table-cell office:value-type="float" office:value="19161" calcext:value-type="float">
            <text:p>19161</text:p>
          </table:table-cell>
          <table:table-cell office:value-type="float" office:value="21957" calcext:value-type="float">
            <text:p>21957</text:p>
          </table:table-cell>
          <table:table-cell office:value-type="float" office:value="25650" calcext:value-type="float">
            <text:p>25650</text:p>
          </table:table-cell>
          <table:table-cell office:value-type="float" office:value="29690" calcext:value-type="float">
            <text:p>29690</text:p>
          </table:table-cell>
          <table:table-cell office:value-type="float" office:value="35779" calcext:value-type="float">
            <text:p>35779</text:p>
          </table:table-cell>
          <table:table-cell office:value-type="float" office:value="44288" calcext:value-type="float">
            <text:p>44288</text:p>
          </table:table-cell>
          <table:table-cell office:value-type="float" office:value="56440" calcext:value-type="float">
            <text:p>56440</text:p>
          </table:table-cell>
          <table:table-cell office:value-type="float" office:value="71461" calcext:value-type="float">
            <text:p>71461</text:p>
          </table:table-cell>
          <table:table-cell office:value-type="float" office:value="80882" calcext:value-type="float">
            <text:p>80882</text:p>
          </table:table-cell>
          <table:table-cell office:value-type="float" office:value="71733" calcext:value-type="float">
            <text:p>71733</text:p>
          </table:table-cell>
          <table:table-cell office:value-type="float" office:value="56613" calcext:value-type="float">
            <text:p>56613</text:p>
          </table:table-cell>
          <table:table-cell office:value-type="float" office:value="44239" calcext:value-type="float">
            <text:p>44239</text:p>
          </table:table-cell>
          <table:table-cell office:value-type="float" office:value="35438" calcext:value-type="float">
            <text:p>35438</text:p>
          </table:table-cell>
          <table:table-cell office:value-type="float" office:value="29624" calcext:value-type="float">
            <text:p>29624</text:p>
          </table:table-cell>
          <table:table-cell office:value-type="float" office:value="25214" calcext:value-type="float">
            <text:p>25214</text:p>
          </table:table-cell>
          <table:table-cell office:value-type="float" office:value="21660" calcext:value-type="float">
            <text:p>21660</text:p>
          </table:table-cell>
          <table:table-cell office:value-type="float" office:value="19324" calcext:value-type="float">
            <text:p>19324</text:p>
          </table:table-cell>
          <table:table-cell office:value-type="float" office:value="17187" calcext:value-type="float">
            <text:p>17187</text:p>
          </table:table-cell>
          <table:table-cell office:value-type="float" office:value="4694" calcext:value-type="float">
            <text:p>4694</text:p>
          </table:table-cell>
          <table:table-cell table:number-columns-repeated="3"/>
        </table:table-row>
        <table:table-row table:style-name="ro1">
          <table:table-cell table:formula="of:=[.A14]-1" office:value-type="float" office:value="-3" calcext:value-type="float">
            <text:p>-3</text:p>
          </table:table-cell>
          <table:table-cell office:value-type="float" office:value="945" calcext:value-type="float">
            <text:p>945</text:p>
          </table:table-cell>
          <table:table-cell office:value-type="float" office:value="16237" calcext:value-type="float">
            <text:p>16237</text:p>
          </table:table-cell>
          <table:table-cell office:value-type="float" office:value="18670" calcext:value-type="float">
            <text:p>18670</text:p>
          </table:table-cell>
          <table:table-cell office:value-type="float" office:value="20777" calcext:value-type="float">
            <text:p>20777</text:p>
          </table:table-cell>
          <table:table-cell office:value-type="float" office:value="23796" calcext:value-type="float">
            <text:p>23796</text:p>
          </table:table-cell>
          <table:table-cell office:value-type="float" office:value="27399" calcext:value-type="float">
            <text:p>27399</text:p>
          </table:table-cell>
          <table:table-cell office:value-type="float" office:value="31456" calcext:value-type="float">
            <text:p>31456</text:p>
          </table:table-cell>
          <table:table-cell office:value-type="float" office:value="37820" calcext:value-type="float">
            <text:p>37820</text:p>
          </table:table-cell>
          <table:table-cell office:value-type="float" office:value="44175" calcext:value-type="float">
            <text:p>44175</text:p>
          </table:table-cell>
          <table:table-cell office:value-type="float" office:value="50765" calcext:value-type="float">
            <text:p>50765</text:p>
          </table:table-cell>
          <table:table-cell office:value-type="float" office:value="53566" calcext:value-type="float">
            <text:p>53566</text:p>
          </table:table-cell>
          <table:table-cell office:value-type="float" office:value="50883" calcext:value-type="float">
            <text:p>50883</text:p>
          </table:table-cell>
          <table:table-cell office:value-type="float" office:value="44426" calcext:value-type="float">
            <text:p>44426</text:p>
          </table:table-cell>
          <table:table-cell office:value-type="float" office:value="37426" calcext:value-type="float">
            <text:p>37426</text:p>
          </table:table-cell>
          <table:table-cell office:value-type="float" office:value="31745" calcext:value-type="float">
            <text:p>31745</text:p>
          </table:table-cell>
          <table:table-cell office:value-type="float" office:value="27318" calcext:value-type="float">
            <text:p>27318</text:p>
          </table:table-cell>
          <table:table-cell office:value-type="float" office:value="23983" calcext:value-type="float">
            <text:p>23983</text:p>
          </table:table-cell>
          <table:table-cell office:value-type="float" office:value="20819" calcext:value-type="float">
            <text:p>20819</text:p>
          </table:table-cell>
          <table:table-cell office:value-type="float" office:value="18645" calcext:value-type="float">
            <text:p>18645</text:p>
          </table:table-cell>
          <table:table-cell office:value-type="float" office:value="16593" calcext:value-type="float">
            <text:p>16593</text:p>
          </table:table-cell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table:formula="of:=[.A15]-1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691" calcext:value-type="float">
            <text:p>10691</text:p>
          </table:table-cell>
          <table:table-cell office:value-type="float" office:value="17669" calcext:value-type="float">
            <text:p>17669</text:p>
          </table:table-cell>
          <table:table-cell office:value-type="float" office:value="19990" calcext:value-type="float">
            <text:p>19990</text:p>
          </table:table-cell>
          <table:table-cell office:value-type="float" office:value="22044" calcext:value-type="float">
            <text:p>22044</text:p>
          </table:table-cell>
          <table:table-cell office:value-type="float" office:value="25114" calcext:value-type="float">
            <text:p>25114</text:p>
          </table:table-cell>
          <table:table-cell office:value-type="float" office:value="28003" calcext:value-type="float">
            <text:p>28003</text:p>
          </table:table-cell>
          <table:table-cell office:value-type="float" office:value="31650" calcext:value-type="float">
            <text:p>31650</text:p>
          </table:table-cell>
          <table:table-cell office:value-type="float" office:value="35679" calcext:value-type="float">
            <text:p>35679</text:p>
          </table:table-cell>
          <table:table-cell office:value-type="float" office:value="38729" calcext:value-type="float">
            <text:p>38729</text:p>
          </table:table-cell>
          <table:table-cell office:value-type="float" office:value="39744" calcext:value-type="float">
            <text:p>39744</text:p>
          </table:table-cell>
          <table:table-cell office:value-type="float" office:value="39042" calcext:value-type="float">
            <text:p>39042</text:p>
          </table:table-cell>
          <table:table-cell office:value-type="float" office:value="35743" calcext:value-type="float">
            <text:p>35743</text:p>
          </table:table-cell>
          <table:table-cell office:value-type="float" office:value="32177" calcext:value-type="float">
            <text:p>32177</text:p>
          </table:table-cell>
          <table:table-cell office:value-type="float" office:value="28076" calcext:value-type="float">
            <text:p>28076</text:p>
          </table:table-cell>
          <table:table-cell office:value-type="float" office:value="24695" calcext:value-type="float">
            <text:p>24695</text:p>
          </table:table-cell>
          <table:table-cell office:value-type="float" office:value="22144" calcext:value-type="float">
            <text:p>22144</text:p>
          </table:table-cell>
          <table:table-cell office:value-type="float" office:value="19554" calcext:value-type="float">
            <text:p>19554</text:p>
          </table:table-cell>
          <table:table-cell office:value-type="float" office:value="17887" calcext:value-type="float">
            <text:p>17887</text:p>
          </table:table-cell>
          <table:table-cell office:value-type="float" office:value="10867" calcext:value-type="float">
            <text:p>108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6]-1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777" calcext:value-type="float">
            <text:p>2777</text:p>
          </table:table-cell>
          <table:table-cell office:value-type="float" office:value="16581" calcext:value-type="float">
            <text:p>16581</text:p>
          </table:table-cell>
          <table:table-cell office:value-type="float" office:value="18504" calcext:value-type="float">
            <text:p>18504</text:p>
          </table:table-cell>
          <table:table-cell office:value-type="float" office:value="20453" calcext:value-type="float">
            <text:p>20453</text:p>
          </table:table-cell>
          <table:table-cell office:value-type="float" office:value="22567" calcext:value-type="float">
            <text:p>22567</text:p>
          </table:table-cell>
          <table:table-cell office:value-type="float" office:value="24843" calcext:value-type="float">
            <text:p>24843</text:p>
          </table:table-cell>
          <table:table-cell office:value-type="float" office:value="27216" calcext:value-type="float">
            <text:p>27216</text:p>
          </table:table-cell>
          <table:table-cell office:value-type="float" office:value="29686" calcext:value-type="float">
            <text:p>29686</text:p>
          </table:table-cell>
          <table:table-cell office:value-type="float" office:value="31182" calcext:value-type="float">
            <text:p>31182</text:p>
          </table:table-cell>
          <table:table-cell office:value-type="float" office:value="32220" calcext:value-type="float">
            <text:p>32220</text:p>
          </table:table-cell>
          <table:table-cell office:value-type="float" office:value="31319" calcext:value-type="float">
            <text:p>31319</text:p>
          </table:table-cell>
          <table:table-cell office:value-type="float" office:value="29574" calcext:value-type="float">
            <text:p>29574</text:p>
          </table:table-cell>
          <table:table-cell office:value-type="float" office:value="27227" calcext:value-type="float">
            <text:p>27227</text:p>
          </table:table-cell>
          <table:table-cell office:value-type="float" office:value="24809" calcext:value-type="float">
            <text:p>24809</text:p>
          </table:table-cell>
          <table:table-cell office:value-type="float" office:value="22611" calcext:value-type="float">
            <text:p>22611</text:p>
          </table:table-cell>
          <table:table-cell office:value-type="float" office:value="20268" calcext:value-type="float">
            <text:p>20268</text:p>
          </table:table-cell>
          <table:table-cell office:value-type="float" office:value="18569" calcext:value-type="float">
            <text:p>18569</text:p>
          </table:table-cell>
          <table:table-cell office:value-type="float" office:value="16539" calcext:value-type="float">
            <text:p>16539</text:p>
          </table:table-cell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]-1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1" calcext:value-type="float">
            <text:p>7911</text:p>
          </table:table-cell>
          <table:table-cell office:value-type="float" office:value="17305" calcext:value-type="float">
            <text:p>17305</text:p>
          </table:table-cell>
          <table:table-cell office:value-type="float" office:value="18815" calcext:value-type="float">
            <text:p>18815</text:p>
          </table:table-cell>
          <table:table-cell office:value-type="float" office:value="20556" calcext:value-type="float">
            <text:p>20556</text:p>
          </table:table-cell>
          <table:table-cell office:value-type="float" office:value="22162" calcext:value-type="float">
            <text:p>22162</text:p>
          </table:table-cell>
          <table:table-cell office:value-type="float" office:value="23653" calcext:value-type="float">
            <text:p>23653</text:p>
          </table:table-cell>
          <table:table-cell office:value-type="float" office:value="25063" calcext:value-type="float">
            <text:p>25063</text:p>
          </table:table-cell>
          <table:table-cell office:value-type="float" office:value="25970" calcext:value-type="float">
            <text:p>25970</text:p>
          </table:table-cell>
          <table:table-cell office:value-type="float" office:value="26238" calcext:value-type="float">
            <text:p>26238</text:p>
          </table:table-cell>
          <table:table-cell office:value-type="float" office:value="26213" calcext:value-type="float">
            <text:p>26213</text:p>
          </table:table-cell>
          <table:table-cell office:value-type="float" office:value="25059" calcext:value-type="float">
            <text:p>25059</text:p>
          </table:table-cell>
          <table:table-cell office:value-type="float" office:value="24001" calcext:value-type="float">
            <text:p>24001</text:p>
          </table:table-cell>
          <table:table-cell office:value-type="float" office:value="22125" calcext:value-type="float">
            <text:p>22125</text:p>
          </table:table-cell>
          <table:table-cell office:value-type="float" office:value="20490" calcext:value-type="float">
            <text:p>20490</text:p>
          </table:table-cell>
          <table:table-cell office:value-type="float" office:value="18703" calcext:value-type="float">
            <text:p>18703</text:p>
          </table:table-cell>
          <table:table-cell office:value-type="float" office:value="17208" calcext:value-type="float">
            <text:p>17208</text:p>
          </table:table-cell>
          <table:table-cell office:value-type="float" office:value="8031" calcext:value-type="float">
            <text:p>8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]-1"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155" calcext:value-type="float">
            <text:p>10155</text:p>
          </table:table-cell>
          <table:table-cell office:value-type="float" office:value="17230" calcext:value-type="float">
            <text:p>17230</text:p>
          </table:table-cell>
          <table:table-cell office:value-type="float" office:value="18422" calcext:value-type="float">
            <text:p>18422</text:p>
          </table:table-cell>
          <table:table-cell office:value-type="float" office:value="19781" calcext:value-type="float">
            <text:p>19781</text:p>
          </table:table-cell>
          <table:table-cell office:value-type="float" office:value="20940" calcext:value-type="float">
            <text:p>20940</text:p>
          </table:table-cell>
          <table:table-cell office:value-type="float" office:value="22013" calcext:value-type="float">
            <text:p>22013</text:p>
          </table:table-cell>
          <table:table-cell office:value-type="float" office:value="22498" calcext:value-type="float">
            <text:p>22498</text:p>
          </table:table-cell>
          <table:table-cell office:value-type="float" office:value="22873" calcext:value-type="float">
            <text:p>22873</text:p>
          </table:table-cell>
          <table:table-cell office:value-type="float" office:value="22240" calcext:value-type="float">
            <text:p>22240</text:p>
          </table:table-cell>
          <table:table-cell office:value-type="float" office:value="21865" calcext:value-type="float">
            <text:p>21865</text:p>
          </table:table-cell>
          <table:table-cell office:value-type="float" office:value="20716" calcext:value-type="float">
            <text:p>20716</text:p>
          </table:table-cell>
          <table:table-cell office:value-type="float" office:value="19660" calcext:value-type="float">
            <text:p>19660</text:p>
          </table:table-cell>
          <table:table-cell office:value-type="float" office:value="18495" calcext:value-type="float">
            <text:p>18495</text:p>
          </table:table-cell>
          <table:table-cell office:value-type="float" office:value="17501" calcext:value-type="float">
            <text:p>17501</text:p>
          </table:table-cell>
          <table:table-cell office:value-type="float" office:value="10171" calcext:value-type="float">
            <text:p>1017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]-1" office:value-type="float" office:value="-8" calcext:value-type="float">
            <text:p>-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978" calcext:value-type="float">
            <text:p>7978</text:p>
          </table:table-cell>
          <table:table-cell office:value-type="float" office:value="16573" calcext:value-type="float">
            <text:p>16573</text:p>
          </table:table-cell>
          <table:table-cell office:value-type="float" office:value="17929" calcext:value-type="float">
            <text:p>17929</text:p>
          </table:table-cell>
          <table:table-cell office:value-type="float" office:value="18504" calcext:value-type="float">
            <text:p>18504</text:p>
          </table:table-cell>
          <table:table-cell office:value-type="float" office:value="19369" calcext:value-type="float">
            <text:p>19369</text:p>
          </table:table-cell>
          <table:table-cell office:value-type="float" office:value="19896" calcext:value-type="float">
            <text:p>19896</text:p>
          </table:table-cell>
          <table:table-cell office:value-type="float" office:value="19923" calcext:value-type="float">
            <text:p>19923</text:p>
          </table:table-cell>
          <table:table-cell office:value-type="float" office:value="19766" calcext:value-type="float">
            <text:p>19766</text:p>
          </table:table-cell>
          <table:table-cell office:value-type="float" office:value="19090" calcext:value-type="float">
            <text:p>19090</text:p>
          </table:table-cell>
          <table:table-cell office:value-type="float" office:value="18675" calcext:value-type="float">
            <text:p>18675</text:p>
          </table:table-cell>
          <table:table-cell office:value-type="float" office:value="18008" calcext:value-type="float">
            <text:p>18008</text:p>
          </table:table-cell>
          <table:table-cell office:value-type="float" office:value="16435" calcext:value-type="float">
            <text:p>16435</text:p>
          </table:table-cell>
          <table:table-cell office:value-type="float" office:value="8055" calcext:value-type="float">
            <text:p>805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]-1" office:value-type="float" office:value="-9" calcext:value-type="float">
            <text:p>-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19" calcext:value-type="float">
            <text:p>2719</text:p>
          </table:table-cell>
          <table:table-cell office:value-type="float" office:value="10729" calcext:value-type="float">
            <text:p>10729</text:p>
          </table:table-cell>
          <table:table-cell office:value-type="float" office:value="16297" calcext:value-type="float">
            <text:p>16297</text:p>
          </table:table-cell>
          <table:table-cell office:value-type="float" office:value="17111" calcext:value-type="float">
            <text:p>17111</text:p>
          </table:table-cell>
          <table:table-cell office:value-type="float" office:value="17549" calcext:value-type="float">
            <text:p>17549</text:p>
          </table:table-cell>
          <table:table-cell office:value-type="float" office:value="17779" calcext:value-type="float">
            <text:p>17779</text:p>
          </table:table-cell>
          <table:table-cell office:value-type="float" office:value="17615" calcext:value-type="float">
            <text:p>17615</text:p>
          </table:table-cell>
          <table:table-cell office:value-type="float" office:value="17269" calcext:value-type="float">
            <text:p>17269</text:p>
          </table:table-cell>
          <table:table-cell office:value-type="float" office:value="16420" calcext:value-type="float">
            <text:p>16420</text:p>
          </table:table-cell>
          <table:table-cell office:value-type="float" office:value="10716" calcext:value-type="float">
            <text:p>10716</text:p>
          </table:table-cell>
          <table:table-cell office:value-type="float" office:value="2792" calcext:value-type="float">
            <text:p>27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]-1" office:value-type="float" office:value="-10" calcext:value-type="float">
            <text:p>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4682" calcext:value-type="float">
            <text:p>4682</text:p>
          </table:table-cell>
          <table:table-cell office:value-type="float" office:value="7268" calcext:value-type="float">
            <text:p>7268</text:p>
          </table:table-cell>
          <table:table-cell office:value-type="float" office:value="8003" calcext:value-type="float">
            <text:p>8003</text:p>
          </table:table-cell>
          <table:table-cell office:value-type="float" office:value="7214" calcext:value-type="float">
            <text:p>7214</text:p>
          </table:table-cell>
          <table:table-cell office:value-type="float" office:value="4762" calcext:value-type="float">
            <text:p>4762</text:p>
          </table:table-cell>
          <table:table-cell office:value-type="float" office:value="985" calcext:value-type="float">
            <text:p>98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formula="of:=SQRT([.B$1] * [.B$1] + [.$A2] * [.$A2])" office:value-type="float" office:value="14.142135623731" calcext:value-type="float">
            <text:p>14.142135623731</text:p>
          </table:table-cell>
          <table:table-cell table:formula="of:=SQRT([.C$1] * [.C$1] + [.$A2] * [.$A2])" office:value-type="float" office:value="13.4536240470737" calcext:value-type="float">
            <text:p>13.4536240470737</text:p>
          </table:table-cell>
          <table:table-cell table:formula="of:=SQRT([.D$1] * [.D$1] + [.$A2] * [.$A2])" office:value-type="float" office:value="12.8062484748657" calcext:value-type="float">
            <text:p>12.8062484748657</text:p>
          </table:table-cell>
          <table:table-cell table:formula="of:=SQRT([.E$1] * [.E$1] + [.$A2] * [.$A2])" office:value-type="float" office:value="12.2065556157337" calcext:value-type="float">
            <text:p>12.2065556157337</text:p>
          </table:table-cell>
          <table:table-cell table:formula="of:=SQRT([.F$1] * [.F$1] + [.$A2] * [.$A2])" office:value-type="float" office:value="11.6619037896906" calcext:value-type="float">
            <text:p>11.6619037896906</text:p>
          </table:table-cell>
          <table:table-cell table:formula="of:=SQRT([.G$1] * [.G$1] + [.$A2] * [.$A2])" office:value-type="float" office:value="11.1803398874989" calcext:value-type="float">
            <text:p>11.1803398874989</text:p>
          </table:table-cell>
          <table:table-cell table:formula="of:=SQRT([.H$1] * [.H$1] + [.$A2] * [.$A2])" office:value-type="float" office:value="10.770329614269" calcext:value-type="float">
            <text:p>10.770329614269</text:p>
          </table:table-cell>
          <table:table-cell table:formula="of:=SQRT([.I$1] * [.I$1] + [.$A2] * [.$A2])" office:value-type="float" office:value="10.4403065089106" calcext:value-type="float">
            <text:p>10.4403065089106</text:p>
          </table:table-cell>
          <table:table-cell table:formula="of:=SQRT([.J$1] * [.J$1] + [.$A2] * [.$A2])" office:value-type="float" office:value="10.1980390271856" calcext:value-type="float">
            <text:p>10.1980390271856</text:p>
          </table:table-cell>
          <table:table-cell table:formula="of:=SQRT([.K$1] * [.K$1] + [.$A2] * [.$A2])" office:value-type="float" office:value="10.0498756211209" calcext:value-type="float">
            <text:p>10.0498756211209</text:p>
          </table:table-cell>
          <table:table-cell table:formula="of:=SQRT([.L$1] * [.L$1] + [.$A2] * [.$A2])" office:value-type="float" office:value="10" calcext:value-type="float">
            <text:p>10</text:p>
          </table:table-cell>
          <table:table-cell table:formula="of:=SQRT([.M$1] * [.M$1] + [.$A2] * [.$A2])" office:value-type="float" office:value="10.0498756211209" calcext:value-type="float">
            <text:p>10.0498756211209</text:p>
          </table:table-cell>
          <table:table-cell table:formula="of:=SQRT([.N$1] * [.N$1] + [.$A2] * [.$A2])" office:value-type="float" office:value="10.1980390271856" calcext:value-type="float">
            <text:p>10.1980390271856</text:p>
          </table:table-cell>
          <table:table-cell table:formula="of:=SQRT([.O$1] * [.O$1] + [.$A2] * [.$A2])" office:value-type="float" office:value="10.4403065089106" calcext:value-type="float">
            <text:p>10.4403065089106</text:p>
          </table:table-cell>
          <table:table-cell table:formula="of:=SQRT([.P$1] * [.P$1] + [.$A2] * [.$A2])" office:value-type="float" office:value="10.770329614269" calcext:value-type="float">
            <text:p>10.770329614269</text:p>
          </table:table-cell>
          <table:table-cell table:formula="of:=SQRT([.Q$1] * [.Q$1] + [.$A2] * [.$A2])" office:value-type="float" office:value="11.1803398874989" calcext:value-type="float">
            <text:p>11.1803398874989</text:p>
          </table:table-cell>
          <table:table-cell table:formula="of:=SQRT([.R$1] * [.R$1] + [.$A2] * [.$A2])" office:value-type="float" office:value="11.6619037896906" calcext:value-type="float">
            <text:p>11.6619037896906</text:p>
          </table:table-cell>
          <table:table-cell table:formula="of:=SQRT([.S$1] * [.S$1] + [.$A2] * [.$A2])" office:value-type="float" office:value="12.2065556157337" calcext:value-type="float">
            <text:p>12.2065556157337</text:p>
          </table:table-cell>
          <table:table-cell table:formula="of:=SQRT([.T$1] * [.T$1] + [.$A2] * [.$A2])" office:value-type="float" office:value="12.8062484748657" calcext:value-type="float">
            <text:p>12.8062484748657</text:p>
          </table:table-cell>
          <table:table-cell table:formula="of:=SQRT([.U$1] * [.U$1] + [.$A2] * [.$A2])" office:value-type="float" office:value="13.4536240470737" calcext:value-type="float">
            <text:p>13.4536240470737</text:p>
          </table:table-cell>
          <table:table-cell table:formula="of:=SQRT([.V$1] * [.V$1] + [.$A2] * [.$A2])" office:value-type="float" office:value="14.142135623731" calcext:value-type="float">
            <text:p>14.142135623731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3] * [.$A3])" office:value-type="float" office:value="13.4536240470737" calcext:value-type="float">
            <text:p>13.4536240470737</text:p>
          </table:table-cell>
          <table:table-cell table:formula="of:=SQRT([.C$1] * [.C$1] + [.$A3] * [.$A3])" office:value-type="float" office:value="12.7279220613579" calcext:value-type="float">
            <text:p>12.7279220613579</text:p>
          </table:table-cell>
          <table:table-cell table:formula="of:=SQRT([.D$1] * [.D$1] + [.$A3] * [.$A3])" office:value-type="float" office:value="12.0415945787923" calcext:value-type="float">
            <text:p>12.0415945787923</text:p>
          </table:table-cell>
          <table:table-cell table:formula="of:=SQRT([.E$1] * [.E$1] + [.$A3] * [.$A3])" office:value-type="float" office:value="11.4017542509914" calcext:value-type="float">
            <text:p>11.4017542509914</text:p>
          </table:table-cell>
          <table:table-cell table:formula="of:=SQRT([.F$1] * [.F$1] + [.$A3] * [.$A3])" office:value-type="float" office:value="10.816653826392" calcext:value-type="float">
            <text:p>10.816653826392</text:p>
          </table:table-cell>
          <table:table-cell table:formula="of:=SQRT([.G$1] * [.G$1] + [.$A3] * [.$A3])" office:value-type="float" office:value="10.295630140987" calcext:value-type="float">
            <text:p>10.295630140987</text:p>
          </table:table-cell>
          <table:table-cell table:formula="of:=SQRT([.H$1] * [.H$1] + [.$A3] * [.$A3])" office:value-type="float" office:value="9.8488578017961" calcext:value-type="float">
            <text:p>9.8488578017961</text:p>
          </table:table-cell>
          <table:table-cell table:formula="of:=SQRT([.I$1] * [.I$1] + [.$A3] * [.$A3])" office:value-type="float" office:value="9.48683298050514" calcext:value-type="float">
            <text:p>9.48683298050514</text:p>
          </table:table-cell>
          <table:table-cell table:formula="of:=SQRT([.J$1] * [.J$1] + [.$A3] * [.$A3])" office:value-type="float" office:value="9.21954445729289" calcext:value-type="float">
            <text:p>9.21954445729289</text:p>
          </table:table-cell>
          <table:table-cell table:formula="of:=SQRT([.K$1] * [.K$1] + [.$A3] * [.$A3])" office:value-type="float" office:value="9.05538513813742" calcext:value-type="float">
            <text:p>9.05538513813742</text:p>
          </table:table-cell>
          <table:table-cell table:formula="of:=SQRT([.L$1] * [.L$1] + [.$A3] * [.$A3])" office:value-type="float" office:value="9" calcext:value-type="float">
            <text:p>9</text:p>
          </table:table-cell>
          <table:table-cell table:formula="of:=SQRT([.M$1] * [.M$1] + [.$A3] * [.$A3])" office:value-type="float" office:value="9.05538513813742" calcext:value-type="float">
            <text:p>9.05538513813742</text:p>
          </table:table-cell>
          <table:table-cell table:formula="of:=SQRT([.N$1] * [.N$1] + [.$A3] * [.$A3])" office:value-type="float" office:value="9.21954445729289" calcext:value-type="float">
            <text:p>9.21954445729289</text:p>
          </table:table-cell>
          <table:table-cell table:formula="of:=SQRT([.O$1] * [.O$1] + [.$A3] * [.$A3])" office:value-type="float" office:value="9.48683298050514" calcext:value-type="float">
            <text:p>9.48683298050514</text:p>
          </table:table-cell>
          <table:table-cell table:formula="of:=SQRT([.P$1] * [.P$1] + [.$A3] * [.$A3])" office:value-type="float" office:value="9.8488578017961" calcext:value-type="float">
            <text:p>9.8488578017961</text:p>
          </table:table-cell>
          <table:table-cell table:formula="of:=SQRT([.Q$1] * [.Q$1] + [.$A3] * [.$A3])" office:value-type="float" office:value="10.295630140987" calcext:value-type="float">
            <text:p>10.295630140987</text:p>
          </table:table-cell>
          <table:table-cell table:formula="of:=SQRT([.R$1] * [.R$1] + [.$A3] * [.$A3])" office:value-type="float" office:value="10.816653826392" calcext:value-type="float">
            <text:p>10.816653826392</text:p>
          </table:table-cell>
          <table:table-cell table:formula="of:=SQRT([.S$1] * [.S$1] + [.$A3] * [.$A3])" office:value-type="float" office:value="11.4017542509914" calcext:value-type="float">
            <text:p>11.4017542509914</text:p>
          </table:table-cell>
          <table:table-cell table:formula="of:=SQRT([.T$1] * [.T$1] + [.$A3] * [.$A3])" office:value-type="float" office:value="12.0415945787923" calcext:value-type="float">
            <text:p>12.0415945787923</text:p>
          </table:table-cell>
          <table:table-cell table:formula="of:=SQRT([.U$1] * [.U$1] + [.$A3] * [.$A3])" office:value-type="float" office:value="12.7279220613579" calcext:value-type="float">
            <text:p>12.7279220613579</text:p>
          </table:table-cell>
          <table:table-cell table:formula="of:=SQRT([.V$1] * [.V$1] + [.$A3] * [.$A3])" office:value-type="float" office:value="13.4536240470737" calcext:value-type="float">
            <text:p>13.4536240470737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4] * [.$A4])" office:value-type="float" office:value="12.8062484748657" calcext:value-type="float">
            <text:p>12.8062484748657</text:p>
          </table:table-cell>
          <table:table-cell table:formula="of:=SQRT([.C$1] * [.C$1] + [.$A4] * [.$A4])" office:value-type="float" office:value="12.0415945787923" calcext:value-type="float">
            <text:p>12.0415945787923</text:p>
          </table:table-cell>
          <table:table-cell table:formula="of:=SQRT([.D$1] * [.D$1] + [.$A4] * [.$A4])" office:value-type="float" office:value="11.3137084989848" calcext:value-type="float">
            <text:p>11.3137084989848</text:p>
          </table:table-cell>
          <table:table-cell table:formula="of:=SQRT([.E$1] * [.E$1] + [.$A4] * [.$A4])" office:value-type="float" office:value="10.6301458127347" calcext:value-type="float">
            <text:p>10.6301458127347</text:p>
          </table:table-cell>
          <table:table-cell table:formula="of:=SQRT([.F$1] * [.F$1] + [.$A4] * [.$A4])" office:value-type="float" office:value="10" calcext:value-type="float">
            <text:p>10</text:p>
          </table:table-cell>
          <table:table-cell table:formula="of:=SQRT([.G$1] * [.G$1] + [.$A4] * [.$A4])" office:value-type="float" office:value="9.4339811320566" calcext:value-type="float">
            <text:p>9.4339811320566</text:p>
          </table:table-cell>
          <table:table-cell table:formula="of:=SQRT([.H$1] * [.H$1] + [.$A4] * [.$A4])" office:value-type="float" office:value="8.94427190999916" calcext:value-type="float">
            <text:p>8.94427190999916</text:p>
          </table:table-cell>
          <table:table-cell table:formula="of:=SQRT([.I$1] * [.I$1] + [.$A4] * [.$A4])" office:value-type="float" office:value="8.54400374531753" calcext:value-type="float">
            <text:p>8.54400374531753</text:p>
          </table:table-cell>
          <table:table-cell table:formula="of:=SQRT([.J$1] * [.J$1] + [.$A4] * [.$A4])" office:value-type="float" office:value="8.24621125123532" calcext:value-type="float">
            <text:p>8.24621125123532</text:p>
          </table:table-cell>
          <table:table-cell table:formula="of:=SQRT([.K$1] * [.K$1] + [.$A4] * [.$A4])" office:value-type="float" office:value="8.06225774829855" calcext:value-type="float">
            <text:p>8.06225774829855</text:p>
          </table:table-cell>
          <table:table-cell table:formula="of:=SQRT([.L$1] * [.L$1] + [.$A4] * [.$A4])" office:value-type="float" office:value="8" calcext:value-type="float">
            <text:p>8</text:p>
          </table:table-cell>
          <table:table-cell table:formula="of:=SQRT([.M$1] * [.M$1] + [.$A4] * [.$A4])" office:value-type="float" office:value="8.06225774829855" calcext:value-type="float">
            <text:p>8.06225774829855</text:p>
          </table:table-cell>
          <table:table-cell table:formula="of:=SQRT([.N$1] * [.N$1] + [.$A4] * [.$A4])" office:value-type="float" office:value="8.24621125123532" calcext:value-type="float">
            <text:p>8.24621125123532</text:p>
          </table:table-cell>
          <table:table-cell table:formula="of:=SQRT([.O$1] * [.O$1] + [.$A4] * [.$A4])" office:value-type="float" office:value="8.54400374531753" calcext:value-type="float">
            <text:p>8.54400374531753</text:p>
          </table:table-cell>
          <table:table-cell table:formula="of:=SQRT([.P$1] * [.P$1] + [.$A4] * [.$A4])" office:value-type="float" office:value="8.94427190999916" calcext:value-type="float">
            <text:p>8.94427190999916</text:p>
          </table:table-cell>
          <table:table-cell table:formula="of:=SQRT([.Q$1] * [.Q$1] + [.$A4] * [.$A4])" office:value-type="float" office:value="9.4339811320566" calcext:value-type="float">
            <text:p>9.4339811320566</text:p>
          </table:table-cell>
          <table:table-cell table:formula="of:=SQRT([.R$1] * [.R$1] + [.$A4] * [.$A4])" office:value-type="float" office:value="10" calcext:value-type="float">
            <text:p>10</text:p>
          </table:table-cell>
          <table:table-cell table:formula="of:=SQRT([.S$1] * [.S$1] + [.$A4] * [.$A4])" office:value-type="float" office:value="10.6301458127347" calcext:value-type="float">
            <text:p>10.6301458127347</text:p>
          </table:table-cell>
          <table:table-cell table:formula="of:=SQRT([.T$1] * [.T$1] + [.$A4] * [.$A4])" office:value-type="float" office:value="11.3137084989848" calcext:value-type="float">
            <text:p>11.3137084989848</text:p>
          </table:table-cell>
          <table:table-cell table:formula="of:=SQRT([.U$1] * [.U$1] + [.$A4] * [.$A4])" office:value-type="float" office:value="12.0415945787923" calcext:value-type="float">
            <text:p>12.0415945787923</text:p>
          </table:table-cell>
          <table:table-cell table:formula="of:=SQRT([.V$1] * [.V$1] + [.$A4] * [.$A4])" office:value-type="float" office:value="12.8062484748657" calcext:value-type="float">
            <text:p>12.8062484748657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5] * [.$A5])" office:value-type="float" office:value="12.2065556157337" calcext:value-type="float">
            <text:p>12.2065556157337</text:p>
          </table:table-cell>
          <table:table-cell table:formula="of:=SQRT([.C$1] * [.C$1] + [.$A5] * [.$A5])" office:value-type="float" office:value="11.4017542509914" calcext:value-type="float">
            <text:p>11.4017542509914</text:p>
          </table:table-cell>
          <table:table-cell table:formula="of:=SQRT([.D$1] * [.D$1] + [.$A5] * [.$A5])" office:value-type="float" office:value="10.6301458127347" calcext:value-type="float">
            <text:p>10.6301458127347</text:p>
          </table:table-cell>
          <table:table-cell table:formula="of:=SQRT([.E$1] * [.E$1] + [.$A5] * [.$A5])" office:value-type="float" office:value="9.89949493661167" calcext:value-type="float">
            <text:p>9.89949493661167</text:p>
          </table:table-cell>
          <table:table-cell table:formula="of:=SQRT([.F$1] * [.F$1] + [.$A5] * [.$A5])" office:value-type="float" office:value="9.21954445729289" calcext:value-type="float">
            <text:p>9.21954445729289</text:p>
          </table:table-cell>
          <table:table-cell table:formula="of:=SQRT([.G$1] * [.G$1] + [.$A5] * [.$A5])" office:value-type="float" office:value="8.60232526704263" calcext:value-type="float">
            <text:p>8.60232526704263</text:p>
          </table:table-cell>
          <table:table-cell table:formula="of:=SQRT([.H$1] * [.H$1] + [.$A5] * [.$A5])" office:value-type="float" office:value="8.06225774829855" calcext:value-type="float">
            <text:p>8.06225774829855</text:p>
          </table:table-cell>
          <table:table-cell table:formula="of:=SQRT([.I$1] * [.I$1] + [.$A5] * [.$A5])" office:value-type="float" office:value="7.61577310586391" calcext:value-type="float">
            <text:p>7.61577310586391</text:p>
          </table:table-cell>
          <table:table-cell table:formula="of:=SQRT([.J$1] * [.J$1] + [.$A5] * [.$A5])" office:value-type="float" office:value="7.28010988928052" calcext:value-type="float">
            <text:p>7.28010988928052</text:p>
          </table:table-cell>
          <table:table-cell table:formula="of:=SQRT([.K$1] * [.K$1] + [.$A5] * [.$A5])" office:value-type="float" office:value="7.07106781186548" calcext:value-type="float">
            <text:p>7.07106781186548</text:p>
          </table:table-cell>
          <table:table-cell table:formula="of:=SQRT([.L$1] * [.L$1] + [.$A5] * [.$A5])" office:value-type="float" office:value="7" calcext:value-type="float">
            <text:p>7</text:p>
          </table:table-cell>
          <table:table-cell table:formula="of:=SQRT([.M$1] * [.M$1] + [.$A5] * [.$A5])" office:value-type="float" office:value="7.07106781186548" calcext:value-type="float">
            <text:p>7.07106781186548</text:p>
          </table:table-cell>
          <table:table-cell table:formula="of:=SQRT([.N$1] * [.N$1] + [.$A5] * [.$A5])" office:value-type="float" office:value="7.28010988928052" calcext:value-type="float">
            <text:p>7.28010988928052</text:p>
          </table:table-cell>
          <table:table-cell table:formula="of:=SQRT([.O$1] * [.O$1] + [.$A5] * [.$A5])" office:value-type="float" office:value="7.61577310586391" calcext:value-type="float">
            <text:p>7.61577310586391</text:p>
          </table:table-cell>
          <table:table-cell table:formula="of:=SQRT([.P$1] * [.P$1] + [.$A5] * [.$A5])" office:value-type="float" office:value="8.06225774829855" calcext:value-type="float">
            <text:p>8.06225774829855</text:p>
          </table:table-cell>
          <table:table-cell table:formula="of:=SQRT([.Q$1] * [.Q$1] + [.$A5] * [.$A5])" office:value-type="float" office:value="8.60232526704263" calcext:value-type="float">
            <text:p>8.60232526704263</text:p>
          </table:table-cell>
          <table:table-cell table:formula="of:=SQRT([.R$1] * [.R$1] + [.$A5] * [.$A5])" office:value-type="float" office:value="9.21954445729289" calcext:value-type="float">
            <text:p>9.21954445729289</text:p>
          </table:table-cell>
          <table:table-cell table:formula="of:=SQRT([.S$1] * [.S$1] + [.$A5] * [.$A5])" office:value-type="float" office:value="9.89949493661167" calcext:value-type="float">
            <text:p>9.89949493661167</text:p>
          </table:table-cell>
          <table:table-cell table:formula="of:=SQRT([.T$1] * [.T$1] + [.$A5] * [.$A5])" office:value-type="float" office:value="10.6301458127347" calcext:value-type="float">
            <text:p>10.6301458127347</text:p>
          </table:table-cell>
          <table:table-cell table:formula="of:=SQRT([.U$1] * [.U$1] + [.$A5] * [.$A5])" office:value-type="float" office:value="11.4017542509914" calcext:value-type="float">
            <text:p>11.4017542509914</text:p>
          </table:table-cell>
          <table:table-cell table:formula="of:=SQRT([.V$1] * [.V$1] + [.$A5] * [.$A5])" office:value-type="float" office:value="12.2065556157337" calcext:value-type="float">
            <text:p>12.2065556157337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6] * [.$A6])" office:value-type="float" office:value="11.6619037896906" calcext:value-type="float">
            <text:p>11.6619037896906</text:p>
          </table:table-cell>
          <table:table-cell table:formula="of:=SQRT([.C$1] * [.C$1] + [.$A6] * [.$A6])" office:value-type="float" office:value="10.816653826392" calcext:value-type="float">
            <text:p>10.816653826392</text:p>
          </table:table-cell>
          <table:table-cell table:formula="of:=SQRT([.D$1] * [.D$1] + [.$A6] * [.$A6])" office:value-type="float" office:value="10" calcext:value-type="float">
            <text:p>10</text:p>
          </table:table-cell>
          <table:table-cell table:formula="of:=SQRT([.E$1] * [.E$1] + [.$A6] * [.$A6])" office:value-type="float" office:value="9.21954445729289" calcext:value-type="float">
            <text:p>9.21954445729289</text:p>
          </table:table-cell>
          <table:table-cell table:formula="of:=SQRT([.F$1] * [.F$1] + [.$A6] * [.$A6])" office:value-type="float" office:value="8.48528137423857" calcext:value-type="float">
            <text:p>8.48528137423857</text:p>
          </table:table-cell>
          <table:table-cell table:formula="of:=SQRT([.G$1] * [.G$1] + [.$A6] * [.$A6])" office:value-type="float" office:value="7.81024967590665" calcext:value-type="float">
            <text:p>7.81024967590665</text:p>
          </table:table-cell>
          <table:table-cell table:formula="of:=SQRT([.H$1] * [.H$1] + [.$A6] * [.$A6])" office:value-type="float" office:value="7.21110255092798" calcext:value-type="float">
            <text:p>7.21110255092798</text:p>
          </table:table-cell>
          <table:table-cell table:formula="of:=SQRT([.I$1] * [.I$1] + [.$A6] * [.$A6])" office:value-type="float" office:value="6.70820393249937" calcext:value-type="float">
            <text:p>6.70820393249937</text:p>
          </table:table-cell>
          <table:table-cell table:formula="of:=SQRT([.J$1] * [.J$1] + [.$A6] * [.$A6])" office:value-type="float" office:value="6.32455532033676" calcext:value-type="float">
            <text:p>6.32455532033676</text:p>
          </table:table-cell>
          <table:table-cell table:formula="of:=SQRT([.K$1] * [.K$1] + [.$A6] * [.$A6])" office:value-type="float" office:value="6.08276253029822" calcext:value-type="float">
            <text:p>6.08276253029822</text:p>
          </table:table-cell>
          <table:table-cell table:formula="of:=SQRT([.L$1] * [.L$1] + [.$A6] * [.$A6])" office:value-type="float" office:value="6" calcext:value-type="float">
            <text:p>6</text:p>
          </table:table-cell>
          <table:table-cell table:formula="of:=SQRT([.M$1] * [.M$1] + [.$A6] * [.$A6])" office:value-type="float" office:value="6.08276253029822" calcext:value-type="float">
            <text:p>6.08276253029822</text:p>
          </table:table-cell>
          <table:table-cell table:formula="of:=SQRT([.N$1] * [.N$1] + [.$A6] * [.$A6])" office:value-type="float" office:value="6.32455532033676" calcext:value-type="float">
            <text:p>6.32455532033676</text:p>
          </table:table-cell>
          <table:table-cell table:formula="of:=SQRT([.O$1] * [.O$1] + [.$A6] * [.$A6])" office:value-type="float" office:value="6.70820393249937" calcext:value-type="float">
            <text:p>6.70820393249937</text:p>
          </table:table-cell>
          <table:table-cell table:formula="of:=SQRT([.P$1] * [.P$1] + [.$A6] * [.$A6])" office:value-type="float" office:value="7.21110255092798" calcext:value-type="float">
            <text:p>7.21110255092798</text:p>
          </table:table-cell>
          <table:table-cell table:formula="of:=SQRT([.Q$1] * [.Q$1] + [.$A6] * [.$A6])" office:value-type="float" office:value="7.81024967590665" calcext:value-type="float">
            <text:p>7.81024967590665</text:p>
          </table:table-cell>
          <table:table-cell table:formula="of:=SQRT([.R$1] * [.R$1] + [.$A6] * [.$A6])" office:value-type="float" office:value="8.48528137423857" calcext:value-type="float">
            <text:p>8.48528137423857</text:p>
          </table:table-cell>
          <table:table-cell table:formula="of:=SQRT([.S$1] * [.S$1] + [.$A6] * [.$A6])" office:value-type="float" office:value="9.21954445729289" calcext:value-type="float">
            <text:p>9.21954445729289</text:p>
          </table:table-cell>
          <table:table-cell table:formula="of:=SQRT([.T$1] * [.T$1] + [.$A6] * [.$A6])" office:value-type="float" office:value="10" calcext:value-type="float">
            <text:p>10</text:p>
          </table:table-cell>
          <table:table-cell table:formula="of:=SQRT([.U$1] * [.U$1] + [.$A6] * [.$A6])" office:value-type="float" office:value="10.816653826392" calcext:value-type="float">
            <text:p>10.816653826392</text:p>
          </table:table-cell>
          <table:table-cell table:formula="of:=SQRT([.V$1] * [.V$1] + [.$A6] * [.$A6])" office:value-type="float" office:value="11.6619037896906" calcext:value-type="float">
            <text:p>11.6619037896906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7] * [.$A7])" office:value-type="float" office:value="11.1803398874989" calcext:value-type="float">
            <text:p>11.1803398874989</text:p>
          </table:table-cell>
          <table:table-cell table:formula="of:=SQRT([.C$1] * [.C$1] + [.$A7] * [.$A7])" office:value-type="float" office:value="10.295630140987" calcext:value-type="float">
            <text:p>10.295630140987</text:p>
          </table:table-cell>
          <table:table-cell table:formula="of:=SQRT([.D$1] * [.D$1] + [.$A7] * [.$A7])" office:value-type="float" office:value="9.4339811320566" calcext:value-type="float">
            <text:p>9.4339811320566</text:p>
          </table:table-cell>
          <table:table-cell table:formula="of:=SQRT([.E$1] * [.E$1] + [.$A7] * [.$A7])" office:value-type="float" office:value="8.60232526704263" calcext:value-type="float">
            <text:p>8.60232526704263</text:p>
          </table:table-cell>
          <table:table-cell table:formula="of:=SQRT([.F$1] * [.F$1] + [.$A7] * [.$A7])" office:value-type="float" office:value="7.81024967590665" calcext:value-type="float">
            <text:p>7.81024967590665</text:p>
          </table:table-cell>
          <table:table-cell table:formula="of:=SQRT([.G$1] * [.G$1] + [.$A7] * [.$A7])" office:value-type="float" office:value="7.07106781186548" calcext:value-type="float">
            <text:p>7.07106781186548</text:p>
          </table:table-cell>
          <table:table-cell table:formula="of:=SQRT([.H$1] * [.H$1] + [.$A7] * [.$A7])" office:value-type="float" office:value="6.40312423743285" calcext:value-type="float">
            <text:p>6.40312423743285</text:p>
          </table:table-cell>
          <table:table-cell table:formula="of:=SQRT([.I$1] * [.I$1] + [.$A7] * [.$A7])" office:value-type="float" office:value="5.8309518948453" calcext:value-type="float">
            <text:p>5.8309518948453</text:p>
          </table:table-cell>
          <table:table-cell table:formula="of:=SQRT([.J$1] * [.J$1] + [.$A7] * [.$A7])" office:value-type="float" office:value="5.3851648071345" calcext:value-type="float">
            <text:p>5.3851648071345</text:p>
          </table:table-cell>
          <table:table-cell table:formula="of:=SQRT([.K$1] * [.K$1] + [.$A7] * [.$A7])" office:value-type="float" office:value="5.09901951359278" calcext:value-type="float">
            <text:p>5.09901951359278</text:p>
          </table:table-cell>
          <table:table-cell table:formula="of:=SQRT([.L$1] * [.L$1] + [.$A7] * [.$A7])" office:value-type="float" office:value="5" calcext:value-type="float">
            <text:p>5</text:p>
          </table:table-cell>
          <table:table-cell table:formula="of:=SQRT([.M$1] * [.M$1] + [.$A7] * [.$A7])" office:value-type="float" office:value="5.09901951359278" calcext:value-type="float">
            <text:p>5.09901951359278</text:p>
          </table:table-cell>
          <table:table-cell table:formula="of:=SQRT([.N$1] * [.N$1] + [.$A7] * [.$A7])" office:value-type="float" office:value="5.3851648071345" calcext:value-type="float">
            <text:p>5.3851648071345</text:p>
          </table:table-cell>
          <table:table-cell table:formula="of:=SQRT([.O$1] * [.O$1] + [.$A7] * [.$A7])" office:value-type="float" office:value="5.8309518948453" calcext:value-type="float">
            <text:p>5.8309518948453</text:p>
          </table:table-cell>
          <table:table-cell table:formula="of:=SQRT([.P$1] * [.P$1] + [.$A7] * [.$A7])" office:value-type="float" office:value="6.40312423743285" calcext:value-type="float">
            <text:p>6.40312423743285</text:p>
          </table:table-cell>
          <table:table-cell table:formula="of:=SQRT([.Q$1] * [.Q$1] + [.$A7] * [.$A7])" office:value-type="float" office:value="7.07106781186548" calcext:value-type="float">
            <text:p>7.07106781186548</text:p>
          </table:table-cell>
          <table:table-cell table:formula="of:=SQRT([.R$1] * [.R$1] + [.$A7] * [.$A7])" office:value-type="float" office:value="7.81024967590665" calcext:value-type="float">
            <text:p>7.81024967590665</text:p>
          </table:table-cell>
          <table:table-cell table:formula="of:=SQRT([.S$1] * [.S$1] + [.$A7] * [.$A7])" office:value-type="float" office:value="8.60232526704263" calcext:value-type="float">
            <text:p>8.60232526704263</text:p>
          </table:table-cell>
          <table:table-cell table:formula="of:=SQRT([.T$1] * [.T$1] + [.$A7] * [.$A7])" office:value-type="float" office:value="9.4339811320566" calcext:value-type="float">
            <text:p>9.4339811320566</text:p>
          </table:table-cell>
          <table:table-cell table:formula="of:=SQRT([.U$1] * [.U$1] + [.$A7] * [.$A7])" office:value-type="float" office:value="10.295630140987" calcext:value-type="float">
            <text:p>10.295630140987</text:p>
          </table:table-cell>
          <table:table-cell table:formula="of:=SQRT([.V$1] * [.V$1] + [.$A7] * [.$A7])" office:value-type="float" office:value="11.1803398874989" calcext:value-type="float">
            <text:p>11.1803398874989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8] * [.$A8])" office:value-type="float" office:value="10.770329614269" calcext:value-type="float">
            <text:p>10.770329614269</text:p>
          </table:table-cell>
          <table:table-cell table:formula="of:=SQRT([.C$1] * [.C$1] + [.$A8] * [.$A8])" office:value-type="float" office:value="9.8488578017961" calcext:value-type="float">
            <text:p>9.8488578017961</text:p>
          </table:table-cell>
          <table:table-cell table:formula="of:=SQRT([.D$1] * [.D$1] + [.$A8] * [.$A8])" office:value-type="float" office:value="8.94427190999916" calcext:value-type="float">
            <text:p>8.94427190999916</text:p>
          </table:table-cell>
          <table:table-cell table:formula="of:=SQRT([.E$1] * [.E$1] + [.$A8] * [.$A8])" office:value-type="float" office:value="8.06225774829855" calcext:value-type="float">
            <text:p>8.06225774829855</text:p>
          </table:table-cell>
          <table:table-cell table:formula="of:=SQRT([.F$1] * [.F$1] + [.$A8] * [.$A8])" office:value-type="float" office:value="7.21110255092798" calcext:value-type="float">
            <text:p>7.21110255092798</text:p>
          </table:table-cell>
          <table:table-cell table:formula="of:=SQRT([.G$1] * [.G$1] + [.$A8] * [.$A8])" office:value-type="float" office:value="6.40312423743285" calcext:value-type="float">
            <text:p>6.40312423743285</text:p>
          </table:table-cell>
          <table:table-cell table:formula="of:=SQRT([.H$1] * [.H$1] + [.$A8] * [.$A8])" office:value-type="float" office:value="5.65685424949238" calcext:value-type="float">
            <text:p>5.65685424949238</text:p>
          </table:table-cell>
          <table:table-cell table:formula="of:=SQRT([.I$1] * [.I$1] + [.$A8] * [.$A8])" office:value-type="float" office:value="5" calcext:value-type="float">
            <text:p>5</text:p>
          </table:table-cell>
          <table:table-cell table:formula="of:=SQRT([.J$1] * [.J$1] + [.$A8] * [.$A8])" office:value-type="float" office:value="4.47213595499958" calcext:value-type="float">
            <text:p>4.47213595499958</text:p>
          </table:table-cell>
          <table:table-cell table:formula="of:=SQRT([.K$1] * [.K$1] + [.$A8] * [.$A8])" office:value-type="float" office:value="4.12310562561766" calcext:value-type="float">
            <text:p>4.12310562561766</text:p>
          </table:table-cell>
          <table:table-cell table:formula="of:=SQRT([.L$1] * [.L$1] + [.$A8] * [.$A8])" office:value-type="float" office:value="4" calcext:value-type="float">
            <text:p>4</text:p>
          </table:table-cell>
          <table:table-cell table:formula="of:=SQRT([.M$1] * [.M$1] + [.$A8] * [.$A8])" office:value-type="float" office:value="4.12310562561766" calcext:value-type="float">
            <text:p>4.12310562561766</text:p>
          </table:table-cell>
          <table:table-cell table:formula="of:=SQRT([.N$1] * [.N$1] + [.$A8] * [.$A8])" office:value-type="float" office:value="4.47213595499958" calcext:value-type="float">
            <text:p>4.47213595499958</text:p>
          </table:table-cell>
          <table:table-cell table:formula="of:=SQRT([.O$1] * [.O$1] + [.$A8] * [.$A8])" office:value-type="float" office:value="5" calcext:value-type="float">
            <text:p>5</text:p>
          </table:table-cell>
          <table:table-cell table:formula="of:=SQRT([.P$1] * [.P$1] + [.$A8] * [.$A8])" office:value-type="float" office:value="5.65685424949238" calcext:value-type="float">
            <text:p>5.65685424949238</text:p>
          </table:table-cell>
          <table:table-cell table:formula="of:=SQRT([.Q$1] * [.Q$1] + [.$A8] * [.$A8])" office:value-type="float" office:value="6.40312423743285" calcext:value-type="float">
            <text:p>6.40312423743285</text:p>
          </table:table-cell>
          <table:table-cell table:formula="of:=SQRT([.R$1] * [.R$1] + [.$A8] * [.$A8])" office:value-type="float" office:value="7.21110255092798" calcext:value-type="float">
            <text:p>7.21110255092798</text:p>
          </table:table-cell>
          <table:table-cell table:formula="of:=SQRT([.S$1] * [.S$1] + [.$A8] * [.$A8])" office:value-type="float" office:value="8.06225774829855" calcext:value-type="float">
            <text:p>8.06225774829855</text:p>
          </table:table-cell>
          <table:table-cell table:formula="of:=SQRT([.T$1] * [.T$1] + [.$A8] * [.$A8])" office:value-type="float" office:value="8.94427190999916" calcext:value-type="float">
            <text:p>8.94427190999916</text:p>
          </table:table-cell>
          <table:table-cell table:formula="of:=SQRT([.U$1] * [.U$1] + [.$A8] * [.$A8])" office:value-type="float" office:value="9.8488578017961" calcext:value-type="float">
            <text:p>9.8488578017961</text:p>
          </table:table-cell>
          <table:table-cell table:formula="of:=SQRT([.V$1] * [.V$1] + [.$A8] * [.$A8])" office:value-type="float" office:value="10.770329614269" calcext:value-type="float">
            <text:p>10.770329614269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9] * [.$A9])" office:value-type="float" office:value="10.4403065089106" calcext:value-type="float">
            <text:p>10.4403065089106</text:p>
          </table:table-cell>
          <table:table-cell table:formula="of:=SQRT([.C$1] * [.C$1] + [.$A9] * [.$A9])" office:value-type="float" office:value="9.48683298050514" calcext:value-type="float">
            <text:p>9.48683298050514</text:p>
          </table:table-cell>
          <table:table-cell table:formula="of:=SQRT([.D$1] * [.D$1] + [.$A9] * [.$A9])" office:value-type="float" office:value="8.54400374531753" calcext:value-type="float">
            <text:p>8.54400374531753</text:p>
          </table:table-cell>
          <table:table-cell table:formula="of:=SQRT([.E$1] * [.E$1] + [.$A9] * [.$A9])" office:value-type="float" office:value="7.61577310586391" calcext:value-type="float">
            <text:p>7.61577310586391</text:p>
          </table:table-cell>
          <table:table-cell table:formula="of:=SQRT([.F$1] * [.F$1] + [.$A9] * [.$A9])" office:value-type="float" office:value="6.70820393249937" calcext:value-type="float">
            <text:p>6.70820393249937</text:p>
          </table:table-cell>
          <table:table-cell table:formula="of:=SQRT([.G$1] * [.G$1] + [.$A9] * [.$A9])" office:value-type="float" office:value="5.8309518948453" calcext:value-type="float">
            <text:p>5.8309518948453</text:p>
          </table:table-cell>
          <table:table-cell table:formula="of:=SQRT([.H$1] * [.H$1] + [.$A9] * [.$A9])" office:value-type="float" office:value="5" calcext:value-type="float">
            <text:p>5</text:p>
          </table:table-cell>
          <table:table-cell table:formula="of:=SQRT([.I$1] * [.I$1] + [.$A9] * [.$A9])" office:value-type="float" office:value="4.24264068711929" calcext:value-type="float">
            <text:p>4.24264068711929</text:p>
          </table:table-cell>
          <table:table-cell table:formula="of:=SQRT([.J$1] * [.J$1] + [.$A9] * [.$A9])" office:value-type="float" office:value="3.60555127546399" calcext:value-type="float">
            <text:p>3.60555127546399</text:p>
          </table:table-cell>
          <table:table-cell table:formula="of:=SQRT([.K$1] * [.K$1] + [.$A9] * [.$A9])" office:value-type="float" office:value="3.16227766016838" calcext:value-type="float">
            <text:p>3.16227766016838</text:p>
          </table:table-cell>
          <table:table-cell table:formula="of:=SQRT([.L$1] * [.L$1] + [.$A9] * [.$A9])" office:value-type="float" office:value="3" calcext:value-type="float">
            <text:p>3</text:p>
          </table:table-cell>
          <table:table-cell table:formula="of:=SQRT([.M$1] * [.M$1] + [.$A9] * [.$A9])" office:value-type="float" office:value="3.16227766016838" calcext:value-type="float">
            <text:p>3.16227766016838</text:p>
          </table:table-cell>
          <table:table-cell table:formula="of:=SQRT([.N$1] * [.N$1] + [.$A9] * [.$A9])" office:value-type="float" office:value="3.60555127546399" calcext:value-type="float">
            <text:p>3.60555127546399</text:p>
          </table:table-cell>
          <table:table-cell table:formula="of:=SQRT([.O$1] * [.O$1] + [.$A9] * [.$A9])" office:value-type="float" office:value="4.24264068711929" calcext:value-type="float">
            <text:p>4.24264068711929</text:p>
          </table:table-cell>
          <table:table-cell table:formula="of:=SQRT([.P$1] * [.P$1] + [.$A9] * [.$A9])" office:value-type="float" office:value="5" calcext:value-type="float">
            <text:p>5</text:p>
          </table:table-cell>
          <table:table-cell table:formula="of:=SQRT([.Q$1] * [.Q$1] + [.$A9] * [.$A9])" office:value-type="float" office:value="5.8309518948453" calcext:value-type="float">
            <text:p>5.8309518948453</text:p>
          </table:table-cell>
          <table:table-cell table:formula="of:=SQRT([.R$1] * [.R$1] + [.$A9] * [.$A9])" office:value-type="float" office:value="6.70820393249937" calcext:value-type="float">
            <text:p>6.70820393249937</text:p>
          </table:table-cell>
          <table:table-cell table:formula="of:=SQRT([.S$1] * [.S$1] + [.$A9] * [.$A9])" office:value-type="float" office:value="7.61577310586391" calcext:value-type="float">
            <text:p>7.61577310586391</text:p>
          </table:table-cell>
          <table:table-cell table:formula="of:=SQRT([.T$1] * [.T$1] + [.$A9] * [.$A9])" office:value-type="float" office:value="8.54400374531753" calcext:value-type="float">
            <text:p>8.54400374531753</text:p>
          </table:table-cell>
          <table:table-cell table:formula="of:=SQRT([.U$1] * [.U$1] + [.$A9] * [.$A9])" office:value-type="float" office:value="9.48683298050514" calcext:value-type="float">
            <text:p>9.48683298050514</text:p>
          </table:table-cell>
          <table:table-cell table:formula="of:=SQRT([.V$1] * [.V$1] + [.$A9] * [.$A9])" office:value-type="float" office:value="10.4403065089106" calcext:value-type="float">
            <text:p>10.4403065089106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10] * [.$A10])" office:value-type="float" office:value="10.1980390271856" calcext:value-type="float">
            <text:p>10.1980390271856</text:p>
          </table:table-cell>
          <table:table-cell table:formula="of:=SQRT([.C$1] * [.C$1] + [.$A10] * [.$A10])" office:value-type="float" office:value="9.21954445729289" calcext:value-type="float">
            <text:p>9.21954445729289</text:p>
          </table:table-cell>
          <table:table-cell table:formula="of:=SQRT([.D$1] * [.D$1] + [.$A10] * [.$A10])" office:value-type="float" office:value="8.24621125123532" calcext:value-type="float">
            <text:p>8.24621125123532</text:p>
          </table:table-cell>
          <table:table-cell table:formula="of:=SQRT([.E$1] * [.E$1] + [.$A10] * [.$A10])" office:value-type="float" office:value="7.28010988928052" calcext:value-type="float">
            <text:p>7.28010988928052</text:p>
          </table:table-cell>
          <table:table-cell table:formula="of:=SQRT([.F$1] * [.F$1] + [.$A10] * [.$A10])" office:value-type="float" office:value="6.32455532033676" calcext:value-type="float">
            <text:p>6.32455532033676</text:p>
          </table:table-cell>
          <table:table-cell table:formula="of:=SQRT([.G$1] * [.G$1] + [.$A10] * [.$A10])" office:value-type="float" office:value="5.3851648071345" calcext:value-type="float">
            <text:p>5.3851648071345</text:p>
          </table:table-cell>
          <table:table-cell table:formula="of:=SQRT([.H$1] * [.H$1] + [.$A10] * [.$A10])" office:value-type="float" office:value="4.47213595499958" calcext:value-type="float">
            <text:p>4.47213595499958</text:p>
          </table:table-cell>
          <table:table-cell table:formula="of:=SQRT([.I$1] * [.I$1] + [.$A10] * [.$A10])" office:value-type="float" office:value="3.60555127546399" calcext:value-type="float">
            <text:p>3.60555127546399</text:p>
          </table:table-cell>
          <table:table-cell table:formula="of:=SQRT([.J$1] * [.J$1] + [.$A10] * [.$A10])" office:value-type="float" office:value="2.82842712474619" calcext:value-type="float">
            <text:p>2.82842712474619</text:p>
          </table:table-cell>
          <table:table-cell table:formula="of:=SQRT([.K$1] * [.K$1] + [.$A10] * [.$A10])" office:value-type="float" office:value="2.23606797749979" calcext:value-type="float">
            <text:p>2.23606797749979</text:p>
          </table:table-cell>
          <table:table-cell table:formula="of:=SQRT([.L$1] * [.L$1] + [.$A10] * [.$A10])" office:value-type="float" office:value="2" calcext:value-type="float">
            <text:p>2</text:p>
          </table:table-cell>
          <table:table-cell table:formula="of:=SQRT([.M$1] * [.M$1] + [.$A10] * [.$A10])" office:value-type="float" office:value="2.23606797749979" calcext:value-type="float">
            <text:p>2.23606797749979</text:p>
          </table:table-cell>
          <table:table-cell table:formula="of:=SQRT([.N$1] * [.N$1] + [.$A10] * [.$A10])" office:value-type="float" office:value="2.82842712474619" calcext:value-type="float">
            <text:p>2.82842712474619</text:p>
          </table:table-cell>
          <table:table-cell table:formula="of:=SQRT([.O$1] * [.O$1] + [.$A10] * [.$A10])" office:value-type="float" office:value="3.60555127546399" calcext:value-type="float">
            <text:p>3.60555127546399</text:p>
          </table:table-cell>
          <table:table-cell table:formula="of:=SQRT([.P$1] * [.P$1] + [.$A10] * [.$A10])" office:value-type="float" office:value="4.47213595499958" calcext:value-type="float">
            <text:p>4.47213595499958</text:p>
          </table:table-cell>
          <table:table-cell table:formula="of:=SQRT([.Q$1] * [.Q$1] + [.$A10] * [.$A10])" office:value-type="float" office:value="5.3851648071345" calcext:value-type="float">
            <text:p>5.3851648071345</text:p>
          </table:table-cell>
          <table:table-cell table:formula="of:=SQRT([.R$1] * [.R$1] + [.$A10] * [.$A10])" office:value-type="float" office:value="6.32455532033676" calcext:value-type="float">
            <text:p>6.32455532033676</text:p>
          </table:table-cell>
          <table:table-cell table:formula="of:=SQRT([.S$1] * [.S$1] + [.$A10] * [.$A10])" office:value-type="float" office:value="7.28010988928052" calcext:value-type="float">
            <text:p>7.28010988928052</text:p>
          </table:table-cell>
          <table:table-cell table:formula="of:=SQRT([.T$1] * [.T$1] + [.$A10] * [.$A10])" office:value-type="float" office:value="8.24621125123532" calcext:value-type="float">
            <text:p>8.24621125123532</text:p>
          </table:table-cell>
          <table:table-cell table:formula="of:=SQRT([.U$1] * [.U$1] + [.$A10] * [.$A10])" office:value-type="float" office:value="9.21954445729289" calcext:value-type="float">
            <text:p>9.21954445729289</text:p>
          </table:table-cell>
          <table:table-cell table:formula="of:=SQRT([.V$1] * [.V$1] + [.$A10] * [.$A10])" office:value-type="float" office:value="10.1980390271856" calcext:value-type="float">
            <text:p>10.1980390271856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11] * [.$A11])" office:value-type="float" office:value="10.0498756211209" calcext:value-type="float">
            <text:p>10.0498756211209</text:p>
          </table:table-cell>
          <table:table-cell table:formula="of:=SQRT([.C$1] * [.C$1] + [.$A11] * [.$A11])" office:value-type="float" office:value="9.05538513813742" calcext:value-type="float">
            <text:p>9.05538513813742</text:p>
          </table:table-cell>
          <table:table-cell table:formula="of:=SQRT([.D$1] * [.D$1] + [.$A11] * [.$A11])" office:value-type="float" office:value="8.06225774829855" calcext:value-type="float">
            <text:p>8.06225774829855</text:p>
          </table:table-cell>
          <table:table-cell table:formula="of:=SQRT([.E$1] * [.E$1] + [.$A11] * [.$A11])" office:value-type="float" office:value="7.07106781186548" calcext:value-type="float">
            <text:p>7.07106781186548</text:p>
          </table:table-cell>
          <table:table-cell table:formula="of:=SQRT([.F$1] * [.F$1] + [.$A11] * [.$A11])" office:value-type="float" office:value="6.08276253029822" calcext:value-type="float">
            <text:p>6.08276253029822</text:p>
          </table:table-cell>
          <table:table-cell table:formula="of:=SQRT([.G$1] * [.G$1] + [.$A11] * [.$A11])" office:value-type="float" office:value="5.09901951359278" calcext:value-type="float">
            <text:p>5.09901951359278</text:p>
          </table:table-cell>
          <table:table-cell table:formula="of:=SQRT([.H$1] * [.H$1] + [.$A11] * [.$A11])" office:value-type="float" office:value="4.12310562561766" calcext:value-type="float">
            <text:p>4.12310562561766</text:p>
          </table:table-cell>
          <table:table-cell table:formula="of:=SQRT([.I$1] * [.I$1] + [.$A11] * [.$A11])" office:value-type="float" office:value="3.16227766016838" calcext:value-type="float">
            <text:p>3.16227766016838</text:p>
          </table:table-cell>
          <table:table-cell table:formula="of:=SQRT([.J$1] * [.J$1] + [.$A11] * [.$A11])" office:value-type="float" office:value="2.23606797749979" calcext:value-type="float">
            <text:p>2.23606797749979</text:p>
          </table:table-cell>
          <table:table-cell table:formula="of:=SQRT([.K$1] * [.K$1] + [.$A11] * [.$A11])" office:value-type="float" office:value="1.4142135623731" calcext:value-type="float">
            <text:p>1.4142135623731</text:p>
          </table:table-cell>
          <table:table-cell table:formula="of:=SQRT([.L$1] * [.L$1] + [.$A11] * [.$A11])" office:value-type="float" office:value="1" calcext:value-type="float">
            <text:p>1</text:p>
          </table:table-cell>
          <table:table-cell table:formula="of:=SQRT([.M$1] * [.M$1] + [.$A11] * [.$A11])" office:value-type="float" office:value="1.4142135623731" calcext:value-type="float">
            <text:p>1.4142135623731</text:p>
          </table:table-cell>
          <table:table-cell table:formula="of:=SQRT([.N$1] * [.N$1] + [.$A11] * [.$A11])" office:value-type="float" office:value="2.23606797749979" calcext:value-type="float">
            <text:p>2.23606797749979</text:p>
          </table:table-cell>
          <table:table-cell table:formula="of:=SQRT([.O$1] * [.O$1] + [.$A11] * [.$A11])" office:value-type="float" office:value="3.16227766016838" calcext:value-type="float">
            <text:p>3.16227766016838</text:p>
          </table:table-cell>
          <table:table-cell table:formula="of:=SQRT([.P$1] * [.P$1] + [.$A11] * [.$A11])" office:value-type="float" office:value="4.12310562561766" calcext:value-type="float">
            <text:p>4.12310562561766</text:p>
          </table:table-cell>
          <table:table-cell table:formula="of:=SQRT([.Q$1] * [.Q$1] + [.$A11] * [.$A11])" office:value-type="float" office:value="5.09901951359278" calcext:value-type="float">
            <text:p>5.09901951359278</text:p>
          </table:table-cell>
          <table:table-cell table:formula="of:=SQRT([.R$1] * [.R$1] + [.$A11] * [.$A11])" office:value-type="float" office:value="6.08276253029822" calcext:value-type="float">
            <text:p>6.08276253029822</text:p>
          </table:table-cell>
          <table:table-cell table:formula="of:=SQRT([.S$1] * [.S$1] + [.$A11] * [.$A11])" office:value-type="float" office:value="7.07106781186548" calcext:value-type="float">
            <text:p>7.07106781186548</text:p>
          </table:table-cell>
          <table:table-cell table:formula="of:=SQRT([.T$1] * [.T$1] + [.$A11] * [.$A11])" office:value-type="float" office:value="8.06225774829855" calcext:value-type="float">
            <text:p>8.06225774829855</text:p>
          </table:table-cell>
          <table:table-cell table:formula="of:=SQRT([.U$1] * [.U$1] + [.$A11] * [.$A11])" office:value-type="float" office:value="9.05538513813742" calcext:value-type="float">
            <text:p>9.05538513813742</text:p>
          </table:table-cell>
          <table:table-cell table:formula="of:=SQRT([.V$1] * [.V$1] + [.$A11] * [.$A11])" office:value-type="float" office:value="10.0498756211209" calcext:value-type="float">
            <text:p>10.0498756211209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12] * [.$A12])" office:value-type="float" office:value="10" calcext:value-type="float">
            <text:p>10</text:p>
          </table:table-cell>
          <table:table-cell table:formula="of:=SQRT([.C$1] * [.C$1] + [.$A12] * [.$A12])" office:value-type="float" office:value="9" calcext:value-type="float">
            <text:p>9</text:p>
          </table:table-cell>
          <table:table-cell table:formula="of:=SQRT([.D$1] * [.D$1] + [.$A12] * [.$A12])" office:value-type="float" office:value="8" calcext:value-type="float">
            <text:p>8</text:p>
          </table:table-cell>
          <table:table-cell table:formula="of:=SQRT([.E$1] * [.E$1] + [.$A12] * [.$A12])" office:value-type="float" office:value="7" calcext:value-type="float">
            <text:p>7</text:p>
          </table:table-cell>
          <table:table-cell table:formula="of:=SQRT([.F$1] * [.F$1] + [.$A12] * [.$A12])" office:value-type="float" office:value="6" calcext:value-type="float">
            <text:p>6</text:p>
          </table:table-cell>
          <table:table-cell table:formula="of:=SQRT([.G$1] * [.G$1] + [.$A12] * [.$A12])" office:value-type="float" office:value="5" calcext:value-type="float">
            <text:p>5</text:p>
          </table:table-cell>
          <table:table-cell table:formula="of:=SQRT([.H$1] * [.H$1] + [.$A12] * [.$A12])" office:value-type="float" office:value="4" calcext:value-type="float">
            <text:p>4</text:p>
          </table:table-cell>
          <table:table-cell table:formula="of:=SQRT([.I$1] * [.I$1] + [.$A12] * [.$A12])" office:value-type="float" office:value="3" calcext:value-type="float">
            <text:p>3</text:p>
          </table:table-cell>
          <table:table-cell table:formula="of:=SQRT([.J$1] * [.J$1] + [.$A12] * [.$A12])" office:value-type="float" office:value="2" calcext:value-type="float">
            <text:p>2</text:p>
          </table:table-cell>
          <table:table-cell table:formula="of:=SQRT([.K$1] * [.K$1] + [.$A12] * [.$A12])" office:value-type="float" office:value="1" calcext:value-type="float">
            <text:p>1</text:p>
          </table:table-cell>
          <table:table-cell table:formula="of:=SQRT([.L$1] * [.L$1] + [.$A12] * [.$A12])" office:value-type="float" office:value="0" calcext:value-type="float">
            <text:p>0</text:p>
          </table:table-cell>
          <table:table-cell table:formula="of:=SQRT([.M$1] * [.M$1] + [.$A12] * [.$A12])" office:value-type="float" office:value="1" calcext:value-type="float">
            <text:p>1</text:p>
          </table:table-cell>
          <table:table-cell table:formula="of:=SQRT([.N$1] * [.N$1] + [.$A12] * [.$A12])" office:value-type="float" office:value="2" calcext:value-type="float">
            <text:p>2</text:p>
          </table:table-cell>
          <table:table-cell table:formula="of:=SQRT([.O$1] * [.O$1] + [.$A12] * [.$A12])" office:value-type="float" office:value="3" calcext:value-type="float">
            <text:p>3</text:p>
          </table:table-cell>
          <table:table-cell table:formula="of:=SQRT([.P$1] * [.P$1] + [.$A12] * [.$A12])" office:value-type="float" office:value="4" calcext:value-type="float">
            <text:p>4</text:p>
          </table:table-cell>
          <table:table-cell table:formula="of:=SQRT([.Q$1] * [.Q$1] + [.$A12] * [.$A12])" office:value-type="float" office:value="5" calcext:value-type="float">
            <text:p>5</text:p>
          </table:table-cell>
          <table:table-cell table:formula="of:=SQRT([.R$1] * [.R$1] + [.$A12] * [.$A12])" office:value-type="float" office:value="6" calcext:value-type="float">
            <text:p>6</text:p>
          </table:table-cell>
          <table:table-cell table:formula="of:=SQRT([.S$1] * [.S$1] + [.$A12] * [.$A12])" office:value-type="float" office:value="7" calcext:value-type="float">
            <text:p>7</text:p>
          </table:table-cell>
          <table:table-cell table:formula="of:=SQRT([.T$1] * [.T$1] + [.$A12] * [.$A12])" office:value-type="float" office:value="8" calcext:value-type="float">
            <text:p>8</text:p>
          </table:table-cell>
          <table:table-cell table:formula="of:=SQRT([.U$1] * [.U$1] + [.$A12] * [.$A12])" office:value-type="float" office:value="9" calcext:value-type="float">
            <text:p>9</text:p>
          </table:table-cell>
          <table:table-cell table:formula="of:=SQRT([.V$1] * [.V$1] + [.$A12] * [.$A12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13] * [.$A13])" office:value-type="float" office:value="10.0498756211209" calcext:value-type="float">
            <text:p>10.0498756211209</text:p>
          </table:table-cell>
          <table:table-cell table:formula="of:=SQRT([.C$1] * [.C$1] + [.$A13] * [.$A13])" office:value-type="float" office:value="9.05538513813742" calcext:value-type="float">
            <text:p>9.05538513813742</text:p>
          </table:table-cell>
          <table:table-cell table:formula="of:=SQRT([.D$1] * [.D$1] + [.$A13] * [.$A13])" office:value-type="float" office:value="8.06225774829855" calcext:value-type="float">
            <text:p>8.06225774829855</text:p>
          </table:table-cell>
          <table:table-cell table:formula="of:=SQRT([.E$1] * [.E$1] + [.$A13] * [.$A13])" office:value-type="float" office:value="7.07106781186548" calcext:value-type="float">
            <text:p>7.07106781186548</text:p>
          </table:table-cell>
          <table:table-cell table:formula="of:=SQRT([.F$1] * [.F$1] + [.$A13] * [.$A13])" office:value-type="float" office:value="6.08276253029822" calcext:value-type="float">
            <text:p>6.08276253029822</text:p>
          </table:table-cell>
          <table:table-cell table:formula="of:=SQRT([.G$1] * [.G$1] + [.$A13] * [.$A13])" office:value-type="float" office:value="5.09901951359278" calcext:value-type="float">
            <text:p>5.09901951359278</text:p>
          </table:table-cell>
          <table:table-cell table:formula="of:=SQRT([.H$1] * [.H$1] + [.$A13] * [.$A13])" office:value-type="float" office:value="4.12310562561766" calcext:value-type="float">
            <text:p>4.12310562561766</text:p>
          </table:table-cell>
          <table:table-cell table:formula="of:=SQRT([.I$1] * [.I$1] + [.$A13] * [.$A13])" office:value-type="float" office:value="3.16227766016838" calcext:value-type="float">
            <text:p>3.16227766016838</text:p>
          </table:table-cell>
          <table:table-cell table:formula="of:=SQRT([.J$1] * [.J$1] + [.$A13] * [.$A13])" office:value-type="float" office:value="2.23606797749979" calcext:value-type="float">
            <text:p>2.23606797749979</text:p>
          </table:table-cell>
          <table:table-cell table:formula="of:=SQRT([.K$1] * [.K$1] + [.$A13] * [.$A13])" office:value-type="float" office:value="1.4142135623731" calcext:value-type="float">
            <text:p>1.4142135623731</text:p>
          </table:table-cell>
          <table:table-cell table:formula="of:=SQRT([.L$1] * [.L$1] + [.$A13] * [.$A13])" office:value-type="float" office:value="1" calcext:value-type="float">
            <text:p>1</text:p>
          </table:table-cell>
          <table:table-cell table:formula="of:=SQRT([.M$1] * [.M$1] + [.$A13] * [.$A13])" office:value-type="float" office:value="1.4142135623731" calcext:value-type="float">
            <text:p>1.4142135623731</text:p>
          </table:table-cell>
          <table:table-cell table:formula="of:=SQRT([.N$1] * [.N$1] + [.$A13] * [.$A13])" office:value-type="float" office:value="2.23606797749979" calcext:value-type="float">
            <text:p>2.23606797749979</text:p>
          </table:table-cell>
          <table:table-cell table:formula="of:=SQRT([.O$1] * [.O$1] + [.$A13] * [.$A13])" office:value-type="float" office:value="3.16227766016838" calcext:value-type="float">
            <text:p>3.16227766016838</text:p>
          </table:table-cell>
          <table:table-cell table:formula="of:=SQRT([.P$1] * [.P$1] + [.$A13] * [.$A13])" office:value-type="float" office:value="4.12310562561766" calcext:value-type="float">
            <text:p>4.12310562561766</text:p>
          </table:table-cell>
          <table:table-cell table:formula="of:=SQRT([.Q$1] * [.Q$1] + [.$A13] * [.$A13])" office:value-type="float" office:value="5.09901951359278" calcext:value-type="float">
            <text:p>5.09901951359278</text:p>
          </table:table-cell>
          <table:table-cell table:formula="of:=SQRT([.R$1] * [.R$1] + [.$A13] * [.$A13])" office:value-type="float" office:value="6.08276253029822" calcext:value-type="float">
            <text:p>6.08276253029822</text:p>
          </table:table-cell>
          <table:table-cell table:formula="of:=SQRT([.S$1] * [.S$1] + [.$A13] * [.$A13])" office:value-type="float" office:value="7.07106781186548" calcext:value-type="float">
            <text:p>7.07106781186548</text:p>
          </table:table-cell>
          <table:table-cell table:formula="of:=SQRT([.T$1] * [.T$1] + [.$A13] * [.$A13])" office:value-type="float" office:value="8.06225774829855" calcext:value-type="float">
            <text:p>8.06225774829855</text:p>
          </table:table-cell>
          <table:table-cell table:formula="of:=SQRT([.U$1] * [.U$1] + [.$A13] * [.$A13])" office:value-type="float" office:value="9.05538513813742" calcext:value-type="float">
            <text:p>9.05538513813742</text:p>
          </table:table-cell>
          <table:table-cell table:formula="of:=SQRT([.V$1] * [.V$1] + [.$A13] * [.$A13])" office:value-type="float" office:value="10.0498756211209" calcext:value-type="float">
            <text:p>10.0498756211209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14] * [.$A14])" office:value-type="float" office:value="10.1980390271856" calcext:value-type="float">
            <text:p>10.1980390271856</text:p>
          </table:table-cell>
          <table:table-cell table:formula="of:=SQRT([.C$1] * [.C$1] + [.$A14] * [.$A14])" office:value-type="float" office:value="9.21954445729289" calcext:value-type="float">
            <text:p>9.21954445729289</text:p>
          </table:table-cell>
          <table:table-cell table:formula="of:=SQRT([.D$1] * [.D$1] + [.$A14] * [.$A14])" office:value-type="float" office:value="8.24621125123532" calcext:value-type="float">
            <text:p>8.24621125123532</text:p>
          </table:table-cell>
          <table:table-cell table:formula="of:=SQRT([.E$1] * [.E$1] + [.$A14] * [.$A14])" office:value-type="float" office:value="7.28010988928052" calcext:value-type="float">
            <text:p>7.28010988928052</text:p>
          </table:table-cell>
          <table:table-cell table:formula="of:=SQRT([.F$1] * [.F$1] + [.$A14] * [.$A14])" office:value-type="float" office:value="6.32455532033676" calcext:value-type="float">
            <text:p>6.32455532033676</text:p>
          </table:table-cell>
          <table:table-cell table:formula="of:=SQRT([.G$1] * [.G$1] + [.$A14] * [.$A14])" office:value-type="float" office:value="5.3851648071345" calcext:value-type="float">
            <text:p>5.3851648071345</text:p>
          </table:table-cell>
          <table:table-cell table:formula="of:=SQRT([.H$1] * [.H$1] + [.$A14] * [.$A14])" office:value-type="float" office:value="4.47213595499958" calcext:value-type="float">
            <text:p>4.47213595499958</text:p>
          </table:table-cell>
          <table:table-cell table:formula="of:=SQRT([.I$1] * [.I$1] + [.$A14] * [.$A14])" office:value-type="float" office:value="3.60555127546399" calcext:value-type="float">
            <text:p>3.60555127546399</text:p>
          </table:table-cell>
          <table:table-cell table:formula="of:=SQRT([.J$1] * [.J$1] + [.$A14] * [.$A14])" office:value-type="float" office:value="2.82842712474619" calcext:value-type="float">
            <text:p>2.82842712474619</text:p>
          </table:table-cell>
          <table:table-cell table:formula="of:=SQRT([.K$1] * [.K$1] + [.$A14] * [.$A14])" office:value-type="float" office:value="2.23606797749979" calcext:value-type="float">
            <text:p>2.23606797749979</text:p>
          </table:table-cell>
          <table:table-cell table:formula="of:=SQRT([.L$1] * [.L$1] + [.$A14] * [.$A14])" office:value-type="float" office:value="2" calcext:value-type="float">
            <text:p>2</text:p>
          </table:table-cell>
          <table:table-cell table:formula="of:=SQRT([.M$1] * [.M$1] + [.$A14] * [.$A14])" office:value-type="float" office:value="2.23606797749979" calcext:value-type="float">
            <text:p>2.23606797749979</text:p>
          </table:table-cell>
          <table:table-cell table:formula="of:=SQRT([.N$1] * [.N$1] + [.$A14] * [.$A14])" office:value-type="float" office:value="2.82842712474619" calcext:value-type="float">
            <text:p>2.82842712474619</text:p>
          </table:table-cell>
          <table:table-cell table:formula="of:=SQRT([.O$1] * [.O$1] + [.$A14] * [.$A14])" office:value-type="float" office:value="3.60555127546399" calcext:value-type="float">
            <text:p>3.60555127546399</text:p>
          </table:table-cell>
          <table:table-cell table:formula="of:=SQRT([.P$1] * [.P$1] + [.$A14] * [.$A14])" office:value-type="float" office:value="4.47213595499958" calcext:value-type="float">
            <text:p>4.47213595499958</text:p>
          </table:table-cell>
          <table:table-cell table:formula="of:=SQRT([.Q$1] * [.Q$1] + [.$A14] * [.$A14])" office:value-type="float" office:value="5.3851648071345" calcext:value-type="float">
            <text:p>5.3851648071345</text:p>
          </table:table-cell>
          <table:table-cell table:formula="of:=SQRT([.R$1] * [.R$1] + [.$A14] * [.$A14])" office:value-type="float" office:value="6.32455532033676" calcext:value-type="float">
            <text:p>6.32455532033676</text:p>
          </table:table-cell>
          <table:table-cell table:formula="of:=SQRT([.S$1] * [.S$1] + [.$A14] * [.$A14])" office:value-type="float" office:value="7.28010988928052" calcext:value-type="float">
            <text:p>7.28010988928052</text:p>
          </table:table-cell>
          <table:table-cell table:formula="of:=SQRT([.T$1] * [.T$1] + [.$A14] * [.$A14])" office:value-type="float" office:value="8.24621125123532" calcext:value-type="float">
            <text:p>8.24621125123532</text:p>
          </table:table-cell>
          <table:table-cell table:formula="of:=SQRT([.U$1] * [.U$1] + [.$A14] * [.$A14])" office:value-type="float" office:value="9.21954445729289" calcext:value-type="float">
            <text:p>9.21954445729289</text:p>
          </table:table-cell>
          <table:table-cell table:formula="of:=SQRT([.V$1] * [.V$1] + [.$A14] * [.$A14])" office:value-type="float" office:value="10.1980390271856" calcext:value-type="float">
            <text:p>10.1980390271856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15] * [.$A15])" office:value-type="float" office:value="10.4403065089106" calcext:value-type="float">
            <text:p>10.4403065089106</text:p>
          </table:table-cell>
          <table:table-cell table:formula="of:=SQRT([.C$1] * [.C$1] + [.$A15] * [.$A15])" office:value-type="float" office:value="9.48683298050514" calcext:value-type="float">
            <text:p>9.48683298050514</text:p>
          </table:table-cell>
          <table:table-cell table:formula="of:=SQRT([.D$1] * [.D$1] + [.$A15] * [.$A15])" office:value-type="float" office:value="8.54400374531753" calcext:value-type="float">
            <text:p>8.54400374531753</text:p>
          </table:table-cell>
          <table:table-cell table:formula="of:=SQRT([.E$1] * [.E$1] + [.$A15] * [.$A15])" office:value-type="float" office:value="7.61577310586391" calcext:value-type="float">
            <text:p>7.61577310586391</text:p>
          </table:table-cell>
          <table:table-cell table:formula="of:=SQRT([.F$1] * [.F$1] + [.$A15] * [.$A15])" office:value-type="float" office:value="6.70820393249937" calcext:value-type="float">
            <text:p>6.70820393249937</text:p>
          </table:table-cell>
          <table:table-cell table:formula="of:=SQRT([.G$1] * [.G$1] + [.$A15] * [.$A15])" office:value-type="float" office:value="5.8309518948453" calcext:value-type="float">
            <text:p>5.8309518948453</text:p>
          </table:table-cell>
          <table:table-cell table:formula="of:=SQRT([.H$1] * [.H$1] + [.$A15] * [.$A15])" office:value-type="float" office:value="5" calcext:value-type="float">
            <text:p>5</text:p>
          </table:table-cell>
          <table:table-cell table:formula="of:=SQRT([.I$1] * [.I$1] + [.$A15] * [.$A15])" office:value-type="float" office:value="4.24264068711929" calcext:value-type="float">
            <text:p>4.24264068711929</text:p>
          </table:table-cell>
          <table:table-cell table:formula="of:=SQRT([.J$1] * [.J$1] + [.$A15] * [.$A15])" office:value-type="float" office:value="3.60555127546399" calcext:value-type="float">
            <text:p>3.60555127546399</text:p>
          </table:table-cell>
          <table:table-cell table:formula="of:=SQRT([.K$1] * [.K$1] + [.$A15] * [.$A15])" office:value-type="float" office:value="3.16227766016838" calcext:value-type="float">
            <text:p>3.16227766016838</text:p>
          </table:table-cell>
          <table:table-cell table:formula="of:=SQRT([.L$1] * [.L$1] + [.$A15] * [.$A15])" office:value-type="float" office:value="3" calcext:value-type="float">
            <text:p>3</text:p>
          </table:table-cell>
          <table:table-cell table:formula="of:=SQRT([.M$1] * [.M$1] + [.$A15] * [.$A15])" office:value-type="float" office:value="3.16227766016838" calcext:value-type="float">
            <text:p>3.16227766016838</text:p>
          </table:table-cell>
          <table:table-cell table:formula="of:=SQRT([.N$1] * [.N$1] + [.$A15] * [.$A15])" office:value-type="float" office:value="3.60555127546399" calcext:value-type="float">
            <text:p>3.60555127546399</text:p>
          </table:table-cell>
          <table:table-cell table:formula="of:=SQRT([.O$1] * [.O$1] + [.$A15] * [.$A15])" office:value-type="float" office:value="4.24264068711929" calcext:value-type="float">
            <text:p>4.24264068711929</text:p>
          </table:table-cell>
          <table:table-cell table:formula="of:=SQRT([.P$1] * [.P$1] + [.$A15] * [.$A15])" office:value-type="float" office:value="5" calcext:value-type="float">
            <text:p>5</text:p>
          </table:table-cell>
          <table:table-cell table:formula="of:=SQRT([.Q$1] * [.Q$1] + [.$A15] * [.$A15])" office:value-type="float" office:value="5.8309518948453" calcext:value-type="float">
            <text:p>5.8309518948453</text:p>
          </table:table-cell>
          <table:table-cell table:formula="of:=SQRT([.R$1] * [.R$1] + [.$A15] * [.$A15])" office:value-type="float" office:value="6.70820393249937" calcext:value-type="float">
            <text:p>6.70820393249937</text:p>
          </table:table-cell>
          <table:table-cell table:formula="of:=SQRT([.S$1] * [.S$1] + [.$A15] * [.$A15])" office:value-type="float" office:value="7.61577310586391" calcext:value-type="float">
            <text:p>7.61577310586391</text:p>
          </table:table-cell>
          <table:table-cell table:formula="of:=SQRT([.T$1] * [.T$1] + [.$A15] * [.$A15])" office:value-type="float" office:value="8.54400374531753" calcext:value-type="float">
            <text:p>8.54400374531753</text:p>
          </table:table-cell>
          <table:table-cell table:formula="of:=SQRT([.U$1] * [.U$1] + [.$A15] * [.$A15])" office:value-type="float" office:value="9.48683298050514" calcext:value-type="float">
            <text:p>9.48683298050514</text:p>
          </table:table-cell>
          <table:table-cell table:formula="of:=SQRT([.V$1] * [.V$1] + [.$A15] * [.$A15])" office:value-type="float" office:value="10.4403065089106" calcext:value-type="float">
            <text:p>10.4403065089106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16] * [.$A16])" office:value-type="float" office:value="10.770329614269" calcext:value-type="float">
            <text:p>10.770329614269</text:p>
          </table:table-cell>
          <table:table-cell table:formula="of:=SQRT([.C$1] * [.C$1] + [.$A16] * [.$A16])" office:value-type="float" office:value="9.8488578017961" calcext:value-type="float">
            <text:p>9.8488578017961</text:p>
          </table:table-cell>
          <table:table-cell table:formula="of:=SQRT([.D$1] * [.D$1] + [.$A16] * [.$A16])" office:value-type="float" office:value="8.94427190999916" calcext:value-type="float">
            <text:p>8.94427190999916</text:p>
          </table:table-cell>
          <table:table-cell table:formula="of:=SQRT([.E$1] * [.E$1] + [.$A16] * [.$A16])" office:value-type="float" office:value="8.06225774829855" calcext:value-type="float">
            <text:p>8.06225774829855</text:p>
          </table:table-cell>
          <table:table-cell table:formula="of:=SQRT([.F$1] * [.F$1] + [.$A16] * [.$A16])" office:value-type="float" office:value="7.21110255092798" calcext:value-type="float">
            <text:p>7.21110255092798</text:p>
          </table:table-cell>
          <table:table-cell table:formula="of:=SQRT([.G$1] * [.G$1] + [.$A16] * [.$A16])" office:value-type="float" office:value="6.40312423743285" calcext:value-type="float">
            <text:p>6.40312423743285</text:p>
          </table:table-cell>
          <table:table-cell table:formula="of:=SQRT([.H$1] * [.H$1] + [.$A16] * [.$A16])" office:value-type="float" office:value="5.65685424949238" calcext:value-type="float">
            <text:p>5.65685424949238</text:p>
          </table:table-cell>
          <table:table-cell table:formula="of:=SQRT([.I$1] * [.I$1] + [.$A16] * [.$A16])" office:value-type="float" office:value="5" calcext:value-type="float">
            <text:p>5</text:p>
          </table:table-cell>
          <table:table-cell table:formula="of:=SQRT([.J$1] * [.J$1] + [.$A16] * [.$A16])" office:value-type="float" office:value="4.47213595499958" calcext:value-type="float">
            <text:p>4.47213595499958</text:p>
          </table:table-cell>
          <table:table-cell table:formula="of:=SQRT([.K$1] * [.K$1] + [.$A16] * [.$A16])" office:value-type="float" office:value="4.12310562561766" calcext:value-type="float">
            <text:p>4.12310562561766</text:p>
          </table:table-cell>
          <table:table-cell table:formula="of:=SQRT([.L$1] * [.L$1] + [.$A16] * [.$A16])" office:value-type="float" office:value="4" calcext:value-type="float">
            <text:p>4</text:p>
          </table:table-cell>
          <table:table-cell table:formula="of:=SQRT([.M$1] * [.M$1] + [.$A16] * [.$A16])" office:value-type="float" office:value="4.12310562561766" calcext:value-type="float">
            <text:p>4.12310562561766</text:p>
          </table:table-cell>
          <table:table-cell table:formula="of:=SQRT([.N$1] * [.N$1] + [.$A16] * [.$A16])" office:value-type="float" office:value="4.47213595499958" calcext:value-type="float">
            <text:p>4.47213595499958</text:p>
          </table:table-cell>
          <table:table-cell table:formula="of:=SQRT([.O$1] * [.O$1] + [.$A16] * [.$A16])" office:value-type="float" office:value="5" calcext:value-type="float">
            <text:p>5</text:p>
          </table:table-cell>
          <table:table-cell table:formula="of:=SQRT([.P$1] * [.P$1] + [.$A16] * [.$A16])" office:value-type="float" office:value="5.65685424949238" calcext:value-type="float">
            <text:p>5.65685424949238</text:p>
          </table:table-cell>
          <table:table-cell table:formula="of:=SQRT([.Q$1] * [.Q$1] + [.$A16] * [.$A16])" office:value-type="float" office:value="6.40312423743285" calcext:value-type="float">
            <text:p>6.40312423743285</text:p>
          </table:table-cell>
          <table:table-cell table:formula="of:=SQRT([.R$1] * [.R$1] + [.$A16] * [.$A16])" office:value-type="float" office:value="7.21110255092798" calcext:value-type="float">
            <text:p>7.21110255092798</text:p>
          </table:table-cell>
          <table:table-cell table:formula="of:=SQRT([.S$1] * [.S$1] + [.$A16] * [.$A16])" office:value-type="float" office:value="8.06225774829855" calcext:value-type="float">
            <text:p>8.06225774829855</text:p>
          </table:table-cell>
          <table:table-cell table:formula="of:=SQRT([.T$1] * [.T$1] + [.$A16] * [.$A16])" office:value-type="float" office:value="8.94427190999916" calcext:value-type="float">
            <text:p>8.94427190999916</text:p>
          </table:table-cell>
          <table:table-cell table:formula="of:=SQRT([.U$1] * [.U$1] + [.$A16] * [.$A16])" office:value-type="float" office:value="9.8488578017961" calcext:value-type="float">
            <text:p>9.8488578017961</text:p>
          </table:table-cell>
          <table:table-cell table:formula="of:=SQRT([.V$1] * [.V$1] + [.$A16] * [.$A16])" office:value-type="float" office:value="10.770329614269" calcext:value-type="float">
            <text:p>10.770329614269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17] * [.$A17])" office:value-type="float" office:value="11.1803398874989" calcext:value-type="float">
            <text:p>11.1803398874989</text:p>
          </table:table-cell>
          <table:table-cell table:formula="of:=SQRT([.C$1] * [.C$1] + [.$A17] * [.$A17])" office:value-type="float" office:value="10.295630140987" calcext:value-type="float">
            <text:p>10.295630140987</text:p>
          </table:table-cell>
          <table:table-cell table:formula="of:=SQRT([.D$1] * [.D$1] + [.$A17] * [.$A17])" office:value-type="float" office:value="9.4339811320566" calcext:value-type="float">
            <text:p>9.4339811320566</text:p>
          </table:table-cell>
          <table:table-cell table:formula="of:=SQRT([.E$1] * [.E$1] + [.$A17] * [.$A17])" office:value-type="float" office:value="8.60232526704263" calcext:value-type="float">
            <text:p>8.60232526704263</text:p>
          </table:table-cell>
          <table:table-cell table:formula="of:=SQRT([.F$1] * [.F$1] + [.$A17] * [.$A17])" office:value-type="float" office:value="7.81024967590665" calcext:value-type="float">
            <text:p>7.81024967590665</text:p>
          </table:table-cell>
          <table:table-cell table:formula="of:=SQRT([.G$1] * [.G$1] + [.$A17] * [.$A17])" office:value-type="float" office:value="7.07106781186548" calcext:value-type="float">
            <text:p>7.07106781186548</text:p>
          </table:table-cell>
          <table:table-cell table:formula="of:=SQRT([.H$1] * [.H$1] + [.$A17] * [.$A17])" office:value-type="float" office:value="6.40312423743285" calcext:value-type="float">
            <text:p>6.40312423743285</text:p>
          </table:table-cell>
          <table:table-cell table:formula="of:=SQRT([.I$1] * [.I$1] + [.$A17] * [.$A17])" office:value-type="float" office:value="5.8309518948453" calcext:value-type="float">
            <text:p>5.8309518948453</text:p>
          </table:table-cell>
          <table:table-cell table:formula="of:=SQRT([.J$1] * [.J$1] + [.$A17] * [.$A17])" office:value-type="float" office:value="5.3851648071345" calcext:value-type="float">
            <text:p>5.3851648071345</text:p>
          </table:table-cell>
          <table:table-cell table:formula="of:=SQRT([.K$1] * [.K$1] + [.$A17] * [.$A17])" office:value-type="float" office:value="5.09901951359278" calcext:value-type="float">
            <text:p>5.09901951359278</text:p>
          </table:table-cell>
          <table:table-cell table:formula="of:=SQRT([.L$1] * [.L$1] + [.$A17] * [.$A17])" office:value-type="float" office:value="5" calcext:value-type="float">
            <text:p>5</text:p>
          </table:table-cell>
          <table:table-cell table:formula="of:=SQRT([.M$1] * [.M$1] + [.$A17] * [.$A17])" office:value-type="float" office:value="5.09901951359278" calcext:value-type="float">
            <text:p>5.09901951359278</text:p>
          </table:table-cell>
          <table:table-cell table:formula="of:=SQRT([.N$1] * [.N$1] + [.$A17] * [.$A17])" office:value-type="float" office:value="5.3851648071345" calcext:value-type="float">
            <text:p>5.3851648071345</text:p>
          </table:table-cell>
          <table:table-cell table:formula="of:=SQRT([.O$1] * [.O$1] + [.$A17] * [.$A17])" office:value-type="float" office:value="5.8309518948453" calcext:value-type="float">
            <text:p>5.8309518948453</text:p>
          </table:table-cell>
          <table:table-cell table:formula="of:=SQRT([.P$1] * [.P$1] + [.$A17] * [.$A17])" office:value-type="float" office:value="6.40312423743285" calcext:value-type="float">
            <text:p>6.40312423743285</text:p>
          </table:table-cell>
          <table:table-cell table:formula="of:=SQRT([.Q$1] * [.Q$1] + [.$A17] * [.$A17])" office:value-type="float" office:value="7.07106781186548" calcext:value-type="float">
            <text:p>7.07106781186548</text:p>
          </table:table-cell>
          <table:table-cell table:formula="of:=SQRT([.R$1] * [.R$1] + [.$A17] * [.$A17])" office:value-type="float" office:value="7.81024967590665" calcext:value-type="float">
            <text:p>7.81024967590665</text:p>
          </table:table-cell>
          <table:table-cell table:formula="of:=SQRT([.S$1] * [.S$1] + [.$A17] * [.$A17])" office:value-type="float" office:value="8.60232526704263" calcext:value-type="float">
            <text:p>8.60232526704263</text:p>
          </table:table-cell>
          <table:table-cell table:formula="of:=SQRT([.T$1] * [.T$1] + [.$A17] * [.$A17])" office:value-type="float" office:value="9.4339811320566" calcext:value-type="float">
            <text:p>9.4339811320566</text:p>
          </table:table-cell>
          <table:table-cell table:formula="of:=SQRT([.U$1] * [.U$1] + [.$A17] * [.$A17])" office:value-type="float" office:value="10.295630140987" calcext:value-type="float">
            <text:p>10.295630140987</text:p>
          </table:table-cell>
          <table:table-cell table:formula="of:=SQRT([.V$1] * [.V$1] + [.$A17] * [.$A17])" office:value-type="float" office:value="11.1803398874989" calcext:value-type="float">
            <text:p>11.1803398874989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18] * [.$A18])" office:value-type="float" office:value="11.6619037896906" calcext:value-type="float">
            <text:p>11.6619037896906</text:p>
          </table:table-cell>
          <table:table-cell table:formula="of:=SQRT([.C$1] * [.C$1] + [.$A18] * [.$A18])" office:value-type="float" office:value="10.816653826392" calcext:value-type="float">
            <text:p>10.816653826392</text:p>
          </table:table-cell>
          <table:table-cell table:formula="of:=SQRT([.D$1] * [.D$1] + [.$A18] * [.$A18])" office:value-type="float" office:value="10" calcext:value-type="float">
            <text:p>10</text:p>
          </table:table-cell>
          <table:table-cell table:formula="of:=SQRT([.E$1] * [.E$1] + [.$A18] * [.$A18])" office:value-type="float" office:value="9.21954445729289" calcext:value-type="float">
            <text:p>9.21954445729289</text:p>
          </table:table-cell>
          <table:table-cell table:formula="of:=SQRT([.F$1] * [.F$1] + [.$A18] * [.$A18])" office:value-type="float" office:value="8.48528137423857" calcext:value-type="float">
            <text:p>8.48528137423857</text:p>
          </table:table-cell>
          <table:table-cell table:formula="of:=SQRT([.G$1] * [.G$1] + [.$A18] * [.$A18])" office:value-type="float" office:value="7.81024967590665" calcext:value-type="float">
            <text:p>7.81024967590665</text:p>
          </table:table-cell>
          <table:table-cell table:formula="of:=SQRT([.H$1] * [.H$1] + [.$A18] * [.$A18])" office:value-type="float" office:value="7.21110255092798" calcext:value-type="float">
            <text:p>7.21110255092798</text:p>
          </table:table-cell>
          <table:table-cell table:formula="of:=SQRT([.I$1] * [.I$1] + [.$A18] * [.$A18])" office:value-type="float" office:value="6.70820393249937" calcext:value-type="float">
            <text:p>6.70820393249937</text:p>
          </table:table-cell>
          <table:table-cell table:formula="of:=SQRT([.J$1] * [.J$1] + [.$A18] * [.$A18])" office:value-type="float" office:value="6.32455532033676" calcext:value-type="float">
            <text:p>6.32455532033676</text:p>
          </table:table-cell>
          <table:table-cell table:formula="of:=SQRT([.K$1] * [.K$1] + [.$A18] * [.$A18])" office:value-type="float" office:value="6.08276253029822" calcext:value-type="float">
            <text:p>6.08276253029822</text:p>
          </table:table-cell>
          <table:table-cell table:formula="of:=SQRT([.L$1] * [.L$1] + [.$A18] * [.$A18])" office:value-type="float" office:value="6" calcext:value-type="float">
            <text:p>6</text:p>
          </table:table-cell>
          <table:table-cell table:formula="of:=SQRT([.M$1] * [.M$1] + [.$A18] * [.$A18])" office:value-type="float" office:value="6.08276253029822" calcext:value-type="float">
            <text:p>6.08276253029822</text:p>
          </table:table-cell>
          <table:table-cell table:formula="of:=SQRT([.N$1] * [.N$1] + [.$A18] * [.$A18])" office:value-type="float" office:value="6.32455532033676" calcext:value-type="float">
            <text:p>6.32455532033676</text:p>
          </table:table-cell>
          <table:table-cell table:formula="of:=SQRT([.O$1] * [.O$1] + [.$A18] * [.$A18])" office:value-type="float" office:value="6.70820393249937" calcext:value-type="float">
            <text:p>6.70820393249937</text:p>
          </table:table-cell>
          <table:table-cell table:formula="of:=SQRT([.P$1] * [.P$1] + [.$A18] * [.$A18])" office:value-type="float" office:value="7.21110255092798" calcext:value-type="float">
            <text:p>7.21110255092798</text:p>
          </table:table-cell>
          <table:table-cell table:formula="of:=SQRT([.Q$1] * [.Q$1] + [.$A18] * [.$A18])" office:value-type="float" office:value="7.81024967590665" calcext:value-type="float">
            <text:p>7.81024967590665</text:p>
          </table:table-cell>
          <table:table-cell table:formula="of:=SQRT([.R$1] * [.R$1] + [.$A18] * [.$A18])" office:value-type="float" office:value="8.48528137423857" calcext:value-type="float">
            <text:p>8.48528137423857</text:p>
          </table:table-cell>
          <table:table-cell table:formula="of:=SQRT([.S$1] * [.S$1] + [.$A18] * [.$A18])" office:value-type="float" office:value="9.21954445729289" calcext:value-type="float">
            <text:p>9.21954445729289</text:p>
          </table:table-cell>
          <table:table-cell table:formula="of:=SQRT([.T$1] * [.T$1] + [.$A18] * [.$A18])" office:value-type="float" office:value="10" calcext:value-type="float">
            <text:p>10</text:p>
          </table:table-cell>
          <table:table-cell table:formula="of:=SQRT([.U$1] * [.U$1] + [.$A18] * [.$A18])" office:value-type="float" office:value="10.816653826392" calcext:value-type="float">
            <text:p>10.816653826392</text:p>
          </table:table-cell>
          <table:table-cell table:formula="of:=SQRT([.V$1] * [.V$1] + [.$A18] * [.$A18])" office:value-type="float" office:value="11.6619037896906" calcext:value-type="float">
            <text:p>11.6619037896906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19] * [.$A19])" office:value-type="float" office:value="12.2065556157337" calcext:value-type="float">
            <text:p>12.2065556157337</text:p>
          </table:table-cell>
          <table:table-cell table:formula="of:=SQRT([.C$1] * [.C$1] + [.$A19] * [.$A19])" office:value-type="float" office:value="11.4017542509914" calcext:value-type="float">
            <text:p>11.4017542509914</text:p>
          </table:table-cell>
          <table:table-cell table:formula="of:=SQRT([.D$1] * [.D$1] + [.$A19] * [.$A19])" office:value-type="float" office:value="10.6301458127347" calcext:value-type="float">
            <text:p>10.6301458127347</text:p>
          </table:table-cell>
          <table:table-cell table:formula="of:=SQRT([.E$1] * [.E$1] + [.$A19] * [.$A19])" office:value-type="float" office:value="9.89949493661167" calcext:value-type="float">
            <text:p>9.89949493661167</text:p>
          </table:table-cell>
          <table:table-cell table:formula="of:=SQRT([.F$1] * [.F$1] + [.$A19] * [.$A19])" office:value-type="float" office:value="9.21954445729289" calcext:value-type="float">
            <text:p>9.21954445729289</text:p>
          </table:table-cell>
          <table:table-cell table:formula="of:=SQRT([.G$1] * [.G$1] + [.$A19] * [.$A19])" office:value-type="float" office:value="8.60232526704263" calcext:value-type="float">
            <text:p>8.60232526704263</text:p>
          </table:table-cell>
          <table:table-cell table:formula="of:=SQRT([.H$1] * [.H$1] + [.$A19] * [.$A19])" office:value-type="float" office:value="8.06225774829855" calcext:value-type="float">
            <text:p>8.06225774829855</text:p>
          </table:table-cell>
          <table:table-cell table:formula="of:=SQRT([.I$1] * [.I$1] + [.$A19] * [.$A19])" office:value-type="float" office:value="7.61577310586391" calcext:value-type="float">
            <text:p>7.61577310586391</text:p>
          </table:table-cell>
          <table:table-cell table:formula="of:=SQRT([.J$1] * [.J$1] + [.$A19] * [.$A19])" office:value-type="float" office:value="7.28010988928052" calcext:value-type="float">
            <text:p>7.28010988928052</text:p>
          </table:table-cell>
          <table:table-cell table:formula="of:=SQRT([.K$1] * [.K$1] + [.$A19] * [.$A19])" office:value-type="float" office:value="7.07106781186548" calcext:value-type="float">
            <text:p>7.07106781186548</text:p>
          </table:table-cell>
          <table:table-cell table:formula="of:=SQRT([.L$1] * [.L$1] + [.$A19] * [.$A19])" office:value-type="float" office:value="7" calcext:value-type="float">
            <text:p>7</text:p>
          </table:table-cell>
          <table:table-cell table:formula="of:=SQRT([.M$1] * [.M$1] + [.$A19] * [.$A19])" office:value-type="float" office:value="7.07106781186548" calcext:value-type="float">
            <text:p>7.07106781186548</text:p>
          </table:table-cell>
          <table:table-cell table:formula="of:=SQRT([.N$1] * [.N$1] + [.$A19] * [.$A19])" office:value-type="float" office:value="7.28010988928052" calcext:value-type="float">
            <text:p>7.28010988928052</text:p>
          </table:table-cell>
          <table:table-cell table:formula="of:=SQRT([.O$1] * [.O$1] + [.$A19] * [.$A19])" office:value-type="float" office:value="7.61577310586391" calcext:value-type="float">
            <text:p>7.61577310586391</text:p>
          </table:table-cell>
          <table:table-cell table:formula="of:=SQRT([.P$1] * [.P$1] + [.$A19] * [.$A19])" office:value-type="float" office:value="8.06225774829855" calcext:value-type="float">
            <text:p>8.06225774829855</text:p>
          </table:table-cell>
          <table:table-cell table:formula="of:=SQRT([.Q$1] * [.Q$1] + [.$A19] * [.$A19])" office:value-type="float" office:value="8.60232526704263" calcext:value-type="float">
            <text:p>8.60232526704263</text:p>
          </table:table-cell>
          <table:table-cell table:formula="of:=SQRT([.R$1] * [.R$1] + [.$A19] * [.$A19])" office:value-type="float" office:value="9.21954445729289" calcext:value-type="float">
            <text:p>9.21954445729289</text:p>
          </table:table-cell>
          <table:table-cell table:formula="of:=SQRT([.S$1] * [.S$1] + [.$A19] * [.$A19])" office:value-type="float" office:value="9.89949493661167" calcext:value-type="float">
            <text:p>9.89949493661167</text:p>
          </table:table-cell>
          <table:table-cell table:formula="of:=SQRT([.T$1] * [.T$1] + [.$A19] * [.$A19])" office:value-type="float" office:value="10.6301458127347" calcext:value-type="float">
            <text:p>10.6301458127347</text:p>
          </table:table-cell>
          <table:table-cell table:formula="of:=SQRT([.U$1] * [.U$1] + [.$A19] * [.$A19])" office:value-type="float" office:value="11.4017542509914" calcext:value-type="float">
            <text:p>11.4017542509914</text:p>
          </table:table-cell>
          <table:table-cell table:formula="of:=SQRT([.V$1] * [.V$1] + [.$A19] * [.$A19])" office:value-type="float" office:value="12.2065556157337" calcext:value-type="float">
            <text:p>12.2065556157337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20] * [.$A20])" office:value-type="float" office:value="12.8062484748657" calcext:value-type="float">
            <text:p>12.8062484748657</text:p>
          </table:table-cell>
          <table:table-cell table:formula="of:=SQRT([.C$1] * [.C$1] + [.$A20] * [.$A20])" office:value-type="float" office:value="12.0415945787923" calcext:value-type="float">
            <text:p>12.0415945787923</text:p>
          </table:table-cell>
          <table:table-cell table:formula="of:=SQRT([.D$1] * [.D$1] + [.$A20] * [.$A20])" office:value-type="float" office:value="11.3137084989848" calcext:value-type="float">
            <text:p>11.3137084989848</text:p>
          </table:table-cell>
          <table:table-cell table:formula="of:=SQRT([.E$1] * [.E$1] + [.$A20] * [.$A20])" office:value-type="float" office:value="10.6301458127347" calcext:value-type="float">
            <text:p>10.6301458127347</text:p>
          </table:table-cell>
          <table:table-cell table:formula="of:=SQRT([.F$1] * [.F$1] + [.$A20] * [.$A20])" office:value-type="float" office:value="10" calcext:value-type="float">
            <text:p>10</text:p>
          </table:table-cell>
          <table:table-cell table:formula="of:=SQRT([.G$1] * [.G$1] + [.$A20] * [.$A20])" office:value-type="float" office:value="9.4339811320566" calcext:value-type="float">
            <text:p>9.4339811320566</text:p>
          </table:table-cell>
          <table:table-cell table:formula="of:=SQRT([.H$1] * [.H$1] + [.$A20] * [.$A20])" office:value-type="float" office:value="8.94427190999916" calcext:value-type="float">
            <text:p>8.94427190999916</text:p>
          </table:table-cell>
          <table:table-cell table:formula="of:=SQRT([.I$1] * [.I$1] + [.$A20] * [.$A20])" office:value-type="float" office:value="8.54400374531753" calcext:value-type="float">
            <text:p>8.54400374531753</text:p>
          </table:table-cell>
          <table:table-cell table:formula="of:=SQRT([.J$1] * [.J$1] + [.$A20] * [.$A20])" office:value-type="float" office:value="8.24621125123532" calcext:value-type="float">
            <text:p>8.24621125123532</text:p>
          </table:table-cell>
          <table:table-cell table:formula="of:=SQRT([.K$1] * [.K$1] + [.$A20] * [.$A20])" office:value-type="float" office:value="8.06225774829855" calcext:value-type="float">
            <text:p>8.06225774829855</text:p>
          </table:table-cell>
          <table:table-cell table:formula="of:=SQRT([.L$1] * [.L$1] + [.$A20] * [.$A20])" office:value-type="float" office:value="8" calcext:value-type="float">
            <text:p>8</text:p>
          </table:table-cell>
          <table:table-cell table:formula="of:=SQRT([.M$1] * [.M$1] + [.$A20] * [.$A20])" office:value-type="float" office:value="8.06225774829855" calcext:value-type="float">
            <text:p>8.06225774829855</text:p>
          </table:table-cell>
          <table:table-cell table:formula="of:=SQRT([.N$1] * [.N$1] + [.$A20] * [.$A20])" office:value-type="float" office:value="8.24621125123532" calcext:value-type="float">
            <text:p>8.24621125123532</text:p>
          </table:table-cell>
          <table:table-cell table:formula="of:=SQRT([.O$1] * [.O$1] + [.$A20] * [.$A20])" office:value-type="float" office:value="8.54400374531753" calcext:value-type="float">
            <text:p>8.54400374531753</text:p>
          </table:table-cell>
          <table:table-cell table:formula="of:=SQRT([.P$1] * [.P$1] + [.$A20] * [.$A20])" office:value-type="float" office:value="8.94427190999916" calcext:value-type="float">
            <text:p>8.94427190999916</text:p>
          </table:table-cell>
          <table:table-cell table:formula="of:=SQRT([.Q$1] * [.Q$1] + [.$A20] * [.$A20])" office:value-type="float" office:value="9.4339811320566" calcext:value-type="float">
            <text:p>9.4339811320566</text:p>
          </table:table-cell>
          <table:table-cell table:formula="of:=SQRT([.R$1] * [.R$1] + [.$A20] * [.$A20])" office:value-type="float" office:value="10" calcext:value-type="float">
            <text:p>10</text:p>
          </table:table-cell>
          <table:table-cell table:formula="of:=SQRT([.S$1] * [.S$1] + [.$A20] * [.$A20])" office:value-type="float" office:value="10.6301458127347" calcext:value-type="float">
            <text:p>10.6301458127347</text:p>
          </table:table-cell>
          <table:table-cell table:formula="of:=SQRT([.T$1] * [.T$1] + [.$A20] * [.$A20])" office:value-type="float" office:value="11.3137084989848" calcext:value-type="float">
            <text:p>11.3137084989848</text:p>
          </table:table-cell>
          <table:table-cell table:formula="of:=SQRT([.U$1] * [.U$1] + [.$A20] * [.$A20])" office:value-type="float" office:value="12.0415945787923" calcext:value-type="float">
            <text:p>12.0415945787923</text:p>
          </table:table-cell>
          <table:table-cell table:formula="of:=SQRT([.V$1] * [.V$1] + [.$A20] * [.$A20])" office:value-type="float" office:value="12.8062484748657" calcext:value-type="float">
            <text:p>12.8062484748657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21] * [.$A21])" office:value-type="float" office:value="13.4536240470737" calcext:value-type="float">
            <text:p>13.4536240470737</text:p>
          </table:table-cell>
          <table:table-cell table:formula="of:=SQRT([.C$1] * [.C$1] + [.$A21] * [.$A21])" office:value-type="float" office:value="12.7279220613579" calcext:value-type="float">
            <text:p>12.7279220613579</text:p>
          </table:table-cell>
          <table:table-cell table:formula="of:=SQRT([.D$1] * [.D$1] + [.$A21] * [.$A21])" office:value-type="float" office:value="12.0415945787923" calcext:value-type="float">
            <text:p>12.0415945787923</text:p>
          </table:table-cell>
          <table:table-cell table:formula="of:=SQRT([.E$1] * [.E$1] + [.$A21] * [.$A21])" office:value-type="float" office:value="11.4017542509914" calcext:value-type="float">
            <text:p>11.4017542509914</text:p>
          </table:table-cell>
          <table:table-cell table:formula="of:=SQRT([.F$1] * [.F$1] + [.$A21] * [.$A21])" office:value-type="float" office:value="10.816653826392" calcext:value-type="float">
            <text:p>10.816653826392</text:p>
          </table:table-cell>
          <table:table-cell table:formula="of:=SQRT([.G$1] * [.G$1] + [.$A21] * [.$A21])" office:value-type="float" office:value="10.295630140987" calcext:value-type="float">
            <text:p>10.295630140987</text:p>
          </table:table-cell>
          <table:table-cell table:formula="of:=SQRT([.H$1] * [.H$1] + [.$A21] * [.$A21])" office:value-type="float" office:value="9.8488578017961" calcext:value-type="float">
            <text:p>9.8488578017961</text:p>
          </table:table-cell>
          <table:table-cell table:formula="of:=SQRT([.I$1] * [.I$1] + [.$A21] * [.$A21])" office:value-type="float" office:value="9.48683298050514" calcext:value-type="float">
            <text:p>9.48683298050514</text:p>
          </table:table-cell>
          <table:table-cell table:formula="of:=SQRT([.J$1] * [.J$1] + [.$A21] * [.$A21])" office:value-type="float" office:value="9.21954445729289" calcext:value-type="float">
            <text:p>9.21954445729289</text:p>
          </table:table-cell>
          <table:table-cell table:formula="of:=SQRT([.K$1] * [.K$1] + [.$A21] * [.$A21])" office:value-type="float" office:value="9.05538513813742" calcext:value-type="float">
            <text:p>9.05538513813742</text:p>
          </table:table-cell>
          <table:table-cell table:formula="of:=SQRT([.L$1] * [.L$1] + [.$A21] * [.$A21])" office:value-type="float" office:value="9" calcext:value-type="float">
            <text:p>9</text:p>
          </table:table-cell>
          <table:table-cell table:formula="of:=SQRT([.M$1] * [.M$1] + [.$A21] * [.$A21])" office:value-type="float" office:value="9.05538513813742" calcext:value-type="float">
            <text:p>9.05538513813742</text:p>
          </table:table-cell>
          <table:table-cell table:formula="of:=SQRT([.N$1] * [.N$1] + [.$A21] * [.$A21])" office:value-type="float" office:value="9.21954445729289" calcext:value-type="float">
            <text:p>9.21954445729289</text:p>
          </table:table-cell>
          <table:table-cell table:formula="of:=SQRT([.O$1] * [.O$1] + [.$A21] * [.$A21])" office:value-type="float" office:value="9.48683298050514" calcext:value-type="float">
            <text:p>9.48683298050514</text:p>
          </table:table-cell>
          <table:table-cell table:formula="of:=SQRT([.P$1] * [.P$1] + [.$A21] * [.$A21])" office:value-type="float" office:value="9.8488578017961" calcext:value-type="float">
            <text:p>9.8488578017961</text:p>
          </table:table-cell>
          <table:table-cell table:formula="of:=SQRT([.Q$1] * [.Q$1] + [.$A21] * [.$A21])" office:value-type="float" office:value="10.295630140987" calcext:value-type="float">
            <text:p>10.295630140987</text:p>
          </table:table-cell>
          <table:table-cell table:formula="of:=SQRT([.R$1] * [.R$1] + [.$A21] * [.$A21])" office:value-type="float" office:value="10.816653826392" calcext:value-type="float">
            <text:p>10.816653826392</text:p>
          </table:table-cell>
          <table:table-cell table:formula="of:=SQRT([.S$1] * [.S$1] + [.$A21] * [.$A21])" office:value-type="float" office:value="11.4017542509914" calcext:value-type="float">
            <text:p>11.4017542509914</text:p>
          </table:table-cell>
          <table:table-cell table:formula="of:=SQRT([.T$1] * [.T$1] + [.$A21] * [.$A21])" office:value-type="float" office:value="12.0415945787923" calcext:value-type="float">
            <text:p>12.0415945787923</text:p>
          </table:table-cell>
          <table:table-cell table:formula="of:=SQRT([.U$1] * [.U$1] + [.$A21] * [.$A21])" office:value-type="float" office:value="12.7279220613579" calcext:value-type="float">
            <text:p>12.7279220613579</text:p>
          </table:table-cell>
          <table:table-cell table:formula="of:=SQRT([.V$1] * [.V$1] + [.$A21] * [.$A21])" office:value-type="float" office:value="13.4536240470737" calcext:value-type="float">
            <text:p>13.4536240470737</text:p>
          </table:table-cell>
          <table:table-cell table:number-columns-repeated="3"/>
        </table:table-row>
        <table:table-row table:style-name="ro1">
          <table:table-cell/>
          <table:table-cell table:formula="of:=SQRT([.B$1] * [.B$1] + [.$A22] * [.$A22])" office:value-type="float" office:value="14.142135623731" calcext:value-type="float">
            <text:p>14.142135623731</text:p>
          </table:table-cell>
          <table:table-cell table:formula="of:=SQRT([.C$1] * [.C$1] + [.$A22] * [.$A22])" office:value-type="float" office:value="13.4536240470737" calcext:value-type="float">
            <text:p>13.4536240470737</text:p>
          </table:table-cell>
          <table:table-cell table:formula="of:=SQRT([.D$1] * [.D$1] + [.$A22] * [.$A22])" office:value-type="float" office:value="12.8062484748657" calcext:value-type="float">
            <text:p>12.8062484748657</text:p>
          </table:table-cell>
          <table:table-cell table:formula="of:=SQRT([.E$1] * [.E$1] + [.$A22] * [.$A22])" office:value-type="float" office:value="12.2065556157337" calcext:value-type="float">
            <text:p>12.2065556157337</text:p>
          </table:table-cell>
          <table:table-cell table:formula="of:=SQRT([.F$1] * [.F$1] + [.$A22] * [.$A22])" office:value-type="float" office:value="11.6619037896906" calcext:value-type="float">
            <text:p>11.6619037896906</text:p>
          </table:table-cell>
          <table:table-cell table:formula="of:=SQRT([.G$1] * [.G$1] + [.$A22] * [.$A22])" office:value-type="float" office:value="11.1803398874989" calcext:value-type="float">
            <text:p>11.1803398874989</text:p>
          </table:table-cell>
          <table:table-cell table:formula="of:=SQRT([.H$1] * [.H$1] + [.$A22] * [.$A22])" office:value-type="float" office:value="10.770329614269" calcext:value-type="float">
            <text:p>10.770329614269</text:p>
          </table:table-cell>
          <table:table-cell table:formula="of:=SQRT([.I$1] * [.I$1] + [.$A22] * [.$A22])" office:value-type="float" office:value="10.4403065089106" calcext:value-type="float">
            <text:p>10.4403065089106</text:p>
          </table:table-cell>
          <table:table-cell table:formula="of:=SQRT([.J$1] * [.J$1] + [.$A22] * [.$A22])" office:value-type="float" office:value="10.1980390271856" calcext:value-type="float">
            <text:p>10.1980390271856</text:p>
          </table:table-cell>
          <table:table-cell table:formula="of:=SQRT([.K$1] * [.K$1] + [.$A22] * [.$A22])" office:value-type="float" office:value="10.0498756211209" calcext:value-type="float">
            <text:p>10.0498756211209</text:p>
          </table:table-cell>
          <table:table-cell table:formula="of:=SQRT([.L$1] * [.L$1] + [.$A22] * [.$A22])" office:value-type="float" office:value="10" calcext:value-type="float">
            <text:p>10</text:p>
          </table:table-cell>
          <table:table-cell table:formula="of:=SQRT([.M$1] * [.M$1] + [.$A22] * [.$A22])" office:value-type="float" office:value="10.0498756211209" calcext:value-type="float">
            <text:p>10.0498756211209</text:p>
          </table:table-cell>
          <table:table-cell table:formula="of:=SQRT([.N$1] * [.N$1] + [.$A22] * [.$A22])" office:value-type="float" office:value="10.1980390271856" calcext:value-type="float">
            <text:p>10.1980390271856</text:p>
          </table:table-cell>
          <table:table-cell table:formula="of:=SQRT([.O$1] * [.O$1] + [.$A22] * [.$A22])" office:value-type="float" office:value="10.4403065089106" calcext:value-type="float">
            <text:p>10.4403065089106</text:p>
          </table:table-cell>
          <table:table-cell table:formula="of:=SQRT([.P$1] * [.P$1] + [.$A22] * [.$A22])" office:value-type="float" office:value="10.770329614269" calcext:value-type="float">
            <text:p>10.770329614269</text:p>
          </table:table-cell>
          <table:table-cell table:formula="of:=SQRT([.Q$1] * [.Q$1] + [.$A22] * [.$A22])" office:value-type="float" office:value="11.1803398874989" calcext:value-type="float">
            <text:p>11.1803398874989</text:p>
          </table:table-cell>
          <table:table-cell table:formula="of:=SQRT([.R$1] * [.R$1] + [.$A22] * [.$A22])" office:value-type="float" office:value="11.6619037896906" calcext:value-type="float">
            <text:p>11.6619037896906</text:p>
          </table:table-cell>
          <table:table-cell table:formula="of:=SQRT([.S$1] * [.S$1] + [.$A22] * [.$A22])" office:value-type="float" office:value="12.2065556157337" calcext:value-type="float">
            <text:p>12.2065556157337</text:p>
          </table:table-cell>
          <table:table-cell table:formula="of:=SQRT([.T$1] * [.T$1] + [.$A22] * [.$A22])" office:value-type="float" office:value="12.8062484748657" calcext:value-type="float">
            <text:p>12.8062484748657</text:p>
          </table:table-cell>
          <table:table-cell table:formula="of:=SQRT([.U$1] * [.U$1] + [.$A22] * [.$A22])" office:value-type="float" office:value="13.4536240470737" calcext:value-type="float">
            <text:p>13.4536240470737</text:p>
          </table:table-cell>
          <table:table-cell table:formula="of:=SQRT([.V$1] * [.V$1] + [.$A22] * [.$A22])" office:value-type="float" office:value="14.142135623731" calcext:value-type="float">
            <text:p>14.142135623731</text:p>
          </table:table-cell>
          <table:table-cell table:number-columns-repeated="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formula="of:=1/[.B24]" office:value-type="float" office:value="0.0707106781186548" calcext:value-type="float">
            <text:p>0.0707106781186548</text:p>
          </table:table-cell>
          <table:table-cell table:formula="of:=1/[.C24]" office:value-type="float" office:value="0.0743294146247166" calcext:value-type="float">
            <text:p>0.0743294146247166</text:p>
          </table:table-cell>
          <table:table-cell table:formula="of:=1/[.D24]" office:value-type="float" office:value="0.078086880944303" calcext:value-type="float">
            <text:p>0.078086880944303</text:p>
          </table:table-cell>
          <table:table-cell table:formula="of:=1/[.E24]" office:value-type="float" office:value="0.0819231920519041" calcext:value-type="float">
            <text:p>0.0819231920519041</text:p>
          </table:table-cell>
          <table:table-cell table:formula="of:=1/[.F24]" office:value-type="float" office:value="0.0857492925712544" calcext:value-type="float">
            <text:p>0.0857492925712544</text:p>
          </table:table-cell>
          <table:table-cell table:formula="of:=1/[.G24]" office:value-type="float" office:value="0.0894427190999916" calcext:value-type="float">
            <text:p>0.0894427190999916</text:p>
          </table:table-cell>
          <table:table-cell table:formula="of:=1/[.H24]" office:value-type="float" office:value="0.0928476690885259" calcext:value-type="float">
            <text:p>0.0928476690885259</text:p>
          </table:table-cell>
          <table:table-cell table:formula="of:=1/[.I24]" office:value-type="float" office:value="0.0957826285221151" calcext:value-type="float">
            <text:p>0.0957826285221151</text:p>
          </table:table-cell>
          <table:table-cell table:formula="of:=1/[.J24]" office:value-type="float" office:value="0.098058067569092" calcext:value-type="float">
            <text:p>0.098058067569092</text:p>
          </table:table-cell>
          <table:table-cell table:formula="of:=1/[.K24]" office:value-type="float" office:value="0.0995037190209989" calcext:value-type="float">
            <text:p>0.0995037190209989</text:p>
          </table:table-cell>
          <table:table-cell table:formula="of:=1/[.L24]" office:value-type="float" office:value="0.1" calcext:value-type="float">
            <text:p>0.1</text:p>
          </table:table-cell>
          <table:table-cell table:formula="of:=1/[.M24]" office:value-type="float" office:value="0.0995037190209989" calcext:value-type="float">
            <text:p>0.0995037190209989</text:p>
          </table:table-cell>
          <table:table-cell table:formula="of:=1/[.N24]" office:value-type="float" office:value="0.098058067569092" calcext:value-type="float">
            <text:p>0.098058067569092</text:p>
          </table:table-cell>
          <table:table-cell table:formula="of:=1/[.O24]" office:value-type="float" office:value="0.0957826285221151" calcext:value-type="float">
            <text:p>0.0957826285221151</text:p>
          </table:table-cell>
          <table:table-cell table:formula="of:=1/[.P24]" office:value-type="float" office:value="0.0928476690885259" calcext:value-type="float">
            <text:p>0.0928476690885259</text:p>
          </table:table-cell>
          <table:table-cell table:formula="of:=1/[.Q24]" office:value-type="float" office:value="0.0894427190999916" calcext:value-type="float">
            <text:p>0.0894427190999916</text:p>
          </table:table-cell>
          <table:table-cell table:formula="of:=1/[.R24]" office:value-type="float" office:value="0.0857492925712544" calcext:value-type="float">
            <text:p>0.0857492925712544</text:p>
          </table:table-cell>
          <table:table-cell table:formula="of:=1/[.S24]" office:value-type="float" office:value="0.0819231920519041" calcext:value-type="float">
            <text:p>0.0819231920519041</text:p>
          </table:table-cell>
          <table:table-cell table:formula="of:=1/[.T24]" office:value-type="float" office:value="0.078086880944303" calcext:value-type="float">
            <text:p>0.078086880944303</text:p>
          </table:table-cell>
          <table:table-cell table:formula="of:=1/[.U24]" office:value-type="float" office:value="0.0743294146247166" calcext:value-type="float">
            <text:p>0.0743294146247166</text:p>
          </table:table-cell>
          <table:table-cell table:formula="of:=1/[.V24]" office:value-type="float" office:value="0.0707106781186548" calcext:value-type="float">
            <text:p>0.0707106781186548</text:p>
          </table:table-cell>
          <table:table-cell table:number-columns-repeated="3"/>
        </table:table-row>
        <table:table-row table:style-name="ro1">
          <table:table-cell/>
          <table:table-cell table:formula="of:=1/[.B25]" office:value-type="float" office:value="0.0743294146247166" calcext:value-type="float">
            <text:p>0.0743294146247166</text:p>
          </table:table-cell>
          <table:table-cell table:formula="of:=1/[.C25]" office:value-type="float" office:value="0.0785674201318386" calcext:value-type="float">
            <text:p>0.0785674201318386</text:p>
          </table:table-cell>
          <table:table-cell table:formula="of:=1/[.D25]" office:value-type="float" office:value="0.08304547985374" calcext:value-type="float">
            <text:p>0.08304547985374</text:p>
          </table:table-cell>
          <table:table-cell table:formula="of:=1/[.E25]" office:value-type="float" office:value="0.0877058019307029" calcext:value-type="float">
            <text:p>0.0877058019307029</text:p>
          </table:table-cell>
          <table:table-cell table:formula="of:=1/[.F25]" office:value-type="float" office:value="0.0924500327042049" calcext:value-type="float">
            <text:p>0.0924500327042049</text:p>
          </table:table-cell>
          <table:table-cell table:formula="of:=1/[.G25]" office:value-type="float" office:value="0.0971285862357264" calcext:value-type="float">
            <text:p>0.0971285862357264</text:p>
          </table:table-cell>
          <table:table-cell table:formula="of:=1/[.H25]" office:value-type="float" office:value="0.101534616513362" calcext:value-type="float">
            <text:p>0.101534616513362</text:p>
          </table:table-cell>
          <table:table-cell table:formula="of:=1/[.I25]" office:value-type="float" office:value="0.105409255338946" calcext:value-type="float">
            <text:p>0.105409255338946</text:p>
          </table:table-cell>
          <table:table-cell table:formula="of:=1/[.J25]" office:value-type="float" office:value="0.108465228909328" calcext:value-type="float">
            <text:p>0.108465228909328</text:p>
          </table:table-cell>
          <table:table-cell table:formula="of:=1/[.K25]" office:value-type="float" office:value="0.110431526074847" calcext:value-type="float">
            <text:p>0.110431526074847</text:p>
          </table:table-cell>
          <table:table-cell table:formula="of:=1/[.L25]" office:value-type="float" office:value="0.111111111111111" calcext:value-type="float">
            <text:p>0.111111111111111</text:p>
          </table:table-cell>
          <table:table-cell table:formula="of:=1/[.M25]" office:value-type="float" office:value="0.110431526074847" calcext:value-type="float">
            <text:p>0.110431526074847</text:p>
          </table:table-cell>
          <table:table-cell table:formula="of:=1/[.N25]" office:value-type="float" office:value="0.108465228909328" calcext:value-type="float">
            <text:p>0.108465228909328</text:p>
          </table:table-cell>
          <table:table-cell table:formula="of:=1/[.O25]" office:value-type="float" office:value="0.105409255338946" calcext:value-type="float">
            <text:p>0.105409255338946</text:p>
          </table:table-cell>
          <table:table-cell table:formula="of:=1/[.P25]" office:value-type="float" office:value="0.101534616513362" calcext:value-type="float">
            <text:p>0.101534616513362</text:p>
          </table:table-cell>
          <table:table-cell table:formula="of:=1/[.Q25]" office:value-type="float" office:value="0.0971285862357264" calcext:value-type="float">
            <text:p>0.0971285862357264</text:p>
          </table:table-cell>
          <table:table-cell table:formula="of:=1/[.R25]" office:value-type="float" office:value="0.0924500327042049" calcext:value-type="float">
            <text:p>0.0924500327042049</text:p>
          </table:table-cell>
          <table:table-cell table:formula="of:=1/[.S25]" office:value-type="float" office:value="0.0877058019307029" calcext:value-type="float">
            <text:p>0.0877058019307029</text:p>
          </table:table-cell>
          <table:table-cell table:formula="of:=1/[.T25]" office:value-type="float" office:value="0.08304547985374" calcext:value-type="float">
            <text:p>0.08304547985374</text:p>
          </table:table-cell>
          <table:table-cell table:formula="of:=1/[.U25]" office:value-type="float" office:value="0.0785674201318386" calcext:value-type="float">
            <text:p>0.0785674201318386</text:p>
          </table:table-cell>
          <table:table-cell table:formula="of:=1/[.V25]" office:value-type="float" office:value="0.0743294146247166" calcext:value-type="float">
            <text:p>0.0743294146247166</text:p>
          </table:table-cell>
          <table:table-cell table:number-columns-repeated="3"/>
        </table:table-row>
        <table:table-row table:style-name="ro1">
          <table:table-cell/>
          <table:table-cell table:formula="of:=1/[.B26]" office:value-type="float" office:value="0.078086880944303" calcext:value-type="float">
            <text:p>0.078086880944303</text:p>
          </table:table-cell>
          <table:table-cell table:formula="of:=1/[.C26]" office:value-type="float" office:value="0.08304547985374" calcext:value-type="float">
            <text:p>0.08304547985374</text:p>
          </table:table-cell>
          <table:table-cell table:formula="of:=1/[.D26]" office:value-type="float" office:value="0.0883883476483184" calcext:value-type="float">
            <text:p>0.0883883476483184</text:p>
          </table:table-cell>
          <table:table-cell table:formula="of:=1/[.E26]" office:value-type="float" office:value="0.0940720868383597" calcext:value-type="float">
            <text:p>0.0940720868383597</text:p>
          </table:table-cell>
          <table:table-cell table:formula="of:=1/[.F26]" office:value-type="float" office:value="0.1" calcext:value-type="float">
            <text:p>0.1</text:p>
          </table:table-cell>
          <table:table-cell table:formula="of:=1/[.G26]" office:value-type="float" office:value="0.105999788000636" calcext:value-type="float">
            <text:p>0.105999788000636</text:p>
          </table:table-cell>
          <table:table-cell table:formula="of:=1/[.H26]" office:value-type="float" office:value="0.111803398874989" calcext:value-type="float">
            <text:p>0.111803398874989</text:p>
          </table:table-cell>
          <table:table-cell table:formula="of:=1/[.I26]" office:value-type="float" office:value="0.117041147196131" calcext:value-type="float">
            <text:p>0.117041147196131</text:p>
          </table:table-cell>
          <table:table-cell table:formula="of:=1/[.J26]" office:value-type="float" office:value="0.121267812518166" calcext:value-type="float">
            <text:p>0.121267812518166</text:p>
          </table:table-cell>
          <table:table-cell table:formula="of:=1/[.K26]" office:value-type="float" office:value="0.124034734589208" calcext:value-type="float">
            <text:p>0.124034734589208</text:p>
          </table:table-cell>
          <table:table-cell table:formula="of:=1/[.L26]" office:value-type="float" office:value="0.125" calcext:value-type="float">
            <text:p>0.125</text:p>
          </table:table-cell>
          <table:table-cell table:formula="of:=1/[.M26]" office:value-type="float" office:value="0.124034734589208" calcext:value-type="float">
            <text:p>0.124034734589208</text:p>
          </table:table-cell>
          <table:table-cell table:formula="of:=1/[.N26]" office:value-type="float" office:value="0.121267812518166" calcext:value-type="float">
            <text:p>0.121267812518166</text:p>
          </table:table-cell>
          <table:table-cell table:formula="of:=1/[.O26]" office:value-type="float" office:value="0.117041147196131" calcext:value-type="float">
            <text:p>0.117041147196131</text:p>
          </table:table-cell>
          <table:table-cell table:formula="of:=1/[.P26]" office:value-type="float" office:value="0.111803398874989" calcext:value-type="float">
            <text:p>0.111803398874989</text:p>
          </table:table-cell>
          <table:table-cell table:formula="of:=1/[.Q26]" office:value-type="float" office:value="0.105999788000636" calcext:value-type="float">
            <text:p>0.105999788000636</text:p>
          </table:table-cell>
          <table:table-cell table:formula="of:=1/[.R26]" office:value-type="float" office:value="0.1" calcext:value-type="float">
            <text:p>0.1</text:p>
          </table:table-cell>
          <table:table-cell table:formula="of:=1/[.S26]" office:value-type="float" office:value="0.0940720868383597" calcext:value-type="float">
            <text:p>0.0940720868383597</text:p>
          </table:table-cell>
          <table:table-cell table:formula="of:=1/[.T26]" office:value-type="float" office:value="0.0883883476483184" calcext:value-type="float">
            <text:p>0.0883883476483184</text:p>
          </table:table-cell>
          <table:table-cell table:formula="of:=1/[.U26]" office:value-type="float" office:value="0.08304547985374" calcext:value-type="float">
            <text:p>0.08304547985374</text:p>
          </table:table-cell>
          <table:table-cell table:formula="of:=1/[.V26]" office:value-type="float" office:value="0.078086880944303" calcext:value-type="float">
            <text:p>0.078086880944303</text:p>
          </table:table-cell>
          <table:table-cell table:number-columns-repeated="3"/>
        </table:table-row>
        <table:table-row table:style-name="ro1">
          <table:table-cell/>
          <table:table-cell table:formula="of:=1/[.B27]" office:value-type="float" office:value="0.0819231920519041" calcext:value-type="float">
            <text:p>0.0819231920519041</text:p>
          </table:table-cell>
          <table:table-cell table:formula="of:=1/[.C27]" office:value-type="float" office:value="0.0877058019307029" calcext:value-type="float">
            <text:p>0.0877058019307029</text:p>
          </table:table-cell>
          <table:table-cell table:formula="of:=1/[.D27]" office:value-type="float" office:value="0.0940720868383597" calcext:value-type="float">
            <text:p>0.0940720868383597</text:p>
          </table:table-cell>
          <table:table-cell table:formula="of:=1/[.E27]" office:value-type="float" office:value="0.101015254455221" calcext:value-type="float">
            <text:p>0.101015254455221</text:p>
          </table:table-cell>
          <table:table-cell table:formula="of:=1/[.F27]" office:value-type="float" office:value="0.108465228909328" calcext:value-type="float">
            <text:p>0.108465228909328</text:p>
          </table:table-cell>
          <table:table-cell table:formula="of:=1/[.G27]" office:value-type="float" office:value="0.116247638743819" calcext:value-type="float">
            <text:p>0.116247638743819</text:p>
          </table:table-cell>
          <table:table-cell table:formula="of:=1/[.H27]" office:value-type="float" office:value="0.124034734589208" calcext:value-type="float">
            <text:p>0.124034734589208</text:p>
          </table:table-cell>
          <table:table-cell table:formula="of:=1/[.I27]" office:value-type="float" office:value="0.131306432859723" calcext:value-type="float">
            <text:p>0.131306432859723</text:p>
          </table:table-cell>
          <table:table-cell table:formula="of:=1/[.J27]" office:value-type="float" office:value="0.137360563948689" calcext:value-type="float">
            <text:p>0.137360563948689</text:p>
          </table:table-cell>
          <table:table-cell table:formula="of:=1/[.K27]" office:value-type="float" office:value="0.14142135623731" calcext:value-type="float">
            <text:p>0.14142135623731</text:p>
          </table:table-cell>
          <table:table-cell table:formula="of:=1/[.L27]" office:value-type="float" office:value="0.142857142857143" calcext:value-type="float">
            <text:p>0.142857142857143</text:p>
          </table:table-cell>
          <table:table-cell table:formula="of:=1/[.M27]" office:value-type="float" office:value="0.14142135623731" calcext:value-type="float">
            <text:p>0.14142135623731</text:p>
          </table:table-cell>
          <table:table-cell table:formula="of:=1/[.N27]" office:value-type="float" office:value="0.137360563948689" calcext:value-type="float">
            <text:p>0.137360563948689</text:p>
          </table:table-cell>
          <table:table-cell table:formula="of:=1/[.O27]" office:value-type="float" office:value="0.131306432859723" calcext:value-type="float">
            <text:p>0.131306432859723</text:p>
          </table:table-cell>
          <table:table-cell table:formula="of:=1/[.P27]" office:value-type="float" office:value="0.124034734589208" calcext:value-type="float">
            <text:p>0.124034734589208</text:p>
          </table:table-cell>
          <table:table-cell table:formula="of:=1/[.Q27]" office:value-type="float" office:value="0.116247638743819" calcext:value-type="float">
            <text:p>0.116247638743819</text:p>
          </table:table-cell>
          <table:table-cell table:formula="of:=1/[.R27]" office:value-type="float" office:value="0.108465228909328" calcext:value-type="float">
            <text:p>0.108465228909328</text:p>
          </table:table-cell>
          <table:table-cell table:formula="of:=1/[.S27]" office:value-type="float" office:value="0.101015254455221" calcext:value-type="float">
            <text:p>0.101015254455221</text:p>
          </table:table-cell>
          <table:table-cell table:formula="of:=1/[.T27]" office:value-type="float" office:value="0.0940720868383597" calcext:value-type="float">
            <text:p>0.0940720868383597</text:p>
          </table:table-cell>
          <table:table-cell table:formula="of:=1/[.U27]" office:value-type="float" office:value="0.0877058019307029" calcext:value-type="float">
            <text:p>0.0877058019307029</text:p>
          </table:table-cell>
          <table:table-cell table:formula="of:=1/[.V27]" office:value-type="float" office:value="0.0819231920519041" calcext:value-type="float">
            <text:p>0.0819231920519041</text:p>
          </table:table-cell>
          <table:table-cell table:number-columns-repeated="3"/>
        </table:table-row>
        <table:table-row table:style-name="ro1">
          <table:table-cell/>
          <table:table-cell table:formula="of:=1/[.B28]" office:value-type="float" office:value="0.0857492925712544" calcext:value-type="float">
            <text:p>0.0857492925712544</text:p>
          </table:table-cell>
          <table:table-cell table:formula="of:=1/[.C28]" office:value-type="float" office:value="0.0924500327042049" calcext:value-type="float">
            <text:p>0.0924500327042049</text:p>
          </table:table-cell>
          <table:table-cell table:formula="of:=1/[.D28]" office:value-type="float" office:value="0.1" calcext:value-type="float">
            <text:p>0.1</text:p>
          </table:table-cell>
          <table:table-cell table:formula="of:=1/[.E28]" office:value-type="float" office:value="0.108465228909328" calcext:value-type="float">
            <text:p>0.108465228909328</text:p>
          </table:table-cell>
          <table:table-cell table:formula="of:=1/[.F28]" office:value-type="float" office:value="0.117851130197758" calcext:value-type="float">
            <text:p>0.117851130197758</text:p>
          </table:table-cell>
          <table:table-cell table:formula="of:=1/[.G28]" office:value-type="float" office:value="0.128036879932896" calcext:value-type="float">
            <text:p>0.128036879932896</text:p>
          </table:table-cell>
          <table:table-cell table:formula="of:=1/[.H28]" office:value-type="float" office:value="0.138675049056307" calcext:value-type="float">
            <text:p>0.138675049056307</text:p>
          </table:table-cell>
          <table:table-cell table:formula="of:=1/[.I28]" office:value-type="float" office:value="0.149071198499986" calcext:value-type="float">
            <text:p>0.149071198499986</text:p>
          </table:table-cell>
          <table:table-cell table:formula="of:=1/[.J28]" office:value-type="float" office:value="0.158113883008419" calcext:value-type="float">
            <text:p>0.158113883008419</text:p>
          </table:table-cell>
          <table:table-cell table:formula="of:=1/[.K28]" office:value-type="float" office:value="0.164398987305357" calcext:value-type="float">
            <text:p>0.164398987305357</text:p>
          </table:table-cell>
          <table:table-cell table:formula="of:=1/[.L28]" office:value-type="float" office:value="0.166666666666667" calcext:value-type="float">
            <text:p>0.166666666666667</text:p>
          </table:table-cell>
          <table:table-cell table:formula="of:=1/[.M28]" office:value-type="float" office:value="0.164398987305357" calcext:value-type="float">
            <text:p>0.164398987305357</text:p>
          </table:table-cell>
          <table:table-cell table:formula="of:=1/[.N28]" office:value-type="float" office:value="0.158113883008419" calcext:value-type="float">
            <text:p>0.158113883008419</text:p>
          </table:table-cell>
          <table:table-cell table:formula="of:=1/[.O28]" office:value-type="float" office:value="0.149071198499986" calcext:value-type="float">
            <text:p>0.149071198499986</text:p>
          </table:table-cell>
          <table:table-cell table:formula="of:=1/[.P28]" office:value-type="float" office:value="0.138675049056307" calcext:value-type="float">
            <text:p>0.138675049056307</text:p>
          </table:table-cell>
          <table:table-cell table:formula="of:=1/[.Q28]" office:value-type="float" office:value="0.128036879932896" calcext:value-type="float">
            <text:p>0.128036879932896</text:p>
          </table:table-cell>
          <table:table-cell table:formula="of:=1/[.R28]" office:value-type="float" office:value="0.117851130197758" calcext:value-type="float">
            <text:p>0.117851130197758</text:p>
          </table:table-cell>
          <table:table-cell table:formula="of:=1/[.S28]" office:value-type="float" office:value="0.108465228909328" calcext:value-type="float">
            <text:p>0.108465228909328</text:p>
          </table:table-cell>
          <table:table-cell table:formula="of:=1/[.T28]" office:value-type="float" office:value="0.1" calcext:value-type="float">
            <text:p>0.1</text:p>
          </table:table-cell>
          <table:table-cell table:formula="of:=1/[.U28]" office:value-type="float" office:value="0.0924500327042049" calcext:value-type="float">
            <text:p>0.0924500327042049</text:p>
          </table:table-cell>
          <table:table-cell table:formula="of:=1/[.V28]" office:value-type="float" office:value="0.0857492925712544" calcext:value-type="float">
            <text:p>0.0857492925712544</text:p>
          </table:table-cell>
          <table:table-cell table:number-columns-repeated="3"/>
        </table:table-row>
        <table:table-row table:style-name="ro1">
          <table:table-cell/>
          <table:table-cell table:formula="of:=1/[.B29]" office:value-type="float" office:value="0.0894427190999916" calcext:value-type="float">
            <text:p>0.0894427190999916</text:p>
          </table:table-cell>
          <table:table-cell table:formula="of:=1/[.C29]" office:value-type="float" office:value="0.0971285862357264" calcext:value-type="float">
            <text:p>0.0971285862357264</text:p>
          </table:table-cell>
          <table:table-cell table:formula="of:=1/[.D29]" office:value-type="float" office:value="0.105999788000636" calcext:value-type="float">
            <text:p>0.105999788000636</text:p>
          </table:table-cell>
          <table:table-cell table:formula="of:=1/[.E29]" office:value-type="float" office:value="0.116247638743819" calcext:value-type="float">
            <text:p>0.116247638743819</text:p>
          </table:table-cell>
          <table:table-cell table:formula="of:=1/[.F29]" office:value-type="float" office:value="0.128036879932896" calcext:value-type="float">
            <text:p>0.128036879932896</text:p>
          </table:table-cell>
          <table:table-cell table:formula="of:=1/[.G29]" office:value-type="float" office:value="0.14142135623731" calcext:value-type="float">
            <text:p>0.14142135623731</text:p>
          </table:table-cell>
          <table:table-cell table:formula="of:=1/[.H29]" office:value-type="float" office:value="0.156173761888606" calcext:value-type="float">
            <text:p>0.156173761888606</text:p>
          </table:table-cell>
          <table:table-cell table:formula="of:=1/[.I29]" office:value-type="float" office:value="0.171498585142509" calcext:value-type="float">
            <text:p>0.171498585142509</text:p>
          </table:table-cell>
          <table:table-cell table:formula="of:=1/[.J29]" office:value-type="float" office:value="0.185695338177052" calcext:value-type="float">
            <text:p>0.185695338177052</text:p>
          </table:table-cell>
          <table:table-cell table:formula="of:=1/[.K29]" office:value-type="float" office:value="0.196116135138184" calcext:value-type="float">
            <text:p>0.196116135138184</text:p>
          </table:table-cell>
          <table:table-cell table:formula="of:=1/[.L29]" office:value-type="float" office:value="0.2" calcext:value-type="float">
            <text:p>0.2</text:p>
          </table:table-cell>
          <table:table-cell table:formula="of:=1/[.M29]" office:value-type="float" office:value="0.196116135138184" calcext:value-type="float">
            <text:p>0.196116135138184</text:p>
          </table:table-cell>
          <table:table-cell table:formula="of:=1/[.N29]" office:value-type="float" office:value="0.185695338177052" calcext:value-type="float">
            <text:p>0.185695338177052</text:p>
          </table:table-cell>
          <table:table-cell table:formula="of:=1/[.O29]" office:value-type="float" office:value="0.171498585142509" calcext:value-type="float">
            <text:p>0.171498585142509</text:p>
          </table:table-cell>
          <table:table-cell table:formula="of:=1/[.P29]" office:value-type="float" office:value="0.156173761888606" calcext:value-type="float">
            <text:p>0.156173761888606</text:p>
          </table:table-cell>
          <table:table-cell table:formula="of:=1/[.Q29]" office:value-type="float" office:value="0.14142135623731" calcext:value-type="float">
            <text:p>0.14142135623731</text:p>
          </table:table-cell>
          <table:table-cell table:formula="of:=1/[.R29]" office:value-type="float" office:value="0.128036879932896" calcext:value-type="float">
            <text:p>0.128036879932896</text:p>
          </table:table-cell>
          <table:table-cell table:formula="of:=1/[.S29]" office:value-type="float" office:value="0.116247638743819" calcext:value-type="float">
            <text:p>0.116247638743819</text:p>
          </table:table-cell>
          <table:table-cell table:formula="of:=1/[.T29]" office:value-type="float" office:value="0.105999788000636" calcext:value-type="float">
            <text:p>0.105999788000636</text:p>
          </table:table-cell>
          <table:table-cell table:formula="of:=1/[.U29]" office:value-type="float" office:value="0.0971285862357264" calcext:value-type="float">
            <text:p>0.0971285862357264</text:p>
          </table:table-cell>
          <table:table-cell table:formula="of:=1/[.V29]" office:value-type="float" office:value="0.0894427190999916" calcext:value-type="float">
            <text:p>0.0894427190999916</text:p>
          </table:table-cell>
          <table:table-cell table:number-columns-repeated="3"/>
        </table:table-row>
        <table:table-row table:style-name="ro1">
          <table:table-cell/>
          <table:table-cell table:formula="of:=1/[.B30]" office:value-type="float" office:value="0.0928476690885259" calcext:value-type="float">
            <text:p>0.0928476690885259</text:p>
          </table:table-cell>
          <table:table-cell table:formula="of:=1/[.C30]" office:value-type="float" office:value="0.101534616513362" calcext:value-type="float">
            <text:p>0.101534616513362</text:p>
          </table:table-cell>
          <table:table-cell table:formula="of:=1/[.D30]" office:value-type="float" office:value="0.111803398874989" calcext:value-type="float">
            <text:p>0.111803398874989</text:p>
          </table:table-cell>
          <table:table-cell table:formula="of:=1/[.E30]" office:value-type="float" office:value="0.124034734589208" calcext:value-type="float">
            <text:p>0.124034734589208</text:p>
          </table:table-cell>
          <table:table-cell table:formula="of:=1/[.F30]" office:value-type="float" office:value="0.138675049056307" calcext:value-type="float">
            <text:p>0.138675049056307</text:p>
          </table:table-cell>
          <table:table-cell table:formula="of:=1/[.G30]" office:value-type="float" office:value="0.156173761888606" calcext:value-type="float">
            <text:p>0.156173761888606</text:p>
          </table:table-cell>
          <table:table-cell table:formula="of:=1/[.H30]" office:value-type="float" office:value="0.176776695296637" calcext:value-type="float">
            <text:p>0.176776695296637</text:p>
          </table:table-cell>
          <table:table-cell table:formula="of:=1/[.I30]" office:value-type="float" office:value="0.2" calcext:value-type="float">
            <text:p>0.2</text:p>
          </table:table-cell>
          <table:table-cell table:formula="of:=1/[.J30]" office:value-type="float" office:value="0.223606797749979" calcext:value-type="float">
            <text:p>0.223606797749979</text:p>
          </table:table-cell>
          <table:table-cell table:formula="of:=1/[.K30]" office:value-type="float" office:value="0.242535625036333" calcext:value-type="float">
            <text:p>0.242535625036333</text:p>
          </table:table-cell>
          <table:table-cell table:formula="of:=1/[.L30]" office:value-type="float" office:value="0.25" calcext:value-type="float">
            <text:p>0.25</text:p>
          </table:table-cell>
          <table:table-cell table:formula="of:=1/[.M30]" office:value-type="float" office:value="0.242535625036333" calcext:value-type="float">
            <text:p>0.242535625036333</text:p>
          </table:table-cell>
          <table:table-cell table:formula="of:=1/[.N30]" office:value-type="float" office:value="0.223606797749979" calcext:value-type="float">
            <text:p>0.223606797749979</text:p>
          </table:table-cell>
          <table:table-cell table:formula="of:=1/[.O30]" office:value-type="float" office:value="0.2" calcext:value-type="float">
            <text:p>0.2</text:p>
          </table:table-cell>
          <table:table-cell table:formula="of:=1/[.P30]" office:value-type="float" office:value="0.176776695296637" calcext:value-type="float">
            <text:p>0.176776695296637</text:p>
          </table:table-cell>
          <table:table-cell table:formula="of:=1/[.Q30]" office:value-type="float" office:value="0.156173761888606" calcext:value-type="float">
            <text:p>0.156173761888606</text:p>
          </table:table-cell>
          <table:table-cell table:formula="of:=1/[.R30]" office:value-type="float" office:value="0.138675049056307" calcext:value-type="float">
            <text:p>0.138675049056307</text:p>
          </table:table-cell>
          <table:table-cell table:formula="of:=1/[.S30]" office:value-type="float" office:value="0.124034734589208" calcext:value-type="float">
            <text:p>0.124034734589208</text:p>
          </table:table-cell>
          <table:table-cell table:formula="of:=1/[.T30]" office:value-type="float" office:value="0.111803398874989" calcext:value-type="float">
            <text:p>0.111803398874989</text:p>
          </table:table-cell>
          <table:table-cell table:formula="of:=1/[.U30]" office:value-type="float" office:value="0.101534616513362" calcext:value-type="float">
            <text:p>0.101534616513362</text:p>
          </table:table-cell>
          <table:table-cell table:formula="of:=1/[.V30]" office:value-type="float" office:value="0.0928476690885259" calcext:value-type="float">
            <text:p>0.0928476690885259</text:p>
          </table:table-cell>
          <table:table-cell table:number-columns-repeated="3"/>
        </table:table-row>
        <table:table-row table:style-name="ro1">
          <table:table-cell/>
          <table:table-cell table:formula="of:=1/[.B31]" office:value-type="float" office:value="0.0957826285221151" calcext:value-type="float">
            <text:p>0.0957826285221151</text:p>
          </table:table-cell>
          <table:table-cell table:formula="of:=1/[.C31]" office:value-type="float" office:value="0.105409255338946" calcext:value-type="float">
            <text:p>0.105409255338946</text:p>
          </table:table-cell>
          <table:table-cell table:formula="of:=1/[.D31]" office:value-type="float" office:value="0.117041147196131" calcext:value-type="float">
            <text:p>0.117041147196131</text:p>
          </table:table-cell>
          <table:table-cell table:formula="of:=1/[.E31]" office:value-type="float" office:value="0.131306432859723" calcext:value-type="float">
            <text:p>0.131306432859723</text:p>
          </table:table-cell>
          <table:table-cell table:formula="of:=1/[.F31]" office:value-type="float" office:value="0.149071198499986" calcext:value-type="float">
            <text:p>0.149071198499986</text:p>
          </table:table-cell>
          <table:table-cell table:formula="of:=1/[.G31]" office:value-type="float" office:value="0.171498585142509" calcext:value-type="float">
            <text:p>0.171498585142509</text:p>
          </table:table-cell>
          <table:table-cell table:formula="of:=1/[.H31]" office:value-type="float" office:value="0.2" calcext:value-type="float">
            <text:p>0.2</text:p>
          </table:table-cell>
          <table:table-cell table:formula="of:=1/[.I31]" office:value-type="float" office:value="0.235702260395516" calcext:value-type="float">
            <text:p>0.235702260395516</text:p>
          </table:table-cell>
          <table:table-cell table:formula="of:=1/[.J31]" office:value-type="float" office:value="0.277350098112615" calcext:value-type="float">
            <text:p>0.277350098112615</text:p>
          </table:table-cell>
          <table:table-cell table:formula="of:=1/[.K31]" office:value-type="float" office:value="0.316227766016838" calcext:value-type="float">
            <text:p>0.316227766016838</text:p>
          </table:table-cell>
          <table:table-cell table:formula="of:=1/[.L31]" office:value-type="float" office:value="0.333333333333333" calcext:value-type="float">
            <text:p>0.333333333333333</text:p>
          </table:table-cell>
          <table:table-cell table:formula="of:=1/[.M31]" office:value-type="float" office:value="0.316227766016838" calcext:value-type="float">
            <text:p>0.316227766016838</text:p>
          </table:table-cell>
          <table:table-cell table:formula="of:=1/[.N31]" office:value-type="float" office:value="0.277350098112615" calcext:value-type="float">
            <text:p>0.277350098112615</text:p>
          </table:table-cell>
          <table:table-cell table:formula="of:=1/[.O31]" office:value-type="float" office:value="0.235702260395516" calcext:value-type="float">
            <text:p>0.235702260395516</text:p>
          </table:table-cell>
          <table:table-cell table:formula="of:=1/[.P31]" office:value-type="float" office:value="0.2" calcext:value-type="float">
            <text:p>0.2</text:p>
          </table:table-cell>
          <table:table-cell table:formula="of:=1/[.Q31]" office:value-type="float" office:value="0.171498585142509" calcext:value-type="float">
            <text:p>0.171498585142509</text:p>
          </table:table-cell>
          <table:table-cell table:formula="of:=1/[.R31]" office:value-type="float" office:value="0.149071198499986" calcext:value-type="float">
            <text:p>0.149071198499986</text:p>
          </table:table-cell>
          <table:table-cell table:formula="of:=1/[.S31]" office:value-type="float" office:value="0.131306432859723" calcext:value-type="float">
            <text:p>0.131306432859723</text:p>
          </table:table-cell>
          <table:table-cell table:formula="of:=1/[.T31]" office:value-type="float" office:value="0.117041147196131" calcext:value-type="float">
            <text:p>0.117041147196131</text:p>
          </table:table-cell>
          <table:table-cell table:formula="of:=1/[.U31]" office:value-type="float" office:value="0.105409255338946" calcext:value-type="float">
            <text:p>0.105409255338946</text:p>
          </table:table-cell>
          <table:table-cell table:formula="of:=1/[.V31]" office:value-type="float" office:value="0.0957826285221151" calcext:value-type="float">
            <text:p>0.0957826285221151</text:p>
          </table:table-cell>
          <table:table-cell table:number-columns-repeated="3"/>
        </table:table-row>
        <table:table-row table:style-name="ro1">
          <table:table-cell/>
          <table:table-cell table:formula="of:=1/[.B32]" office:value-type="float" office:value="0.098058067569092" calcext:value-type="float">
            <text:p>0.098058067569092</text:p>
          </table:table-cell>
          <table:table-cell table:formula="of:=1/[.C32]" office:value-type="float" office:value="0.108465228909328" calcext:value-type="float">
            <text:p>0.108465228909328</text:p>
          </table:table-cell>
          <table:table-cell table:formula="of:=1/[.D32]" office:value-type="float" office:value="0.121267812518166" calcext:value-type="float">
            <text:p>0.121267812518166</text:p>
          </table:table-cell>
          <table:table-cell table:formula="of:=1/[.E32]" office:value-type="float" office:value="0.137360563948689" calcext:value-type="float">
            <text:p>0.137360563948689</text:p>
          </table:table-cell>
          <table:table-cell table:formula="of:=1/[.F32]" office:value-type="float" office:value="0.158113883008419" calcext:value-type="float">
            <text:p>0.158113883008419</text:p>
          </table:table-cell>
          <table:table-cell table:formula="of:=1/[.G32]" office:value-type="float" office:value="0.185695338177052" calcext:value-type="float">
            <text:p>0.185695338177052</text:p>
          </table:table-cell>
          <table:table-cell table:formula="of:=1/[.H32]" office:value-type="float" office:value="0.223606797749979" calcext:value-type="float">
            <text:p>0.223606797749979</text:p>
          </table:table-cell>
          <table:table-cell table:formula="of:=1/[.I32]" office:value-type="float" office:value="0.277350098112615" calcext:value-type="float">
            <text:p>0.277350098112615</text:p>
          </table:table-cell>
          <table:table-cell table:formula="of:=1/[.J32]" office:value-type="float" office:value="0.353553390593274" calcext:value-type="float">
            <text:p>0.353553390593274</text:p>
          </table:table-cell>
          <table:table-cell table:formula="of:=1/[.K32]" office:value-type="float" office:value="0.447213595499958" calcext:value-type="float">
            <text:p>0.447213595499958</text:p>
          </table:table-cell>
          <table:table-cell table:formula="of:=1/[.L32]" office:value-type="float" office:value="0.5" calcext:value-type="float">
            <text:p>0.5</text:p>
          </table:table-cell>
          <table:table-cell table:formula="of:=1/[.M32]" office:value-type="float" office:value="0.447213595499958" calcext:value-type="float">
            <text:p>0.447213595499958</text:p>
          </table:table-cell>
          <table:table-cell table:formula="of:=1/[.N32]" office:value-type="float" office:value="0.353553390593274" calcext:value-type="float">
            <text:p>0.353553390593274</text:p>
          </table:table-cell>
          <table:table-cell table:formula="of:=1/[.O32]" office:value-type="float" office:value="0.277350098112615" calcext:value-type="float">
            <text:p>0.277350098112615</text:p>
          </table:table-cell>
          <table:table-cell table:formula="of:=1/[.P32]" office:value-type="float" office:value="0.223606797749979" calcext:value-type="float">
            <text:p>0.223606797749979</text:p>
          </table:table-cell>
          <table:table-cell table:formula="of:=1/[.Q32]" office:value-type="float" office:value="0.185695338177052" calcext:value-type="float">
            <text:p>0.185695338177052</text:p>
          </table:table-cell>
          <table:table-cell table:formula="of:=1/[.R32]" office:value-type="float" office:value="0.158113883008419" calcext:value-type="float">
            <text:p>0.158113883008419</text:p>
          </table:table-cell>
          <table:table-cell table:formula="of:=1/[.S32]" office:value-type="float" office:value="0.137360563948689" calcext:value-type="float">
            <text:p>0.137360563948689</text:p>
          </table:table-cell>
          <table:table-cell table:formula="of:=1/[.T32]" office:value-type="float" office:value="0.121267812518166" calcext:value-type="float">
            <text:p>0.121267812518166</text:p>
          </table:table-cell>
          <table:table-cell table:formula="of:=1/[.U32]" office:value-type="float" office:value="0.108465228909328" calcext:value-type="float">
            <text:p>0.108465228909328</text:p>
          </table:table-cell>
          <table:table-cell table:formula="of:=1/[.V32]" office:value-type="float" office:value="0.098058067569092" calcext:value-type="float">
            <text:p>0.098058067569092</text:p>
          </table:table-cell>
          <table:table-cell table:number-columns-repeated="3"/>
        </table:table-row>
        <table:table-row table:style-name="ro1">
          <table:table-cell/>
          <table:table-cell table:formula="of:=1/[.B33]" office:value-type="float" office:value="0.0995037190209989" calcext:value-type="float">
            <text:p>0.0995037190209989</text:p>
          </table:table-cell>
          <table:table-cell table:formula="of:=1/[.C33]" office:value-type="float" office:value="0.110431526074847" calcext:value-type="float">
            <text:p>0.110431526074847</text:p>
          </table:table-cell>
          <table:table-cell table:formula="of:=1/[.D33]" office:value-type="float" office:value="0.124034734589208" calcext:value-type="float">
            <text:p>0.124034734589208</text:p>
          </table:table-cell>
          <table:table-cell table:formula="of:=1/[.E33]" office:value-type="float" office:value="0.14142135623731" calcext:value-type="float">
            <text:p>0.14142135623731</text:p>
          </table:table-cell>
          <table:table-cell table:formula="of:=1/[.F33]" office:value-type="float" office:value="0.164398987305357" calcext:value-type="float">
            <text:p>0.164398987305357</text:p>
          </table:table-cell>
          <table:table-cell table:formula="of:=1/[.G33]" office:value-type="float" office:value="0.196116135138184" calcext:value-type="float">
            <text:p>0.196116135138184</text:p>
          </table:table-cell>
          <table:table-cell table:formula="of:=1/[.H33]" office:value-type="float" office:value="0.242535625036333" calcext:value-type="float">
            <text:p>0.242535625036333</text:p>
          </table:table-cell>
          <table:table-cell table:formula="of:=1/[.I33]" office:value-type="float" office:value="0.316227766016838" calcext:value-type="float">
            <text:p>0.316227766016838</text:p>
          </table:table-cell>
          <table:table-cell table:formula="of:=1/[.J33]" office:value-type="float" office:value="0.447213595499958" calcext:value-type="float">
            <text:p>0.447213595499958</text:p>
          </table:table-cell>
          <table:table-cell table:formula="of:=1/[.K33]" office:value-type="float" office:value="0.707106781186548" calcext:value-type="float">
            <text:p>0.707106781186548</text:p>
          </table:table-cell>
          <table:table-cell table:formula="of:=1/[.L33]" office:value-type="float" office:value="1" calcext:value-type="float">
            <text:p>1</text:p>
          </table:table-cell>
          <table:table-cell table:formula="of:=1/[.M33]" office:value-type="float" office:value="0.707106781186548" calcext:value-type="float">
            <text:p>0.707106781186548</text:p>
          </table:table-cell>
          <table:table-cell table:formula="of:=1/[.N33]" office:value-type="float" office:value="0.447213595499958" calcext:value-type="float">
            <text:p>0.447213595499958</text:p>
          </table:table-cell>
          <table:table-cell table:formula="of:=1/[.O33]" office:value-type="float" office:value="0.316227766016838" calcext:value-type="float">
            <text:p>0.316227766016838</text:p>
          </table:table-cell>
          <table:table-cell table:formula="of:=1/[.P33]" office:value-type="float" office:value="0.242535625036333" calcext:value-type="float">
            <text:p>0.242535625036333</text:p>
          </table:table-cell>
          <table:table-cell table:formula="of:=1/[.Q33]" office:value-type="float" office:value="0.196116135138184" calcext:value-type="float">
            <text:p>0.196116135138184</text:p>
          </table:table-cell>
          <table:table-cell table:formula="of:=1/[.R33]" office:value-type="float" office:value="0.164398987305357" calcext:value-type="float">
            <text:p>0.164398987305357</text:p>
          </table:table-cell>
          <table:table-cell table:formula="of:=1/[.S33]" office:value-type="float" office:value="0.14142135623731" calcext:value-type="float">
            <text:p>0.14142135623731</text:p>
          </table:table-cell>
          <table:table-cell table:formula="of:=1/[.T33]" office:value-type="float" office:value="0.124034734589208" calcext:value-type="float">
            <text:p>0.124034734589208</text:p>
          </table:table-cell>
          <table:table-cell table:formula="of:=1/[.U33]" office:value-type="float" office:value="0.110431526074847" calcext:value-type="float">
            <text:p>0.110431526074847</text:p>
          </table:table-cell>
          <table:table-cell table:formula="of:=1/[.V33]" office:value-type="float" office:value="0.0995037190209989" calcext:value-type="float">
            <text:p>0.0995037190209989</text:p>
          </table:table-cell>
          <table:table-cell table:number-columns-repeated="3"/>
        </table:table-row>
        <table:table-row table:style-name="ro1">
          <table:table-cell/>
          <table:table-cell table:formula="of:=1/[.B34]" office:value-type="float" office:value="0.1" calcext:value-type="float">
            <text:p>0.1</text:p>
          </table:table-cell>
          <table:table-cell table:formula="of:=1/[.C34]" office:value-type="float" office:value="0.111111111111111" calcext:value-type="float">
            <text:p>0.111111111111111</text:p>
          </table:table-cell>
          <table:table-cell table:formula="of:=1/[.D34]" office:value-type="float" office:value="0.125" calcext:value-type="float">
            <text:p>0.125</text:p>
          </table:table-cell>
          <table:table-cell table:formula="of:=1/[.E34]" office:value-type="float" office:value="0.142857142857143" calcext:value-type="float">
            <text:p>0.142857142857143</text:p>
          </table:table-cell>
          <table:table-cell table:formula="of:=1/[.F34]" office:value-type="float" office:value="0.166666666666667" calcext:value-type="float">
            <text:p>0.166666666666667</text:p>
          </table:table-cell>
          <table:table-cell table:formula="of:=1/[.G34]" office:value-type="float" office:value="0.2" calcext:value-type="float">
            <text:p>0.2</text:p>
          </table:table-cell>
          <table:table-cell table:formula="of:=1/[.H34]" office:value-type="float" office:value="0.25" calcext:value-type="float">
            <text:p>0.25</text:p>
          </table:table-cell>
          <table:table-cell table:formula="of:=1/[.I34]" office:value-type="float" office:value="0.333333333333333" calcext:value-type="float">
            <text:p>0.333333333333333</text:p>
          </table:table-cell>
          <table:table-cell table:formula="of:=1/[.J34]" office:value-type="float" office:value="0.5" calcext:value-type="float">
            <text:p>0.5</text:p>
          </table:table-cell>
          <table:table-cell table:formula="of:=1/[.K34]" office:value-type="float" office:value="1" calcext:value-type="float">
            <text:p>1</text:p>
          </table:table-cell>
          <table:table-cell table:formula="of:=1/[.L34]" office:value-type="string" office:string-value="" calcext:value-type="error">
            <text:p>#DIV/0!</text:p>
          </table:table-cell>
          <table:table-cell table:formula="of:=1/[.M34]" office:value-type="float" office:value="1" calcext:value-type="float">
            <text:p>1</text:p>
          </table:table-cell>
          <table:table-cell table:formula="of:=1/[.N34]" office:value-type="float" office:value="0.5" calcext:value-type="float">
            <text:p>0.5</text:p>
          </table:table-cell>
          <table:table-cell table:formula="of:=1/[.O34]" office:value-type="float" office:value="0.333333333333333" calcext:value-type="float">
            <text:p>0.333333333333333</text:p>
          </table:table-cell>
          <table:table-cell table:formula="of:=1/[.P34]" office:value-type="float" office:value="0.25" calcext:value-type="float">
            <text:p>0.25</text:p>
          </table:table-cell>
          <table:table-cell table:formula="of:=1/[.Q34]" office:value-type="float" office:value="0.2" calcext:value-type="float">
            <text:p>0.2</text:p>
          </table:table-cell>
          <table:table-cell table:formula="of:=1/[.R34]" office:value-type="float" office:value="0.166666666666667" calcext:value-type="float">
            <text:p>0.166666666666667</text:p>
          </table:table-cell>
          <table:table-cell table:formula="of:=1/[.S34]" office:value-type="float" office:value="0.142857142857143" calcext:value-type="float">
            <text:p>0.142857142857143</text:p>
          </table:table-cell>
          <table:table-cell table:formula="of:=1/[.T34]" office:value-type="float" office:value="0.125" calcext:value-type="float">
            <text:p>0.125</text:p>
          </table:table-cell>
          <table:table-cell table:formula="of:=1/[.U34]" office:value-type="float" office:value="0.111111111111111" calcext:value-type="float">
            <text:p>0.111111111111111</text:p>
          </table:table-cell>
          <table:table-cell table:formula="of:=1/[.V34]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table:formula="of:=1/[.B35]" office:value-type="float" office:value="0.0995037190209989" calcext:value-type="float">
            <text:p>0.0995037190209989</text:p>
          </table:table-cell>
          <table:table-cell table:formula="of:=1/[.C35]" office:value-type="float" office:value="0.110431526074847" calcext:value-type="float">
            <text:p>0.110431526074847</text:p>
          </table:table-cell>
          <table:table-cell table:formula="of:=1/[.D35]" office:value-type="float" office:value="0.124034734589208" calcext:value-type="float">
            <text:p>0.124034734589208</text:p>
          </table:table-cell>
          <table:table-cell table:formula="of:=1/[.E35]" office:value-type="float" office:value="0.14142135623731" calcext:value-type="float">
            <text:p>0.14142135623731</text:p>
          </table:table-cell>
          <table:table-cell table:formula="of:=1/[.F35]" office:value-type="float" office:value="0.164398987305357" calcext:value-type="float">
            <text:p>0.164398987305357</text:p>
          </table:table-cell>
          <table:table-cell table:formula="of:=1/[.G35]" office:value-type="float" office:value="0.196116135138184" calcext:value-type="float">
            <text:p>0.196116135138184</text:p>
          </table:table-cell>
          <table:table-cell table:formula="of:=1/[.H35]" office:value-type="float" office:value="0.242535625036333" calcext:value-type="float">
            <text:p>0.242535625036333</text:p>
          </table:table-cell>
          <table:table-cell table:formula="of:=1/[.I35]" office:value-type="float" office:value="0.316227766016838" calcext:value-type="float">
            <text:p>0.316227766016838</text:p>
          </table:table-cell>
          <table:table-cell table:formula="of:=1/[.J35]" office:value-type="float" office:value="0.447213595499958" calcext:value-type="float">
            <text:p>0.447213595499958</text:p>
          </table:table-cell>
          <table:table-cell table:formula="of:=1/[.K35]" office:value-type="float" office:value="0.707106781186548" calcext:value-type="float">
            <text:p>0.707106781186548</text:p>
          </table:table-cell>
          <table:table-cell table:formula="of:=1/[.L35]" office:value-type="float" office:value="1" calcext:value-type="float">
            <text:p>1</text:p>
          </table:table-cell>
          <table:table-cell table:formula="of:=1/[.M35]" office:value-type="float" office:value="0.707106781186548" calcext:value-type="float">
            <text:p>0.707106781186548</text:p>
          </table:table-cell>
          <table:table-cell table:formula="of:=1/[.N35]" office:value-type="float" office:value="0.447213595499958" calcext:value-type="float">
            <text:p>0.447213595499958</text:p>
          </table:table-cell>
          <table:table-cell table:formula="of:=1/[.O35]" office:value-type="float" office:value="0.316227766016838" calcext:value-type="float">
            <text:p>0.316227766016838</text:p>
          </table:table-cell>
          <table:table-cell table:formula="of:=1/[.P35]" office:value-type="float" office:value="0.242535625036333" calcext:value-type="float">
            <text:p>0.242535625036333</text:p>
          </table:table-cell>
          <table:table-cell table:formula="of:=1/[.Q35]" office:value-type="float" office:value="0.196116135138184" calcext:value-type="float">
            <text:p>0.196116135138184</text:p>
          </table:table-cell>
          <table:table-cell table:formula="of:=1/[.R35]" office:value-type="float" office:value="0.164398987305357" calcext:value-type="float">
            <text:p>0.164398987305357</text:p>
          </table:table-cell>
          <table:table-cell table:formula="of:=1/[.S35]" office:value-type="float" office:value="0.14142135623731" calcext:value-type="float">
            <text:p>0.14142135623731</text:p>
          </table:table-cell>
          <table:table-cell table:formula="of:=1/[.T35]" office:value-type="float" office:value="0.124034734589208" calcext:value-type="float">
            <text:p>0.124034734589208</text:p>
          </table:table-cell>
          <table:table-cell table:formula="of:=1/[.U35]" office:value-type="float" office:value="0.110431526074847" calcext:value-type="float">
            <text:p>0.110431526074847</text:p>
          </table:table-cell>
          <table:table-cell table:formula="of:=1/[.V35]" office:value-type="float" office:value="0.0995037190209989" calcext:value-type="float">
            <text:p>0.0995037190209989</text:p>
          </table:table-cell>
          <table:table-cell table:number-columns-repeated="3"/>
        </table:table-row>
        <table:table-row table:style-name="ro1">
          <table:table-cell/>
          <table:table-cell table:formula="of:=1/[.B36]" office:value-type="float" office:value="0.098058067569092" calcext:value-type="float">
            <text:p>0.098058067569092</text:p>
          </table:table-cell>
          <table:table-cell table:formula="of:=1/[.C36]" office:value-type="float" office:value="0.108465228909328" calcext:value-type="float">
            <text:p>0.108465228909328</text:p>
          </table:table-cell>
          <table:table-cell table:formula="of:=1/[.D36]" office:value-type="float" office:value="0.121267812518166" calcext:value-type="float">
            <text:p>0.121267812518166</text:p>
          </table:table-cell>
          <table:table-cell table:formula="of:=1/[.E36]" office:value-type="float" office:value="0.137360563948689" calcext:value-type="float">
            <text:p>0.137360563948689</text:p>
          </table:table-cell>
          <table:table-cell table:formula="of:=1/[.F36]" office:value-type="float" office:value="0.158113883008419" calcext:value-type="float">
            <text:p>0.158113883008419</text:p>
          </table:table-cell>
          <table:table-cell table:formula="of:=1/[.G36]" office:value-type="float" office:value="0.185695338177052" calcext:value-type="float">
            <text:p>0.185695338177052</text:p>
          </table:table-cell>
          <table:table-cell table:formula="of:=1/[.H36]" office:value-type="float" office:value="0.223606797749979" calcext:value-type="float">
            <text:p>0.223606797749979</text:p>
          </table:table-cell>
          <table:table-cell table:formula="of:=1/[.I36]" office:value-type="float" office:value="0.277350098112615" calcext:value-type="float">
            <text:p>0.277350098112615</text:p>
          </table:table-cell>
          <table:table-cell table:formula="of:=1/[.J36]" office:value-type="float" office:value="0.353553390593274" calcext:value-type="float">
            <text:p>0.353553390593274</text:p>
          </table:table-cell>
          <table:table-cell table:formula="of:=1/[.K36]" office:value-type="float" office:value="0.447213595499958" calcext:value-type="float">
            <text:p>0.447213595499958</text:p>
          </table:table-cell>
          <table:table-cell table:formula="of:=1/[.L36]" office:value-type="float" office:value="0.5" calcext:value-type="float">
            <text:p>0.5</text:p>
          </table:table-cell>
          <table:table-cell table:formula="of:=1/[.M36]" office:value-type="float" office:value="0.447213595499958" calcext:value-type="float">
            <text:p>0.447213595499958</text:p>
          </table:table-cell>
          <table:table-cell table:formula="of:=1/[.N36]" office:value-type="float" office:value="0.353553390593274" calcext:value-type="float">
            <text:p>0.353553390593274</text:p>
          </table:table-cell>
          <table:table-cell table:formula="of:=1/[.O36]" office:value-type="float" office:value="0.277350098112615" calcext:value-type="float">
            <text:p>0.277350098112615</text:p>
          </table:table-cell>
          <table:table-cell table:formula="of:=1/[.P36]" office:value-type="float" office:value="0.223606797749979" calcext:value-type="float">
            <text:p>0.223606797749979</text:p>
          </table:table-cell>
          <table:table-cell table:formula="of:=1/[.Q36]" office:value-type="float" office:value="0.185695338177052" calcext:value-type="float">
            <text:p>0.185695338177052</text:p>
          </table:table-cell>
          <table:table-cell table:formula="of:=1/[.R36]" office:value-type="float" office:value="0.158113883008419" calcext:value-type="float">
            <text:p>0.158113883008419</text:p>
          </table:table-cell>
          <table:table-cell table:formula="of:=1/[.S36]" office:value-type="float" office:value="0.137360563948689" calcext:value-type="float">
            <text:p>0.137360563948689</text:p>
          </table:table-cell>
          <table:table-cell table:formula="of:=1/[.T36]" office:value-type="float" office:value="0.121267812518166" calcext:value-type="float">
            <text:p>0.121267812518166</text:p>
          </table:table-cell>
          <table:table-cell table:formula="of:=1/[.U36]" office:value-type="float" office:value="0.108465228909328" calcext:value-type="float">
            <text:p>0.108465228909328</text:p>
          </table:table-cell>
          <table:table-cell table:formula="of:=1/[.V36]" office:value-type="float" office:value="0.098058067569092" calcext:value-type="float">
            <text:p>0.098058067569092</text:p>
          </table:table-cell>
          <table:table-cell table:number-columns-repeated="3"/>
        </table:table-row>
        <table:table-row table:style-name="ro1">
          <table:table-cell/>
          <table:table-cell table:formula="of:=1/[.B37]" office:value-type="float" office:value="0.0957826285221151" calcext:value-type="float">
            <text:p>0.0957826285221151</text:p>
          </table:table-cell>
          <table:table-cell table:formula="of:=1/[.C37]" office:value-type="float" office:value="0.105409255338946" calcext:value-type="float">
            <text:p>0.105409255338946</text:p>
          </table:table-cell>
          <table:table-cell table:formula="of:=1/[.D37]" office:value-type="float" office:value="0.117041147196131" calcext:value-type="float">
            <text:p>0.117041147196131</text:p>
          </table:table-cell>
          <table:table-cell table:formula="of:=1/[.E37]" office:value-type="float" office:value="0.131306432859723" calcext:value-type="float">
            <text:p>0.131306432859723</text:p>
          </table:table-cell>
          <table:table-cell table:formula="of:=1/[.F37]" office:value-type="float" office:value="0.149071198499986" calcext:value-type="float">
            <text:p>0.149071198499986</text:p>
          </table:table-cell>
          <table:table-cell table:formula="of:=1/[.G37]" office:value-type="float" office:value="0.171498585142509" calcext:value-type="float">
            <text:p>0.171498585142509</text:p>
          </table:table-cell>
          <table:table-cell table:formula="of:=1/[.H37]" office:value-type="float" office:value="0.2" calcext:value-type="float">
            <text:p>0.2</text:p>
          </table:table-cell>
          <table:table-cell table:formula="of:=1/[.I37]" office:value-type="float" office:value="0.235702260395516" calcext:value-type="float">
            <text:p>0.235702260395516</text:p>
          </table:table-cell>
          <table:table-cell table:formula="of:=1/[.J37]" office:value-type="float" office:value="0.277350098112615" calcext:value-type="float">
            <text:p>0.277350098112615</text:p>
          </table:table-cell>
          <table:table-cell table:formula="of:=1/[.K37]" office:value-type="float" office:value="0.316227766016838" calcext:value-type="float">
            <text:p>0.316227766016838</text:p>
          </table:table-cell>
          <table:table-cell table:formula="of:=1/[.L37]" office:value-type="float" office:value="0.333333333333333" calcext:value-type="float">
            <text:p>0.333333333333333</text:p>
          </table:table-cell>
          <table:table-cell table:formula="of:=1/[.M37]" office:value-type="float" office:value="0.316227766016838" calcext:value-type="float">
            <text:p>0.316227766016838</text:p>
          </table:table-cell>
          <table:table-cell table:formula="of:=1/[.N37]" office:value-type="float" office:value="0.277350098112615" calcext:value-type="float">
            <text:p>0.277350098112615</text:p>
          </table:table-cell>
          <table:table-cell table:formula="of:=1/[.O37]" office:value-type="float" office:value="0.235702260395516" calcext:value-type="float">
            <text:p>0.235702260395516</text:p>
          </table:table-cell>
          <table:table-cell table:formula="of:=1/[.P37]" office:value-type="float" office:value="0.2" calcext:value-type="float">
            <text:p>0.2</text:p>
          </table:table-cell>
          <table:table-cell table:formula="of:=1/[.Q37]" office:value-type="float" office:value="0.171498585142509" calcext:value-type="float">
            <text:p>0.171498585142509</text:p>
          </table:table-cell>
          <table:table-cell table:formula="of:=1/[.R37]" office:value-type="float" office:value="0.149071198499986" calcext:value-type="float">
            <text:p>0.149071198499986</text:p>
          </table:table-cell>
          <table:table-cell table:formula="of:=1/[.S37]" office:value-type="float" office:value="0.131306432859723" calcext:value-type="float">
            <text:p>0.131306432859723</text:p>
          </table:table-cell>
          <table:table-cell table:formula="of:=1/[.T37]" office:value-type="float" office:value="0.117041147196131" calcext:value-type="float">
            <text:p>0.117041147196131</text:p>
          </table:table-cell>
          <table:table-cell table:formula="of:=1/[.U37]" office:value-type="float" office:value="0.105409255338946" calcext:value-type="float">
            <text:p>0.105409255338946</text:p>
          </table:table-cell>
          <table:table-cell table:formula="of:=1/[.V37]" office:value-type="float" office:value="0.0957826285221151" calcext:value-type="float">
            <text:p>0.0957826285221151</text:p>
          </table:table-cell>
          <table:table-cell table:number-columns-repeated="3"/>
        </table:table-row>
        <table:table-row table:style-name="ro1">
          <table:table-cell/>
          <table:table-cell table:formula="of:=1/[.B38]" office:value-type="float" office:value="0.0928476690885259" calcext:value-type="float">
            <text:p>0.0928476690885259</text:p>
          </table:table-cell>
          <table:table-cell table:formula="of:=1/[.C38]" office:value-type="float" office:value="0.101534616513362" calcext:value-type="float">
            <text:p>0.101534616513362</text:p>
          </table:table-cell>
          <table:table-cell table:formula="of:=1/[.D38]" office:value-type="float" office:value="0.111803398874989" calcext:value-type="float">
            <text:p>0.111803398874989</text:p>
          </table:table-cell>
          <table:table-cell table:formula="of:=1/[.E38]" office:value-type="float" office:value="0.124034734589208" calcext:value-type="float">
            <text:p>0.124034734589208</text:p>
          </table:table-cell>
          <table:table-cell table:formula="of:=1/[.F38]" office:value-type="float" office:value="0.138675049056307" calcext:value-type="float">
            <text:p>0.138675049056307</text:p>
          </table:table-cell>
          <table:table-cell table:formula="of:=1/[.G38]" office:value-type="float" office:value="0.156173761888606" calcext:value-type="float">
            <text:p>0.156173761888606</text:p>
          </table:table-cell>
          <table:table-cell table:formula="of:=1/[.H38]" office:value-type="float" office:value="0.176776695296637" calcext:value-type="float">
            <text:p>0.176776695296637</text:p>
          </table:table-cell>
          <table:table-cell table:formula="of:=1/[.I38]" office:value-type="float" office:value="0.2" calcext:value-type="float">
            <text:p>0.2</text:p>
          </table:table-cell>
          <table:table-cell table:formula="of:=1/[.J38]" office:value-type="float" office:value="0.223606797749979" calcext:value-type="float">
            <text:p>0.223606797749979</text:p>
          </table:table-cell>
          <table:table-cell table:formula="of:=1/[.K38]" office:value-type="float" office:value="0.242535625036333" calcext:value-type="float">
            <text:p>0.242535625036333</text:p>
          </table:table-cell>
          <table:table-cell table:formula="of:=1/[.L38]" office:value-type="float" office:value="0.25" calcext:value-type="float">
            <text:p>0.25</text:p>
          </table:table-cell>
          <table:table-cell table:formula="of:=1/[.M38]" office:value-type="float" office:value="0.242535625036333" calcext:value-type="float">
            <text:p>0.242535625036333</text:p>
          </table:table-cell>
          <table:table-cell table:formula="of:=1/[.N38]" office:value-type="float" office:value="0.223606797749979" calcext:value-type="float">
            <text:p>0.223606797749979</text:p>
          </table:table-cell>
          <table:table-cell table:formula="of:=1/[.O38]" office:value-type="float" office:value="0.2" calcext:value-type="float">
            <text:p>0.2</text:p>
          </table:table-cell>
          <table:table-cell table:formula="of:=1/[.P38]" office:value-type="float" office:value="0.176776695296637" calcext:value-type="float">
            <text:p>0.176776695296637</text:p>
          </table:table-cell>
          <table:table-cell table:formula="of:=1/[.Q38]" office:value-type="float" office:value="0.156173761888606" calcext:value-type="float">
            <text:p>0.156173761888606</text:p>
          </table:table-cell>
          <table:table-cell table:formula="of:=1/[.R38]" office:value-type="float" office:value="0.138675049056307" calcext:value-type="float">
            <text:p>0.138675049056307</text:p>
          </table:table-cell>
          <table:table-cell table:formula="of:=1/[.S38]" office:value-type="float" office:value="0.124034734589208" calcext:value-type="float">
            <text:p>0.124034734589208</text:p>
          </table:table-cell>
          <table:table-cell table:formula="of:=1/[.T38]" office:value-type="float" office:value="0.111803398874989" calcext:value-type="float">
            <text:p>0.111803398874989</text:p>
          </table:table-cell>
          <table:table-cell table:formula="of:=1/[.U38]" office:value-type="float" office:value="0.101534616513362" calcext:value-type="float">
            <text:p>0.101534616513362</text:p>
          </table:table-cell>
          <table:table-cell table:formula="of:=1/[.V38]" office:value-type="float" office:value="0.0928476690885259" calcext:value-type="float">
            <text:p>0.0928476690885259</text:p>
          </table:table-cell>
          <table:table-cell table:number-columns-repeated="3"/>
        </table:table-row>
        <table:table-row table:style-name="ro1">
          <table:table-cell/>
          <table:table-cell table:formula="of:=1/[.B39]" office:value-type="float" office:value="0.0894427190999916" calcext:value-type="float">
            <text:p>0.0894427190999916</text:p>
          </table:table-cell>
          <table:table-cell table:formula="of:=1/[.C39]" office:value-type="float" office:value="0.0971285862357264" calcext:value-type="float">
            <text:p>0.0971285862357264</text:p>
          </table:table-cell>
          <table:table-cell table:formula="of:=1/[.D39]" office:value-type="float" office:value="0.105999788000636" calcext:value-type="float">
            <text:p>0.105999788000636</text:p>
          </table:table-cell>
          <table:table-cell table:formula="of:=1/[.E39]" office:value-type="float" office:value="0.116247638743819" calcext:value-type="float">
            <text:p>0.116247638743819</text:p>
          </table:table-cell>
          <table:table-cell table:formula="of:=1/[.F39]" office:value-type="float" office:value="0.128036879932896" calcext:value-type="float">
            <text:p>0.128036879932896</text:p>
          </table:table-cell>
          <table:table-cell table:formula="of:=1/[.G39]" office:value-type="float" office:value="0.14142135623731" calcext:value-type="float">
            <text:p>0.14142135623731</text:p>
          </table:table-cell>
          <table:table-cell table:formula="of:=1/[.H39]" office:value-type="float" office:value="0.156173761888606" calcext:value-type="float">
            <text:p>0.156173761888606</text:p>
          </table:table-cell>
          <table:table-cell table:formula="of:=1/[.I39]" office:value-type="float" office:value="0.171498585142509" calcext:value-type="float">
            <text:p>0.171498585142509</text:p>
          </table:table-cell>
          <table:table-cell table:formula="of:=1/[.J39]" office:value-type="float" office:value="0.185695338177052" calcext:value-type="float">
            <text:p>0.185695338177052</text:p>
          </table:table-cell>
          <table:table-cell table:formula="of:=1/[.K39]" office:value-type="float" office:value="0.196116135138184" calcext:value-type="float">
            <text:p>0.196116135138184</text:p>
          </table:table-cell>
          <table:table-cell table:formula="of:=1/[.L39]" office:value-type="float" office:value="0.2" calcext:value-type="float">
            <text:p>0.2</text:p>
          </table:table-cell>
          <table:table-cell table:formula="of:=1/[.M39]" office:value-type="float" office:value="0.196116135138184" calcext:value-type="float">
            <text:p>0.196116135138184</text:p>
          </table:table-cell>
          <table:table-cell table:formula="of:=1/[.N39]" office:value-type="float" office:value="0.185695338177052" calcext:value-type="float">
            <text:p>0.185695338177052</text:p>
          </table:table-cell>
          <table:table-cell table:formula="of:=1/[.O39]" office:value-type="float" office:value="0.171498585142509" calcext:value-type="float">
            <text:p>0.171498585142509</text:p>
          </table:table-cell>
          <table:table-cell table:formula="of:=1/[.P39]" office:value-type="float" office:value="0.156173761888606" calcext:value-type="float">
            <text:p>0.156173761888606</text:p>
          </table:table-cell>
          <table:table-cell table:formula="of:=1/[.Q39]" office:value-type="float" office:value="0.14142135623731" calcext:value-type="float">
            <text:p>0.14142135623731</text:p>
          </table:table-cell>
          <table:table-cell table:formula="of:=1/[.R39]" office:value-type="float" office:value="0.128036879932896" calcext:value-type="float">
            <text:p>0.128036879932896</text:p>
          </table:table-cell>
          <table:table-cell table:formula="of:=1/[.S39]" office:value-type="float" office:value="0.116247638743819" calcext:value-type="float">
            <text:p>0.116247638743819</text:p>
          </table:table-cell>
          <table:table-cell table:formula="of:=1/[.T39]" office:value-type="float" office:value="0.105999788000636" calcext:value-type="float">
            <text:p>0.105999788000636</text:p>
          </table:table-cell>
          <table:table-cell table:formula="of:=1/[.U39]" office:value-type="float" office:value="0.0971285862357264" calcext:value-type="float">
            <text:p>0.0971285862357264</text:p>
          </table:table-cell>
          <table:table-cell table:formula="of:=1/[.V39]" office:value-type="float" office:value="0.0894427190999916" calcext:value-type="float">
            <text:p>0.0894427190999916</text:p>
          </table:table-cell>
          <table:table-cell table:number-columns-repeated="3"/>
        </table:table-row>
        <table:table-row table:style-name="ro1">
          <table:table-cell/>
          <table:table-cell table:formula="of:=1/[.B40]" office:value-type="float" office:value="0.0857492925712544" calcext:value-type="float">
            <text:p>0.0857492925712544</text:p>
          </table:table-cell>
          <table:table-cell table:formula="of:=1/[.C40]" office:value-type="float" office:value="0.0924500327042049" calcext:value-type="float">
            <text:p>0.0924500327042049</text:p>
          </table:table-cell>
          <table:table-cell table:formula="of:=1/[.D40]" office:value-type="float" office:value="0.1" calcext:value-type="float">
            <text:p>0.1</text:p>
          </table:table-cell>
          <table:table-cell table:formula="of:=1/[.E40]" office:value-type="float" office:value="0.108465228909328" calcext:value-type="float">
            <text:p>0.108465228909328</text:p>
          </table:table-cell>
          <table:table-cell table:formula="of:=1/[.F40]" office:value-type="float" office:value="0.117851130197758" calcext:value-type="float">
            <text:p>0.117851130197758</text:p>
          </table:table-cell>
          <table:table-cell table:formula="of:=1/[.G40]" office:value-type="float" office:value="0.128036879932896" calcext:value-type="float">
            <text:p>0.128036879932896</text:p>
          </table:table-cell>
          <table:table-cell table:formula="of:=1/[.H40]" office:value-type="float" office:value="0.138675049056307" calcext:value-type="float">
            <text:p>0.138675049056307</text:p>
          </table:table-cell>
          <table:table-cell table:formula="of:=1/[.I40]" office:value-type="float" office:value="0.149071198499986" calcext:value-type="float">
            <text:p>0.149071198499986</text:p>
          </table:table-cell>
          <table:table-cell table:formula="of:=1/[.J40]" office:value-type="float" office:value="0.158113883008419" calcext:value-type="float">
            <text:p>0.158113883008419</text:p>
          </table:table-cell>
          <table:table-cell table:formula="of:=1/[.K40]" office:value-type="float" office:value="0.164398987305357" calcext:value-type="float">
            <text:p>0.164398987305357</text:p>
          </table:table-cell>
          <table:table-cell table:formula="of:=1/[.L40]" office:value-type="float" office:value="0.166666666666667" calcext:value-type="float">
            <text:p>0.166666666666667</text:p>
          </table:table-cell>
          <table:table-cell table:formula="of:=1/[.M40]" office:value-type="float" office:value="0.164398987305357" calcext:value-type="float">
            <text:p>0.164398987305357</text:p>
          </table:table-cell>
          <table:table-cell table:formula="of:=1/[.N40]" office:value-type="float" office:value="0.158113883008419" calcext:value-type="float">
            <text:p>0.158113883008419</text:p>
          </table:table-cell>
          <table:table-cell table:formula="of:=1/[.O40]" office:value-type="float" office:value="0.149071198499986" calcext:value-type="float">
            <text:p>0.149071198499986</text:p>
          </table:table-cell>
          <table:table-cell table:formula="of:=1/[.P40]" office:value-type="float" office:value="0.138675049056307" calcext:value-type="float">
            <text:p>0.138675049056307</text:p>
          </table:table-cell>
          <table:table-cell table:formula="of:=1/[.Q40]" office:value-type="float" office:value="0.128036879932896" calcext:value-type="float">
            <text:p>0.128036879932896</text:p>
          </table:table-cell>
          <table:table-cell table:formula="of:=1/[.R40]" office:value-type="float" office:value="0.117851130197758" calcext:value-type="float">
            <text:p>0.117851130197758</text:p>
          </table:table-cell>
          <table:table-cell table:formula="of:=1/[.S40]" office:value-type="float" office:value="0.108465228909328" calcext:value-type="float">
            <text:p>0.108465228909328</text:p>
          </table:table-cell>
          <table:table-cell table:formula="of:=1/[.T40]" office:value-type="float" office:value="0.1" calcext:value-type="float">
            <text:p>0.1</text:p>
          </table:table-cell>
          <table:table-cell table:formula="of:=1/[.U40]" office:value-type="float" office:value="0.0924500327042049" calcext:value-type="float">
            <text:p>0.0924500327042049</text:p>
          </table:table-cell>
          <table:table-cell table:formula="of:=1/[.V40]" office:value-type="float" office:value="0.0857492925712544" calcext:value-type="float">
            <text:p>0.0857492925712544</text:p>
          </table:table-cell>
          <table:table-cell table:number-columns-repeated="3"/>
        </table:table-row>
        <table:table-row table:style-name="ro1">
          <table:table-cell/>
          <table:table-cell table:formula="of:=1/[.B41]" office:value-type="float" office:value="0.0819231920519041" calcext:value-type="float">
            <text:p>0.0819231920519041</text:p>
          </table:table-cell>
          <table:table-cell table:formula="of:=1/[.C41]" office:value-type="float" office:value="0.0877058019307029" calcext:value-type="float">
            <text:p>0.0877058019307029</text:p>
          </table:table-cell>
          <table:table-cell table:formula="of:=1/[.D41]" office:value-type="float" office:value="0.0940720868383597" calcext:value-type="float">
            <text:p>0.0940720868383597</text:p>
          </table:table-cell>
          <table:table-cell table:formula="of:=1/[.E41]" office:value-type="float" office:value="0.101015254455221" calcext:value-type="float">
            <text:p>0.101015254455221</text:p>
          </table:table-cell>
          <table:table-cell table:formula="of:=1/[.F41]" office:value-type="float" office:value="0.108465228909328" calcext:value-type="float">
            <text:p>0.108465228909328</text:p>
          </table:table-cell>
          <table:table-cell table:formula="of:=1/[.G41]" office:value-type="float" office:value="0.116247638743819" calcext:value-type="float">
            <text:p>0.116247638743819</text:p>
          </table:table-cell>
          <table:table-cell table:formula="of:=1/[.H41]" office:value-type="float" office:value="0.124034734589208" calcext:value-type="float">
            <text:p>0.124034734589208</text:p>
          </table:table-cell>
          <table:table-cell table:formula="of:=1/[.I41]" office:value-type="float" office:value="0.131306432859723" calcext:value-type="float">
            <text:p>0.131306432859723</text:p>
          </table:table-cell>
          <table:table-cell table:formula="of:=1/[.J41]" office:value-type="float" office:value="0.137360563948689" calcext:value-type="float">
            <text:p>0.137360563948689</text:p>
          </table:table-cell>
          <table:table-cell table:formula="of:=1/[.K41]" office:value-type="float" office:value="0.14142135623731" calcext:value-type="float">
            <text:p>0.14142135623731</text:p>
          </table:table-cell>
          <table:table-cell table:formula="of:=1/[.L41]" office:value-type="float" office:value="0.142857142857143" calcext:value-type="float">
            <text:p>0.142857142857143</text:p>
          </table:table-cell>
          <table:table-cell table:formula="of:=1/[.M41]" office:value-type="float" office:value="0.14142135623731" calcext:value-type="float">
            <text:p>0.14142135623731</text:p>
          </table:table-cell>
          <table:table-cell table:formula="of:=1/[.N41]" office:value-type="float" office:value="0.137360563948689" calcext:value-type="float">
            <text:p>0.137360563948689</text:p>
          </table:table-cell>
          <table:table-cell table:formula="of:=1/[.O41]" office:value-type="float" office:value="0.131306432859723" calcext:value-type="float">
            <text:p>0.131306432859723</text:p>
          </table:table-cell>
          <table:table-cell table:formula="of:=1/[.P41]" office:value-type="float" office:value="0.124034734589208" calcext:value-type="float">
            <text:p>0.124034734589208</text:p>
          </table:table-cell>
          <table:table-cell table:formula="of:=1/[.Q41]" office:value-type="float" office:value="0.116247638743819" calcext:value-type="float">
            <text:p>0.116247638743819</text:p>
          </table:table-cell>
          <table:table-cell table:formula="of:=1/[.R41]" office:value-type="float" office:value="0.108465228909328" calcext:value-type="float">
            <text:p>0.108465228909328</text:p>
          </table:table-cell>
          <table:table-cell table:formula="of:=1/[.S41]" office:value-type="float" office:value="0.101015254455221" calcext:value-type="float">
            <text:p>0.101015254455221</text:p>
          </table:table-cell>
          <table:table-cell table:formula="of:=1/[.T41]" office:value-type="float" office:value="0.0940720868383597" calcext:value-type="float">
            <text:p>0.0940720868383597</text:p>
          </table:table-cell>
          <table:table-cell table:formula="of:=1/[.U41]" office:value-type="float" office:value="0.0877058019307029" calcext:value-type="float">
            <text:p>0.0877058019307029</text:p>
          </table:table-cell>
          <table:table-cell table:formula="of:=1/[.V41]" office:value-type="float" office:value="0.0819231920519041" calcext:value-type="float">
            <text:p>0.0819231920519041</text:p>
          </table:table-cell>
          <table:table-cell table:number-columns-repeated="3"/>
        </table:table-row>
        <table:table-row table:style-name="ro1">
          <table:table-cell/>
          <table:table-cell table:formula="of:=1/[.B42]" office:value-type="float" office:value="0.078086880944303" calcext:value-type="float">
            <text:p>0.078086880944303</text:p>
          </table:table-cell>
          <table:table-cell table:formula="of:=1/[.C42]" office:value-type="float" office:value="0.08304547985374" calcext:value-type="float">
            <text:p>0.08304547985374</text:p>
          </table:table-cell>
          <table:table-cell table:formula="of:=1/[.D42]" office:value-type="float" office:value="0.0883883476483184" calcext:value-type="float">
            <text:p>0.0883883476483184</text:p>
          </table:table-cell>
          <table:table-cell table:formula="of:=1/[.E42]" office:value-type="float" office:value="0.0940720868383597" calcext:value-type="float">
            <text:p>0.0940720868383597</text:p>
          </table:table-cell>
          <table:table-cell table:formula="of:=1/[.F42]" office:value-type="float" office:value="0.1" calcext:value-type="float">
            <text:p>0.1</text:p>
          </table:table-cell>
          <table:table-cell table:formula="of:=1/[.G42]" office:value-type="float" office:value="0.105999788000636" calcext:value-type="float">
            <text:p>0.105999788000636</text:p>
          </table:table-cell>
          <table:table-cell table:formula="of:=1/[.H42]" office:value-type="float" office:value="0.111803398874989" calcext:value-type="float">
            <text:p>0.111803398874989</text:p>
          </table:table-cell>
          <table:table-cell table:formula="of:=1/[.I42]" office:value-type="float" office:value="0.117041147196131" calcext:value-type="float">
            <text:p>0.117041147196131</text:p>
          </table:table-cell>
          <table:table-cell table:formula="of:=1/[.J42]" office:value-type="float" office:value="0.121267812518166" calcext:value-type="float">
            <text:p>0.121267812518166</text:p>
          </table:table-cell>
          <table:table-cell table:formula="of:=1/[.K42]" office:value-type="float" office:value="0.124034734589208" calcext:value-type="float">
            <text:p>0.124034734589208</text:p>
          </table:table-cell>
          <table:table-cell table:formula="of:=1/[.L42]" office:value-type="float" office:value="0.125" calcext:value-type="float">
            <text:p>0.125</text:p>
          </table:table-cell>
          <table:table-cell table:formula="of:=1/[.M42]" office:value-type="float" office:value="0.124034734589208" calcext:value-type="float">
            <text:p>0.124034734589208</text:p>
          </table:table-cell>
          <table:table-cell table:formula="of:=1/[.N42]" office:value-type="float" office:value="0.121267812518166" calcext:value-type="float">
            <text:p>0.121267812518166</text:p>
          </table:table-cell>
          <table:table-cell table:formula="of:=1/[.O42]" office:value-type="float" office:value="0.117041147196131" calcext:value-type="float">
            <text:p>0.117041147196131</text:p>
          </table:table-cell>
          <table:table-cell table:formula="of:=1/[.P42]" office:value-type="float" office:value="0.111803398874989" calcext:value-type="float">
            <text:p>0.111803398874989</text:p>
          </table:table-cell>
          <table:table-cell table:formula="of:=1/[.Q42]" office:value-type="float" office:value="0.105999788000636" calcext:value-type="float">
            <text:p>0.105999788000636</text:p>
          </table:table-cell>
          <table:table-cell table:formula="of:=1/[.R42]" office:value-type="float" office:value="0.1" calcext:value-type="float">
            <text:p>0.1</text:p>
          </table:table-cell>
          <table:table-cell table:formula="of:=1/[.S42]" office:value-type="float" office:value="0.0940720868383597" calcext:value-type="float">
            <text:p>0.0940720868383597</text:p>
          </table:table-cell>
          <table:table-cell table:formula="of:=1/[.T42]" office:value-type="float" office:value="0.0883883476483184" calcext:value-type="float">
            <text:p>0.0883883476483184</text:p>
          </table:table-cell>
          <table:table-cell table:formula="of:=1/[.U42]" office:value-type="float" office:value="0.08304547985374" calcext:value-type="float">
            <text:p>0.08304547985374</text:p>
          </table:table-cell>
          <table:table-cell table:formula="of:=1/[.V42]" office:value-type="float" office:value="0.078086880944303" calcext:value-type="float">
            <text:p>0.078086880944303</text:p>
          </table:table-cell>
          <table:table-cell table:number-columns-repeated="3"/>
        </table:table-row>
        <table:table-row table:style-name="ro1">
          <table:table-cell/>
          <table:table-cell table:formula="of:=1/[.B43]" office:value-type="float" office:value="0.0743294146247166" calcext:value-type="float">
            <text:p>0.0743294146247166</text:p>
          </table:table-cell>
          <table:table-cell table:formula="of:=1/[.C43]" office:value-type="float" office:value="0.0785674201318386" calcext:value-type="float">
            <text:p>0.0785674201318386</text:p>
          </table:table-cell>
          <table:table-cell table:formula="of:=1/[.D43]" office:value-type="float" office:value="0.08304547985374" calcext:value-type="float">
            <text:p>0.08304547985374</text:p>
          </table:table-cell>
          <table:table-cell table:formula="of:=1/[.E43]" office:value-type="float" office:value="0.0877058019307029" calcext:value-type="float">
            <text:p>0.0877058019307029</text:p>
          </table:table-cell>
          <table:table-cell table:formula="of:=1/[.F43]" office:value-type="float" office:value="0.0924500327042049" calcext:value-type="float">
            <text:p>0.0924500327042049</text:p>
          </table:table-cell>
          <table:table-cell table:formula="of:=1/[.G43]" office:value-type="float" office:value="0.0971285862357264" calcext:value-type="float">
            <text:p>0.0971285862357264</text:p>
          </table:table-cell>
          <table:table-cell table:formula="of:=1/[.H43]" office:value-type="float" office:value="0.101534616513362" calcext:value-type="float">
            <text:p>0.101534616513362</text:p>
          </table:table-cell>
          <table:table-cell table:formula="of:=1/[.I43]" office:value-type="float" office:value="0.105409255338946" calcext:value-type="float">
            <text:p>0.105409255338946</text:p>
          </table:table-cell>
          <table:table-cell table:formula="of:=1/[.J43]" office:value-type="float" office:value="0.108465228909328" calcext:value-type="float">
            <text:p>0.108465228909328</text:p>
          </table:table-cell>
          <table:table-cell table:formula="of:=1/[.K43]" office:value-type="float" office:value="0.110431526074847" calcext:value-type="float">
            <text:p>0.110431526074847</text:p>
          </table:table-cell>
          <table:table-cell table:formula="of:=1/[.L43]" office:value-type="float" office:value="0.111111111111111" calcext:value-type="float">
            <text:p>0.111111111111111</text:p>
          </table:table-cell>
          <table:table-cell table:formula="of:=1/[.M43]" office:value-type="float" office:value="0.110431526074847" calcext:value-type="float">
            <text:p>0.110431526074847</text:p>
          </table:table-cell>
          <table:table-cell table:formula="of:=1/[.N43]" office:value-type="float" office:value="0.108465228909328" calcext:value-type="float">
            <text:p>0.108465228909328</text:p>
          </table:table-cell>
          <table:table-cell table:formula="of:=1/[.O43]" office:value-type="float" office:value="0.105409255338946" calcext:value-type="float">
            <text:p>0.105409255338946</text:p>
          </table:table-cell>
          <table:table-cell table:formula="of:=1/[.P43]" office:value-type="float" office:value="0.101534616513362" calcext:value-type="float">
            <text:p>0.101534616513362</text:p>
          </table:table-cell>
          <table:table-cell table:formula="of:=1/[.Q43]" office:value-type="float" office:value="0.0971285862357264" calcext:value-type="float">
            <text:p>0.0971285862357264</text:p>
          </table:table-cell>
          <table:table-cell table:formula="of:=1/[.R43]" office:value-type="float" office:value="0.0924500327042049" calcext:value-type="float">
            <text:p>0.0924500327042049</text:p>
          </table:table-cell>
          <table:table-cell table:formula="of:=1/[.S43]" office:value-type="float" office:value="0.0877058019307029" calcext:value-type="float">
            <text:p>0.0877058019307029</text:p>
          </table:table-cell>
          <table:table-cell table:formula="of:=1/[.T43]" office:value-type="float" office:value="0.08304547985374" calcext:value-type="float">
            <text:p>0.08304547985374</text:p>
          </table:table-cell>
          <table:table-cell table:formula="of:=1/[.U43]" office:value-type="float" office:value="0.0785674201318386" calcext:value-type="float">
            <text:p>0.0785674201318386</text:p>
          </table:table-cell>
          <table:table-cell table:formula="of:=1/[.V43]" office:value-type="float" office:value="0.0743294146247166" calcext:value-type="float">
            <text:p>0.0743294146247166</text:p>
          </table:table-cell>
          <table:table-cell table:number-columns-repeated="3"/>
        </table:table-row>
        <table:table-row table:style-name="ro1">
          <table:table-cell/>
          <table:table-cell table:formula="of:=1/[.B44]" office:value-type="float" office:value="0.0707106781186548" calcext:value-type="float">
            <text:p>0.0707106781186548</text:p>
          </table:table-cell>
          <table:table-cell table:formula="of:=1/[.C44]" office:value-type="float" office:value="0.0743294146247166" calcext:value-type="float">
            <text:p>0.0743294146247166</text:p>
          </table:table-cell>
          <table:table-cell table:formula="of:=1/[.D44]" office:value-type="float" office:value="0.078086880944303" calcext:value-type="float">
            <text:p>0.078086880944303</text:p>
          </table:table-cell>
          <table:table-cell table:formula="of:=1/[.E44]" office:value-type="float" office:value="0.0819231920519041" calcext:value-type="float">
            <text:p>0.0819231920519041</text:p>
          </table:table-cell>
          <table:table-cell table:formula="of:=1/[.F44]" office:value-type="float" office:value="0.0857492925712544" calcext:value-type="float">
            <text:p>0.0857492925712544</text:p>
          </table:table-cell>
          <table:table-cell table:formula="of:=1/[.G44]" office:value-type="float" office:value="0.0894427190999916" calcext:value-type="float">
            <text:p>0.0894427190999916</text:p>
          </table:table-cell>
          <table:table-cell table:formula="of:=1/[.H44]" office:value-type="float" office:value="0.0928476690885259" calcext:value-type="float">
            <text:p>0.0928476690885259</text:p>
          </table:table-cell>
          <table:table-cell table:formula="of:=1/[.I44]" office:value-type="float" office:value="0.0957826285221151" calcext:value-type="float">
            <text:p>0.0957826285221151</text:p>
          </table:table-cell>
          <table:table-cell table:formula="of:=1/[.J44]" office:value-type="float" office:value="0.098058067569092" calcext:value-type="float">
            <text:p>0.098058067569092</text:p>
          </table:table-cell>
          <table:table-cell table:formula="of:=1/[.K44]" office:value-type="float" office:value="0.0995037190209989" calcext:value-type="float">
            <text:p>0.0995037190209989</text:p>
          </table:table-cell>
          <table:table-cell table:formula="of:=1/[.L44]" office:value-type="float" office:value="0.1" calcext:value-type="float">
            <text:p>0.1</text:p>
          </table:table-cell>
          <table:table-cell table:formula="of:=1/[.M44]" office:value-type="float" office:value="0.0995037190209989" calcext:value-type="float">
            <text:p>0.0995037190209989</text:p>
          </table:table-cell>
          <table:table-cell table:formula="of:=1/[.N44]" office:value-type="float" office:value="0.098058067569092" calcext:value-type="float">
            <text:p>0.098058067569092</text:p>
          </table:table-cell>
          <table:table-cell table:formula="of:=1/[.O44]" office:value-type="float" office:value="0.0957826285221151" calcext:value-type="float">
            <text:p>0.0957826285221151</text:p>
          </table:table-cell>
          <table:table-cell table:formula="of:=1/[.P44]" office:value-type="float" office:value="0.0928476690885259" calcext:value-type="float">
            <text:p>0.0928476690885259</text:p>
          </table:table-cell>
          <table:table-cell table:formula="of:=1/[.Q44]" office:value-type="float" office:value="0.0894427190999916" calcext:value-type="float">
            <text:p>0.0894427190999916</text:p>
          </table:table-cell>
          <table:table-cell table:formula="of:=1/[.R44]" office:value-type="float" office:value="0.0857492925712544" calcext:value-type="float">
            <text:p>0.0857492925712544</text:p>
          </table:table-cell>
          <table:table-cell table:formula="of:=1/[.S44]" office:value-type="float" office:value="0.0819231920519041" calcext:value-type="float">
            <text:p>0.0819231920519041</text:p>
          </table:table-cell>
          <table:table-cell table:formula="of:=1/[.T44]" office:value-type="float" office:value="0.078086880944303" calcext:value-type="float">
            <text:p>0.078086880944303</text:p>
          </table:table-cell>
          <table:table-cell table:formula="of:=1/[.U44]" office:value-type="float" office:value="0.0743294146247166" calcext:value-type="float">
            <text:p>0.0743294146247166</text:p>
          </table:table-cell>
          <table:table-cell table:formula="of:=1/[.V44]" office:value-type="float" office:value="0.0707106781186548" calcext:value-type="float">
            <text:p>0.0707106781186548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formula="of:=[.B2]/[.B47]" office:value-type="float" office:value="0" calcext:value-type="float">
            <text:p>0</text:p>
          </table:table-cell>
          <table:table-cell table:formula="of:=[.C2]/[.C47]" office:value-type="float" office:value="0" calcext:value-type="float">
            <text:p>0</text:p>
          </table:table-cell>
          <table:table-cell table:formula="of:=[.D2]/[.D47]" office:value-type="float" office:value="0" calcext:value-type="float">
            <text:p>0</text:p>
          </table:table-cell>
          <table:table-cell table:formula="of:=[.E2]/[.E47]" office:value-type="float" office:value="0" calcext:value-type="float">
            <text:p>0</text:p>
          </table:table-cell>
          <table:table-cell table:formula="of:=[.F2]/[.F47]" office:value-type="float" office:value="0" calcext:value-type="float">
            <text:p>0</text:p>
          </table:table-cell>
          <table:table-cell table:formula="of:=[.G2]/[.G47]" office:value-type="float" office:value="0" calcext:value-type="float">
            <text:p>0</text:p>
          </table:table-cell>
          <table:table-cell table:formula="of:=[.H2]/[.H47]" office:value-type="float" office:value="0" calcext:value-type="float">
            <text:p>0</text:p>
          </table:table-cell>
          <table:table-cell table:formula="of:=[.I2]/[.I47]" office:value-type="float" office:value="9949.61210299175" calcext:value-type="float">
            <text:p>9949.61210299175</text:p>
          </table:table-cell>
          <table:table-cell table:formula="of:=[.J2]/[.J47]" office:value-type="float" office:value="49154.5481110344" calcext:value-type="float">
            <text:p>49154.5481110344</text:p>
          </table:table-cell>
          <table:table-cell table:formula="of:=[.K2]/[.K47]" office:value-type="float" office:value="74308.7803425679" calcext:value-type="float">
            <text:p>74308.7803425679</text:p>
          </table:table-cell>
          <table:table-cell table:formula="of:=[.L2]/[.L47]" office:value-type="float" office:value="81540" calcext:value-type="float">
            <text:p>81540</text:p>
          </table:table-cell>
          <table:table-cell table:formula="of:=[.M2]/[.M47]" office:value-type="float" office:value="73957.0346958286" calcext:value-type="float">
            <text:p>73957.0346958286</text:p>
          </table:table-cell>
          <table:table-cell table:formula="of:=[.N2]/[.N47]" office:value-type="float" office:value="47961.3775448537" calcext:value-type="float">
            <text:p>47961.3775448537</text:p>
          </table:table-cell>
          <table:table-cell table:formula="of:=[.O2]/[.O47]" office:value-type="float" office:value="10252.3809917502" calcext:value-type="float">
            <text:p>10252.3809917502</text:p>
          </table:table-cell>
          <table:table-cell table:formula="of:=[.P2]/[.P47]" office:value-type="float" office:value="0" calcext:value-type="float">
            <text:p>0</text:p>
          </table:table-cell>
          <table:table-cell table:formula="of:=[.Q2]/[.Q47]" office:value-type="float" office:value="0" calcext:value-type="float">
            <text:p>0</text:p>
          </table:table-cell>
          <table:table-cell table:formula="of:=[.R2]/[.R47]" office:value-type="float" office:value="0" calcext:value-type="float">
            <text:p>0</text:p>
          </table:table-cell>
          <table:table-cell table:formula="of:=[.S2]/[.S47]" office:value-type="float" office:value="0" calcext:value-type="float">
            <text:p>0</text:p>
          </table:table-cell>
          <table:table-cell table:formula="of:=[.T2]/[.T47]" office:value-type="float" office:value="0" calcext:value-type="float">
            <text:p>0</text:p>
          </table:table-cell>
          <table:table-cell table:formula="of:=[.U2]/[.U47]" office:value-type="float" office:value="0" calcext:value-type="float">
            <text:p>0</text:p>
          </table:table-cell>
          <table:table-cell table:formula="of:=[.V2]/[.V47]" office:value-type="float" office:value="0" calcext:value-type="float">
            <text:p>0</text:p>
          </table:table-cell>
          <table:table-cell/>
          <table:table-cell table:formula="of:=AVERAGE([.F73:.R85])" office:value-type="float" office:value="159880.207612763" calcext:value-type="float">
            <text:p>159880.207612763</text:p>
          </table:table-cell>
          <table:table-cell table:formula="of:=[.$L$12]/[.X69]" office:value-type="float" office:value="3.50098369496561" calcext:value-type="float">
            <text:p>3.50098369496561</text:p>
          </table:table-cell>
        </table:table-row>
        <table:table-row table:style-name="ro1">
          <table:table-cell/>
          <table:table-cell table:formula="of:=[.B3]/[.B48]" office:value-type="float" office:value="0" calcext:value-type="float">
            <text:p>0</text:p>
          </table:table-cell>
          <table:table-cell table:formula="of:=[.C3]/[.C48]" office:value-type="float" office:value="0" calcext:value-type="float">
            <text:p>0</text:p>
          </table:table-cell>
          <table:table-cell table:formula="of:=[.D3]/[.D48]" office:value-type="float" office:value="0" calcext:value-type="float">
            <text:p>0</text:p>
          </table:table-cell>
          <table:table-cell table:formula="of:=[.E3]/[.E48]" office:value-type="float" office:value="0" calcext:value-type="float">
            <text:p>0</text:p>
          </table:table-cell>
          <table:table-cell table:formula="of:=[.F3]/[.F48]" office:value-type="float" office:value="0" calcext:value-type="float">
            <text:p>0</text:p>
          </table:table-cell>
          <table:table-cell table:formula="of:=[.G3]/[.G48]" office:value-type="float" office:value="27818.7926409469" calcext:value-type="float">
            <text:p>27818.7926409469</text:p>
          </table:table-cell>
          <table:table-cell table:formula="of:=[.H3]/[.H48]" office:value-type="float" office:value="104614.567570678" calcext:value-type="float">
            <text:p>104614.567570678</text:p>
          </table:table-cell>
          <table:table-cell table:formula="of:=[.I3]/[.I48]" office:value-type="float" office:value="153601.312787359" calcext:value-type="float">
            <text:p>153601.312787359</text:p>
          </table:table-cell>
          <table:table-cell table:formula="of:=[.J3]/[.J48]" office:value-type="float" office:value="158815.872821327" calcext:value-type="float">
            <text:p>158815.872821327</text:p>
          </table:table-cell>
          <table:table-cell table:formula="of:=[.K3]/[.K48]" office:value-type="float" office:value="160542.923114038" calcext:value-type="float">
            <text:p>160542.923114038</text:p>
          </table:table-cell>
          <table:table-cell table:formula="of:=[.L3]/[.L48]" office:value-type="float" office:value="161784" calcext:value-type="float">
            <text:p>161784</text:p>
          </table:table-cell>
          <table:table-cell table:formula="of:=[.M3]/[.M48]" office:value-type="float" office:value="159465.3322826" calcext:value-type="float">
            <text:p>159465.3322826</text:p>
          </table:table-cell>
          <table:table-cell table:formula="of:=[.N3]/[.N48]" office:value-type="float" office:value="159175.435055162" calcext:value-type="float">
            <text:p>159175.435055162</text:p>
          </table:table-cell>
          <table:table-cell table:formula="of:=[.O3]/[.O48]" office:value-type="float" office:value="156399.928516608" calcext:value-type="float">
            <text:p>156399.928516608</text:p>
          </table:table-cell>
          <table:table-cell table:formula="of:=[.P3]/[.P48]" office:value-type="float" office:value="108081.36551691" calcext:value-type="float">
            <text:p>108081.36551691</text:p>
          </table:table-cell>
          <table:table-cell table:formula="of:=[.Q3]/[.Q48]" office:value-type="float" office:value="28549.782380957" calcext:value-type="float">
            <text:p>28549.782380957</text:p>
          </table:table-cell>
          <table:table-cell table:formula="of:=[.R3]/[.R48]" office:value-type="float" office:value="0" calcext:value-type="float">
            <text:p>0</text:p>
          </table:table-cell>
          <table:table-cell table:formula="of:=[.S3]/[.S48]" office:value-type="float" office:value="0" calcext:value-type="float">
            <text:p>0</text:p>
          </table:table-cell>
          <table:table-cell table:formula="of:=[.T3]/[.T48]" office:value-type="float" office:value="0" calcext:value-type="float">
            <text:p>0</text:p>
          </table:table-cell>
          <table:table-cell table:formula="of:=[.U3]/[.U48]" office:value-type="float" office:value="0" calcext:value-type="float">
            <text:p>0</text:p>
          </table:table-cell>
          <table:table-cell table:formula="of:=[.V3]/[.V48]" office:value-type="float" office:value="0" calcext:value-type="float">
            <text:p>0</text:p>
          </table:table-cell>
          <table:table-cell/>
          <table:table-cell table:formula="of:=AVERAGE([.I76:.O82])" office:value-type="float" office:value="160806.373554863" calcext:value-type="float">
            <text:p>160806.373554863</text:p>
          </table:table-cell>
          <table:table-cell table:formula="of:=[.$L$12]/[.X70]" office:value-type="float" office:value="3.48081974380842" calcext:value-type="float">
            <text:p>3.48081974380842</text:p>
          </table:table-cell>
        </table:table-row>
        <table:table-row table:style-name="ro1">
          <table:table-cell/>
          <table:table-cell table:formula="of:=[.B4]/[.B49]" office:value-type="float" office:value="0" calcext:value-type="float">
            <text:p>0</text:p>
          </table:table-cell>
          <table:table-cell table:formula="of:=[.C4]/[.C49]" office:value-type="float" office:value="0" calcext:value-type="float">
            <text:p>0</text:p>
          </table:table-cell>
          <table:table-cell table:formula="of:=[.D4]/[.D49]" office:value-type="float" office:value="0" calcext:value-type="float">
            <text:p>0</text:p>
          </table:table-cell>
          <table:table-cell table:formula="of:=[.E4]/[.E49]" office:value-type="float" office:value="1052.38443546073" calcext:value-type="float">
            <text:p>1052.38443546073</text:p>
          </table:table-cell>
          <table:table-cell table:formula="of:=[.F4]/[.F49]" office:value-type="float" office:value="79730" calcext:value-type="float">
            <text:p>79730</text:p>
          </table:table-cell>
          <table:table-cell table:formula="of:=[.G4]/[.G49]" office:value-type="float" office:value="156905.974188365" calcext:value-type="float">
            <text:p>156905.974188365</text:p>
          </table:table-cell>
          <table:table-cell table:formula="of:=[.H4]/[.H49]" office:value-type="float" office:value="159646.309321575" calcext:value-type="float">
            <text:p>159646.309321575</text:p>
          </table:table-cell>
          <table:table-cell table:formula="of:=[.I4]/[.I49]" office:value-type="float" office:value="159268.773816464" calcext:value-type="float">
            <text:p>159268.773816464</text:p>
          </table:table-cell>
          <table:table-cell table:formula="of:=[.J4]/[.J49]" office:value-type="float" office:value="160166.161132744" calcext:value-type="float">
            <text:p>160166.161132744</text:p>
          </table:table-cell>
          <table:table-cell table:formula="of:=[.K4]/[.K49]" office:value-type="float" office:value="156641.605791693" calcext:value-type="float">
            <text:p>156641.605791693</text:p>
          </table:table-cell>
          <table:table-cell table:formula="of:=[.L4]/[.L49]" office:value-type="float" office:value="159704" calcext:value-type="float">
            <text:p>159704</text:p>
          </table:table-cell>
          <table:table-cell table:formula="of:=[.M4]/[.M49]" office:value-type="float" office:value="157947.691546917" calcext:value-type="float">
            <text:p>157947.691546917</text:p>
          </table:table-cell>
          <table:table-cell table:formula="of:=[.N4]/[.N49]" office:value-type="float" office:value="158096.362108684" calcext:value-type="float">
            <text:p>158096.362108684</text:p>
          </table:table-cell>
          <table:table-cell table:formula="of:=[.O4]/[.O49]" office:value-type="float" office:value="158670.693554292" calcext:value-type="float">
            <text:p>158670.693554292</text:p>
          </table:table-cell>
          <table:table-cell table:formula="of:=[.P4]/[.P49]" office:value-type="float" office:value="160594.402144035" calcext:value-type="float">
            <text:p>160594.402144035</text:p>
          </table:table-cell>
          <table:table-cell table:formula="of:=[.Q4]/[.Q49]" office:value-type="float" office:value="156160.689678933" calcext:value-type="float">
            <text:p>156160.689678933</text:p>
          </table:table-cell>
          <table:table-cell table:formula="of:=[.R4]/[.R49]" office:value-type="float" office:value="81540" calcext:value-type="float">
            <text:p>81540</text:p>
          </table:table-cell>
          <table:table-cell table:formula="of:=[.S4]/[.S49]" office:value-type="float" office:value="1052.38443546073" calcext:value-type="float">
            <text:p>1052.38443546073</text:p>
          </table:table-cell>
          <table:table-cell table:formula="of:=[.T4]/[.T49]" office:value-type="float" office:value="0" calcext:value-type="float">
            <text:p>0</text:p>
          </table:table-cell>
          <table:table-cell table:formula="of:=[.U4]/[.U49]" office:value-type="float" office:value="0" calcext:value-type="float">
            <text:p>0</text:p>
          </table:table-cell>
          <table:table-cell table:formula="of:=[.V4]/[.V49]" office:value-type="float" office:value="0" calcext:value-type="float">
            <text:p>0</text:p>
          </table:table-cell>
          <table:table-cell/>
          <table:table-cell table:formula="of:=AVERAGE([.K78:.M80])" office:value-type="float" office:value="164265.025092191" calcext:value-type="float">
            <text:p>164265.025092191</text:p>
          </table:table-cell>
          <table:table-cell table:formula="of:=[.$L$12]/[.X71]" office:value-type="float" office:value="3.40752999420208" calcext:value-type="float">
            <text:p>3.40752999420208</text:p>
          </table:table-cell>
        </table:table-row>
        <table:table-row table:style-name="ro1">
          <table:table-cell/>
          <table:table-cell table:formula="of:=[.B5]/[.B50]" office:value-type="float" office:value="0" calcext:value-type="float">
            <text:p>0</text:p>
          </table:table-cell>
          <table:table-cell table:formula="of:=[.C5]/[.C50]" office:value-type="float" office:value="0" calcext:value-type="float">
            <text:p>0</text:p>
          </table:table-cell>
          <table:table-cell table:formula="of:=[.D5]/[.D50]" office:value-type="float" office:value="924.822685707915" calcext:value-type="float">
            <text:p>924.822685707915</text:p>
          </table:table-cell>
          <table:table-cell table:formula="of:=[.E5]/[.E50]" office:value-type="float" office:value="101351.02916103" calcext:value-type="float">
            <text:p>101351.02916103</text:p>
          </table:table-cell>
          <table:table-cell table:formula="of:=[.F5]/[.F50]" office:value-type="float" office:value="161176.076202394" calcext:value-type="float">
            <text:p>161176.076202394</text:p>
          </table:table-cell>
          <table:table-cell table:formula="of:=[.G5]/[.G50]" office:value-type="float" office:value="159702.168582646" calcext:value-type="float">
            <text:p>159702.168582646</text:p>
          </table:table-cell>
          <table:table-cell table:formula="of:=[.H5]/[.H50]" office:value-type="float" office:value="157834.819938441" calcext:value-type="float">
            <text:p>157834.819938441</text:p>
          </table:table-cell>
          <table:table-cell table:formula="of:=[.I5]/[.I50]" office:value-type="float" office:value="158872.642761427" calcext:value-type="float">
            <text:p>158872.642761427</text:p>
          </table:table-cell>
          <table:table-cell table:formula="of:=[.J5]/[.J50]" office:value-type="float" office:value="158582.633718198" calcext:value-type="float">
            <text:p>158582.633718198</text:p>
          </table:table-cell>
          <table:table-cell table:formula="of:=[.K5]/[.K50]" office:value-type="float" office:value="158406.06112141" calcext:value-type="float">
            <text:p>158406.06112141</text:p>
          </table:table-cell>
          <table:table-cell table:formula="of:=[.L5]/[.L50]" office:value-type="float" office:value="157255" calcext:value-type="float">
            <text:p>157255</text:p>
          </table:table-cell>
          <table:table-cell table:formula="of:=[.M5]/[.M50]" office:value-type="float" office:value="157649.456865541" calcext:value-type="float">
            <text:p>157649.456865541</text:p>
          </table:table-cell>
          <table:table-cell table:formula="of:=[.N5]/[.N50]" office:value-type="float" office:value="158953.919322551" calcext:value-type="float">
            <text:p>158953.919322551</text:p>
          </table:table-cell>
          <table:table-cell table:formula="of:=[.O5]/[.O50]" office:value-type="float" office:value="160251.097693588" calcext:value-type="float">
            <text:p>160251.097693588</text:p>
          </table:table-cell>
          <table:table-cell table:formula="of:=[.P5]/[.P50]" office:value-type="float" office:value="158512.049589298" calcext:value-type="float">
            <text:p>158512.049589298</text:p>
          </table:table-cell>
          <table:table-cell table:formula="of:=[.Q5]/[.Q50]" office:value-type="float" office:value="159125.812789755" calcext:value-type="float">
            <text:p>159125.812789755</text:p>
          </table:table-cell>
          <table:table-cell table:formula="of:=[.R5]/[.R50]" office:value-type="float" office:value="157589.673408507" calcext:value-type="float">
            <text:p>157589.673408507</text:p>
          </table:table-cell>
          <table:table-cell table:formula="of:=[.S5]/[.S50]" office:value-type="float" office:value="100905.551888883" calcext:value-type="float">
            <text:p>100905.551888883</text:p>
          </table:table-cell>
          <table:table-cell table:formula="of:=[.T5]/[.T50]" office:value-type="float" office:value="786.630790142364" calcext:value-type="float">
            <text:p>786.630790142364</text:p>
          </table:table-cell>
          <table:table-cell table:formula="of:=[.U5]/[.U50]" office:value-type="float" office:value="0" calcext:value-type="float">
            <text:p>0</text:p>
          </table:table-cell>
          <table:table-cell table:formula="of:=[.V5]/[.V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6]/[.B51]" office:value-type="float" office:value="0" calcext:value-type="float">
            <text:p>0</text:p>
          </table:table-cell>
          <table:table-cell table:formula="of:=[.C6]/[.C51]" office:value-type="float" office:value="0" calcext:value-type="float">
            <text:p>0</text:p>
          </table:table-cell>
          <table:table-cell table:formula="of:=[.D6]/[.D51]" office:value-type="float" office:value="79900" calcext:value-type="float">
            <text:p>79900</text:p>
          </table:table-cell>
          <table:table-cell table:formula="of:=[.E6]/[.E51]" office:value-type="float" office:value="159442.801844423" calcext:value-type="float">
            <text:p>159442.801844423</text:p>
          </table:table-cell>
          <table:table-cell table:formula="of:=[.F6]/[.F51]" office:value-type="float" office:value="157877.145249083" calcext:value-type="float">
            <text:p>157877.145249083</text:p>
          </table:table-cell>
          <table:table-cell table:formula="of:=[.G6]/[.G51]" office:value-type="float" office:value="160328.805347012" calcext:value-type="float">
            <text:p>160328.805347012</text:p>
          </table:table-cell>
          <table:table-cell table:formula="of:=[.H6]/[.H51]" office:value-type="float" office:value="158867.800299494" calcext:value-type="float">
            <text:p>158867.800299494</text:p>
          </table:table-cell>
          <table:table-cell table:formula="of:=[.I6]/[.I51]" office:value-type="float" office:value="158662.439411475" calcext:value-type="float">
            <text:p>158662.439411475</text:p>
          </table:table-cell>
          <table:table-cell table:formula="of:=[.J6]/[.J51]" office:value-type="float" office:value="159245.978410759" calcext:value-type="float">
            <text:p>159245.978410759</text:p>
          </table:table-cell>
          <table:table-cell table:formula="of:=[.K6]/[.K51]" office:value-type="float" office:value="159137.233317662" calcext:value-type="float">
            <text:p>159137.233317662</text:p>
          </table:table-cell>
          <table:table-cell table:formula="of:=[.L6]/[.L51]" office:value-type="float" office:value="160614" calcext:value-type="float">
            <text:p>160614</text:p>
          </table:table-cell>
          <table:table-cell table:formula="of:=[.M6]/[.M51]" office:value-type="float" office:value="159587.357744904" calcext:value-type="float">
            <text:p>159587.357744904</text:p>
          </table:table-cell>
          <table:table-cell table:formula="of:=[.N6]/[.N51]" office:value-type="float" office:value="158524.979104241" calcext:value-type="float">
            <text:p>158524.979104241</text:p>
          </table:table-cell>
          <table:table-cell table:formula="of:=[.O6]/[.O51]" office:value-type="float" office:value="161171.30768223" calcext:value-type="float">
            <text:p>161171.30768223</text:p>
          </table:table-cell>
          <table:table-cell table:formula="of:=[.P6]/[.P51]" office:value-type="float" office:value="158182.745557156" calcext:value-type="float">
            <text:p>158182.745557156</text:p>
          </table:table-cell>
          <table:table-cell table:formula="of:=[.Q6]/[.Q51]" office:value-type="float" office:value="158384.053177711" calcext:value-type="float">
            <text:p>158384.053177711</text:p>
          </table:table-cell>
          <table:table-cell table:formula="of:=[.R6]/[.R51]" office:value-type="float" office:value="159769.362995538" calcext:value-type="float">
            <text:p>159769.362995538</text:p>
          </table:table-cell>
          <table:table-cell table:formula="of:=[.S6]/[.S51]" office:value-type="float" office:value="158299.578331719" calcext:value-type="float">
            <text:p>158299.578331719</text:p>
          </table:table-cell>
          <table:table-cell table:formula="of:=[.T6]/[.T51]" office:value-type="float" office:value="79160" calcext:value-type="float">
            <text:p>79160</text:p>
          </table:table-cell>
          <table:table-cell table:formula="of:=[.U6]/[.U51]" office:value-type="float" office:value="0" calcext:value-type="float">
            <text:p>0</text:p>
          </table:table-cell>
          <table:table-cell table:formula="of:=[.V6]/[.V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7]/[.B52]" office:value-type="float" office:value="0" calcext:value-type="float">
            <text:p>0</text:p>
          </table:table-cell>
          <table:table-cell table:formula="of:=[.C7]/[.C52]" office:value-type="float" office:value="27715.836339537" calcext:value-type="float">
            <text:p>27715.836339537</text:p>
          </table:table-cell>
          <table:table-cell table:formula="of:=[.D7]/[.D52]" office:value-type="float" office:value="155972.010056292" calcext:value-type="float">
            <text:p>155972.010056292</text:p>
          </table:table-cell>
          <table:table-cell table:formula="of:=[.E7]/[.E52]" office:value-type="float" office:value="159805.396485851" calcext:value-type="float">
            <text:p>159805.396485851</text:p>
          </table:table-cell>
          <table:table-cell table:formula="of:=[.F7]/[.F52]" office:value-type="float" office:value="158712.083664099" calcext:value-type="float">
            <text:p>158712.083664099</text:p>
          </table:table-cell>
          <table:table-cell table:formula="of:=[.G7]/[.G52]" office:value-type="float" office:value="158476.771799529" calcext:value-type="float">
            <text:p>158476.771799529</text:p>
          </table:table-cell>
          <table:table-cell table:formula="of:=[.H7]/[.H52]" office:value-type="float" office:value="159693.918481575" calcext:value-type="float">
            <text:p>159693.918481575</text:p>
          </table:table-cell>
          <table:table-cell table:formula="of:=[.I7]/[.I52]" office:value-type="float" office:value="159721.434303603" calcext:value-type="float">
            <text:p>159721.434303603</text:p>
          </table:table-cell>
          <table:table-cell table:formula="of:=[.J7]/[.J52]" office:value-type="float" office:value="159745.528838838" calcext:value-type="float">
            <text:p>159745.528838838</text:p>
          </table:table-cell>
          <table:table-cell table:formula="of:=[.K7]/[.K52]" office:value-type="float" office:value="158921.141180146" calcext:value-type="float">
            <text:p>158921.141180146</text:p>
          </table:table-cell>
          <table:table-cell table:formula="of:=[.L7]/[.L52]" office:value-type="float" office:value="159450" calcext:value-type="float">
            <text:p>159450</text:p>
          </table:table-cell>
          <table:table-cell table:formula="of:=[.M7]/[.M52]" office:value-type="float" office:value="160792.481341635" calcext:value-type="float">
            <text:p>160792.481341635</text:p>
          </table:table-cell>
          <table:table-cell table:formula="of:=[.N7]/[.N52]" office:value-type="float" office:value="160284.045319551" calcext:value-type="float">
            <text:p>160284.045319551</text:p>
          </table:table-cell>
          <table:table-cell table:formula="of:=[.O7]/[.O52]" office:value-type="float" office:value="161132.524662155" calcext:value-type="float">
            <text:p>161132.524662155</text:p>
          </table:table-cell>
          <table:table-cell table:formula="of:=[.P7]/[.P52]" office:value-type="float" office:value="158266.021776628" calcext:value-type="float">
            <text:p>158266.021776628</text:p>
          </table:table-cell>
          <table:table-cell table:formula="of:=[.Q7]/[.Q52]" office:value-type="float" office:value="161078.924754296" calcext:value-type="float">
            <text:p>161078.924754296</text:p>
          </table:table-cell>
          <table:table-cell table:formula="of:=[.R7]/[.R52]" office:value-type="float" office:value="158673.03241572" calcext:value-type="float">
            <text:p>158673.03241572</text:p>
          </table:table-cell>
          <table:table-cell table:formula="of:=[.S7]/[.S52]" office:value-type="float" office:value="160484.980181947" calcext:value-type="float">
            <text:p>160484.980181947</text:p>
          </table:table-cell>
          <table:table-cell table:formula="of:=[.T7]/[.T52]" office:value-type="float" office:value="154066.345867616" calcext:value-type="float">
            <text:p>154066.345867616</text:p>
          </table:table-cell>
          <table:table-cell table:formula="of:=[.U7]/[.U52]" office:value-type="float" office:value="28848.3556550456" calcext:value-type="float">
            <text:p>28848.3556550456</text:p>
          </table:table-cell>
          <table:table-cell table:formula="of:=[.V7]/[.V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8]/[.B53]" office:value-type="float" office:value="0" calcext:value-type="float">
            <text:p>0</text:p>
          </table:table-cell>
          <table:table-cell table:formula="of:=[.C8]/[.C53]" office:value-type="float" office:value="107204.817172551" calcext:value-type="float">
            <text:p>107204.817172551</text:p>
          </table:table-cell>
          <table:table-cell table:formula="of:=[.D8]/[.D53]" office:value-type="float" office:value="159673.142137305" calcext:value-type="float">
            <text:p>159673.142137305</text:p>
          </table:table-cell>
          <table:table-cell table:formula="of:=[.E8]/[.E53]" office:value-type="float" office:value="160495.364995379" calcext:value-type="float">
            <text:p>160495.364995379</text:p>
          </table:table-cell>
          <table:table-cell table:formula="of:=[.F8]/[.F53]" office:value-type="float" office:value="159076.922273471" calcext:value-type="float">
            <text:p>159076.922273471</text:p>
          </table:table-cell>
          <table:table-cell table:formula="of:=[.G8]/[.G53]" office:value-type="float" office:value="159181.668542581" calcext:value-type="float">
            <text:p>159181.668542581</text:p>
          </table:table-cell>
          <table:table-cell table:formula="of:=[.H8]/[.H53]" office:value-type="float" office:value="159755.220859914" calcext:value-type="float">
            <text:p>159755.220859914</text:p>
          </table:table-cell>
          <table:table-cell table:formula="of:=[.I8]/[.I53]" office:value-type="float" office:value="159965" calcext:value-type="float">
            <text:p>159965</text:p>
          </table:table-cell>
          <table:table-cell table:formula="of:=[.J8]/[.J53]" office:value-type="float" office:value="159127.541550795" calcext:value-type="float">
            <text:p>159127.541550795</text:p>
          </table:table-cell>
          <table:table-cell table:formula="of:=[.K8]/[.K53]" office:value-type="float" office:value="160471.270949039" calcext:value-type="float">
            <text:p>160471.270949039</text:p>
          </table:table-cell>
          <table:table-cell table:formula="of:=[.L8]/[.L53]" office:value-type="float" office:value="158624" calcext:value-type="float">
            <text:p>158624</text:p>
          </table:table-cell>
          <table:table-cell table:formula="of:=[.M8]/[.M53]" office:value-type="float" office:value="159555.941500152" calcext:value-type="float">
            <text:p>159555.941500152</text:p>
          </table:table-cell>
          <table:table-cell table:formula="of:=[.N8]/[.N53]" office:value-type="float" office:value="159212.51213394" calcext:value-type="float">
            <text:p>159212.51213394</text:p>
          </table:table-cell>
          <table:table-cell table:formula="of:=[.O8]/[.O53]" office:value-type="float" office:value="160010" calcext:value-type="float">
            <text:p>160010</text:p>
          </table:table-cell>
          <table:table-cell table:formula="of:=[.P8]/[.P53]" office:value-type="float" office:value="158533.340342024" calcext:value-type="float">
            <text:p>158533.340342024</text:p>
          </table:table-cell>
          <table:table-cell table:formula="of:=[.Q8]/[.Q53]" office:value-type="float" office:value="159258.50603343" calcext:value-type="float">
            <text:p>159258.50603343</text:p>
          </table:table-cell>
          <table:table-cell table:formula="of:=[.R8]/[.R53]" office:value-type="float" office:value="160663.364834675" calcext:value-type="float">
            <text:p>160663.364834675</text:p>
          </table:table-cell>
          <table:table-cell table:formula="of:=[.S8]/[.S53]" office:value-type="float" office:value="159947.131468495" calcext:value-type="float">
            <text:p>159947.131468495</text:p>
          </table:table-cell>
          <table:table-cell table:formula="of:=[.T8]/[.T53]" office:value-type="float" office:value="157615.959598005" calcext:value-type="float">
            <text:p>157615.959598005</text:p>
          </table:table-cell>
          <table:table-cell table:formula="of:=[.U8]/[.U53]" office:value-type="float" office:value="107904.086076478" calcext:value-type="float">
            <text:p>107904.086076478</text:p>
          </table:table-cell>
          <table:table-cell table:formula="of:=[.V8]/[.V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9]/[.B54]" office:value-type="float" office:value="10085.3360876076" calcext:value-type="float">
            <text:p>10085.3360876076</text:p>
          </table:table-cell>
          <table:table-cell table:formula="of:=[.C9]/[.C54]" office:value-type="float" office:value="153800.536279949" calcext:value-type="float">
            <text:p>153800.536279949</text:p>
          </table:table-cell>
          <table:table-cell table:formula="of:=[.D9]/[.D54]" office:value-type="float" office:value="160900.67853182" calcext:value-type="float">
            <text:p>160900.67853182</text:p>
          </table:table-cell>
          <table:table-cell table:formula="of:=[.E9]/[.E54]" office:value-type="float" office:value="159405.746878837" calcext:value-type="float">
            <text:p>159405.746878837</text:p>
          </table:table-cell>
          <table:table-cell table:formula="of:=[.F9]/[.F54]" office:value-type="float" office:value="160587.693940102" calcext:value-type="float">
            <text:p>160587.693940102</text:p>
          </table:table-cell>
          <table:table-cell table:formula="of:=[.G9]/[.G54]" office:value-type="float" office:value="159097.522450854" calcext:value-type="float">
            <text:p>159097.522450854</text:p>
          </table:table-cell>
          <table:table-cell table:formula="of:=[.H9]/[.H54]" office:value-type="float" office:value="160560" calcext:value-type="float">
            <text:p>160560</text:p>
          </table:table-cell>
          <table:table-cell table:formula="of:=[.I9]/[.I54]" office:value-type="float" office:value="159319.643082703" calcext:value-type="float">
            <text:p>159319.643082703</text:p>
          </table:table-cell>
          <table:table-cell table:formula="of:=[.J9]/[.J54]" office:value-type="float" office:value="160277.570848201" calcext:value-type="float">
            <text:p>160277.570848201</text:p>
          </table:table-cell>
          <table:table-cell table:formula="of:=[.K9]/[.K54]" office:value-type="float" office:value="158888.64103516" calcext:value-type="float">
            <text:p>158888.64103516</text:p>
          </table:table-cell>
          <table:table-cell table:formula="of:=[.L9]/[.L54]" office:value-type="float" office:value="159117" calcext:value-type="float">
            <text:p>159117</text:p>
          </table:table-cell>
          <table:table-cell table:formula="of:=[.M9]/[.M54]" office:value-type="float" office:value="161067.450343016" calcext:value-type="float">
            <text:p>161067.450343016</text:p>
          </table:table-cell>
          <table:table-cell table:formula="of:=[.N9]/[.N54]" office:value-type="float" office:value="159823.271387492" calcext:value-type="float">
            <text:p>159823.271387492</text:p>
          </table:table-cell>
          <table:table-cell table:formula="of:=[.O9]/[.O54]" office:value-type="float" office:value="160155.443298066" calcext:value-type="float">
            <text:p>160155.443298066</text:p>
          </table:table-cell>
          <table:table-cell table:formula="of:=[.P9]/[.P54]" office:value-type="float" office:value="160020" calcext:value-type="float">
            <text:p>160020</text:p>
          </table:table-cell>
          <table:table-cell table:formula="of:=[.Q9]/[.Q54]" office:value-type="float" office:value="160269.543781718" calcext:value-type="float">
            <text:p>160269.543781718</text:p>
          </table:table-cell>
          <table:table-cell table:formula="of:=[.R9]/[.R54]" office:value-type="float" office:value="159661.961797418" calcext:value-type="float">
            <text:p>159661.961797418</text:p>
          </table:table-cell>
          <table:table-cell table:formula="of:=[.S9]/[.S54]" office:value-type="float" office:value="158126.296997052" calcext:value-type="float">
            <text:p>158126.296997052</text:p>
          </table:table-cell>
          <table:table-cell table:formula="of:=[.T9]/[.T54]" office:value-type="float" office:value="158166.597333318" calcext:value-type="float">
            <text:p>158166.597333318</text:p>
          </table:table-cell>
          <table:table-cell table:formula="of:=[.U9]/[.U54]" office:value-type="float" office:value="154976.903569532" calcext:value-type="float">
            <text:p>154976.903569532</text:p>
          </table:table-cell>
          <table:table-cell table:formula="of:=[.V9]/[.V54]" office:value-type="float" office:value="9751.24627932246" calcext:value-type="float">
            <text:p>9751.24627932246</text:p>
          </table:table-cell>
          <table:table-cell table:number-columns-repeated="3"/>
        </table:table-row>
        <table:table-row table:style-name="ro1">
          <table:table-cell/>
          <table:table-cell table:formula="of:=[.B10]/[.B55]" office:value-type="float" office:value="48899.5971353548" calcext:value-type="float">
            <text:p>48899.5971353548</text:p>
          </table:table-cell>
          <table:table-cell table:formula="of:=[.C10]/[.C55]" office:value-type="float" office:value="157718.747030909" calcext:value-type="float">
            <text:p>157718.747030909</text:p>
          </table:table-cell>
          <table:table-cell table:formula="of:=[.D10]/[.D55]" office:value-type="float" office:value="159481.725598891" calcext:value-type="float">
            <text:p>159481.725598891</text:p>
          </table:table-cell>
          <table:table-cell table:formula="of:=[.E10]/[.E55]" office:value-type="float" office:value="158560.79338853" calcext:value-type="float">
            <text:p>158560.79338853</text:p>
          </table:table-cell>
          <table:table-cell table:formula="of:=[.F10]/[.F55]" office:value-type="float" office:value="160928.310125969" calcext:value-type="float">
            <text:p>160928.310125969</text:p>
          </table:table-cell>
          <table:table-cell table:formula="of:=[.G10]/[.G55]" office:value-type="float" office:value="160160.186528987" calcext:value-type="float">
            <text:p>160160.186528987</text:p>
          </table:table-cell>
          <table:table-cell table:formula="of:=[.H10]/[.H55]" office:value-type="float" office:value="159257.23349349" calcext:value-type="float">
            <text:p>159257.23349349</text:p>
          </table:table-cell>
          <table:table-cell table:formula="of:=[.I10]/[.I55]" office:value-type="float" office:value="159307.677555101" calcext:value-type="float">
            <text:p>159307.677555101</text:p>
          </table:table-cell>
          <table:table-cell table:formula="of:=[.J10]/[.J55]" office:value-type="float" office:value="158770.928220503" calcext:value-type="float">
            <text:p>158770.928220503</text:p>
          </table:table-cell>
          <table:table-cell table:formula="of:=[.K10]/[.K55]" office:value-type="float" office:value="160283.588695162" calcext:value-type="float">
            <text:p>160283.588695162</text:p>
          </table:table-cell>
          <table:table-cell table:formula="of:=[.L10]/[.L55]" office:value-type="float" office:value="160816" calcext:value-type="float">
            <text:p>160816</text:p>
          </table:table-cell>
          <table:table-cell table:formula="of:=[.M10]/[.M55]" office:value-type="float" office:value="160583.221804147" calcext:value-type="float">
            <text:p>160583.221804147</text:p>
          </table:table-cell>
          <table:table-cell table:formula="of:=[.N10]/[.N55]" office:value-type="float" office:value="159916.441206025" calcext:value-type="float">
            <text:p>159916.441206025</text:p>
          </table:table-cell>
          <table:table-cell table:formula="of:=[.O10]/[.O55]" office:value-type="float" office:value="160245.120886722" calcext:value-type="float">
            <text:p>160245.120886722</text:p>
          </table:table-cell>
          <table:table-cell table:formula="of:=[.P10]/[.P55]" office:value-type="float" office:value="158917.35116091" calcext:value-type="float">
            <text:p>158917.35116091</text:p>
          </table:table-cell>
          <table:table-cell table:formula="of:=[.Q10]/[.Q55]" office:value-type="float" office:value="158490.785438776" calcext:value-type="float">
            <text:p>158490.785438776</text:p>
          </table:table-cell>
          <table:table-cell table:formula="of:=[.R10]/[.R55]" office:value-type="float" office:value="160017.57415984" calcext:value-type="float">
            <text:p>160017.57415984</text:p>
          </table:table-cell>
          <table:table-cell table:formula="of:=[.S10]/[.S55]" office:value-type="float" office:value="158473.432069858" calcext:value-type="float">
            <text:p>158473.432069858</text:p>
          </table:table-cell>
          <table:table-cell table:formula="of:=[.T10]/[.T55]" office:value-type="float" office:value="158450.949192487" calcext:value-type="float">
            <text:p>158450.949192487</text:p>
          </table:table-cell>
          <table:table-cell table:formula="of:=[.U10]/[.U55]" office:value-type="float" office:value="159027.922343845" calcext:value-type="float">
            <text:p>159027.922343845</text:p>
          </table:table-cell>
          <table:table-cell table:formula="of:=[.V10]/[.V55]" office:value-type="float" office:value="48216.3285205334" calcext:value-type="float">
            <text:p>48216.3285205334</text:p>
          </table:table-cell>
          <table:table-cell table:number-columns-repeated="3"/>
        </table:table-row>
        <table:table-row table:style-name="ro1">
          <table:table-cell/>
          <table:table-cell table:formula="of:=[.B11]/[.B56]" office:value-type="float" office:value="72509.8526063872" calcext:value-type="float">
            <text:p>72509.8526063872</text:p>
          </table:table-cell>
          <table:table-cell table:formula="of:=[.C11]/[.C56]" office:value-type="float" office:value="159601.163059672" calcext:value-type="float">
            <text:p>159601.163059672</text:p>
          </table:table-cell>
          <table:table-cell table:formula="of:=[.D11]/[.D56]" office:value-type="float" office:value="158536.236362543" calcext:value-type="float">
            <text:p>158536.236362543</text:p>
          </table:table-cell>
          <table:table-cell table:formula="of:=[.E11]/[.E56]" office:value-type="float" office:value="161022.356211801" calcext:value-type="float">
            <text:p>161022.356211801</text:p>
          </table:table-cell>
          <table:table-cell table:formula="of:=[.F11]/[.F56]" office:value-type="float" office:value="160365.951348782" calcext:value-type="float">
            <text:p>160365.951348782</text:p>
          </table:table-cell>
          <table:table-cell table:formula="of:=[.G11]/[.G56]" office:value-type="float" office:value="159329.062741234" calcext:value-type="float">
            <text:p>159329.062741234</text:p>
          </table:table-cell>
          <table:table-cell table:formula="of:=[.H11]/[.H56]" office:value-type="float" office:value="158364.363974349" calcext:value-type="float">
            <text:p>158364.363974349</text:p>
          </table:table-cell>
          <table:table-cell table:formula="of:=[.I11]/[.I56]" office:value-type="float" office:value="160618.406915272" calcext:value-type="float">
            <text:p>160618.406915272</text:p>
          </table:table-cell>
          <table:table-cell table:formula="of:=[.J11]/[.J56]" office:value-type="float" office:value="160487.070881115" calcext:value-type="float">
            <text:p>160487.070881115</text:p>
          </table:table-cell>
          <table:table-cell table:formula="of:=[.K11]/[.K56]" office:value-type="float" office:value="163179.03189442" calcext:value-type="float">
            <text:p>163179.03189442</text:p>
          </table:table-cell>
          <table:table-cell table:formula="of:=[.L11]/[.L56]" office:value-type="float" office:value="165191" calcext:value-type="float">
            <text:p>165191</text:p>
          </table:table-cell>
          <table:table-cell table:formula="of:=[.M11]/[.M56]" office:value-type="float" office:value="162770.324174894" calcext:value-type="float">
            <text:p>162770.324174894</text:p>
          </table:table-cell>
          <table:table-cell table:formula="of:=[.N11]/[.N56]" office:value-type="float" office:value="161488.829335035" calcext:value-type="float">
            <text:p>161488.829335035</text:p>
          </table:table-cell>
          <table:table-cell table:formula="of:=[.O11]/[.O56]" office:value-type="float" office:value="159309.223963963" calcext:value-type="float">
            <text:p>159309.223963963</text:p>
          </table:table-cell>
          <table:table-cell table:formula="of:=[.P11]/[.P56]" office:value-type="float" office:value="160364.070202773" calcext:value-type="float">
            <text:p>160364.070202773</text:p>
          </table:table-cell>
          <table:table-cell table:formula="of:=[.Q11]/[.Q56]" office:value-type="float" office:value="160109.212726813" calcext:value-type="float">
            <text:p>160109.212726813</text:p>
          </table:table-cell>
          <table:table-cell table:formula="of:=[.R11]/[.R56]" office:value-type="float" office:value="160408.530686494" calcext:value-type="float">
            <text:p>160408.530686494</text:p>
          </table:table-cell>
          <table:table-cell table:formula="of:=[.S11]/[.S56]" office:value-type="float" office:value="158681.832766073" calcext:value-type="float">
            <text:p>158681.832766073</text:p>
          </table:table-cell>
          <table:table-cell table:formula="of:=[.T11]/[.T56]" office:value-type="float" office:value="159479.520519094" calcext:value-type="float">
            <text:p>159479.520519094</text:p>
          </table:table-cell>
          <table:table-cell table:formula="of:=[.U11]/[.U56]" office:value-type="float" office:value="156712.495200606" calcext:value-type="float">
            <text:p>156712.495200606</text:p>
          </table:table-cell>
          <table:table-cell table:formula="of:=[.V11]/[.V56]" office:value-type="float" office:value="72318.9049695859" calcext:value-type="float">
            <text:p>72318.9049695859</text:p>
          </table:table-cell>
          <table:table-cell table:number-columns-repeated="3"/>
        </table:table-row>
        <table:table-row table:style-name="ro1">
          <table:table-cell/>
          <table:table-cell table:formula="of:=[.B12]/[.B57]" office:value-type="float" office:value="80970" calcext:value-type="float">
            <text:p>80970</text:p>
          </table:table-cell>
          <table:table-cell table:formula="of:=[.C12]/[.C57]" office:value-type="float" office:value="160056" calcext:value-type="float">
            <text:p>160056</text:p>
          </table:table-cell>
          <table:table-cell table:formula="of:=[.D12]/[.D57]" office:value-type="float" office:value="160112" calcext:value-type="float">
            <text:p>160112</text:p>
          </table:table-cell>
          <table:table-cell table:formula="of:=[.E12]/[.E57]" office:value-type="float" office:value="158221" calcext:value-type="float">
            <text:p>158221</text:p>
          </table:table-cell>
          <table:table-cell table:formula="of:=[.F12]/[.F57]" office:value-type="float" office:value="159642" calcext:value-type="float">
            <text:p>159642</text:p>
          </table:table-cell>
          <table:table-cell table:formula="of:=[.G12]/[.G57]" office:value-type="float" office:value="160050" calcext:value-type="float">
            <text:p>160050</text:p>
          </table:table-cell>
          <table:table-cell table:formula="of:=[.H12]/[.H57]" office:value-type="float" office:value="160336" calcext:value-type="float">
            <text:p>160336</text:p>
          </table:table-cell>
          <table:table-cell table:formula="of:=[.I12]/[.I57]" office:value-type="float" office:value="159255" calcext:value-type="float">
            <text:p>159255</text:p>
          </table:table-cell>
          <table:table-cell table:formula="of:=[.J12]/[.J57]" office:value-type="float" office:value="160618" calcext:value-type="float">
            <text:p>160618</text:p>
          </table:table-cell>
          <table:table-cell table:formula="of:=[.K12]/[.K57]" office:value-type="float" office:value="165062" calcext:value-type="float">
            <text:p>165062</text:p>
          </table:table-cell>
          <table:table-cell/>
          <table:table-cell table:formula="of:=[.M12]/[.M57]" office:value-type="float" office:value="165155" calcext:value-type="float">
            <text:p>165155</text:p>
          </table:table-cell>
          <table:table-cell table:formula="of:=[.N12]/[.N57]" office:value-type="float" office:value="161366" calcext:value-type="float">
            <text:p>161366</text:p>
          </table:table-cell>
          <table:table-cell table:formula="of:=[.O12]/[.O57]" office:value-type="float" office:value="159051" calcext:value-type="float">
            <text:p>159051</text:p>
          </table:table-cell>
          <table:table-cell table:formula="of:=[.P12]/[.P57]" office:value-type="float" office:value="160232" calcext:value-type="float">
            <text:p>160232</text:p>
          </table:table-cell>
          <table:table-cell table:formula="of:=[.Q12]/[.Q57]" office:value-type="float" office:value="159090" calcext:value-type="float">
            <text:p>159090</text:p>
          </table:table-cell>
          <table:table-cell table:formula="of:=[.R12]/[.R57]" office:value-type="float" office:value="158346" calcext:value-type="float">
            <text:p>158346</text:p>
          </table:table-cell>
          <table:table-cell table:formula="of:=[.S12]/[.S57]" office:value-type="float" office:value="158914" calcext:value-type="float">
            <text:p>158914</text:p>
          </table:table-cell>
          <table:table-cell table:formula="of:=[.T12]/[.T57]" office:value-type="float" office:value="160312" calcext:value-type="float">
            <text:p>160312</text:p>
          </table:table-cell>
          <table:table-cell table:formula="of:=[.U12]/[.U57]" office:value-type="float" office:value="157563" calcext:value-type="float">
            <text:p>157563</text:p>
          </table:table-cell>
          <table:table-cell table:formula="of:=[.V12]/[.V57]" office:value-type="float" office:value="81110" calcext:value-type="float">
            <text:p>81110</text:p>
          </table:table-cell>
          <table:table-cell table:number-columns-repeated="3"/>
        </table:table-row>
        <table:table-row table:style-name="ro1">
          <table:table-cell/>
          <table:table-cell table:formula="of:=[.B13]/[.B58]" office:value-type="float" office:value="73444.4910391515" calcext:value-type="float">
            <text:p>73444.4910391515</text:p>
          </table:table-cell>
          <table:table-cell table:formula="of:=[.C13]/[.C58]" office:value-type="float" office:value="158867.676863483" calcext:value-type="float">
            <text:p>158867.676863483</text:p>
          </table:table-cell>
          <table:table-cell table:formula="of:=[.D13]/[.D58]" office:value-type="float" office:value="160156.750169951" calcext:value-type="float">
            <text:p>160156.750169951</text:p>
          </table:table-cell>
          <table:table-cell table:formula="of:=[.E13]/[.E58]" office:value-type="float" office:value="159325.299936953" calcext:value-type="float">
            <text:p>159325.299936953</text:p>
          </table:table-cell>
          <table:table-cell table:formula="of:=[.F13]/[.F58]" office:value-type="float" office:value="160110.47532251" calcext:value-type="float">
            <text:p>160110.47532251</text:p>
          </table:table-cell>
          <table:table-cell table:formula="of:=[.G13]/[.G58]" office:value-type="float" office:value="161047.432317315" calcext:value-type="float">
            <text:p>161047.432317315</text:p>
          </table:table-cell>
          <table:table-cell table:formula="of:=[.H13]/[.H58]" office:value-type="float" office:value="160500.132688419" calcext:value-type="float">
            <text:p>160500.132688419</text:p>
          </table:table-cell>
          <table:table-cell table:formula="of:=[.I13]/[.I58]" office:value-type="float" office:value="160128.253877946" calcext:value-type="float">
            <text:p>160128.253877946</text:p>
          </table:table-cell>
          <table:table-cell table:formula="of:=[.J13]/[.J58]" office:value-type="float" office:value="160820.245009762" calcext:value-type="float">
            <text:p>160820.245009762</text:p>
          </table:table-cell>
          <table:table-cell table:formula="of:=[.K13]/[.K58]" office:value-type="float" office:value="163384.092860964" calcext:value-type="float">
            <text:p>163384.092860964</text:p>
          </table:table-cell>
          <table:table-cell table:formula="of:=[.L13]/[.L58]" office:value-type="float" office:value="165750" calcext:value-type="float">
            <text:p>165750</text:p>
          </table:table-cell>
          <table:table-cell table:formula="of:=[.M13]/[.M58]" office:value-type="float" office:value="163628.751807254" calcext:value-type="float">
            <text:p>163628.751807254</text:p>
          </table:table-cell>
          <table:table-cell table:formula="of:=[.N13]/[.N58]" office:value-type="float" office:value="160822.48107774" calcext:value-type="float">
            <text:p>160822.48107774</text:p>
          </table:table-cell>
          <table:table-cell table:formula="of:=[.O13]/[.O58]" office:value-type="float" office:value="160308.503704576" calcext:value-type="float">
            <text:p>160308.503704576</text:p>
          </table:table-cell>
          <table:table-cell table:formula="of:=[.P13]/[.P58]" office:value-type="float" office:value="159535.325972024" calcext:value-type="float">
            <text:p>159535.325972024</text:p>
          </table:table-cell>
          <table:table-cell table:formula="of:=[.Q13]/[.Q58]" office:value-type="float" office:value="158875.250004524" calcext:value-type="float">
            <text:p>158875.250004524</text:p>
          </table:table-cell>
          <table:table-cell table:formula="of:=[.R13]/[.R58]" office:value-type="float" office:value="157999.756724496" calcext:value-type="float">
            <text:p>157999.756724496</text:p>
          </table:table-cell>
          <table:table-cell table:formula="of:=[.S13]/[.S58]" office:value-type="float" office:value="158908.106936053" calcext:value-type="float">
            <text:p>158908.106936053</text:p>
          </table:table-cell>
          <table:table-cell table:formula="of:=[.T13]/[.T58]" office:value-type="float" office:value="158415.302496318" calcext:value-type="float">
            <text:p>158415.302496318</text:p>
          </table:table-cell>
          <table:table-cell table:formula="of:=[.U13]/[.U58]" office:value-type="float" office:value="159483.443052876" calcext:value-type="float">
            <text:p>159483.443052876</text:p>
          </table:table-cell>
          <table:table-cell table:formula="of:=[.V13]/[.V58]" office:value-type="float" office:value="72188.2565865114" calcext:value-type="float">
            <text:p>72188.2565865114</text:p>
          </table:table-cell>
          <table:table-cell table:number-columns-repeated="3"/>
        </table:table-row>
        <table:table-row table:style-name="ro1">
          <table:table-cell/>
          <table:table-cell table:formula="of:=[.B14]/[.B59]" office:value-type="float" office:value="48267.3187156693" calcext:value-type="float">
            <text:p>48267.3187156693</text:p>
          </table:table-cell>
          <table:table-cell table:formula="of:=[.C14]/[.C59]" office:value-type="float" office:value="159995.974511861" calcext:value-type="float">
            <text:p>159995.974511861</text:p>
          </table:table-cell>
          <table:table-cell table:formula="of:=[.D14]/[.D59]" office:value-type="float" office:value="158005.65378492" calcext:value-type="float">
            <text:p>158005.65378492</text:p>
          </table:table-cell>
          <table:table-cell table:formula="of:=[.E14]/[.E59]" office:value-type="float" office:value="159849.372838932" calcext:value-type="float">
            <text:p>159849.372838932</text:p>
          </table:table-cell>
          <table:table-cell table:formula="of:=[.F14]/[.F59]" office:value-type="float" office:value="162224.843966638" calcext:value-type="float">
            <text:p>162224.843966638</text:p>
          </table:table-cell>
          <table:table-cell table:formula="of:=[.G14]/[.G59]" office:value-type="float" office:value="159885.543123823" calcext:value-type="float">
            <text:p>159885.543123823</text:p>
          </table:table-cell>
          <table:table-cell table:formula="of:=[.H14]/[.H59]" office:value-type="float" office:value="160008.55233393" calcext:value-type="float">
            <text:p>160008.55233393</text:p>
          </table:table-cell>
          <table:table-cell table:formula="of:=[.I14]/[.I59]" office:value-type="float" office:value="159682.654887749" calcext:value-type="float">
            <text:p>159682.654887749</text:p>
          </table:table-cell>
          <table:table-cell table:formula="of:=[.J14]/[.J59]" office:value-type="float" office:value="159636.426920675" calcext:value-type="float">
            <text:p>159636.426920675</text:p>
          </table:table-cell>
          <table:table-cell table:formula="of:=[.K14]/[.K59]" office:value-type="float" office:value="159791.653740112" calcext:value-type="float">
            <text:p>159791.653740112</text:p>
          </table:table-cell>
          <table:table-cell table:formula="of:=[.L14]/[.L59]" office:value-type="float" office:value="161764" calcext:value-type="float">
            <text:p>161764</text:p>
          </table:table-cell>
          <table:table-cell table:formula="of:=[.M14]/[.M59]" office:value-type="float" office:value="160399.864229992" calcext:value-type="float">
            <text:p>160399.864229992</text:p>
          </table:table-cell>
          <table:table-cell table:formula="of:=[.N14]/[.N59]" office:value-type="float" office:value="160125.744813256" calcext:value-type="float">
            <text:p>160125.744813256</text:p>
          </table:table-cell>
          <table:table-cell table:formula="of:=[.O14]/[.O59]" office:value-type="float" office:value="159505.982875251" calcext:value-type="float">
            <text:p>159505.982875251</text:p>
          </table:table-cell>
          <table:table-cell table:formula="of:=[.P14]/[.P59]" office:value-type="float" office:value="158483.553973275" calcext:value-type="float">
            <text:p>158483.553973275</text:p>
          </table:table-cell>
          <table:table-cell table:formula="of:=[.Q14]/[.Q59]" office:value-type="float" office:value="159530.122246553" calcext:value-type="float">
            <text:p>159530.122246553</text:p>
          </table:table-cell>
          <table:table-cell table:formula="of:=[.R14]/[.R59]" office:value-type="float" office:value="159467.337846971" calcext:value-type="float">
            <text:p>159467.337846971</text:p>
          </table:table-cell>
          <table:table-cell table:formula="of:=[.S14]/[.S59]" office:value-type="float" office:value="157687.180201816" calcext:value-type="float">
            <text:p>157687.180201816</text:p>
          </table:table-cell>
          <table:table-cell table:formula="of:=[.T14]/[.T59]" office:value-type="float" office:value="159349.786218871" calcext:value-type="float">
            <text:p>159349.786218871</text:p>
          </table:table-cell>
          <table:table-cell table:formula="of:=[.U14]/[.U59]" office:value-type="float" office:value="158456.310587493" calcext:value-type="float">
            <text:p>158456.310587493</text:p>
          </table:table-cell>
          <table:table-cell table:formula="of:=[.V14]/[.V59]" office:value-type="float" office:value="47869.5951936091" calcext:value-type="float">
            <text:p>47869.5951936091</text:p>
          </table:table-cell>
          <table:table-cell table:number-columns-repeated="3"/>
        </table:table-row>
        <table:table-row table:style-name="ro1">
          <table:table-cell/>
          <table:table-cell table:formula="of:=[.B15]/[.B60]" office:value-type="float" office:value="9866.08965092047" calcext:value-type="float">
            <text:p>9866.08965092047</text:p>
          </table:table-cell>
          <table:table-cell table:formula="of:=[.C15]/[.C60]" office:value-type="float" office:value="154037.707104462" calcext:value-type="float">
            <text:p>154037.707104462</text:p>
          </table:table-cell>
          <table:table-cell table:formula="of:=[.D15]/[.D60]" office:value-type="float" office:value="159516.549925078" calcext:value-type="float">
            <text:p>159516.549925078</text:p>
          </table:table-cell>
          <table:table-cell table:formula="of:=[.E15]/[.E60]" office:value-type="float" office:value="158232.917820534" calcext:value-type="float">
            <text:p>158232.917820534</text:p>
          </table:table-cell>
          <table:table-cell table:formula="of:=[.F15]/[.F60]" office:value-type="float" office:value="159628.420777755" calcext:value-type="float">
            <text:p>159628.420777755</text:p>
          </table:table-cell>
          <table:table-cell table:formula="of:=[.G15]/[.G60]" office:value-type="float" office:value="159762.250966866" calcext:value-type="float">
            <text:p>159762.250966866</text:p>
          </table:table-cell>
          <table:table-cell table:formula="of:=[.H15]/[.H60]" office:value-type="float" office:value="157280" calcext:value-type="float">
            <text:p>157280</text:p>
          </table:table-cell>
          <table:table-cell table:formula="of:=[.I15]/[.I60]" office:value-type="float" office:value="160456.670786851" calcext:value-type="float">
            <text:p>160456.670786851</text:p>
          </table:table-cell>
          <table:table-cell table:formula="of:=[.J15]/[.J60]" office:value-type="float" office:value="159275.227593622" calcext:value-type="float">
            <text:p>159275.227593622</text:p>
          </table:table-cell>
          <table:table-cell table:formula="of:=[.K15]/[.K60]" office:value-type="float" office:value="160533.025418448" calcext:value-type="float">
            <text:p>160533.025418448</text:p>
          </table:table-cell>
          <table:table-cell table:formula="of:=[.L15]/[.L60]" office:value-type="float" office:value="160698" calcext:value-type="float">
            <text:p>160698</text:p>
          </table:table-cell>
          <table:table-cell table:formula="of:=[.M15]/[.M60]" office:value-type="float" office:value="160906.174182348" calcext:value-type="float">
            <text:p>160906.174182348</text:p>
          </table:table-cell>
          <table:table-cell table:formula="of:=[.N15]/[.N60]" office:value-type="float" office:value="160180.220963763" calcext:value-type="float">
            <text:p>160180.220963763</text:p>
          </table:table-cell>
          <table:table-cell table:formula="of:=[.O15]/[.O60]" office:value-type="float" office:value="158785.070356126" calcext:value-type="float">
            <text:p>158785.070356126</text:p>
          </table:table-cell>
          <table:table-cell table:formula="of:=[.P15]/[.P60]" office:value-type="float" office:value="158725" calcext:value-type="float">
            <text:p>158725</text:p>
          </table:table-cell>
          <table:table-cell table:formula="of:=[.Q15]/[.Q60]" office:value-type="float" office:value="159289.943863384" calcext:value-type="float">
            <text:p>159289.943863384</text:p>
          </table:table-cell>
          <table:table-cell table:formula="of:=[.R15]/[.R60]" office:value-type="float" office:value="160882.854913132" calcext:value-type="float">
            <text:p>160882.854913132</text:p>
          </table:table-cell>
          <table:table-cell table:formula="of:=[.S15]/[.S60]" office:value-type="float" office:value="158552.780290981" calcext:value-type="float">
            <text:p>158552.780290981</text:p>
          </table:table-cell>
          <table:table-cell table:formula="of:=[.T15]/[.T60]" office:value-type="float" office:value="159302.949831445" calcext:value-type="float">
            <text:p>159302.949831445</text:p>
          </table:table-cell>
          <table:table-cell table:formula="of:=[.U15]/[.U60]" office:value-type="float" office:value="157415.019645522" calcext:value-type="float">
            <text:p>157415.019645522</text:p>
          </table:table-cell>
          <table:table-cell table:formula="of:=[.V15]/[.V60]" office:value-type="float" office:value="9886.97026393829" calcext:value-type="float">
            <text:p>9886.97026393829</text:p>
          </table:table-cell>
          <table:table-cell table:number-columns-repeated="3"/>
        </table:table-row>
        <table:table-row table:style-name="ro1">
          <table:table-cell/>
          <table:table-cell table:formula="of:=[.B16]/[.B61]" office:value-type="float" office:value="0" calcext:value-type="float">
            <text:p>0</text:p>
          </table:table-cell>
          <table:table-cell table:formula="of:=[.C16]/[.C61]" office:value-type="float" office:value="105294.138759002" calcext:value-type="float">
            <text:p>105294.138759002</text:p>
          </table:table-cell>
          <table:table-cell table:formula="of:=[.D16]/[.D61]" office:value-type="float" office:value="158036.340377775" calcext:value-type="float">
            <text:p>158036.340377775</text:p>
          </table:table-cell>
          <table:table-cell table:formula="of:=[.E16]/[.E61]" office:value-type="float" office:value="161164.532388488" calcext:value-type="float">
            <text:p>161164.532388488</text:p>
          </table:table-cell>
          <table:table-cell table:formula="of:=[.F16]/[.F61]" office:value-type="float" office:value="158961.544632656" calcext:value-type="float">
            <text:p>158961.544632656</text:p>
          </table:table-cell>
          <table:table-cell table:formula="of:=[.G16]/[.G61]" office:value-type="float" office:value="160808.062098889" calcext:value-type="float">
            <text:p>160808.062098889</text:p>
          </table:table-cell>
          <table:table-cell table:formula="of:=[.H16]/[.H61]" office:value-type="float" office:value="158408.889548535" calcext:value-type="float">
            <text:p>158408.889548535</text:p>
          </table:table-cell>
          <table:table-cell table:formula="of:=[.I16]/[.I61]" office:value-type="float" office:value="158250" calcext:value-type="float">
            <text:p>158250</text:p>
          </table:table-cell>
          <table:table-cell table:formula="of:=[.J16]/[.J61]" office:value-type="float" office:value="159561.33873843" calcext:value-type="float">
            <text:p>159561.33873843</text:p>
          </table:table-cell>
          <table:table-cell table:formula="of:=[.K16]/[.K61]" office:value-type="float" office:value="159683.757774546" calcext:value-type="float">
            <text:p>159683.757774546</text:p>
          </table:table-cell>
          <table:table-cell table:formula="of:=[.L16]/[.L61]" office:value-type="float" office:value="158976" calcext:value-type="float">
            <text:p>158976</text:p>
          </table:table-cell>
          <table:table-cell table:formula="of:=[.M16]/[.M61]" office:value-type="float" office:value="160974.289835365" calcext:value-type="float">
            <text:p>160974.289835365</text:p>
          </table:table-cell>
          <table:table-cell table:formula="of:=[.N16]/[.N61]" office:value-type="float" office:value="159847.55543955" calcext:value-type="float">
            <text:p>159847.55543955</text:p>
          </table:table-cell>
          <table:table-cell table:formula="of:=[.O16]/[.O61]" office:value-type="float" office:value="160885" calcext:value-type="float">
            <text:p>160885</text:p>
          </table:table-cell>
          <table:table-cell table:formula="of:=[.P16]/[.P61]" office:value-type="float" office:value="158821.839908748" calcext:value-type="float">
            <text:p>158821.839908748</text:p>
          </table:table-cell>
          <table:table-cell table:formula="of:=[.Q16]/[.Q61]" office:value-type="float" office:value="158125.153043404" calcext:value-type="float">
            <text:p>158125.153043404</text:p>
          </table:table-cell>
          <table:table-cell table:formula="of:=[.R16]/[.R61]" office:value-type="float" office:value="159682.654887749" calcext:value-type="float">
            <text:p>159682.654887749</text:p>
          </table:table-cell>
          <table:table-cell table:formula="of:=[.S16]/[.S61]" office:value-type="float" office:value="157649.38801023" calcext:value-type="float">
            <text:p>157649.38801023</text:p>
          </table:table-cell>
          <table:table-cell table:formula="of:=[.T16]/[.T61]" office:value-type="float" office:value="159986.191654155" calcext:value-type="float">
            <text:p>159986.191654155</text:p>
          </table:table-cell>
          <table:table-cell table:formula="of:=[.U16]/[.U61]" office:value-type="float" office:value="107027.537732118" calcext:value-type="float">
            <text:p>107027.537732118</text:p>
          </table:table-cell>
          <table:table-cell table:formula="of:=[.V16]/[.V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7]/[.B62]" office:value-type="float" office:value="0" calcext:value-type="float">
            <text:p>0</text:p>
          </table:table-cell>
          <table:table-cell table:formula="of:=[.C17]/[.C62]" office:value-type="float" office:value="28590.9649015209" calcext:value-type="float">
            <text:p>28590.9649015209</text:p>
          </table:table-cell>
          <table:table-cell table:formula="of:=[.D17]/[.D62]" office:value-type="float" office:value="156424.841150631" calcext:value-type="float">
            <text:p>156424.841150631</text:p>
          </table:table-cell>
          <table:table-cell table:formula="of:=[.E17]/[.E62]" office:value-type="float" office:value="159177.426741357" calcext:value-type="float">
            <text:p>159177.426741357</text:p>
          </table:table-cell>
          <table:table-cell table:formula="of:=[.F17]/[.F62]" office:value-type="float" office:value="159743.036621319" calcext:value-type="float">
            <text:p>159743.036621319</text:p>
          </table:table-cell>
          <table:table-cell table:formula="of:=[.G17]/[.G62]" office:value-type="float" office:value="159572.787310368" calcext:value-type="float">
            <text:p>159572.787310368</text:p>
          </table:table-cell>
          <table:table-cell table:formula="of:=[.H17]/[.H62]" office:value-type="float" office:value="159072.815430544" calcext:value-type="float">
            <text:p>159072.815430544</text:p>
          </table:table-cell>
          <table:table-cell table:formula="of:=[.I17]/[.I62]" office:value-type="float" office:value="158695.18677011" calcext:value-type="float">
            <text:p>158695.18677011</text:p>
          </table:table-cell>
          <table:table-cell table:formula="of:=[.J17]/[.J62]" office:value-type="float" office:value="159864.002464595" calcext:value-type="float">
            <text:p>159864.002464595</text:p>
          </table:table-cell>
          <table:table-cell table:formula="of:=[.K17]/[.K62]" office:value-type="float" office:value="158997.62647285" calcext:value-type="float">
            <text:p>158997.62647285</text:p>
          </table:table-cell>
          <table:table-cell table:formula="of:=[.L17]/[.L62]" office:value-type="float" office:value="161100" calcext:value-type="float">
            <text:p>161100</text:p>
          </table:table-cell>
          <table:table-cell table:formula="of:=[.M17]/[.M62]" office:value-type="float" office:value="159696.192146212" calcext:value-type="float">
            <text:p>159696.192146212</text:p>
          </table:table-cell>
          <table:table-cell table:formula="of:=[.N17]/[.N62]" office:value-type="float" office:value="159260.864006196" calcext:value-type="float">
            <text:p>159260.864006196</text:p>
          </table:table-cell>
          <table:table-cell table:formula="of:=[.O17]/[.O62]" office:value-type="float" office:value="158759.327240953" calcext:value-type="float">
            <text:p>158759.327240953</text:p>
          </table:table-cell>
          <table:table-cell table:formula="of:=[.P17]/[.P62]" office:value-type="float" office:value="158855.109206472" calcext:value-type="float">
            <text:p>158855.109206472</text:p>
          </table:table-cell>
          <table:table-cell table:formula="of:=[.Q17]/[.Q62]" office:value-type="float" office:value="159883.91429409" calcext:value-type="float">
            <text:p>159883.91429409</text:p>
          </table:table-cell>
          <table:table-cell table:formula="of:=[.R17]/[.R62]" office:value-type="float" office:value="158298.140431276" calcext:value-type="float">
            <text:p>158298.140431276</text:p>
          </table:table-cell>
          <table:table-cell table:formula="of:=[.S17]/[.S62]" office:value-type="float" office:value="159736.577883715" calcext:value-type="float">
            <text:p>159736.577883715</text:p>
          </table:table-cell>
          <table:table-cell table:formula="of:=[.T17]/[.T62]" office:value-type="float" office:value="156028.613943084" calcext:value-type="float">
            <text:p>156028.613943084</text:p>
          </table:table-cell>
          <table:table-cell table:formula="of:=[.U17]/[.U62]" office:value-type="float" office:value="28364.4610384192" calcext:value-type="float">
            <text:p>28364.4610384192</text:p>
          </table:table-cell>
          <table:table-cell table:formula="of:=[.V17]/[.V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8]/[.B63]" office:value-type="float" office:value="0" calcext:value-type="float">
            <text:p>0</text:p>
          </table:table-cell>
          <table:table-cell table:formula="of:=[.C18]/[.C63]" office:value-type="float" office:value="0" calcext:value-type="float">
            <text:p>0</text:p>
          </table:table-cell>
          <table:table-cell table:formula="of:=[.D18]/[.D63]" office:value-type="float" office:value="79110" calcext:value-type="float">
            <text:p>79110</text:p>
          </table:table-cell>
          <table:table-cell table:formula="of:=[.E18]/[.E63]" office:value-type="float" office:value="159544.216833453" calcext:value-type="float">
            <text:p>159544.216833453</text:p>
          </table:table-cell>
          <table:table-cell table:formula="of:=[.F18]/[.F63]" office:value-type="float" office:value="159650.569056299" calcext:value-type="float">
            <text:p>159650.569056299</text:p>
          </table:table-cell>
          <table:table-cell table:formula="of:=[.G18]/[.G63]" office:value-type="float" office:value="160547.492337937" calcext:value-type="float">
            <text:p>160547.492337937</text:p>
          </table:table-cell>
          <table:table-cell table:formula="of:=[.H18]/[.H63]" office:value-type="float" office:value="159812.454733666" calcext:value-type="float">
            <text:p>159812.454733666</text:p>
          </table:table-cell>
          <table:table-cell table:formula="of:=[.I18]/[.I63]" office:value-type="float" office:value="158669.147615408" calcext:value-type="float">
            <text:p>158669.147615408</text:p>
          </table:table-cell>
          <table:table-cell table:formula="of:=[.J18]/[.J63]" office:value-type="float" office:value="158512.3299936" calcext:value-type="float">
            <text:p>158512.3299936</text:p>
          </table:table-cell>
          <table:table-cell table:formula="of:=[.K18]/[.K63]" office:value-type="float" office:value="157969.342911845" calcext:value-type="float">
            <text:p>157969.342911845</text:p>
          </table:table-cell>
          <table:table-cell table:formula="of:=[.L18]/[.L63]" office:value-type="float" office:value="157428" calcext:value-type="float">
            <text:p>157428</text:p>
          </table:table-cell>
          <table:table-cell table:formula="of:=[.M18]/[.M63]" office:value-type="float" office:value="159447.454206707" calcext:value-type="float">
            <text:p>159447.454206707</text:p>
          </table:table-cell>
          <table:table-cell table:formula="of:=[.N18]/[.N63]" office:value-type="float" office:value="158487.031772319" calcext:value-type="float">
            <text:p>158487.031772319</text:p>
          </table:table-cell>
          <table:table-cell table:formula="of:=[.O18]/[.O63]" office:value-type="float" office:value="161003.602583917" calcext:value-type="float">
            <text:p>161003.602583917</text:p>
          </table:table-cell>
          <table:table-cell table:formula="of:=[.P18]/[.P63]" office:value-type="float" office:value="159545.643939282" calcext:value-type="float">
            <text:p>159545.643939282</text:p>
          </table:table-cell>
          <table:table-cell table:formula="of:=[.Q18]/[.Q63]" office:value-type="float" office:value="160032.015859327" calcext:value-type="float">
            <text:p>160032.015859327</text:p>
          </table:table-cell>
          <table:table-cell table:formula="of:=[.R18]/[.R63]" office:value-type="float" office:value="158700.217542384" calcext:value-type="float">
            <text:p>158700.217542384</text:p>
          </table:table-cell>
          <table:table-cell table:formula="of:=[.S18]/[.S63]" office:value-type="float" office:value="158649.921021096" calcext:value-type="float">
            <text:p>158649.921021096</text:p>
          </table:table-cell>
          <table:table-cell table:formula="of:=[.T18]/[.T63]" office:value-type="float" office:value="80310" calcext:value-type="float">
            <text:p>80310</text:p>
          </table:table-cell>
          <table:table-cell table:formula="of:=[.U18]/[.U63]" office:value-type="float" office:value="0" calcext:value-type="float">
            <text:p>0</text:p>
          </table:table-cell>
          <table:table-cell table:formula="of:=[.V18]/[.V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9]/[.B64]" office:value-type="float" office:value="0" calcext:value-type="float">
            <text:p>0</text:p>
          </table:table-cell>
          <table:table-cell table:formula="of:=[.C19]/[.C64]" office:value-type="float" office:value="0" calcext:value-type="float">
            <text:p>0</text:p>
          </table:table-cell>
          <table:table-cell table:formula="of:=[.D19]/[.D64]" office:value-type="float" office:value="776.000644329629" calcext:value-type="float">
            <text:p>776.000644329629</text:p>
          </table:table-cell>
          <table:table-cell table:formula="of:=[.E19]/[.E64]" office:value-type="float" office:value="100529.371081291" calcext:value-type="float">
            <text:p>100529.371081291</text:p>
          </table:table-cell>
          <table:table-cell table:formula="of:=[.F19]/[.F64]" office:value-type="float" office:value="158852.750999156" calcext:value-type="float">
            <text:p>158852.750999156</text:p>
          </table:table-cell>
          <table:table-cell table:formula="of:=[.G19]/[.G64]" office:value-type="float" office:value="158472.036069459" calcext:value-type="float">
            <text:p>158472.036069459</text:p>
          </table:table-cell>
          <table:table-cell table:formula="of:=[.H19]/[.H64]" office:value-type="float" office:value="159479.520519094" calcext:value-type="float">
            <text:p>159479.520519094</text:p>
          </table:table-cell>
          <table:table-cell table:formula="of:=[.I19]/[.I64]" office:value-type="float" office:value="159474.28883679" calcext:value-type="float">
            <text:p>159474.28883679</text:p>
          </table:table-cell>
          <table:table-cell table:formula="of:=[.J19]/[.J64]" office:value-type="float" office:value="160257.058992732" calcext:value-type="float">
            <text:p>160257.058992732</text:p>
          </table:table-cell>
          <table:table-cell table:formula="of:=[.K19]/[.K64]" office:value-type="float" office:value="159084.883631349" calcext:value-type="float">
            <text:p>159084.883631349</text:p>
          </table:table-cell>
          <table:table-cell table:formula="of:=[.L19]/[.L64]" office:value-type="float" office:value="160111" calcext:value-type="float">
            <text:p>160111</text:p>
          </table:table-cell>
          <table:table-cell table:formula="of:=[.M19]/[.M64]" office:value-type="float" office:value="157260.548135888" calcext:value-type="float">
            <text:p>157260.548135888</text:p>
          </table:table-cell>
          <table:table-cell table:formula="of:=[.N19]/[.N64]" office:value-type="float" office:value="159179.602729119" calcext:value-type="float">
            <text:p>159179.602729119</text:p>
          </table:table-cell>
          <table:table-cell table:formula="of:=[.O19]/[.O64]" office:value-type="float" office:value="157768.355661077" calcext:value-type="float">
            <text:p>157768.355661077</text:p>
          </table:table-cell>
          <table:table-cell table:formula="of:=[.P19]/[.P64]" office:value-type="float" office:value="158503.987331549" calcext:value-type="float">
            <text:p>158503.987331549</text:p>
          </table:table-cell>
          <table:table-cell table:formula="of:=[.Q19]/[.Q64]" office:value-type="float" office:value="159100.005813953" calcext:value-type="float">
            <text:p>159100.005813953</text:p>
          </table:table-cell>
          <table:table-cell table:formula="of:=[.R19]/[.R64]" office:value-type="float" office:value="161351.247547083" calcext:value-type="float">
            <text:p>161351.247547083</text:p>
          </table:table-cell>
          <table:table-cell table:formula="of:=[.S19]/[.S64]" office:value-type="float" office:value="100687.763000277" calcext:value-type="float">
            <text:p>100687.763000277</text:p>
          </table:table-cell>
          <table:table-cell table:formula="of:=[.T19]/[.T64]" office:value-type="float" office:value="999.233706397057" calcext:value-type="float">
            <text:p>999.233706397057</text:p>
          </table:table-cell>
          <table:table-cell table:formula="of:=[.U19]/[.U64]" office:value-type="float" office:value="0" calcext:value-type="float">
            <text:p>0</text:p>
          </table:table-cell>
          <table:table-cell table:formula="of:=[.V19]/[.V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0]/[.B65]" office:value-type="float" office:value="0" calcext:value-type="float">
            <text:p>0</text:p>
          </table:table-cell>
          <table:table-cell table:formula="of:=[.C20]/[.C65]" office:value-type="float" office:value="0" calcext:value-type="float">
            <text:p>0</text:p>
          </table:table-cell>
          <table:table-cell table:formula="of:=[.D20]/[.D65]" office:value-type="float" office:value="0" calcext:value-type="float">
            <text:p>0</text:p>
          </table:table-cell>
          <table:table-cell table:formula="of:=[.E20]/[.E65]" office:value-type="float" office:value="956.713123146119" calcext:value-type="float">
            <text:p>956.713123146119</text:p>
          </table:table-cell>
          <table:table-cell table:formula="of:=[.F20]/[.F65]" office:value-type="float" office:value="79780" calcext:value-type="float">
            <text:p>79780</text:p>
          </table:table-cell>
          <table:table-cell table:formula="of:=[.G20]/[.G65]" office:value-type="float" office:value="156349.369301574" calcext:value-type="float">
            <text:p>156349.369301574</text:p>
          </table:table-cell>
          <table:table-cell table:formula="of:=[.H20]/[.H65]" office:value-type="float" office:value="160361.851074375" calcext:value-type="float">
            <text:p>160361.851074375</text:p>
          </table:table-cell>
          <table:table-cell table:formula="of:=[.I20]/[.I65]" office:value-type="float" office:value="158098.245303356" calcext:value-type="float">
            <text:p>158098.245303356</text:p>
          </table:table-cell>
          <table:table-cell table:formula="of:=[.J20]/[.J65]" office:value-type="float" office:value="159720.865725177" calcext:value-type="float">
            <text:p>159720.865725177</text:p>
          </table:table-cell>
          <table:table-cell table:formula="of:=[.K20]/[.K65]" office:value-type="float" office:value="160406.680160148" calcext:value-type="float">
            <text:p>160406.680160148</text:p>
          </table:table-cell>
          <table:table-cell table:formula="of:=[.L20]/[.L65]" office:value-type="float" office:value="159384" calcext:value-type="float">
            <text:p>159384</text:p>
          </table:table-cell>
          <table:table-cell table:formula="of:=[.M20]/[.M65]" office:value-type="float" office:value="159358.586652869" calcext:value-type="float">
            <text:p>159358.586652869</text:p>
          </table:table-cell>
          <table:table-cell table:formula="of:=[.N20]/[.N65]" office:value-type="float" office:value="157420.172786082" calcext:value-type="float">
            <text:p>157420.172786082</text:p>
          </table:table-cell>
          <table:table-cell table:formula="of:=[.O20]/[.O65]" office:value-type="float" office:value="159559.269943805" calcext:value-type="float">
            <text:p>159559.269943805</text:p>
          </table:table-cell>
          <table:table-cell table:formula="of:=[.P20]/[.P65]" office:value-type="float" office:value="161068.448555265" calcext:value-type="float">
            <text:p>161068.448555265</text:p>
          </table:table-cell>
          <table:table-cell table:formula="of:=[.Q20]/[.Q65]" office:value-type="float" office:value="155047.47990535" calcext:value-type="float">
            <text:p>155047.47990535</text:p>
          </table:table-cell>
          <table:table-cell table:formula="of:=[.R20]/[.R65]" office:value-type="float" office:value="80550" calcext:value-type="float">
            <text:p>80550</text:p>
          </table:table-cell>
          <table:table-cell table:formula="of:=[.S20]/[.S65]" office:value-type="float" office:value="818.521227580568" calcext:value-type="float">
            <text:p>818.521227580568</text:p>
          </table:table-cell>
          <table:table-cell table:formula="of:=[.T20]/[.T65]" office:value-type="float" office:value="0" calcext:value-type="float">
            <text:p>0</text:p>
          </table:table-cell>
          <table:table-cell table:formula="of:=[.U20]/[.U65]" office:value-type="float" office:value="0" calcext:value-type="float">
            <text:p>0</text:p>
          </table:table-cell>
          <table:table-cell table:formula="of:=[.V20]/[.V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1]/[.B66]" office:value-type="float" office:value="0" calcext:value-type="float">
            <text:p>0</text:p>
          </table:table-cell>
          <table:table-cell table:formula="of:=[.C21]/[.C66]" office:value-type="float" office:value="0" calcext:value-type="float">
            <text:p>0</text:p>
          </table:table-cell>
          <table:table-cell table:formula="of:=[.D21]/[.D66]" office:value-type="float" office:value="0" calcext:value-type="float">
            <text:p>0</text:p>
          </table:table-cell>
          <table:table-cell table:formula="of:=[.E21]/[.E66]" office:value-type="float" office:value="0" calcext:value-type="float">
            <text:p>0</text:p>
          </table:table-cell>
          <table:table-cell table:formula="of:=[.F21]/[.F66]" office:value-type="float" office:value="0" calcext:value-type="float">
            <text:p>0</text:p>
          </table:table-cell>
          <table:table-cell table:formula="of:=[.G21]/[.G66]" office:value-type="float" office:value="27993.8183533437" calcext:value-type="float">
            <text:p>27993.8183533437</text:p>
          </table:table-cell>
          <table:table-cell table:formula="of:=[.H21]/[.H66]" office:value-type="float" office:value="105668.39535547" calcext:value-type="float">
            <text:p>105668.39535547</text:p>
          </table:table-cell>
          <table:table-cell table:formula="of:=[.I21]/[.I66]" office:value-type="float" office:value="154606.917083292" calcext:value-type="float">
            <text:p>154606.917083292</text:p>
          </table:table-cell>
          <table:table-cell table:formula="of:=[.J21]/[.J66]" office:value-type="float" office:value="157755.625208739" calcext:value-type="float">
            <text:p>157755.625208739</text:p>
          </table:table-cell>
          <table:table-cell table:formula="of:=[.K21]/[.K66]" office:value-type="float" office:value="158912.953789174" calcext:value-type="float">
            <text:p>158912.953789174</text:p>
          </table:table-cell>
          <table:table-cell table:formula="of:=[.L21]/[.L66]" office:value-type="float" office:value="160011" calcext:value-type="float">
            <text:p>160011</text:p>
          </table:table-cell>
          <table:table-cell table:formula="of:=[.M21]/[.M66]" office:value-type="float" office:value="159510.609208291" calcext:value-type="float">
            <text:p>159510.609208291</text:p>
          </table:table-cell>
          <table:table-cell table:formula="of:=[.N21]/[.N66]" office:value-type="float" office:value="159212.313232991" calcext:value-type="float">
            <text:p>159212.313232991</text:p>
          </table:table-cell>
          <table:table-cell table:formula="of:=[.O21]/[.O66]" office:value-type="float" office:value="155773.797539894" calcext:value-type="float">
            <text:p>155773.797539894</text:p>
          </table:table-cell>
          <table:table-cell table:formula="of:=[.P21]/[.P66]" office:value-type="float" office:value="105540.360204047" calcext:value-type="float">
            <text:p>105540.360204047</text:p>
          </table:table-cell>
          <table:table-cell table:formula="of:=[.Q21]/[.Q66]" office:value-type="float" office:value="28745.3993536357" calcext:value-type="float">
            <text:p>28745.3993536357</text:p>
          </table:table-cell>
          <table:table-cell table:formula="of:=[.R21]/[.R66]" office:value-type="float" office:value="0" calcext:value-type="float">
            <text:p>0</text:p>
          </table:table-cell>
          <table:table-cell table:formula="of:=[.S21]/[.S66]" office:value-type="float" office:value="0" calcext:value-type="float">
            <text:p>0</text:p>
          </table:table-cell>
          <table:table-cell table:formula="of:=[.T21]/[.T66]" office:value-type="float" office:value="0" calcext:value-type="float">
            <text:p>0</text:p>
          </table:table-cell>
          <table:table-cell table:formula="of:=[.U21]/[.U66]" office:value-type="float" office:value="0" calcext:value-type="float">
            <text:p>0</text:p>
          </table:table-cell>
          <table:table-cell table:formula="of:=[.V21]/[.V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2]/[.B67]" office:value-type="float" office:value="0" calcext:value-type="float">
            <text:p>0</text:p>
          </table:table-cell>
          <table:table-cell table:formula="of:=[.C22]/[.C67]" office:value-type="float" office:value="0" calcext:value-type="float">
            <text:p>0</text:p>
          </table:table-cell>
          <table:table-cell table:formula="of:=[.D22]/[.D67]" office:value-type="float" office:value="0" calcext:value-type="float">
            <text:p>0</text:p>
          </table:table-cell>
          <table:table-cell table:formula="of:=[.E22]/[.E67]" office:value-type="float" office:value="0" calcext:value-type="float">
            <text:p>0</text:p>
          </table:table-cell>
          <table:table-cell table:formula="of:=[.F22]/[.F67]" office:value-type="float" office:value="0" calcext:value-type="float">
            <text:p>0</text:p>
          </table:table-cell>
          <table:table-cell table:formula="of:=[.G22]/[.G67]" office:value-type="float" office:value="0" calcext:value-type="float">
            <text:p>0</text:p>
          </table:table-cell>
          <table:table-cell table:formula="of:=[.H22]/[.H67]" office:value-type="float" office:value="0" calcext:value-type="float">
            <text:p>0</text:p>
          </table:table-cell>
          <table:table-cell table:formula="of:=[.I22]/[.I67]" office:value-type="float" office:value="9709.48505328681" calcext:value-type="float">
            <text:p>9709.48505328681</text:p>
          </table:table-cell>
          <table:table-cell table:formula="of:=[.J22]/[.J67]" office:value-type="float" office:value="47747.2187252828" calcext:value-type="float">
            <text:p>47747.2187252828</text:p>
          </table:table-cell>
          <table:table-cell table:formula="of:=[.K22]/[.K67]" office:value-type="float" office:value="73042.4960143066" calcext:value-type="float">
            <text:p>73042.4960143066</text:p>
          </table:table-cell>
          <table:table-cell table:formula="of:=[.L22]/[.L67]" office:value-type="float" office:value="80030" calcext:value-type="float">
            <text:p>80030</text:p>
          </table:table-cell>
          <table:table-cell table:formula="of:=[.M22]/[.M67]" office:value-type="float" office:value="72499.8027307661" calcext:value-type="float">
            <text:p>72499.8027307661</text:p>
          </table:table-cell>
          <table:table-cell table:formula="of:=[.N22]/[.N67]" office:value-type="float" office:value="48563.0618474577" calcext:value-type="float">
            <text:p>48563.0618474577</text:p>
          </table:table-cell>
          <table:table-cell table:formula="of:=[.O22]/[.O67]" office:value-type="float" office:value="10283.7019112769" calcext:value-type="float">
            <text:p>10283.7019112769</text:p>
          </table:table-cell>
          <table:table-cell table:formula="of:=[.P22]/[.P67]" office:value-type="float" office:value="0" calcext:value-type="float">
            <text:p>0</text:p>
          </table:table-cell>
          <table:table-cell table:formula="of:=[.Q22]/[.Q67]" office:value-type="float" office:value="0" calcext:value-type="float">
            <text:p>0</text:p>
          </table:table-cell>
          <table:table-cell table:formula="of:=[.R22]/[.R67]" office:value-type="float" office:value="0" calcext:value-type="float">
            <text:p>0</text:p>
          </table:table-cell>
          <table:table-cell table:formula="of:=[.S22]/[.S67]" office:value-type="float" office:value="0" calcext:value-type="float">
            <text:p>0</text:p>
          </table:table-cell>
          <table:table-cell table:formula="of:=[.T22]/[.T67]" office:value-type="float" office:value="0" calcext:value-type="float">
            <text:p>0</text:p>
          </table:table-cell>
          <table:table-cell table:formula="of:=[.U22]/[.U67]" office:value-type="float" office:value="0" calcext:value-type="float">
            <text:p>0</text:p>
          </table:table-cell>
          <table:table-cell table:formula="of:=[.V22]/[.V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formula="of:=[.B69]*[.B2]" office:value-type="float" office:value="0" calcext:value-type="float">
            <text:p>0</text:p>
          </table:table-cell>
          <table:table-cell table:formula="of:=[.C69]*[.C2]" office:value-type="float" office:value="0" calcext:value-type="float">
            <text:p>0</text:p>
          </table:table-cell>
          <table:table-cell table:formula="of:=[.D69]*[.D2]" office:value-type="float" office:value="0" calcext:value-type="float">
            <text:p>0</text:p>
          </table:table-cell>
          <table:table-cell table:formula="of:=[.E69]*[.E2]" office:value-type="float" office:value="0" calcext:value-type="float">
            <text:p>0</text:p>
          </table:table-cell>
          <table:table-cell table:formula="of:=[.F69]*[.F2]" office:value-type="float" office:value="0" calcext:value-type="float">
            <text:p>0</text:p>
          </table:table-cell>
          <table:table-cell table:formula="of:=[.G69]*[.G2]" office:value-type="float" office:value="0" calcext:value-type="float">
            <text:p>0</text:p>
          </table:table-cell>
          <table:table-cell table:formula="of:=[.H69]*[.H2]" office:value-type="float" office:value="0" calcext:value-type="float">
            <text:p>0</text:p>
          </table:table-cell>
          <table:table-cell table:formula="of:=[.I69]*[.I2]" office:value-type="float" office:value="9481980.33415114" calcext:value-type="float">
            <text:p>9481980.33415114</text:p>
          </table:table-cell>
          <table:table-cell table:formula="of:=[.J69]*[.J2]" office:value-type="float" office:value="236924921.895186" calcext:value-type="float">
            <text:p>236924921.895186</text:p>
          </table:table-cell>
          <table:table-cell table:formula="of:=[.K69]*[.K2]" office:value-type="float" office:value="549439121.852947" calcext:value-type="float">
            <text:p>549439121.852947</text:p>
          </table:table-cell>
          <table:table-cell table:formula="of:=[.L69]*[.L2]" office:value-type="float" office:value="664877160" calcext:value-type="float">
            <text:p>664877160</text:p>
          </table:table-cell>
          <table:table-cell table:formula="of:=[.M69]*[.M2]" office:value-type="float" office:value="544249818.326603" calcext:value-type="float">
            <text:p>544249818.326603</text:p>
          </table:table-cell>
          <table:table-cell table:formula="of:=[.N69]*[.N2]" office:value-type="float" office:value="225562358.593447" calcext:value-type="float">
            <text:p>225562358.593447</text:p>
          </table:table-cell>
          <table:table-cell table:formula="of:=[.O69]*[.O2]" office:value-type="float" office:value="10067838.1338987" calcext:value-type="float">
            <text:p>10067838.1338987</text:p>
          </table:table-cell>
          <table:table-cell table:formula="of:=[.P69]*[.P2]" office:value-type="float" office:value="0" calcext:value-type="float">
            <text:p>0</text:p>
          </table:table-cell>
          <table:table-cell table:formula="of:=[.Q69]*[.Q2]" office:value-type="float" office:value="0" calcext:value-type="float">
            <text:p>0</text:p>
          </table:table-cell>
          <table:table-cell table:formula="of:=[.R69]*[.R2]" office:value-type="float" office:value="0" calcext:value-type="float">
            <text:p>0</text:p>
          </table:table-cell>
          <table:table-cell table:formula="of:=[.S69]*[.S2]" office:value-type="float" office:value="0" calcext:value-type="float">
            <text:p>0</text:p>
          </table:table-cell>
          <table:table-cell table:formula="of:=[.T69]*[.T2]" office:value-type="float" office:value="0" calcext:value-type="float">
            <text:p>0</text:p>
          </table:table-cell>
          <table:table-cell table:formula="of:=[.U69]*[.U2]" office:value-type="float" office:value="0" calcext:value-type="float">
            <text:p>0</text:p>
          </table:table-cell>
          <table:table-cell table:formula="of:=[.V69]*[.V2]" office:value-type="float" office:value="0" calcext:value-type="float">
            <text:p>0</text:p>
          </table:table-cell>
          <table:table-cell/>
          <table:table-cell table:formula="of:=SUM([.B91:.V111])" office:value-type="float" office:value="1483146599386.76" calcext:value-type="float">
            <text:p>1483146599386.76</text:p>
          </table:table-cell>
          <table:table-cell/>
        </table:table-row>
        <table:table-row table:style-name="ro1">
          <table:table-cell/>
          <table:table-cell table:formula="of:=[.B70]*[.B3]" office:value-type="float" office:value="0" calcext:value-type="float">
            <text:p>0</text:p>
          </table:table-cell>
          <table:table-cell table:formula="of:=[.C70]*[.C3]" office:value-type="float" office:value="0" calcext:value-type="float">
            <text:p>0</text:p>
          </table:table-cell>
          <table:table-cell table:formula="of:=[.D70]*[.D3]" office:value-type="float" office:value="0" calcext:value-type="float">
            <text:p>0</text:p>
          </table:table-cell>
          <table:table-cell table:formula="of:=[.E70]*[.E3]" office:value-type="float" office:value="0" calcext:value-type="float">
            <text:p>0</text:p>
          </table:table-cell>
          <table:table-cell table:formula="of:=[.F70]*[.F3]" office:value-type="float" office:value="0" calcext:value-type="float">
            <text:p>0</text:p>
          </table:table-cell>
          <table:table-cell table:formula="of:=[.G70]*[.G3]" office:value-type="float" office:value="75166377.7158385" calcext:value-type="float">
            <text:p>75166377.7158385</text:p>
          </table:table-cell>
          <table:table-cell table:formula="of:=[.H70]*[.H3]" office:value-type="float" office:value="1111215936.73574" calcext:value-type="float">
            <text:p>1111215936.73574</text:p>
          </table:table-cell>
          <table:table-cell table:formula="of:=[.I70]*[.I3]" office:value-type="float" office:value="2486958855.34012" calcext:value-type="float">
            <text:p>2486958855.34012</text:p>
          </table:table-cell>
          <table:table-cell table:formula="of:=[.J70]*[.J3]" office:value-type="float" office:value="2735762225.22018" calcext:value-type="float">
            <text:p>2735762225.22018</text:p>
          </table:table-cell>
          <table:table-cell table:formula="of:=[.K70]*[.K3]" office:value-type="float" office:value="2846265483.88878" calcext:value-type="float">
            <text:p>2846265483.88878</text:p>
          </table:table-cell>
          <table:table-cell table:formula="of:=[.L70]*[.L3]" office:value-type="float" office:value="2908229184" calcext:value-type="float">
            <text:p>2908229184</text:p>
          </table:table-cell>
          <table:table-cell table:formula="of:=[.M70]*[.M3]" office:value-type="float" office:value="2808184501.49659" calcext:value-type="float">
            <text:p>2808184501.49659</text:p>
          </table:table-cell>
          <table:table-cell table:formula="of:=[.N70]*[.N3]" office:value-type="float" office:value="2748163886.22737" calcext:value-type="float">
            <text:p>2748163886.22737</text:p>
          </table:table-cell>
          <table:table-cell table:formula="of:=[.O70]*[.O3]" office:value-type="float" office:value="2578409221.52479" calcext:value-type="float">
            <text:p>2578409221.52479</text:p>
          </table:table-cell>
          <table:table-cell table:formula="of:=[.P70]*[.P3]" office:value-type="float" office:value="1186084905.18258" calcext:value-type="float">
            <text:p>1186084905.18258</text:p>
          </table:table-cell>
          <table:table-cell table:formula="of:=[.Q70]*[.Q3]" office:value-type="float" office:value="79168546.5423936" calcext:value-type="float">
            <text:p>79168546.5423936</text:p>
          </table:table-cell>
          <table:table-cell table:formula="of:=[.R70]*[.R3]" office:value-type="float" office:value="0" calcext:value-type="float">
            <text:p>0</text:p>
          </table:table-cell>
          <table:table-cell table:formula="of:=[.S70]*[.S3]" office:value-type="float" office:value="0" calcext:value-type="float">
            <text:p>0</text:p>
          </table:table-cell>
          <table:table-cell table:formula="of:=[.T70]*[.T3]" office:value-type="float" office:value="0" calcext:value-type="float">
            <text:p>0</text:p>
          </table:table-cell>
          <table:table-cell table:formula="of:=[.U70]*[.U3]" office:value-type="float" office:value="0" calcext:value-type="float">
            <text:p>0</text:p>
          </table:table-cell>
          <table:table-cell table:formula="of:=[.V70]*[.V3]" office:value-type="float" office:value="0" calcext:value-type="float">
            <text:p>0</text:p>
          </table:table-cell>
          <table:table-cell/>
          <table:table-cell table:formula="of:=[.X91]/[.X1]" office:value-type="float" office:value="148314.659938676" calcext:value-type="float">
            <text:p>148314.659938676</text:p>
          </table:table-cell>
          <table:table-cell/>
        </table:table-row>
        <table:table-row table:style-name="ro1">
          <table:table-cell/>
          <table:table-cell table:formula="of:=[.B71]*[.B4]" office:value-type="float" office:value="0" calcext:value-type="float">
            <text:p>0</text:p>
          </table:table-cell>
          <table:table-cell table:formula="of:=[.C71]*[.C4]" office:value-type="float" office:value="0" calcext:value-type="float">
            <text:p>0</text:p>
          </table:table-cell>
          <table:table-cell table:formula="of:=[.D71]*[.D4]" office:value-type="float" office:value="0" calcext:value-type="float">
            <text:p>0</text:p>
          </table:table-cell>
          <table:table-cell table:formula="of:=[.E71]*[.E4]" office:value-type="float" office:value="104186.059110612" calcext:value-type="float">
            <text:p>104186.059110612</text:p>
          </table:table-cell>
          <table:table-cell table:formula="of:=[.F71]*[.F4]" office:value-type="float" office:value="635687290" calcext:value-type="float">
            <text:p>635687290</text:p>
          </table:table-cell>
          <table:table-cell table:formula="of:=[.G71]*[.G4]" office:value-type="float" office:value="2609660162.70089" calcext:value-type="float">
            <text:p>2609660162.70089</text:p>
          </table:table-cell>
          <table:table-cell table:formula="of:=[.H71]*[.H4]" office:value-type="float" office:value="2849526975.08079" calcext:value-type="float">
            <text:p>2849526975.08079</text:p>
          </table:table-cell>
          <table:table-cell table:formula="of:=[.I71]*[.I4]" office:value-type="float" office:value="2968929212.71271" calcext:value-type="float">
            <text:p>2968929212.71271</text:p>
          </table:table-cell>
          <table:table-cell table:formula="of:=[.J71]*[.J4]" office:value-type="float" office:value="3110907347.68128" calcext:value-type="float">
            <text:p>3110907347.68128</text:p>
          </table:table-cell>
          <table:table-cell table:formula="of:=[.K71]*[.K4]" office:value-type="float" office:value="3043389758.92679" calcext:value-type="float">
            <text:p>3043389758.92679</text:p>
          </table:table-cell>
          <table:table-cell table:formula="of:=[.L71]*[.L4]" office:value-type="float" office:value="3188170952" calcext:value-type="float">
            <text:p>3188170952</text:p>
          </table:table-cell>
          <table:table-cell table:formula="of:=[.M71]*[.M4]" office:value-type="float" office:value="3094353225.09565" calcext:value-type="float">
            <text:p>3094353225.09565</text:p>
          </table:table-cell>
          <table:table-cell table:formula="of:=[.N71]*[.N4]" office:value-type="float" office:value="3031023454.34768" calcext:value-type="float">
            <text:p>3031023454.34768</text:p>
          </table:table-cell>
          <table:table-cell table:formula="of:=[.O71]*[.O4]" office:value-type="float" office:value="2946673449.99675" calcext:value-type="float">
            <text:p>2946673449.99675</text:p>
          </table:table-cell>
          <table:table-cell table:formula="of:=[.P71]*[.P4]" office:value-type="float" office:value="2883472490.49615" calcext:value-type="float">
            <text:p>2883472490.49615</text:p>
          </table:table-cell>
          <table:table-cell table:formula="of:=[.Q71]*[.Q4]" office:value-type="float" office:value="2584927896.25538" calcext:value-type="float">
            <text:p>2584927896.25538</text:p>
          </table:table-cell>
          <table:table-cell table:formula="of:=[.R71]*[.R4]" office:value-type="float" office:value="664877160" calcext:value-type="float">
            <text:p>664877160</text:p>
          </table:table-cell>
          <table:table-cell table:formula="of:=[.S71]*[.S4]" office:value-type="float" office:value="104186.059110612" calcext:value-type="float">
            <text:p>104186.059110612</text:p>
          </table:table-cell>
          <table:table-cell table:formula="of:=[.T71]*[.T4]" office:value-type="float" office:value="0" calcext:value-type="float">
            <text:p>0</text:p>
          </table:table-cell>
          <table:table-cell table:formula="of:=[.U71]*[.U4]" office:value-type="float" office:value="0" calcext:value-type="float">
            <text:p>0</text:p>
          </table:table-cell>
          <table:table-cell table:formula="of:=[.V71]*[.V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72]*[.B5]" office:value-type="float" office:value="0" calcext:value-type="float">
            <text:p>0</text:p>
          </table:table-cell>
          <table:table-cell table:formula="of:=[.C72]*[.C5]" office:value-type="float" office:value="0" calcext:value-type="float">
            <text:p>0</text:p>
          </table:table-cell>
          <table:table-cell table:formula="of:=[.D72]*[.D5]" office:value-type="float" office:value="80459.5736565886" calcext:value-type="float">
            <text:p>80459.5736565886</text:p>
          </table:table-cell>
          <table:table-cell table:formula="of:=[.E72]*[.E5]" office:value-type="float" office:value="1037631836.55063" calcext:value-type="float">
            <text:p>1037631836.55063</text:p>
          </table:table-cell>
          <table:table-cell table:formula="of:=[.F72]*[.F5]" office:value-type="float" office:value="2817680164.17026" calcext:value-type="float">
            <text:p>2817680164.17026</text:p>
          </table:table-cell>
          <table:table-cell table:formula="of:=[.G72]*[.G5]" office:value-type="float" office:value="2964870759.73683" calcext:value-type="float">
            <text:p>2964870759.73683</text:p>
          </table:table-cell>
          <table:table-cell table:formula="of:=[.H72]*[.H5]" office:value-type="float" office:value="3089932269.93485" calcext:value-type="float">
            <text:p>3089932269.93485</text:p>
          </table:table-cell>
          <table:table-cell table:formula="of:=[.I72]*[.I5]" office:value-type="float" office:value="3314242200.64613" calcext:value-type="float">
            <text:p>3314242200.64613</text:p>
          </table:table-cell>
          <table:table-cell table:formula="of:=[.J72]*[.J5]" office:value-type="float" office:value="3454405510.2835" calcext:value-type="float">
            <text:p>3454405510.2835</text:p>
          </table:table-cell>
          <table:table-cell table:formula="of:=[.K72]*[.K5]" office:value-type="float" office:value="3548612581.24184" calcext:value-type="float">
            <text:p>3548612581.24184</text:p>
          </table:table-cell>
          <table:table-cell table:formula="of:=[.L72]*[.L5]" office:value-type="float" office:value="3532733575" calcext:value-type="float">
            <text:p>3532733575</text:p>
          </table:table-cell>
          <table:table-cell table:formula="of:=[.M72]*[.M5]" office:value-type="float" office:value="3514794640.81723" calcext:value-type="float">
            <text:p>3514794640.81723</text:p>
          </table:table-cell>
          <table:table-cell table:formula="of:=[.N72]*[.N5]" office:value-type="float" office:value="3470599874.48857" calcext:value-type="float">
            <text:p>3470599874.48857</text:p>
          </table:table-cell>
          <table:table-cell table:formula="of:=[.O72]*[.O5]" office:value-type="float" office:value="3372003597.66849" calcext:value-type="float">
            <text:p>3372003597.66849</text:p>
          </table:table-cell>
          <table:table-cell table:formula="of:=[.P72]*[.P5]" office:value-type="float" office:value="3116505406.97518" calcext:value-type="float">
            <text:p>3116505406.97518</text:p>
          </table:table-cell>
          <table:table-cell table:formula="of:=[.Q72]*[.Q5]" office:value-type="float" office:value="2943509284.98488" calcext:value-type="float">
            <text:p>2943509284.98488</text:p>
          </table:table-cell>
          <table:table-cell table:formula="of:=[.R72]*[.R5]" office:value-type="float" office:value="2693680287.57162" calcext:value-type="float">
            <text:p>2693680287.57162</text:p>
          </table:table-cell>
          <table:table-cell table:formula="of:=[.S72]*[.S5]" office:value-type="float" office:value="1028530290.40338" calcext:value-type="float">
            <text:p>1028530290.40338</text:p>
          </table:table-cell>
          <table:table-cell table:formula="of:=[.T72]*[.T5]" office:value-type="float" office:value="58210.6784705349" calcext:value-type="float">
            <text:p>58210.6784705349</text:p>
          </table:table-cell>
          <table:table-cell table:formula="of:=[.U72]*[.U5]" office:value-type="float" office:value="0" calcext:value-type="float">
            <text:p>0</text:p>
          </table:table-cell>
          <table:table-cell table:formula="of:=[.V72]*[.V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73]*[.B6]" office:value-type="float" office:value="0" calcext:value-type="float">
            <text:p>0</text:p>
          </table:table-cell>
          <table:table-cell table:formula="of:=[.C73]*[.C6]" office:value-type="float" office:value="0" calcext:value-type="float">
            <text:p>0</text:p>
          </table:table-cell>
          <table:table-cell table:formula="of:=[.D73]*[.D6]" office:value-type="float" office:value="638401000" calcext:value-type="float">
            <text:p>638401000</text:p>
          </table:table-cell>
          <table:table-cell table:formula="of:=[.E73]*[.E6]" office:value-type="float" office:value="2757403815.09746" calcext:value-type="float">
            <text:p>2757403815.09746</text:p>
          </table:table-cell>
          <table:table-cell table:formula="of:=[.F73]*[.F6]" office:value-type="float" office:value="2937462164.50444" calcext:value-type="float">
            <text:p>2937462164.50444</text:p>
          </table:table-cell>
          <table:table-cell table:formula="of:=[.G73]*[.G6]" office:value-type="float" office:value="3291229716.16346" calcext:value-type="float">
            <text:p>3291229716.16346</text:p>
          </table:table-cell>
          <table:table-cell table:formula="of:=[.H73]*[.H6]" office:value-type="float" office:value="3500016508.39816" calcext:value-type="float">
            <text:p>3500016508.39816</text:p>
          </table:table-cell>
          <table:table-cell table:formula="of:=[.I73]*[.I6]" office:value-type="float" office:value="3752684016.96021" calcext:value-type="float">
            <text:p>3752684016.96021</text:p>
          </table:table-cell>
          <table:table-cell table:formula="of:=[.J73]*[.J6]" office:value-type="float" office:value="4009654490.40451" calcext:value-type="float">
            <text:p>4009654490.40451</text:p>
          </table:table-cell>
          <table:table-cell table:formula="of:=[.K73]*[.K6]" office:value-type="float" office:value="4163348298.05667" calcext:value-type="float">
            <text:p>4163348298.05667</text:p>
          </table:table-cell>
          <table:table-cell table:formula="of:=[.L73]*[.L6]" office:value-type="float" office:value="4299476166" calcext:value-type="float">
            <text:p>4299476166</text:p>
          </table:table-cell>
          <table:table-cell table:formula="of:=[.M73]*[.M6]" office:value-type="float" office:value="4186933917.7953" calcext:value-type="float">
            <text:p>4186933917.7953</text:p>
          </table:table-cell>
          <table:table-cell table:formula="of:=[.N73]*[.N6]" office:value-type="float" office:value="3973428601.2478" calcext:value-type="float">
            <text:p>3973428601.2478</text:p>
          </table:table-cell>
          <table:table-cell table:formula="of:=[.O73]*[.O6]" office:value-type="float" office:value="3872301838.37325" calcext:value-type="float">
            <text:p>3872301838.37325</text:p>
          </table:table-cell>
          <table:table-cell table:formula="of:=[.P73]*[.P6]" office:value-type="float" office:value="3469896706.54178" calcext:value-type="float">
            <text:p>3469896706.54178</text:p>
          </table:table-cell>
          <table:table-cell table:formula="of:=[.Q73]*[.Q6]" office:value-type="float" office:value="3211870214.3908" calcext:value-type="float">
            <text:p>3211870214.3908</text:p>
          </table:table-cell>
          <table:table-cell table:formula="of:=[.R73]*[.R6]" office:value-type="float" office:value="3008297335.84299" calcext:value-type="float">
            <text:p>3008297335.84299</text:p>
          </table:table-cell>
          <table:table-cell table:formula="of:=[.S73]*[.S6]" office:value-type="float" office:value="2718003759.95561" calcext:value-type="float">
            <text:p>2718003759.95561</text:p>
          </table:table-cell>
          <table:table-cell table:formula="of:=[.T73]*[.T6]" office:value-type="float" office:value="626630560" calcext:value-type="float">
            <text:p>626630560</text:p>
          </table:table-cell>
          <table:table-cell table:formula="of:=[.U73]*[.U6]" office:value-type="float" office:value="0" calcext:value-type="float">
            <text:p>0</text:p>
          </table:table-cell>
          <table:table-cell table:formula="of:=[.V73]*[.V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74]*[.B7]" office:value-type="float" office:value="0" calcext:value-type="float">
            <text:p>0</text:p>
          </table:table-cell>
          <table:table-cell table:formula="of:=[.C74]*[.C7]" office:value-type="float" office:value="74611031.4260336" calcext:value-type="float">
            <text:p>74611031.4260336</text:p>
          </table:table-cell>
          <table:table-cell table:formula="of:=[.D74]*[.D7]" office:value-type="float" office:value="2578685242.26067" calcext:value-type="float">
            <text:p>2578685242.26067</text:p>
          </table:table-cell>
          <table:table-cell table:formula="of:=[.E74]*[.E7]" office:value-type="float" office:value="2968704850.51765" calcext:value-type="float">
            <text:p>2968704850.51765</text:p>
          </table:table-cell>
          <table:table-cell table:formula="of:=[.F74]*[.F7]" office:value-type="float" office:value="3225188252.13816" calcext:value-type="float">
            <text:p>3225188252.13816</text:p>
          </table:table-cell>
          <table:table-cell table:formula="of:=[.G74]*[.G7]" office:value-type="float" office:value="3551781409.57104" calcext:value-type="float">
            <text:p>3551781409.57104</text:p>
          </table:table-cell>
          <table:table-cell table:formula="of:=[.H74]*[.H7]" office:value-type="float" office:value="3982766326.93049" calcext:value-type="float">
            <text:p>3982766326.93049</text:p>
          </table:table-cell>
          <table:table-cell table:formula="of:=[.I74]*[.I7]" office:value-type="float" office:value="4375089528.44428" calcext:value-type="float">
            <text:p>4375089528.44428</text:p>
          </table:table-cell>
          <table:table-cell table:formula="of:=[.J74]*[.J7]" office:value-type="float" office:value="4738691367.47529" calcext:value-type="float">
            <text:p>4738691367.47529</text:p>
          </table:table-cell>
          <table:table-cell table:formula="of:=[.K74]*[.K7]" office:value-type="float" office:value="4953095207.16162" calcext:value-type="float">
            <text:p>4953095207.16162</text:p>
          </table:table-cell>
          <table:table-cell table:formula="of:=[.L74]*[.L7]" office:value-type="float" office:value="5084860500" calcext:value-type="float">
            <text:p>5084860500</text:p>
          </table:table-cell>
          <table:table-cell table:formula="of:=[.M74]*[.M7]" office:value-type="float" office:value="5070430106.62711" calcext:value-type="float">
            <text:p>5070430106.62711</text:p>
          </table:table-cell>
          <table:table-cell table:formula="of:=[.N74]*[.N7]" office:value-type="float" office:value="4770694324.89113" calcext:value-type="float">
            <text:p>4770694324.89113</text:p>
          </table:table-cell>
          <table:table-cell table:formula="of:=[.O74]*[.O7]" office:value-type="float" office:value="4452736186.51399" calcext:value-type="float">
            <text:p>4452736186.51399</text:p>
          </table:table-cell>
          <table:table-cell table:formula="of:=[.P74]*[.P7]" office:value-type="float" office:value="3911861260.25291" calcext:value-type="float">
            <text:p>3911861260.25291</text:p>
          </table:table-cell>
          <table:table-cell table:formula="of:=[.Q74]*[.Q7]" office:value-type="float" office:value="3669377905.90285" calcext:value-type="float">
            <text:p>3669377905.90285</text:p>
          </table:table-cell>
          <table:table-cell table:formula="of:=[.R74]*[.R7]" office:value-type="float" office:value="3223601326.55776" calcext:value-type="float">
            <text:p>3223601326.55776</text:p>
          </table:table-cell>
          <table:table-cell table:formula="of:=[.S74]*[.S7]" office:value-type="float" office:value="2994007790.27441" calcext:value-type="float">
            <text:p>2994007790.27441</text:p>
          </table:table-cell>
          <table:table-cell table:formula="of:=[.T74]*[.T7]" office:value-type="float" office:value="2516057494.36404" calcext:value-type="float">
            <text:p>2516057494.36404</text:p>
          </table:table-cell>
          <table:table-cell table:formula="of:=[.U74]*[.U7]" office:value-type="float" office:value="80833092.5454377" calcext:value-type="float">
            <text:p>80833092.5454377</text:p>
          </table:table-cell>
          <table:table-cell table:formula="of:=[.V74]*[.V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75]*[.B8]" office:value-type="float" office:value="0" calcext:value-type="float">
            <text:p>0</text:p>
          </table:table-cell>
          <table:table-cell table:formula="of:=[.C75]*[.C8]" office:value-type="float" office:value="1166924434.92321" calcext:value-type="float">
            <text:p>1166924434.92321</text:p>
          </table:table-cell>
          <table:table-cell table:formula="of:=[.D75]*[.D8]" office:value-type="float" office:value="2850484933.43517" calcext:value-type="float">
            <text:p>2850484933.43517</text:p>
          </table:table-cell>
          <table:table-cell table:formula="of:=[.E75]*[.E8]" office:value-type="float" office:value="3194981230.96301" calcext:value-type="float">
            <text:p>3194981230.96301</text:p>
          </table:table-cell>
          <table:table-cell table:formula="of:=[.F75]*[.F8]" office:value-type="float" office:value="3509236905.35277" calcext:value-type="float">
            <text:p>3509236905.35277</text:p>
          </table:table-cell>
          <table:table-cell table:formula="of:=[.G75]*[.G8]" office:value-type="float" office:value="3957256279.96855" calcext:value-type="float">
            <text:p>3957256279.96855</text:p>
          </table:table-cell>
          <table:table-cell table:formula="of:=[.H75]*[.H8]" office:value-type="float" office:value="4511647192.30484" calcext:value-type="float">
            <text:p>4511647192.30484</text:p>
          </table:table-cell>
          <table:table-cell table:formula="of:=[.I75]*[.I8]" office:value-type="float" office:value="5117760245" calcext:value-type="float">
            <text:p>5117760245</text:p>
          </table:table-cell>
          <table:table-cell table:formula="of:=[.J75]*[.J8]" office:value-type="float" office:value="5662076183.46039" calcext:value-type="float">
            <text:p>5662076183.46039</text:p>
          </table:table-cell>
          <table:table-cell table:formula="of:=[.K75]*[.K8]" office:value-type="float" office:value="6245541865.33661" calcext:value-type="float">
            <text:p>6245541865.33661</text:p>
          </table:table-cell>
          <table:table-cell table:formula="of:=[.L75]*[.L8]" office:value-type="float" office:value="6290393344" calcext:value-type="float">
            <text:p>6290393344</text:p>
          </table:table-cell>
          <table:table-cell table:formula="of:=[.M75]*[.M8]" office:value-type="float" office:value="6174495824.17289" calcext:value-type="float">
            <text:p>6174495824.17289</text:p>
          </table:table-cell>
          <table:table-cell table:formula="of:=[.N75]*[.N8]" office:value-type="float" office:value="5668124644.4804" calcext:value-type="float">
            <text:p>5668124644.4804</text:p>
          </table:table-cell>
          <table:table-cell table:formula="of:=[.O75]*[.O8]" office:value-type="float" office:value="5120640020" calcext:value-type="float">
            <text:p>5120640020</text:p>
          </table:table-cell>
          <table:table-cell table:formula="of:=[.P75]*[.P8]" office:value-type="float" office:value="4442896863.08522" calcext:value-type="float">
            <text:p>4442896863.08522</text:p>
          </table:table-cell>
          <table:table-cell table:formula="of:=[.Q75]*[.Q8]" office:value-type="float" office:value="3961077562.06347" calcext:value-type="float">
            <text:p>3961077562.06347</text:p>
          </table:table-cell>
          <table:table-cell table:formula="of:=[.R75]*[.R8]" office:value-type="float" office:value="3579579768.51657" calcext:value-type="float">
            <text:p>3579579768.51657</text:p>
          </table:table-cell>
          <table:table-cell table:formula="of:=[.S75]*[.S8]" office:value-type="float" office:value="3173191141.20347" calcext:value-type="float">
            <text:p>3173191141.20347</text:p>
          </table:table-cell>
          <table:table-cell table:formula="of:=[.T75]*[.T8]" office:value-type="float" office:value="2777508440.03605" calcext:value-type="float">
            <text:p>2777508440.03605</text:p>
          </table:table-cell>
          <table:table-cell table:formula="of:=[.U75]*[.U8]" office:value-type="float" office:value="1182197167.05389" calcext:value-type="float">
            <text:p>1182197167.05389</text:p>
          </table:table-cell>
          <table:table-cell table:formula="of:=[.V75]*[.V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76]*[.B9]" office:value-type="float" office:value="9742434.66062893" calcext:value-type="float">
            <text:p>9742434.66062893</text:p>
          </table:table-cell>
          <table:table-cell table:formula="of:=[.C76]*[.C9]" office:value-type="float" office:value="2493414294.17054" calcext:value-type="float">
            <text:p>2493414294.17054</text:p>
          </table:table-cell>
          <table:table-cell table:formula="of:=[.D76]*[.D9]" office:value-type="float" office:value="3030081578.11123" calcext:value-type="float">
            <text:p>3030081578.11123</text:p>
          </table:table-cell>
          <table:table-cell table:formula="of:=[.E76]*[.E9]" office:value-type="float" office:value="3336521687.92095" calcext:value-type="float">
            <text:p>3336521687.92095</text:p>
          </table:table-cell>
          <table:table-cell table:formula="of:=[.F76]*[.F9]" office:value-type="float" office:value="3844308805.23211" calcext:value-type="float">
            <text:p>3844308805.23211</text:p>
          </table:table-cell>
          <table:table-cell table:formula="of:=[.G76]*[.G9]" office:value-type="float" office:value="4340975900.07155" calcext:value-type="float">
            <text:p>4340975900.07155</text:p>
          </table:table-cell>
          <table:table-cell table:formula="of:=[.H76]*[.H9]" office:value-type="float" office:value="5155902720" calcext:value-type="float">
            <text:p>5155902720</text:p>
          </table:table-cell>
          <table:table-cell table:formula="of:=[.I76]*[.I9]" office:value-type="float" office:value="5982771237.04168" calcext:value-type="float">
            <text:p>5982771237.04168</text:p>
          </table:table-cell>
          <table:table-cell table:formula="of:=[.J76]*[.J9]" office:value-type="float" office:value="7124818856.91507" calcext:value-type="float">
            <text:p>7124818856.91507</text:p>
          </table:table-cell>
          <table:table-cell table:formula="of:=[.K76]*[.K9]" office:value-type="float" office:value="7983359768.81163" calcext:value-type="float">
            <text:p>7983359768.81163</text:p>
          </table:table-cell>
          <table:table-cell table:formula="of:=[.L76]*[.L9]" office:value-type="float" office:value="8439406563" calcext:value-type="float">
            <text:p>8439406563</text:p>
          </table:table-cell>
          <table:table-cell table:formula="of:=[.M76]*[.M9]" office:value-type="float" office:value="8203809515.77119" calcext:value-type="float">
            <text:p>8203809515.77119</text:p>
          </table:table-cell>
          <table:table-cell table:formula="of:=[.N76]*[.N9]" office:value-type="float" office:value="7084486150.79337" calcext:value-type="float">
            <text:p>7084486150.79337</text:p>
          </table:table-cell>
          <table:table-cell table:formula="of:=[.O76]*[.O9]" office:value-type="float" office:value="6045707829.05869" calcext:value-type="float">
            <text:p>6045707829.05869</text:p>
          </table:table-cell>
          <table:table-cell table:formula="of:=[.P76]*[.P9]" office:value-type="float" office:value="5121280080" calcext:value-type="float">
            <text:p>5121280080</text:p>
          </table:table-cell>
          <table:table-cell table:formula="of:=[.Q76]*[.Q9]" office:value-type="float" office:value="4405168680.3843" calcext:value-type="float">
            <text:p>4405168680.3843</text:p>
          </table:table-cell>
          <table:table-cell table:formula="of:=[.R76]*[.R9]" office:value-type="float" office:value="3800114352.74033" calcext:value-type="float">
            <text:p>3800114352.74033</text:p>
          </table:table-cell>
          <table:table-cell table:formula="of:=[.S76]*[.S9]" office:value-type="float" office:value="3283176304.5498" calcext:value-type="float">
            <text:p>3283176304.5498</text:p>
          </table:table-cell>
          <table:table-cell table:formula="of:=[.T76]*[.T9]" office:value-type="float" office:value="2927980049.83439" calcext:value-type="float">
            <text:p>2927980049.83439</text:p>
          </table:table-cell>
          <table:table-cell table:formula="of:=[.U76]*[.U9]" office:value-type="float" office:value="2531702696.71187" calcext:value-type="float">
            <text:p>2531702696.71187</text:p>
          </table:table-cell>
          <table:table-cell table:formula="of:=[.V76]*[.V9]" office:value-type="float" office:value="9107664.02488717" calcext:value-type="float">
            <text:p>9107664.02488717</text:p>
          </table:table-cell>
          <table:table-cell table:number-columns-repeated="3"/>
        </table:table-row>
        <table:table-row table:style-name="ro1">
          <table:table-cell/>
          <table:table-cell table:formula="of:=[.B77]*[.B10]" office:value-type="float" office:value="234473568.264026" calcext:value-type="float">
            <text:p>234473568.264026</text:p>
          </table:table-cell>
          <table:table-cell table:formula="of:=[.C77]*[.C10]" office:value-type="float" office:value="2698094605.45777" calcext:value-type="float">
            <text:p>2698094605.45777</text:p>
          </table:table-cell>
          <table:table-cell table:formula="of:=[.D77]*[.D10]" office:value-type="float" office:value="3084376573.08255" calcext:value-type="float">
            <text:p>3084376573.08255</text:p>
          </table:table-cell>
          <table:table-cell table:formula="of:=[.E77]*[.E10]" office:value-type="float" office:value="3453454080.00218" calcext:value-type="float">
            <text:p>3453454080.00218</text:p>
          </table:table-cell>
          <table:table-cell table:formula="of:=[.F77]*[.F10]" office:value-type="float" office:value="4094820851.15528" calcext:value-type="float">
            <text:p>4094820851.15528</text:p>
          </table:table-cell>
          <table:table-cell table:formula="of:=[.G77]*[.G10]" office:value-type="float" office:value="4763324107.55861" calcext:value-type="float">
            <text:p>4763324107.55861</text:p>
          </table:table-cell>
          <table:table-cell table:formula="of:=[.H77]*[.H10]" office:value-type="float" office:value="5671309341.93667" calcext:value-type="float">
            <text:p>5671309341.93667</text:p>
          </table:table-cell>
          <table:table-cell table:formula="of:=[.I77]*[.I10]" office:value-type="float" office:value="7038850425.09458" calcext:value-type="float">
            <text:p>7038850425.09458</text:p>
          </table:table-cell>
          <table:table-cell table:formula="of:=[.J77]*[.J10]" office:value-type="float" office:value="8912447284.7297" calcext:value-type="float">
            <text:p>8912447284.7297</text:p>
          </table:table-cell>
          <table:table-cell table:formula="of:=[.K77]*[.K10]" office:value-type="float" office:value="11489287921.2579" calcext:value-type="float">
            <text:p>11489287921.2579</text:p>
          </table:table-cell>
          <table:table-cell table:formula="of:=[.L77]*[.L10]" office:value-type="float" office:value="12930892928" calcext:value-type="float">
            <text:p>12930892928</text:p>
          </table:table-cell>
          <table:table-cell table:formula="of:=[.M77]*[.M10]" office:value-type="float" office:value="11532284073.8648" calcext:value-type="float">
            <text:p>11532284073.8648</text:p>
          </table:table-cell>
          <table:table-cell table:formula="of:=[.N77]*[.N10]" office:value-type="float" office:value="9041515669.34744" calcext:value-type="float">
            <text:p>9041515669.34744</text:p>
          </table:table-cell>
          <table:table-cell table:formula="of:=[.O77]*[.O10]" office:value-type="float" office:value="7121934152.68945" calcext:value-type="float">
            <text:p>7121934152.68945</text:p>
          </table:table-cell>
          <table:table-cell table:formula="of:=[.P77]*[.P10]" office:value-type="float" office:value="5647128073.50294" calcext:value-type="float">
            <text:p>5647128073.50294</text:p>
          </table:table-cell>
          <table:table-cell table:formula="of:=[.Q77]*[.Q10]" office:value-type="float" office:value="4664542306.2486" calcext:value-type="float">
            <text:p>4664542306.2486</text:p>
          </table:table-cell>
          <table:table-cell table:formula="of:=[.R77]*[.R10]" office:value-type="float" office:value="4048604643.81812" calcext:value-type="float">
            <text:p>4048604643.81812</text:p>
          </table:table-cell>
          <table:table-cell table:formula="of:=[.S77]*[.S10]" office:value-type="float" office:value="3449649669.29668" calcext:value-type="float">
            <text:p>3449649669.29668</text:p>
          </table:table-cell>
          <table:table-cell table:formula="of:=[.T77]*[.T10]" office:value-type="float" office:value="3044634988.73363" calcext:value-type="float">
            <text:p>3044634988.73363</text:p>
          </table:table-cell>
          <table:table-cell table:formula="of:=[.U77]*[.U10]" office:value-type="float" office:value="2743072632.50898" calcext:value-type="float">
            <text:p>2743072632.50898</text:p>
          </table:table-cell>
          <table:table-cell table:formula="of:=[.V77]*[.V10]" office:value-type="float" office:value="227966801.245082" calcext:value-type="float">
            <text:p>227966801.245082</text:p>
          </table:table-cell>
          <table:table-cell table:number-columns-repeated="3"/>
        </table:table-row>
        <table:table-row table:style-name="ro1">
          <table:table-cell/>
          <table:table-cell table:formula="of:=[.B78]*[.B11]" office:value-type="float" office:value="523158586.555084" calcext:value-type="float">
            <text:p>523158586.555084</text:p>
          </table:table-cell>
          <table:table-cell table:formula="of:=[.C78]*[.C11]" office:value-type="float" office:value="2812970498.92672" calcext:value-type="float">
            <text:p>2812970498.92672</text:p>
          </table:table-cell>
          <table:table-cell table:formula="of:=[.D78]*[.D11]" office:value-type="float" office:value="3117456551.83304" calcext:value-type="float">
            <text:p>3117456551.83304</text:p>
          </table:table-cell>
          <table:table-cell table:formula="of:=[.E78]*[.E11]" office:value-type="float" office:value="3666801095.65512" calcext:value-type="float">
            <text:p>3666801095.65512</text:p>
          </table:table-cell>
          <table:table-cell table:formula="of:=[.F78]*[.F11]" office:value-type="float" office:value="4227887941.3593" calcext:value-type="float">
            <text:p>4227887941.3593</text:p>
          </table:table-cell>
          <table:table-cell table:formula="of:=[.G78]*[.G11]" office:value-type="float" office:value="4978555223.47533" calcext:value-type="float">
            <text:p>4978555223.47533</text:p>
          </table:table-cell>
          <table:table-cell table:formula="of:=[.H78]*[.H11]" office:value-type="float" office:value="6082616855.89076" calcext:value-type="float">
            <text:p>6082616855.89076</text:p>
          </table:table-cell>
          <table:table-cell table:formula="of:=[.I78]*[.I11]" office:value-type="float" office:value="8158130124.04051" calcext:value-type="float">
            <text:p>8158130124.04051</text:p>
          </table:table-cell>
          <table:table-cell table:formula="of:=[.J78]*[.J11]" office:value-type="float" office:value="11518478051.2794" calcext:value-type="float">
            <text:p>11518478051.2794</text:p>
          </table:table-cell>
          <table:table-cell table:formula="of:=[.K78]*[.K11]" office:value-type="float" office:value="18828412595.1376" calcext:value-type="float">
            <text:p>18828412595.1376</text:p>
          </table:table-cell>
          <table:table-cell table:formula="of:=[.L78]*[.L11]" office:value-type="float" office:value="27288066481" calcext:value-type="float">
            <text:p>27288066481</text:p>
          </table:table-cell>
          <table:table-cell table:formula="of:=[.M78]*[.M11]" office:value-type="float" office:value="18734213231.2336" calcext:value-type="float">
            <text:p>18734213231.2336</text:p>
          </table:table-cell>
          <table:table-cell table:formula="of:=[.N78]*[.N11]" office:value-type="float" office:value="11662723254.5762" calcext:value-type="float">
            <text:p>11662723254.5762</text:p>
          </table:table-cell>
          <table:table-cell table:formula="of:=[.O78]*[.O11]" office:value-type="float" office:value="8025680084.85651" calcext:value-type="float">
            <text:p>8025680084.85651</text:p>
          </table:table-cell>
          <table:table-cell table:formula="of:=[.P78]*[.P11]" office:value-type="float" office:value="6237200146.46666" calcext:value-type="float">
            <text:p>6237200146.46666</text:p>
          </table:table-cell>
          <table:table-cell table:formula="of:=[.Q78]*[.Q11]" office:value-type="float" office:value="5027429279.62194" calcext:value-type="float">
            <text:p>5027429279.62194</text:p>
          </table:table-cell>
          <table:table-cell table:formula="of:=[.R78]*[.R11]" office:value-type="float" office:value="4230133362.73354" calcext:value-type="float">
            <text:p>4230133362.73354</text:p>
          </table:table-cell>
          <table:table-cell table:formula="of:=[.S78]*[.S11]" office:value-type="float" office:value="3560979009.10345" calcext:value-type="float">
            <text:p>3560979009.10345</text:p>
          </table:table-cell>
          <table:table-cell table:formula="of:=[.T78]*[.T11]" office:value-type="float" office:value="3154664395.38819" calcext:value-type="float">
            <text:p>3154664395.38819</text:p>
          </table:table-cell>
          <table:table-cell table:formula="of:=[.U78]*[.U11]" office:value-type="float" office:value="2712066441.94169" calcext:value-type="float">
            <text:p>2712066441.94169</text:p>
          </table:table-cell>
          <table:table-cell table:formula="of:=[.V78]*[.V11]" office:value-type="float" office:value="520406840.16114" calcext:value-type="float">
            <text:p>520406840.16114</text:p>
          </table:table-cell>
          <table:table-cell table:number-columns-repeated="3"/>
        </table:table-row>
        <table:table-row table:style-name="ro1">
          <table:table-cell/>
          <table:table-cell table:formula="of:=[.B79]*[.B12]" office:value-type="float" office:value="655614090" calcext:value-type="float">
            <text:p>655614090</text:p>
          </table:table-cell>
          <table:table-cell table:formula="of:=[.C79]*[.C12]" office:value-type="float" office:value="2846435904" calcext:value-type="float">
            <text:p>2846435904</text:p>
          </table:table-cell>
          <table:table-cell table:formula="of:=[.D79]*[.D12]" office:value-type="float" office:value="3204481568" calcext:value-type="float">
            <text:p>3204481568</text:p>
          </table:table-cell>
          <table:table-cell table:formula="of:=[.E79]*[.E12]" office:value-type="float" office:value="3576269263" calcext:value-type="float">
            <text:p>3576269263</text:p>
          </table:table-cell>
          <table:table-cell table:formula="of:=[.F79]*[.F12]" office:value-type="float" office:value="4247594694" calcext:value-type="float">
            <text:p>4247594694</text:p>
          </table:table-cell>
          <table:table-cell table:formula="of:=[.G79]*[.G12]" office:value-type="float" office:value="5123200500" calcext:value-type="float">
            <text:p>5123200500</text:p>
          </table:table-cell>
          <table:table-cell table:formula="of:=[.H79]*[.H12]" office:value-type="float" office:value="6426908224" calcext:value-type="float">
            <text:p>6426908224</text:p>
          </table:table-cell>
          <table:table-cell table:formula="of:=[.I79]*[.I12]" office:value-type="float" office:value="8454051675" calcext:value-type="float">
            <text:p>8454051675</text:p>
          </table:table-cell>
          <table:table-cell table:formula="of:=[.J79]*[.J12]" office:value-type="float" office:value="12899070962" calcext:value-type="float">
            <text:p>12899070962</text:p>
          </table:table-cell>
          <table:table-cell table:formula="of:=[.K79]*[.K12]" office:value-type="float" office:value="27245463844" calcext:value-type="float">
            <text:p>27245463844</text:p>
          </table:table-cell>
          <table:table-cell table:formula="of:=[.L79]*[.L12]" office:value-type="float" office:value="0" calcext:value-type="float">
            <text:p>0</text:p>
          </table:table-cell>
          <table:table-cell table:formula="of:=[.M79]*[.M12]" office:value-type="float" office:value="27276174025" calcext:value-type="float">
            <text:p>27276174025</text:p>
          </table:table-cell>
          <table:table-cell table:formula="of:=[.N79]*[.N12]" office:value-type="float" office:value="13019492978" calcext:value-type="float">
            <text:p>13019492978</text:p>
          </table:table-cell>
          <table:table-cell table:formula="of:=[.O79]*[.O12]" office:value-type="float" office:value="8432406867" calcext:value-type="float">
            <text:p>8432406867</text:p>
          </table:table-cell>
          <table:table-cell table:formula="of:=[.P79]*[.P12]" office:value-type="float" office:value="6418573456" calcext:value-type="float">
            <text:p>6418573456</text:p>
          </table:table-cell>
          <table:table-cell table:formula="of:=[.Q79]*[.Q12]" office:value-type="float" office:value="5061925620" calcext:value-type="float">
            <text:p>5061925620</text:p>
          </table:table-cell>
          <table:table-cell table:formula="of:=[.R79]*[.R12]" office:value-type="float" office:value="4178909286" calcext:value-type="float">
            <text:p>4178909286</text:p>
          </table:table-cell>
          <table:table-cell table:formula="of:=[.S79]*[.S12]" office:value-type="float" office:value="3607665628" calcext:value-type="float">
            <text:p>3607665628</text:p>
          </table:table-cell>
          <table:table-cell table:formula="of:=[.T79]*[.T12]" office:value-type="float" office:value="3212492168" calcext:value-type="float">
            <text:p>3212492168</text:p>
          </table:table-cell>
          <table:table-cell table:formula="of:=[.U79]*[.U12]" office:value-type="float" office:value="2758455441" calcext:value-type="float">
            <text:p>2758455441</text:p>
          </table:table-cell>
          <table:table-cell table:formula="of:=[.V79]*[.V12]" office:value-type="float" office:value="657883210" calcext:value-type="float">
            <text:p>657883210</text:p>
          </table:table-cell>
          <table:table-cell table:number-columns-repeated="3"/>
        </table:table-row>
        <table:table-row table:style-name="ro1">
          <table:table-cell/>
          <table:table-cell table:formula="of:=[.B80]*[.B13]" office:value-type="float" office:value="536732340.514119" calcext:value-type="float">
            <text:p>536732340.514119</text:p>
          </table:table-cell>
          <table:table-cell table:formula="of:=[.C80]*[.C13]" office:value-type="float" office:value="2787174522.89294" calcext:value-type="float">
            <text:p>2787174522.89294</text:p>
          </table:table-cell>
          <table:table-cell table:formula="of:=[.D80]*[.D13]" office:value-type="float" office:value="3181513842.12607" calcext:value-type="float">
            <text:p>3181513842.12607</text:p>
          </table:table-cell>
          <table:table-cell table:formula="of:=[.E80]*[.E13]" office:value-type="float" office:value="3589917658.17942" calcext:value-type="float">
            <text:p>3589917658.17942</text:p>
          </table:table-cell>
          <table:table-cell table:formula="of:=[.F80]*[.F13]" office:value-type="float" office:value="4214427931.4391" calcext:value-type="float">
            <text:p>4214427931.4391</text:p>
          </table:table-cell>
          <table:table-cell table:formula="of:=[.G80]*[.G13]" office:value-type="float" office:value="5086522102.31006" calcext:value-type="float">
            <text:p>5086522102.31006</text:p>
          </table:table-cell>
          <table:table-cell table:formula="of:=[.H80]*[.H13]" office:value-type="float" office:value="6247788665.16207" calcext:value-type="float">
            <text:p>6247788665.16207</text:p>
          </table:table-cell>
          <table:table-cell table:formula="of:=[.I80]*[.I13]" office:value-type="float" office:value="8108414391.61756" calcext:value-type="float">
            <text:p>8108414391.61756</text:p>
          </table:table-cell>
          <table:table-cell table:formula="of:=[.J80]*[.J13]" office:value-type="float" office:value="11566352841.3471" calcext:value-type="float">
            <text:p>11566352841.3471</text:p>
          </table:table-cell>
          <table:table-cell table:formula="of:=[.K80]*[.K13]" office:value-type="float" office:value="18875764248.2271" calcext:value-type="float">
            <text:p>18875764248.2271</text:p>
          </table:table-cell>
          <table:table-cell table:formula="of:=[.L80]*[.L13]" office:value-type="float" office:value="27473062500" calcext:value-type="float">
            <text:p>27473062500</text:p>
          </table:table-cell>
          <table:table-cell table:formula="of:=[.M80]*[.M13]" office:value-type="float" office:value="18932337470.3547" calcext:value-type="float">
            <text:p>18932337470.3547</text:p>
          </table:table-cell>
          <table:table-cell table:formula="of:=[.N80]*[.N13]" office:value-type="float" office:value="11566674484.0732" calcext:value-type="float">
            <text:p>11566674484.0732</text:p>
          </table:table-cell>
          <table:table-cell table:formula="of:=[.O80]*[.O13]" office:value-type="float" office:value="8126679286.79977" calcext:value-type="float">
            <text:p>8126679286.79977</text:p>
          </table:table-cell>
          <table:table-cell table:formula="of:=[.P80]*[.P13]" office:value-type="float" office:value="6172900367.83553" calcext:value-type="float">
            <text:p>6172900367.83553</text:p>
          </table:table-cell>
          <table:table-cell table:formula="of:=[.Q80]*[.Q13]" office:value-type="float" office:value="4950235039.64096" calcext:value-type="float">
            <text:p>4950235039.64096</text:p>
          </table:table-cell>
          <table:table-cell table:formula="of:=[.R80]*[.R13]" office:value-type="float" office:value="4104043680.91879" calcext:value-type="float">
            <text:p>4104043680.91879</text:p>
          </table:table-cell>
          <table:table-cell table:formula="of:=[.S80]*[.S13]" office:value-type="float" office:value="3571141887.17392" calcext:value-type="float">
            <text:p>3571141887.17392</text:p>
          </table:table-cell>
          <table:table-cell table:formula="of:=[.T80]*[.T13]" office:value-type="float" office:value="3112702278.75016" calcext:value-type="float">
            <text:p>3112702278.75016</text:p>
          </table:table-cell>
          <table:table-cell table:formula="of:=[.U80]*[.U13]" office:value-type="float" office:value="2808822399.04726" calcext:value-type="float">
            <text:p>2808822399.04726</text:p>
          </table:table-cell>
          <table:table-cell table:formula="of:=[.V80]*[.V13]" office:value-type="float" office:value="518528247.060911" calcext:value-type="float">
            <text:p>518528247.060911</text:p>
          </table:table-cell>
          <table:table-cell table:number-columns-repeated="3"/>
        </table:table-row>
        <table:table-row table:style-name="ro1">
          <table:table-cell/>
          <table:table-cell table:formula="of:=[.B81]*[.B14]" office:value-type="float" office:value="228449219.481263" calcext:value-type="float">
            <text:p>228449219.481263</text:p>
          </table:table-cell>
          <table:table-cell table:formula="of:=[.C81]*[.C14]" office:value-type="float" office:value="2776570141.67883" calcext:value-type="float">
            <text:p>2776570141.67883</text:p>
          </table:table-cell>
          <table:table-cell table:formula="of:=[.D81]*[.D14]" office:value-type="float" office:value="3027546332.17285" calcext:value-type="float">
            <text:p>3027546332.17285</text:p>
          </table:table-cell>
          <table:table-cell table:formula="of:=[.E81]*[.E14]" office:value-type="float" office:value="3509812679.42444" calcext:value-type="float">
            <text:p>3509812679.42444</text:p>
          </table:table-cell>
          <table:table-cell table:formula="of:=[.F81]*[.F14]" office:value-type="float" office:value="4161067247.74426" calcext:value-type="float">
            <text:p>4161067247.74426</text:p>
          </table:table-cell>
          <table:table-cell table:formula="of:=[.G81]*[.G14]" office:value-type="float" office:value="4747001775.34632" calcext:value-type="float">
            <text:p>4747001775.34632</text:p>
          </table:table-cell>
          <table:table-cell table:formula="of:=[.H81]*[.H14]" office:value-type="float" office:value="5724945993.95568" calcext:value-type="float">
            <text:p>5724945993.95568</text:p>
          </table:table-cell>
          <table:table-cell table:formula="of:=[.I81]*[.I14]" office:value-type="float" office:value="7072025419.66863" calcext:value-type="float">
            <text:p>7072025419.66863</text:p>
          </table:table-cell>
          <table:table-cell table:formula="of:=[.J81]*[.J14]" office:value-type="float" office:value="9009879935.4029" calcext:value-type="float">
            <text:p>9009879935.4029</text:p>
          </table:table-cell>
          <table:table-cell table:formula="of:=[.K81]*[.K14]" office:value-type="float" office:value="11418871367.9222" calcext:value-type="float">
            <text:p>11418871367.9222</text:p>
          </table:table-cell>
          <table:table-cell table:formula="of:=[.L81]*[.L14]" office:value-type="float" office:value="13083795848" calcext:value-type="float">
            <text:p>13083795848</text:p>
          </table:table-cell>
          <table:table-cell table:formula="of:=[.M81]*[.M14]" office:value-type="float" office:value="11505963460.81" calcext:value-type="float">
            <text:p>11505963460.81</text:p>
          </table:table-cell>
          <table:table-cell table:formula="of:=[.N81]*[.N14]" office:value-type="float" office:value="9065198791.11287" calcext:value-type="float">
            <text:p>9065198791.11287</text:p>
          </table:table-cell>
          <table:table-cell table:formula="of:=[.O81]*[.O14]" office:value-type="float" office:value="7056385176.41825" calcext:value-type="float">
            <text:p>7056385176.41825</text:p>
          </table:table-cell>
          <table:table-cell table:formula="of:=[.P81]*[.P14]" office:value-type="float" office:value="5616340185.70492" calcext:value-type="float">
            <text:p>5616340185.70492</text:p>
          </table:table-cell>
          <table:table-cell table:formula="of:=[.Q81]*[.Q14]" office:value-type="float" office:value="4725920341.43187" calcext:value-type="float">
            <text:p>4725920341.43187</text:p>
          </table:table-cell>
          <table:table-cell table:formula="of:=[.R81]*[.R14]" office:value-type="float" office:value="4020809456.47353" calcext:value-type="float">
            <text:p>4020809456.47353</text:p>
          </table:table-cell>
          <table:table-cell table:formula="of:=[.S81]*[.S14]" office:value-type="float" office:value="3415504323.17134" calcext:value-type="float">
            <text:p>3415504323.17134</text:p>
          </table:table-cell>
          <table:table-cell table:formula="of:=[.T81]*[.T14]" office:value-type="float" office:value="3079275268.89347" calcext:value-type="float">
            <text:p>3079275268.89347</text:p>
          </table:table-cell>
          <table:table-cell table:formula="of:=[.U81]*[.U14]" office:value-type="float" office:value="2723388610.06724" calcext:value-type="float">
            <text:p>2723388610.06724</text:p>
          </table:table-cell>
          <table:table-cell table:formula="of:=[.V81]*[.V14]" office:value-type="float" office:value="224699879.838801" calcext:value-type="float">
            <text:p>224699879.838801</text:p>
          </table:table-cell>
          <table:table-cell table:number-columns-repeated="3"/>
        </table:table-row>
        <table:table-row table:style-name="ro1">
          <table:table-cell/>
          <table:table-cell table:formula="of:=[.B82]*[.B15]" office:value-type="float" office:value="9323454.72011985" calcext:value-type="float">
            <text:p>9323454.72011985</text:p>
          </table:table-cell>
          <table:table-cell table:formula="of:=[.C82]*[.C15]" office:value-type="float" office:value="2501110250.25515" calcext:value-type="float">
            <text:p>2501110250.25515</text:p>
          </table:table-cell>
          <table:table-cell table:formula="of:=[.D82]*[.D15]" office:value-type="float" office:value="2978173987.10121" calcext:value-type="float">
            <text:p>2978173987.10121</text:p>
          </table:table-cell>
          <table:table-cell table:formula="of:=[.E82]*[.E15]" office:value-type="float" office:value="3287605333.55724" calcext:value-type="float">
            <text:p>3287605333.55724</text:p>
          </table:table-cell>
          <table:table-cell table:formula="of:=[.F82]*[.F15]" office:value-type="float" office:value="3798517900.82746" calcext:value-type="float">
            <text:p>3798517900.82746</text:p>
          </table:table-cell>
          <table:table-cell table:formula="of:=[.G82]*[.G15]" office:value-type="float" office:value="4377325914.24117" calcext:value-type="float">
            <text:p>4377325914.24117</text:p>
          </table:table-cell>
          <table:table-cell table:formula="of:=[.H82]*[.H15]" office:value-type="float" office:value="4947399680" calcext:value-type="float">
            <text:p>4947399680</text:p>
          </table:table-cell>
          <table:table-cell table:formula="of:=[.I82]*[.I15]" office:value-type="float" office:value="6068471289.15872" calcext:value-type="float">
            <text:p>6068471289.15872</text:p>
          </table:table-cell>
          <table:table-cell table:formula="of:=[.J82]*[.J15]" office:value-type="float" office:value="7035983178.94824" calcext:value-type="float">
            <text:p>7035983178.94824</text:p>
          </table:table-cell>
          <table:table-cell table:formula="of:=[.K82]*[.K15]" office:value-type="float" office:value="8149459035.3675" calcext:value-type="float">
            <text:p>8149459035.3675</text:p>
          </table:table-cell>
          <table:table-cell table:formula="of:=[.L82]*[.L15]" office:value-type="float" office:value="8607949068" calcext:value-type="float">
            <text:p>8607949068</text:p>
          </table:table-cell>
          <table:table-cell table:formula="of:=[.M82]*[.M15]" office:value-type="float" office:value="8187388860.9204" calcext:value-type="float">
            <text:p>8187388860.9204</text:p>
          </table:table-cell>
          <table:table-cell table:formula="of:=[.N82]*[.N15]" office:value-type="float" office:value="7116166496.53614" calcext:value-type="float">
            <text:p>7116166496.53614</text:p>
          </table:table-cell>
          <table:table-cell table:formula="of:=[.O82]*[.O15]" office:value-type="float" office:value="5942690043.14839" calcext:value-type="float">
            <text:p>5942690043.14839</text:p>
          </table:table-cell>
          <table:table-cell table:formula="of:=[.P82]*[.P15]" office:value-type="float" office:value="5038725125" calcext:value-type="float">
            <text:p>5038725125</text:p>
          </table:table-cell>
          <table:table-cell table:formula="of:=[.Q82]*[.Q15]" office:value-type="float" office:value="4351482686.45992" calcext:value-type="float">
            <text:p>4351482686.45992</text:p>
          </table:table-cell>
          <table:table-cell table:formula="of:=[.R82]*[.R15]" office:value-type="float" office:value="3858453509.38165" calcext:value-type="float">
            <text:p>3858453509.38165</text:p>
          </table:table-cell>
          <table:table-cell table:formula="of:=[.S82]*[.S15]" office:value-type="float" office:value="3300910332.87793" calcext:value-type="float">
            <text:p>3300910332.87793</text:p>
          </table:table-cell>
          <table:table-cell table:formula="of:=[.T82]*[.T15]" office:value-type="float" office:value="2970203499.6073" calcext:value-type="float">
            <text:p>2970203499.6073</text:p>
          </table:table-cell>
          <table:table-cell table:formula="of:=[.U82]*[.U15]" office:value-type="float" office:value="2611987420.97814" calcext:value-type="float">
            <text:p>2611987420.97814</text:p>
          </table:table-cell>
          <table:table-cell table:formula="of:=[.V82]*[.V15]" office:value-type="float" office:value="9362960.83994956" calcext:value-type="float">
            <text:p>9362960.83994956</text:p>
          </table:table-cell>
          <table:table-cell table:number-columns-repeated="3"/>
        </table:table-row>
        <table:table-row table:style-name="ro1">
          <table:table-cell/>
          <table:table-cell table:formula="of:=[.B83]*[.B16]" office:value-type="float" office:value="0" calcext:value-type="float">
            <text:p>0</text:p>
          </table:table-cell>
          <table:table-cell table:formula="of:=[.C83]*[.C16]" office:value-type="float" office:value="1125699637.47249" calcext:value-type="float">
            <text:p>1125699637.47249</text:p>
          </table:table-cell>
          <table:table-cell table:formula="of:=[.D83]*[.D16]" office:value-type="float" office:value="2792344098.13491" calcext:value-type="float">
            <text:p>2792344098.13491</text:p>
          </table:table-cell>
          <table:table-cell table:formula="of:=[.E83]*[.E16]" office:value-type="float" office:value="3221679002.44588" calcext:value-type="float">
            <text:p>3221679002.44588</text:p>
          </table:table-cell>
          <table:table-cell table:formula="of:=[.F83]*[.F16]" office:value-type="float" office:value="3504148289.88228" calcext:value-type="float">
            <text:p>3504148289.88228</text:p>
          </table:table-cell>
          <table:table-cell table:formula="of:=[.G83]*[.G16]" office:value-type="float" office:value="4038533671.55149" calcext:value-type="float">
            <text:p>4038533671.55149</text:p>
          </table:table-cell>
          <table:table-cell table:formula="of:=[.H83]*[.H16]" office:value-type="float" office:value="4435924134.02763" calcext:value-type="float">
            <text:p>4435924134.02763</text:p>
          </table:table-cell>
          <table:table-cell table:formula="of:=[.I83]*[.I16]" office:value-type="float" office:value="5008612500" calcext:value-type="float">
            <text:p>5008612500</text:p>
          </table:table-cell>
          <table:table-cell table:formula="of:=[.J83]*[.J16]" office:value-type="float" office:value="5692989004.84844" calcext:value-type="float">
            <text:p>5692989004.84844</text:p>
          </table:table-cell>
          <table:table-cell table:formula="of:=[.K83]*[.K16]" office:value-type="float" office:value="6184392254.85041" calcext:value-type="float">
            <text:p>6184392254.85041</text:p>
          </table:table-cell>
          <table:table-cell table:formula="of:=[.L83]*[.L16]" office:value-type="float" office:value="6318342144" calcext:value-type="float">
            <text:p>6318342144</text:p>
          </table:table-cell>
          <table:table-cell table:formula="of:=[.M83]*[.M16]" office:value-type="float" office:value="6284758223.75231" calcext:value-type="float">
            <text:p>6284758223.75231</text:p>
          </table:table-cell>
          <table:table-cell table:formula="of:=[.N83]*[.N16]" office:value-type="float" office:value="5713431174.07583" calcext:value-type="float">
            <text:p>5713431174.07583</text:p>
          </table:table-cell>
          <table:table-cell table:formula="of:=[.O83]*[.O16]" office:value-type="float" office:value="5176796645" calcext:value-type="float">
            <text:p>5176796645</text:p>
          </table:table-cell>
          <table:table-cell table:formula="of:=[.P83]*[.P16]" office:value-type="float" office:value="4459081977.27801" calcext:value-type="float">
            <text:p>4459081977.27801</text:p>
          </table:table-cell>
          <table:table-cell table:formula="of:=[.Q83]*[.Q16]" office:value-type="float" office:value="3904900654.40687" calcext:value-type="float">
            <text:p>3904900654.40687</text:p>
          </table:table-cell>
          <table:table-cell table:formula="of:=[.R83]*[.R16]" office:value-type="float" office:value="3536012709.83432" calcext:value-type="float">
            <text:p>3536012709.83432</text:p>
          </table:table-cell>
          <table:table-cell table:formula="of:=[.S83]*[.S16]" office:value-type="float" office:value="3082676133.15203" calcext:value-type="float">
            <text:p>3082676133.15203</text:p>
          </table:table-cell>
          <table:table-cell table:formula="of:=[.T83]*[.T16]" office:value-type="float" office:value="2861673010.11787" calcext:value-type="float">
            <text:p>2861673010.11787</text:p>
          </table:table-cell>
          <table:table-cell table:formula="of:=[.U83]*[.U16]" office:value-type="float" office:value="1163068252.53493" calcext:value-type="float">
            <text:p>1163068252.53493</text:p>
          </table:table-cell>
          <table:table-cell table:formula="of:=[.V83]*[.V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84]*[.B17]" office:value-type="float" office:value="0" calcext:value-type="float">
            <text:p>0</text:p>
          </table:table-cell>
          <table:table-cell table:formula="of:=[.C84]*[.C17]" office:value-type="float" office:value="79397109.5315235" calcext:value-type="float">
            <text:p>79397109.5315235</text:p>
          </table:table-cell>
          <table:table-cell table:formula="of:=[.D84]*[.D17]" office:value-type="float" office:value="2593680291.1186" calcext:value-type="float">
            <text:p>2593680291.1186</text:p>
          </table:table-cell>
          <table:table-cell table:formula="of:=[.E84]*[.E17]" office:value-type="float" office:value="2945419104.42207" calcext:value-type="float">
            <text:p>2945419104.42207</text:p>
          </table:table-cell>
          <table:table-cell table:formula="of:=[.F84]*[.F17]" office:value-type="float" office:value="3267224328.01583" calcext:value-type="float">
            <text:p>3267224328.01583</text:p>
          </table:table-cell>
          <table:table-cell table:formula="of:=[.G84]*[.G17]" office:value-type="float" office:value="3601079091.23308" calcext:value-type="float">
            <text:p>3601079091.23308</text:p>
          </table:table-cell>
          <table:table-cell table:formula="of:=[.H84]*[.H17]" office:value-type="float" office:value="3951845953.74101" calcext:value-type="float">
            <text:p>3951845953.74101</text:p>
          </table:table-cell>
          <table:table-cell table:formula="of:=[.I84]*[.I17]" office:value-type="float" office:value="4319048203.13531" calcext:value-type="float">
            <text:p>4319048203.13531</text:p>
          </table:table-cell>
          <table:table-cell table:formula="of:=[.J84]*[.J17]" office:value-type="float" office:value="4745722777.16396" calcext:value-type="float">
            <text:p>4745722777.16396</text:p>
          </table:table-cell>
          <table:table-cell table:formula="of:=[.K84]*[.K17]" office:value-type="float" office:value="4957863988.67642" calcext:value-type="float">
            <text:p>4957863988.67642</text:p>
          </table:table-cell>
          <table:table-cell table:formula="of:=[.L84]*[.L17]" office:value-type="float" office:value="5190642000" calcext:value-type="float">
            <text:p>5190642000</text:p>
          </table:table-cell>
          <table:table-cell table:formula="of:=[.M84]*[.M17]" office:value-type="float" office:value="5001525041.82723" calcext:value-type="float">
            <text:p>5001525041.82723</text:p>
          </table:table-cell>
          <table:table-cell table:formula="of:=[.N84]*[.N17]" office:value-type="float" office:value="4709980792.11924" calcext:value-type="float">
            <text:p>4709980792.11924</text:p>
          </table:table-cell>
          <table:table-cell table:formula="of:=[.O84]*[.O17]" office:value-type="float" office:value="4322540202.78943" calcext:value-type="float">
            <text:p>4322540202.78943</text:p>
          </table:table-cell>
          <table:table-cell table:formula="of:=[.P84]*[.P17]" office:value-type="float" office:value="3941036404.30335" calcext:value-type="float">
            <text:p>3941036404.30335</text:p>
          </table:table-cell>
          <table:table-cell table:formula="of:=[.Q84]*[.Q17]" office:value-type="float" office:value="3615135186.10368" calcext:value-type="float">
            <text:p>3615135186.10368</text:p>
          </table:table-cell>
          <table:table-cell table:formula="of:=[.R84]*[.R17]" office:value-type="float" office:value="3208386710.2611" calcext:value-type="float">
            <text:p>3208386710.2611</text:p>
          </table:table-cell>
          <table:table-cell table:formula="of:=[.S84]*[.S17]" office:value-type="float" office:value="2966148514.7227" calcext:value-type="float">
            <text:p>2966148514.7227</text:p>
          </table:table-cell>
          <table:table-cell table:formula="of:=[.T84]*[.T17]" office:value-type="float" office:value="2580557246.00467" calcext:value-type="float">
            <text:p>2580557246.00467</text:p>
          </table:table-cell>
          <table:table-cell table:formula="of:=[.U84]*[.U17]" office:value-type="float" office:value="78144090.1608449" calcext:value-type="float">
            <text:p>78144090.1608449</text:p>
          </table:table-cell>
          <table:table-cell table:formula="of:=[.V84]*[.V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85]*[.B18]" office:value-type="float" office:value="0" calcext:value-type="float">
            <text:p>0</text:p>
          </table:table-cell>
          <table:table-cell table:formula="of:=[.C85]*[.C18]" office:value-type="float" office:value="0" calcext:value-type="float">
            <text:p>0</text:p>
          </table:table-cell>
          <table:table-cell table:formula="of:=[.D85]*[.D18]" office:value-type="float" office:value="625839210" calcext:value-type="float">
            <text:p>625839210</text:p>
          </table:table-cell>
          <table:table-cell table:formula="of:=[.E85]*[.E18]" office:value-type="float" office:value="2760912672.30291" calcext:value-type="float">
            <text:p>2760912672.30291</text:p>
          </table:table-cell>
          <table:table-cell table:formula="of:=[.F85]*[.F18]" office:value-type="float" office:value="3003825456.79426" calcext:value-type="float">
            <text:p>3003825456.79426</text:p>
          </table:table-cell>
          <table:table-cell table:formula="of:=[.G85]*[.G18]" office:value-type="float" office:value="3300214252.49864" calcext:value-type="float">
            <text:p>3300214252.49864</text:p>
          </table:table-cell>
          <table:table-cell table:formula="of:=[.H85]*[.H18]" office:value-type="float" office:value="3541763621.8075" calcext:value-type="float">
            <text:p>3541763621.8075</text:p>
          </table:table-cell>
          <table:table-cell table:formula="of:=[.I85]*[.I18]" office:value-type="float" office:value="3753001348.54724" calcext:value-type="float">
            <text:p>3753001348.54724</text:p>
          </table:table-cell>
          <table:table-cell table:formula="of:=[.J85]*[.J18]" office:value-type="float" office:value="3972794526.6296" calcext:value-type="float">
            <text:p>3972794526.6296</text:p>
          </table:table-cell>
          <table:table-cell table:formula="of:=[.K85]*[.K18]" office:value-type="float" office:value="4102463835.42061" calcext:value-type="float">
            <text:p>4102463835.42061</text:p>
          </table:table-cell>
          <table:table-cell table:formula="of:=[.L85]*[.L18]" office:value-type="float" office:value="4130595864" calcext:value-type="float">
            <text:p>4130595864</text:p>
          </table:table-cell>
          <table:table-cell table:formula="of:=[.M85]*[.M18]" office:value-type="float" office:value="4179596117.12042" calcext:value-type="float">
            <text:p>4179596117.12042</text:p>
          </table:table-cell>
          <table:table-cell table:formula="of:=[.N85]*[.N18]" office:value-type="float" office:value="3971526529.18254" calcext:value-type="float">
            <text:p>3971526529.18254</text:p>
          </table:table-cell>
          <table:table-cell table:formula="of:=[.O85]*[.O18]" office:value-type="float" office:value="3864247465.6166" calcext:value-type="float">
            <text:p>3864247465.6166</text:p>
          </table:table-cell>
          <table:table-cell table:formula="of:=[.P85]*[.P18]" office:value-type="float" office:value="3529947372.1566" calcext:value-type="float">
            <text:p>3529947372.1566</text:p>
          </table:table-cell>
          <table:table-cell table:formula="of:=[.Q85]*[.Q18]" office:value-type="float" office:value="3279056004.95762" calcext:value-type="float">
            <text:p>3279056004.95762</text:p>
          </table:table-cell>
          <table:table-cell table:formula="of:=[.R85]*[.R18]" office:value-type="float" office:value="2968170168.69521" calcext:value-type="float">
            <text:p>2968170168.69521</text:p>
          </table:table-cell>
          <table:table-cell table:formula="of:=[.S85]*[.S18]" office:value-type="float" office:value="2730047840.93102" calcext:value-type="float">
            <text:p>2730047840.93102</text:p>
          </table:table-cell>
          <table:table-cell table:formula="of:=[.T85]*[.T18]" office:value-type="float" office:value="644969610" calcext:value-type="float">
            <text:p>644969610</text:p>
          </table:table-cell>
          <table:table-cell table:formula="of:=[.U85]*[.U18]" office:value-type="float" office:value="0" calcext:value-type="float">
            <text:p>0</text:p>
          </table:table-cell>
          <table:table-cell table:formula="of:=[.V85]*[.V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86]*[.B19]" office:value-type="float" office:value="0" calcext:value-type="float">
            <text:p>0</text:p>
          </table:table-cell>
          <table:table-cell table:formula="of:=[.C86]*[.C19]" office:value-type="float" office:value="0" calcext:value-type="float">
            <text:p>0</text:p>
          </table:table-cell>
          <table:table-cell table:formula="of:=[.D86]*[.D19]" office:value-type="float" office:value="56648.047036063" calcext:value-type="float">
            <text:p>56648.047036063</text:p>
          </table:table-cell>
          <table:table-cell table:formula="of:=[.E86]*[.E19]" office:value-type="float" office:value="1020875763.33051" calcext:value-type="float">
            <text:p>1020875763.33051</text:p>
          </table:table-cell>
          <table:table-cell table:formula="of:=[.F86]*[.F19]" office:value-type="float" office:value="2737032899.71547" calcext:value-type="float">
            <text:p>2737032899.71547</text:p>
          </table:table-cell>
          <table:table-cell table:formula="of:=[.G86]*[.G19]" office:value-type="float" office:value="2919371848.47158" calcext:value-type="float">
            <text:p>2919371848.47158</text:p>
          </table:table-cell>
          <table:table-cell table:formula="of:=[.H86]*[.H19]" office:value-type="float" office:value="3154664395.38819" calcext:value-type="float">
            <text:p>3154664395.38819</text:p>
          </table:table-cell>
          <table:table-cell table:formula="of:=[.I86]*[.I19]" office:value-type="float" office:value="3339391608.24239" calcext:value-type="float">
            <text:p>3339391608.24239</text:p>
          </table:table-cell>
          <table:table-cell table:formula="of:=[.J86]*[.J19]" office:value-type="float" office:value="3527738639.60701" calcext:value-type="float">
            <text:p>3527738639.60701</text:p>
          </table:table-cell>
          <table:table-cell table:formula="of:=[.K86]*[.K19]" office:value-type="float" office:value="3579091711.9381" calcext:value-type="float">
            <text:p>3579091711.9381</text:p>
          </table:table-cell>
          <table:table-cell table:formula="of:=[.L86]*[.L19]" office:value-type="float" office:value="3662218903" calcext:value-type="float">
            <text:p>3662218903</text:p>
          </table:table-cell>
          <table:table-cell table:formula="of:=[.M86]*[.M19]" office:value-type="float" office:value="3497474590.54215" calcext:value-type="float">
            <text:p>3497474590.54215</text:p>
          </table:table-cell>
          <table:table-cell table:formula="of:=[.N86]*[.N19]" office:value-type="float" office:value="3480462013.67218" calcext:value-type="float">
            <text:p>3480462013.67218</text:p>
          </table:table-cell>
          <table:table-cell table:formula="of:=[.O86]*[.O19]" office:value-type="float" office:value="3268329255.87487" calcext:value-type="float">
            <text:p>3268329255.87487</text:p>
          </table:table-cell>
          <table:table-cell table:formula="of:=[.P86]*[.P19]" office:value-type="float" office:value="3116188390.93826" calcext:value-type="float">
            <text:p>3116188390.93826</text:p>
          </table:table-cell>
          <table:table-cell table:formula="of:=[.Q86]*[.Q19]" office:value-type="float" office:value="2942554607.52907" calcext:value-type="float">
            <text:p>2942554607.52907</text:p>
          </table:table-cell>
          <table:table-cell table:formula="of:=[.R86]*[.R19]" office:value-type="float" office:value="2823808183.3215" calcext:value-type="float">
            <text:p>2823808183.3215</text:p>
          </table:table-cell>
          <table:table-cell table:formula="of:=[.S86]*[.S19]" office:value-type="float" office:value="1024095237.47582" calcext:value-type="float">
            <text:p>1024095237.47582</text:p>
          </table:table-cell>
          <table:table-cell table:formula="of:=[.T86]*[.T19]" office:value-type="float" office:value="93927.9684013234" calcext:value-type="float">
            <text:p>93927.9684013234</text:p>
          </table:table-cell>
          <table:table-cell table:formula="of:=[.U86]*[.U19]" office:value-type="float" office:value="0" calcext:value-type="float">
            <text:p>0</text:p>
          </table:table-cell>
          <table:table-cell table:formula="of:=[.V86]*[.V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87]*[.B20]" office:value-type="float" office:value="0" calcext:value-type="float">
            <text:p>0</text:p>
          </table:table-cell>
          <table:table-cell table:formula="of:=[.C87]*[.C20]" office:value-type="float" office:value="0" calcext:value-type="float">
            <text:p>0</text:p>
          </table:table-cell>
          <table:table-cell table:formula="of:=[.D87]*[.D20]" office:value-type="float" office:value="0" calcext:value-type="float">
            <text:p>0</text:p>
          </table:table-cell>
          <table:table-cell table:formula="of:=[.E87]*[.E20]" office:value-type="float" office:value="86104.1810831507" calcext:value-type="float">
            <text:p>86104.1810831507</text:p>
          </table:table-cell>
          <table:table-cell table:formula="of:=[.F87]*[.F20]" office:value-type="float" office:value="636484840" calcext:value-type="float">
            <text:p>636484840</text:p>
          </table:table-cell>
          <table:table-cell table:formula="of:=[.G87]*[.G20]" office:value-type="float" office:value="2591178097.43499" calcext:value-type="float">
            <text:p>2591178097.43499</text:p>
          </table:table-cell>
          <table:table-cell table:formula="of:=[.H87]*[.H20]" office:value-type="float" office:value="2875127627.91247" calcext:value-type="float">
            <text:p>2875127627.91247</text:p>
          </table:table-cell>
          <table:table-cell table:formula="of:=[.I87]*[.I20]" office:value-type="float" office:value="2925449931.09329" calcext:value-type="float">
            <text:p>2925449931.09329</text:p>
          </table:table-cell>
          <table:table-cell table:formula="of:=[.J87]*[.J20]" office:value-type="float" office:value="3093633448.23095" calcext:value-type="float">
            <text:p>3093633448.23095</text:p>
          </table:table-cell>
          <table:table-cell table:formula="of:=[.K87]*[.K20]" office:value-type="float" office:value="3191451308.4663" calcext:value-type="float">
            <text:p>3191451308.4663</text:p>
          </table:table-cell>
          <table:table-cell table:formula="of:=[.L87]*[.L20]" office:value-type="float" office:value="3175407432" calcext:value-type="float">
            <text:p>3175407432</text:p>
          </table:table-cell>
          <table:table-cell table:formula="of:=[.M87]*[.M20]" office:value-type="float" office:value="3149881823.78061" calcext:value-type="float">
            <text:p>3149881823.78061</text:p>
          </table:table-cell>
          <table:table-cell table:formula="of:=[.N87]*[.N20]" office:value-type="float" office:value="3005151098.48631" calcext:value-type="float">
            <text:p>3005151098.48631</text:p>
          </table:table-cell>
          <table:table-cell table:formula="of:=[.O87]*[.O20]" office:value-type="float" office:value="2979769366.20056" calcext:value-type="float">
            <text:p>2979769366.20056</text:p>
          </table:table-cell>
          <table:table-cell table:formula="of:=[.P87]*[.P20]" office:value-type="float" office:value="2900520621.58321" calcext:value-type="float">
            <text:p>2900520621.58321</text:p>
          </table:table-cell>
          <table:table-cell table:formula="of:=[.Q87]*[.Q20]" office:value-type="float" office:value="2548205332.24443" calcext:value-type="float">
            <text:p>2548205332.24443</text:p>
          </table:table-cell>
          <table:table-cell table:formula="of:=[.R87]*[.R20]" office:value-type="float" office:value="648830250" calcext:value-type="float">
            <text:p>648830250</text:p>
          </table:table-cell>
          <table:table-cell table:formula="of:=[.S87]*[.S20]" office:value-type="float" office:value="63026.1345237037" calcext:value-type="float">
            <text:p>63026.1345237037</text:p>
          </table:table-cell>
          <table:table-cell table:formula="of:=[.T87]*[.T20]" office:value-type="float" office:value="0" calcext:value-type="float">
            <text:p>0</text:p>
          </table:table-cell>
          <table:table-cell table:formula="of:=[.U87]*[.U20]" office:value-type="float" office:value="0" calcext:value-type="float">
            <text:p>0</text:p>
          </table:table-cell>
          <table:table-cell table:formula="of:=[.V87]*[.V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88]*[.B21]" office:value-type="float" office:value="0" calcext:value-type="float">
            <text:p>0</text:p>
          </table:table-cell>
          <table:table-cell table:formula="of:=[.C88]*[.C21]" office:value-type="float" office:value="0" calcext:value-type="float">
            <text:p>0</text:p>
          </table:table-cell>
          <table:table-cell table:formula="of:=[.D88]*[.D21]" office:value-type="float" office:value="0" calcext:value-type="float">
            <text:p>0</text:p>
          </table:table-cell>
          <table:table-cell table:formula="of:=[.E88]*[.E21]" office:value-type="float" office:value="0" calcext:value-type="float">
            <text:p>0</text:p>
          </table:table-cell>
          <table:table-cell table:formula="of:=[.F88]*[.F21]" office:value-type="float" office:value="0" calcext:value-type="float">
            <text:p>0</text:p>
          </table:table-cell>
          <table:table-cell table:formula="of:=[.G88]*[.G21]" office:value-type="float" office:value="76115192.1027414" calcext:value-type="float">
            <text:p>76115192.1027414</text:p>
          </table:table-cell>
          <table:table-cell table:formula="of:=[.H88]*[.H21]" office:value-type="float" office:value="1133716213.76884" calcext:value-type="float">
            <text:p>1133716213.76884</text:p>
          </table:table-cell>
          <table:table-cell table:formula="of:=[.I88]*[.I21]" office:value-type="float" office:value="2519628927.70641" calcext:value-type="float">
            <text:p>2519628927.70641</text:p>
          </table:table-cell>
          <table:table-cell table:formula="of:=[.J88]*[.J21]" office:value-type="float" office:value="2699356502.94673" calcext:value-type="float">
            <text:p>2699356502.94673</text:p>
          </table:table-cell>
          <table:table-cell table:formula="of:=[.K88]*[.K21]" office:value-type="float" office:value="2788763426.04621" calcext:value-type="float">
            <text:p>2788763426.04621</text:p>
          </table:table-cell>
          <table:table-cell table:formula="of:=[.L88]*[.L21]" office:value-type="float" office:value="2844835569" calcext:value-type="float">
            <text:p>2844835569</text:p>
          </table:table-cell>
          <table:table-cell table:formula="of:=[.M88]*[.M21]" office:value-type="float" office:value="2809779381.20404" calcext:value-type="float">
            <text:p>2809779381.20404</text:p>
          </table:table-cell>
          <table:table-cell table:formula="of:=[.N88]*[.N21]" office:value-type="float" office:value="2749437437.22052" calcext:value-type="float">
            <text:p>2749437437.22052</text:p>
          </table:table-cell>
          <table:table-cell table:formula="of:=[.O88]*[.O21]" office:value-type="float" office:value="2557805755.60507" calcext:value-type="float">
            <text:p>2557805755.60507</text:p>
          </table:table-cell>
          <table:table-cell table:formula="of:=[.P88]*[.P21]" office:value-type="float" office:value="1130970499.94657" calcext:value-type="float">
            <text:p>1130970499.94657</text:p>
          </table:table-cell>
          <table:table-cell table:formula="of:=[.Q88]*[.Q21]" office:value-type="float" office:value="80257154.9953509" calcext:value-type="float">
            <text:p>80257154.9953509</text:p>
          </table:table-cell>
          <table:table-cell table:formula="of:=[.R88]*[.R21]" office:value-type="float" office:value="0" calcext:value-type="float">
            <text:p>0</text:p>
          </table:table-cell>
          <table:table-cell table:formula="of:=[.S88]*[.S21]" office:value-type="float" office:value="0" calcext:value-type="float">
            <text:p>0</text:p>
          </table:table-cell>
          <table:table-cell table:formula="of:=[.T88]*[.T21]" office:value-type="float" office:value="0" calcext:value-type="float">
            <text:p>0</text:p>
          </table:table-cell>
          <table:table-cell table:formula="of:=[.U88]*[.U21]" office:value-type="float" office:value="0" calcext:value-type="float">
            <text:p>0</text:p>
          </table:table-cell>
          <table:table-cell table:formula="of:=[.V88]*[.V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89]*[.B22]" office:value-type="float" office:value="0" calcext:value-type="float">
            <text:p>0</text:p>
          </table:table-cell>
          <table:table-cell table:formula="of:=[.C89]*[.C22]" office:value-type="float" office:value="0" calcext:value-type="float">
            <text:p>0</text:p>
          </table:table-cell>
          <table:table-cell table:formula="of:=[.D89]*[.D22]" office:value-type="float" office:value="0" calcext:value-type="float">
            <text:p>0</text:p>
          </table:table-cell>
          <table:table-cell table:formula="of:=[.E89]*[.E22]" office:value-type="float" office:value="0" calcext:value-type="float">
            <text:p>0</text:p>
          </table:table-cell>
          <table:table-cell table:formula="of:=[.F89]*[.F22]" office:value-type="float" office:value="0" calcext:value-type="float">
            <text:p>0</text:p>
          </table:table-cell>
          <table:table-cell table:formula="of:=[.G89]*[.G22]" office:value-type="float" office:value="0" calcext:value-type="float">
            <text:p>0</text:p>
          </table:table-cell>
          <table:table-cell table:formula="of:=[.H89]*[.H22]" office:value-type="float" office:value="0" calcext:value-type="float">
            <text:p>0</text:p>
          </table:table-cell>
          <table:table-cell table:formula="of:=[.I89]*[.I22]" office:value-type="float" office:value="9029821.09955674" calcext:value-type="float">
            <text:p>9029821.09955674</text:p>
          </table:table-cell>
          <table:table-cell table:formula="of:=[.J89]*[.J22]" office:value-type="float" office:value="223552478.071774" calcext:value-type="float">
            <text:p>223552478.071774</text:p>
          </table:table-cell>
          <table:table-cell table:formula="of:=[.K89]*[.K22]" office:value-type="float" office:value="530872861.031981" calcext:value-type="float">
            <text:p>530872861.031981</text:p>
          </table:table-cell>
          <table:table-cell table:formula="of:=[.L89]*[.L22]" office:value-type="float" office:value="640480090" calcext:value-type="float">
            <text:p>640480090</text:p>
          </table:table-cell>
          <table:table-cell table:formula="of:=[.M89]*[.M22]" office:value-type="float" office:value="523013576.899747" calcext:value-type="float">
            <text:p>523013576.899747</text:p>
          </table:table-cell>
          <table:table-cell table:formula="of:=[.N89]*[.N22]" office:value-type="float" office:value="231257300.517593" calcext:value-type="float">
            <text:p>231257300.517593</text:p>
          </table:table-cell>
          <table:table-cell table:formula="of:=[.O89]*[.O22]" office:value-type="float" office:value="10129446.3826077" calcext:value-type="float">
            <text:p>10129446.3826077</text:p>
          </table:table-cell>
          <table:table-cell table:formula="of:=[.P89]*[.P22]" office:value-type="float" office:value="0" calcext:value-type="float">
            <text:p>0</text:p>
          </table:table-cell>
          <table:table-cell table:formula="of:=[.Q89]*[.Q22]" office:value-type="float" office:value="0" calcext:value-type="float">
            <text:p>0</text:p>
          </table:table-cell>
          <table:table-cell table:formula="of:=[.R89]*[.R22]" office:value-type="float" office:value="0" calcext:value-type="float">
            <text:p>0</text:p>
          </table:table-cell>
          <table:table-cell table:formula="of:=[.S89]*[.S22]" office:value-type="float" office:value="0" calcext:value-type="float">
            <text:p>0</text:p>
          </table:table-cell>
          <table:table-cell table:formula="of:=[.T89]*[.T22]" office:value-type="float" office:value="0" calcext:value-type="float">
            <text:p>0</text:p>
          </table:table-cell>
          <table:table-cell table:formula="of:=[.U89]*[.U22]" office:value-type="float" office:value="0" calcext:value-type="float">
            <text:p>0</text:p>
          </table:table-cell>
          <table:table-cell table:formula="of:=[.V89]*[.V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formula="of:=[.$X$158]*[.B47]" office:value-type="float" office:value="11243.5903764614" calcext:value-type="float">
            <text:p>11243.5903764614</text:p>
          </table:table-cell>
          <table:table-cell table:formula="of:=[.$X$158]*[.C47]" office:value-type="float" office:value="11818.9998059429" calcext:value-type="float">
            <text:p>11818.9998059429</text:p>
          </table:table-cell>
          <table:table-cell table:formula="of:=[.$X$158]*[.D47]" office:value-type="float" office:value="12416.4684383309" calcext:value-type="float">
            <text:p>12416.4684383309</text:p>
          </table:table-cell>
          <table:table-cell table:formula="of:=[.$X$158]*[.E47]" office:value-type="float" office:value="13026.4740527326" calcext:value-type="float">
            <text:p>13026.4740527326</text:p>
          </table:table-cell>
          <table:table-cell table:formula="of:=[.$X$158]*[.F47]" office:value-type="float" office:value="13634.8560980378" calcext:value-type="float">
            <text:p>13634.8560980378</text:p>
          </table:table-cell>
          <table:table-cell table:formula="of:=[.$X$158]*[.G47]" office:value-type="float" office:value="14222.1418670272" calcext:value-type="float">
            <text:p>14222.1418670272</text:p>
          </table:table-cell>
          <table:table-cell table:formula="of:=[.$X$158]*[.H47]" office:value-type="float" office:value="14763.5574486905" calcext:value-type="float">
            <text:p>14763.5574486905</text:p>
          </table:table-cell>
          <table:table-cell table:formula="of:=[.$X$158]*[.I47]" office:value-type="float" office:value="15230.2405935959" calcext:value-type="float">
            <text:p>15230.2405935959</text:p>
          </table:table-cell>
          <table:table-cell table:formula="of:=[.$X$158]*[.J47]" office:value-type="float" office:value="15592.0544702481" calcext:value-type="float">
            <text:p>15592.0544702481</text:p>
          </table:table-cell>
          <table:table-cell table:formula="of:=[.$X$158]*[.K47]" office:value-type="float" office:value="15821.9251656627" calcext:value-type="float">
            <text:p>15821.9251656627</text:p>
          </table:table-cell>
          <table:table-cell table:formula="of:=[.$X$158]*[.L47]" office:value-type="float" office:value="15900.8380001593" calcext:value-type="float">
            <text:p>15900.8380001593</text:p>
          </table:table-cell>
          <table:table-cell table:formula="of:=[.$X$158]*[.M47]" office:value-type="float" office:value="15821.9251656627" calcext:value-type="float">
            <text:p>15821.9251656627</text:p>
          </table:table-cell>
          <table:table-cell table:formula="of:=[.$X$158]*[.N47]" office:value-type="float" office:value="15592.0544702481" calcext:value-type="float">
            <text:p>15592.0544702481</text:p>
          </table:table-cell>
          <table:table-cell table:formula="of:=[.$X$158]*[.O47]" office:value-type="float" office:value="15230.2405935959" calcext:value-type="float">
            <text:p>15230.2405935959</text:p>
          </table:table-cell>
          <table:table-cell table:formula="of:=[.$X$158]*[.P47]" office:value-type="float" office:value="14763.5574486905" calcext:value-type="float">
            <text:p>14763.5574486905</text:p>
          </table:table-cell>
          <table:table-cell table:formula="of:=[.$X$158]*[.Q47]" office:value-type="float" office:value="14222.1418670272" calcext:value-type="float">
            <text:p>14222.1418670272</text:p>
          </table:table-cell>
          <table:table-cell table:formula="of:=[.$X$158]*[.R47]" office:value-type="float" office:value="13634.8560980378" calcext:value-type="float">
            <text:p>13634.8560980378</text:p>
          </table:table-cell>
          <table:table-cell table:formula="of:=[.$X$158]*[.S47]" office:value-type="float" office:value="13026.4740527326" calcext:value-type="float">
            <text:p>13026.4740527326</text:p>
          </table:table-cell>
          <table:table-cell table:formula="of:=[.$X$158]*[.T47]" office:value-type="float" office:value="12416.4684383309" calcext:value-type="float">
            <text:p>12416.4684383309</text:p>
          </table:table-cell>
          <table:table-cell table:formula="of:=[.$X$158]*[.U47]" office:value-type="float" office:value="11818.9998059429" calcext:value-type="float">
            <text:p>11818.9998059429</text:p>
          </table:table-cell>
          <table:table-cell table:formula="of:=[.$X$158]*[.V47]" office:value-type="float" office:value="11243.5903764614" calcext:value-type="float">
            <text:p>11243.5903764614</text:p>
          </table:table-cell>
          <table:table-cell table:number-columns-repeated="3"/>
        </table:table-row>
        <table:table-row table:style-name="ro1">
          <table:table-cell/>
          <table:table-cell table:formula="of:=[.$X$158]*[.B48]" office:value-type="float" office:value="11818.9998059429" calcext:value-type="float">
            <text:p>11818.9998059429</text:p>
          </table:table-cell>
          <table:table-cell table:formula="of:=[.$X$158]*[.C48]" office:value-type="float" office:value="12492.8781960682" calcext:value-type="float">
            <text:p>12492.8781960682</text:p>
          </table:table-cell>
          <table:table-cell table:formula="of:=[.$X$158]*[.D48]" office:value-type="float" office:value="13204.9272179981" calcext:value-type="float">
            <text:p>13204.9272179981</text:p>
          </table:table-cell>
          <table:table-cell table:formula="of:=[.$X$158]*[.E48]" office:value-type="float" office:value="13945.9574817417" calcext:value-type="float">
            <text:p>13945.9574817417</text:p>
          </table:table-cell>
          <table:table-cell table:formula="of:=[.$X$158]*[.F48]" office:value-type="float" office:value="14700.3299313899" calcext:value-type="float">
            <text:p>14700.3299313899</text:p>
          </table:table-cell>
          <table:table-cell table:formula="of:=[.$X$158]*[.G48]" office:value-type="float" office:value="15444.2591491879" calcext:value-type="float">
            <text:p>15444.2591491879</text:p>
          </table:table-cell>
          <table:table-cell table:formula="of:=[.$X$158]*[.H48]" office:value-type="float" office:value="16144.8548858727" calcext:value-type="float">
            <text:p>16144.8548858727</text:p>
          </table:table-cell>
          <table:table-cell table:formula="of:=[.$X$158]*[.I48]" office:value-type="float" office:value="16760.9549286201" calcext:value-type="float">
            <text:p>16760.9549286201</text:p>
          </table:table-cell>
          <table:table-cell table:formula="of:=[.$X$158]*[.J48]" office:value-type="float" office:value="17246.8803353742" calcext:value-type="float">
            <text:p>17246.8803353742</text:p>
          </table:table-cell>
          <table:table-cell table:formula="of:=[.$X$158]*[.K48]" office:value-type="float" office:value="17559.538062265" calcext:value-type="float">
            <text:p>17559.538062265</text:p>
          </table:table-cell>
          <table:table-cell table:formula="of:=[.$X$158]*[.L48]" office:value-type="float" office:value="17667.5977779548" calcext:value-type="float">
            <text:p>17667.5977779548</text:p>
          </table:table-cell>
          <table:table-cell table:formula="of:=[.$X$158]*[.M48]" office:value-type="float" office:value="17559.538062265" calcext:value-type="float">
            <text:p>17559.538062265</text:p>
          </table:table-cell>
          <table:table-cell table:formula="of:=[.$X$158]*[.N48]" office:value-type="float" office:value="17246.8803353742" calcext:value-type="float">
            <text:p>17246.8803353742</text:p>
          </table:table-cell>
          <table:table-cell table:formula="of:=[.$X$158]*[.O48]" office:value-type="float" office:value="16760.9549286201" calcext:value-type="float">
            <text:p>16760.9549286201</text:p>
          </table:table-cell>
          <table:table-cell table:formula="of:=[.$X$158]*[.P48]" office:value-type="float" office:value="16144.8548858727" calcext:value-type="float">
            <text:p>16144.8548858727</text:p>
          </table:table-cell>
          <table:table-cell table:formula="of:=[.$X$158]*[.Q48]" office:value-type="float" office:value="15444.2591491879" calcext:value-type="float">
            <text:p>15444.2591491879</text:p>
          </table:table-cell>
          <table:table-cell table:formula="of:=[.$X$158]*[.R48]" office:value-type="float" office:value="14700.3299313899" calcext:value-type="float">
            <text:p>14700.3299313899</text:p>
          </table:table-cell>
          <table:table-cell table:formula="of:=[.$X$158]*[.S48]" office:value-type="float" office:value="13945.9574817417" calcext:value-type="float">
            <text:p>13945.9574817417</text:p>
          </table:table-cell>
          <table:table-cell table:formula="of:=[.$X$158]*[.T48]" office:value-type="float" office:value="13204.9272179981" calcext:value-type="float">
            <text:p>13204.9272179981</text:p>
          </table:table-cell>
          <table:table-cell table:formula="of:=[.$X$158]*[.U48]" office:value-type="float" office:value="12492.8781960682" calcext:value-type="float">
            <text:p>12492.8781960682</text:p>
          </table:table-cell>
          <table:table-cell table:formula="of:=[.$X$158]*[.V48]" office:value-type="float" office:value="11818.9998059429" calcext:value-type="float">
            <text:p>11818.9998059429</text:p>
          </table:table-cell>
          <table:table-cell table:number-columns-repeated="3"/>
        </table:table-row>
        <table:table-row table:style-name="ro1">
          <table:table-cell/>
          <table:table-cell table:formula="of:=[.$X$158]*[.B49]" office:value-type="float" office:value="12416.4684383309" calcext:value-type="float">
            <text:p>12416.4684383309</text:p>
          </table:table-cell>
          <table:table-cell table:formula="of:=[.$X$158]*[.C49]" office:value-type="float" office:value="13204.9272179981" calcext:value-type="float">
            <text:p>13204.9272179981</text:p>
          </table:table-cell>
          <table:table-cell table:formula="of:=[.$X$158]*[.D49]" office:value-type="float" office:value="14054.4879705767" calcext:value-type="float">
            <text:p>14054.4879705767</text:p>
          </table:table-cell>
          <table:table-cell table:formula="of:=[.$X$158]*[.E49]" office:value-type="float" office:value="14958.2501315368" calcext:value-type="float">
            <text:p>14958.2501315368</text:p>
          </table:table-cell>
          <table:table-cell table:formula="of:=[.$X$158]*[.F49]" office:value-type="float" office:value="15900.8380001593" calcext:value-type="float">
            <text:p>15900.8380001593</text:p>
          </table:table-cell>
          <table:table-cell table:formula="of:=[.$X$158]*[.G49]" office:value-type="float" office:value="16854.8545704934" calcext:value-type="float">
            <text:p>16854.8545704934</text:p>
          </table:table-cell>
          <table:table-cell table:formula="of:=[.$X$158]*[.H49]" office:value-type="float" office:value="17777.677333784" calcext:value-type="float">
            <text:p>17777.677333784</text:p>
          </table:table-cell>
          <table:table-cell table:formula="of:=[.$X$158]*[.I49]" office:value-type="float" office:value="18610.5232091847" calcext:value-type="float">
            <text:p>18610.5232091847</text:p>
          </table:table-cell>
          <table:table-cell table:formula="of:=[.$X$158]*[.J49]" office:value-type="float" office:value="19282.5984148506" calcext:value-type="float">
            <text:p>19282.5984148506</text:p>
          </table:table-cell>
          <table:table-cell table:formula="of:=[.$X$158]*[.K49]" office:value-type="float" office:value="19722.5622109576" calcext:value-type="float">
            <text:p>19722.5622109576</text:p>
          </table:table-cell>
          <table:table-cell table:formula="of:=[.$X$158]*[.L49]" office:value-type="float" office:value="19876.0475001991" calcext:value-type="float">
            <text:p>19876.0475001991</text:p>
          </table:table-cell>
          <table:table-cell table:formula="of:=[.$X$158]*[.M49]" office:value-type="float" office:value="19722.5622109576" calcext:value-type="float">
            <text:p>19722.5622109576</text:p>
          </table:table-cell>
          <table:table-cell table:formula="of:=[.$X$158]*[.N49]" office:value-type="float" office:value="19282.5984148506" calcext:value-type="float">
            <text:p>19282.5984148506</text:p>
          </table:table-cell>
          <table:table-cell table:formula="of:=[.$X$158]*[.O49]" office:value-type="float" office:value="18610.5232091847" calcext:value-type="float">
            <text:p>18610.5232091847</text:p>
          </table:table-cell>
          <table:table-cell table:formula="of:=[.$X$158]*[.P49]" office:value-type="float" office:value="17777.677333784" calcext:value-type="float">
            <text:p>17777.677333784</text:p>
          </table:table-cell>
          <table:table-cell table:formula="of:=[.$X$158]*[.Q49]" office:value-type="float" office:value="16854.8545704934" calcext:value-type="float">
            <text:p>16854.8545704934</text:p>
          </table:table-cell>
          <table:table-cell table:formula="of:=[.$X$158]*[.R49]" office:value-type="float" office:value="15900.8380001593" calcext:value-type="float">
            <text:p>15900.8380001593</text:p>
          </table:table-cell>
          <table:table-cell table:formula="of:=[.$X$158]*[.S49]" office:value-type="float" office:value="14958.2501315368" calcext:value-type="float">
            <text:p>14958.2501315368</text:p>
          </table:table-cell>
          <table:table-cell table:formula="of:=[.$X$158]*[.T49]" office:value-type="float" office:value="14054.4879705767" calcext:value-type="float">
            <text:p>14054.4879705767</text:p>
          </table:table-cell>
          <table:table-cell table:formula="of:=[.$X$158]*[.U49]" office:value-type="float" office:value="13204.9272179981" calcext:value-type="float">
            <text:p>13204.9272179981</text:p>
          </table:table-cell>
          <table:table-cell table:formula="of:=[.$X$158]*[.V49]" office:value-type="float" office:value="12416.4684383309" calcext:value-type="float">
            <text:p>12416.4684383309</text:p>
          </table:table-cell>
          <table:table-cell table:number-columns-repeated="3"/>
        </table:table-row>
        <table:table-row table:style-name="ro1">
          <table:table-cell/>
          <table:table-cell table:formula="of:=[.$X$158]*[.B50]" office:value-type="float" office:value="13026.4740527326" calcext:value-type="float">
            <text:p>13026.4740527326</text:p>
          </table:table-cell>
          <table:table-cell table:formula="of:=[.$X$158]*[.C50]" office:value-type="float" office:value="13945.9574817417" calcext:value-type="float">
            <text:p>13945.9574817417</text:p>
          </table:table-cell>
          <table:table-cell table:formula="of:=[.$X$158]*[.D50]" office:value-type="float" office:value="14958.2501315368" calcext:value-type="float">
            <text:p>14958.2501315368</text:p>
          </table:table-cell>
          <table:table-cell table:formula="of:=[.$X$158]*[.E50]" office:value-type="float" office:value="16062.2719663734" calcext:value-type="float">
            <text:p>16062.2719663734</text:p>
          </table:table-cell>
          <table:table-cell table:formula="of:=[.$X$158]*[.F50]" office:value-type="float" office:value="17246.8803353742" calcext:value-type="float">
            <text:p>17246.8803353742</text:p>
          </table:table-cell>
          <table:table-cell table:formula="of:=[.$X$158]*[.G50]" office:value-type="float" office:value="18484.3487156651" calcext:value-type="float">
            <text:p>18484.3487156651</text:p>
          </table:table-cell>
          <table:table-cell table:formula="of:=[.$X$158]*[.H50]" office:value-type="float" office:value="19722.5622109576" calcext:value-type="float">
            <text:p>19722.5622109576</text:p>
          </table:table-cell>
          <table:table-cell table:formula="of:=[.$X$158]*[.I50]" office:value-type="float" office:value="20878.8231728124" calcext:value-type="float">
            <text:p>20878.8231728124</text:p>
          </table:table-cell>
          <table:table-cell table:formula="of:=[.$X$158]*[.J50]" office:value-type="float" office:value="21841.4807495863" calcext:value-type="float">
            <text:p>21841.4807495863</text:p>
          </table:table-cell>
          <table:table-cell table:formula="of:=[.$X$158]*[.K50]" office:value-type="float" office:value="22487.1807529228" calcext:value-type="float">
            <text:p>22487.1807529228</text:p>
          </table:table-cell>
          <table:table-cell table:formula="of:=[.$X$158]*[.L50]" office:value-type="float" office:value="22715.4828573704" calcext:value-type="float">
            <text:p>22715.4828573704</text:p>
          </table:table-cell>
          <table:table-cell table:formula="of:=[.$X$158]*[.M50]" office:value-type="float" office:value="22487.1807529228" calcext:value-type="float">
            <text:p>22487.1807529228</text:p>
          </table:table-cell>
          <table:table-cell table:formula="of:=[.$X$158]*[.N50]" office:value-type="float" office:value="21841.4807495863" calcext:value-type="float">
            <text:p>21841.4807495863</text:p>
          </table:table-cell>
          <table:table-cell table:formula="of:=[.$X$158]*[.O50]" office:value-type="float" office:value="20878.8231728124" calcext:value-type="float">
            <text:p>20878.8231728124</text:p>
          </table:table-cell>
          <table:table-cell table:formula="of:=[.$X$158]*[.P50]" office:value-type="float" office:value="19722.5622109576" calcext:value-type="float">
            <text:p>19722.5622109576</text:p>
          </table:table-cell>
          <table:table-cell table:formula="of:=[.$X$158]*[.Q50]" office:value-type="float" office:value="18484.3487156651" calcext:value-type="float">
            <text:p>18484.3487156651</text:p>
          </table:table-cell>
          <table:table-cell table:formula="of:=[.$X$158]*[.R50]" office:value-type="float" office:value="17246.8803353742" calcext:value-type="float">
            <text:p>17246.8803353742</text:p>
          </table:table-cell>
          <table:table-cell table:formula="of:=[.$X$158]*[.S50]" office:value-type="float" office:value="16062.2719663734" calcext:value-type="float">
            <text:p>16062.2719663734</text:p>
          </table:table-cell>
          <table:table-cell table:formula="of:=[.$X$158]*[.T50]" office:value-type="float" office:value="14958.2501315368" calcext:value-type="float">
            <text:p>14958.2501315368</text:p>
          </table:table-cell>
          <table:table-cell table:formula="of:=[.$X$158]*[.U50]" office:value-type="float" office:value="13945.9574817417" calcext:value-type="float">
            <text:p>13945.9574817417</text:p>
          </table:table-cell>
          <table:table-cell table:formula="of:=[.$X$158]*[.V50]" office:value-type="float" office:value="13026.4740527326" calcext:value-type="float">
            <text:p>13026.4740527326</text:p>
          </table:table-cell>
          <table:table-cell table:number-columns-repeated="3"/>
        </table:table-row>
        <table:table-row table:style-name="ro1">
          <table:table-cell/>
          <table:table-cell table:formula="of:=[.$X$158]*[.B51]" office:value-type="float" office:value="13634.8560980378" calcext:value-type="float">
            <text:p>13634.8560980378</text:p>
          </table:table-cell>
          <table:table-cell table:formula="of:=[.$X$158]*[.C51]" office:value-type="float" office:value="14700.3299313899" calcext:value-type="float">
            <text:p>14700.3299313899</text:p>
          </table:table-cell>
          <table:table-cell table:formula="of:=[.$X$158]*[.D51]" office:value-type="float" office:value="15900.8380001593" calcext:value-type="float">
            <text:p>15900.8380001593</text:p>
          </table:table-cell>
          <table:table-cell table:formula="of:=[.$X$158]*[.E51]" office:value-type="float" office:value="17246.8803353742" calcext:value-type="float">
            <text:p>17246.8803353742</text:p>
          </table:table-cell>
          <table:table-cell table:formula="of:=[.$X$158]*[.F51]" office:value-type="float" office:value="18739.3172941023" calcext:value-type="float">
            <text:p>18739.3172941023</text:p>
          </table:table-cell>
          <table:table-cell table:formula="of:=[.$X$158]*[.G51]" office:value-type="float" office:value="20358.9368585883" calcext:value-type="float">
            <text:p>20358.9368585883</text:p>
          </table:table-cell>
          <table:table-cell table:formula="of:=[.$X$158]*[.H51]" office:value-type="float" office:value="22050.4948970849" calcext:value-type="float">
            <text:p>22050.4948970849</text:p>
          </table:table-cell>
          <table:table-cell table:formula="of:=[.$X$158]*[.I51]" office:value-type="float" office:value="23703.5697783787" calcext:value-type="float">
            <text:p>23703.5697783787</text:p>
          </table:table-cell>
          <table:table-cell table:formula="of:=[.$X$158]*[.J51]" office:value-type="float" office:value="25141.4323929301" calcext:value-type="float">
            <text:p>25141.4323929301</text:p>
          </table:table-cell>
          <table:table-cell table:formula="of:=[.$X$158]*[.K51]" office:value-type="float" office:value="26140.8166453273" calcext:value-type="float">
            <text:p>26140.8166453273</text:p>
          </table:table-cell>
          <table:table-cell table:formula="of:=[.$X$158]*[.L51]" office:value-type="float" office:value="26501.3966669322" calcext:value-type="float">
            <text:p>26501.3966669322</text:p>
          </table:table-cell>
          <table:table-cell table:formula="of:=[.$X$158]*[.M51]" office:value-type="float" office:value="26140.8166453273" calcext:value-type="float">
            <text:p>26140.8166453273</text:p>
          </table:table-cell>
          <table:table-cell table:formula="of:=[.$X$158]*[.N51]" office:value-type="float" office:value="25141.4323929301" calcext:value-type="float">
            <text:p>25141.4323929301</text:p>
          </table:table-cell>
          <table:table-cell table:formula="of:=[.$X$158]*[.O51]" office:value-type="float" office:value="23703.5697783787" calcext:value-type="float">
            <text:p>23703.5697783787</text:p>
          </table:table-cell>
          <table:table-cell table:formula="of:=[.$X$158]*[.P51]" office:value-type="float" office:value="22050.4948970849" calcext:value-type="float">
            <text:p>22050.4948970849</text:p>
          </table:table-cell>
          <table:table-cell table:formula="of:=[.$X$158]*[.Q51]" office:value-type="float" office:value="20358.9368585883" calcext:value-type="float">
            <text:p>20358.9368585883</text:p>
          </table:table-cell>
          <table:table-cell table:formula="of:=[.$X$158]*[.R51]" office:value-type="float" office:value="18739.3172941023" calcext:value-type="float">
            <text:p>18739.3172941023</text:p>
          </table:table-cell>
          <table:table-cell table:formula="of:=[.$X$158]*[.S51]" office:value-type="float" office:value="17246.8803353742" calcext:value-type="float">
            <text:p>17246.8803353742</text:p>
          </table:table-cell>
          <table:table-cell table:formula="of:=[.$X$158]*[.T51]" office:value-type="float" office:value="15900.8380001593" calcext:value-type="float">
            <text:p>15900.8380001593</text:p>
          </table:table-cell>
          <table:table-cell table:formula="of:=[.$X$158]*[.U51]" office:value-type="float" office:value="14700.3299313899" calcext:value-type="float">
            <text:p>14700.3299313899</text:p>
          </table:table-cell>
          <table:table-cell table:formula="of:=[.$X$158]*[.V51]" office:value-type="float" office:value="13634.8560980378" calcext:value-type="float">
            <text:p>13634.8560980378</text:p>
          </table:table-cell>
          <table:table-cell table:number-columns-repeated="3"/>
        </table:table-row>
        <table:table-row table:style-name="ro1">
          <table:table-cell/>
          <table:table-cell table:formula="of:=[.$X$158]*[.B52]" office:value-type="float" office:value="14222.1418670272" calcext:value-type="float">
            <text:p>14222.1418670272</text:p>
          </table:table-cell>
          <table:table-cell table:formula="of:=[.$X$158]*[.C52]" office:value-type="float" office:value="15444.2591491879" calcext:value-type="float">
            <text:p>15444.2591491879</text:p>
          </table:table-cell>
          <table:table-cell table:formula="of:=[.$X$158]*[.D52]" office:value-type="float" office:value="16854.8545704934" calcext:value-type="float">
            <text:p>16854.8545704934</text:p>
          </table:table-cell>
          <table:table-cell table:formula="of:=[.$X$158]*[.E52]" office:value-type="float" office:value="18484.3487156651" calcext:value-type="float">
            <text:p>18484.3487156651</text:p>
          </table:table-cell>
          <table:table-cell table:formula="of:=[.$X$158]*[.F52]" office:value-type="float" office:value="20358.9368585883" calcext:value-type="float">
            <text:p>20358.9368585883</text:p>
          </table:table-cell>
          <table:table-cell table:formula="of:=[.$X$158]*[.G52]" office:value-type="float" office:value="22487.1807529228" calcext:value-type="float">
            <text:p>22487.1807529228</text:p>
          </table:table-cell>
          <table:table-cell table:formula="of:=[.$X$158]*[.H52]" office:value-type="float" office:value="24832.9368766618" calcext:value-type="float">
            <text:p>24832.9368766618</text:p>
          </table:table-cell>
          <table:table-cell table:formula="of:=[.$X$158]*[.I52]" office:value-type="float" office:value="27269.7121960756" calcext:value-type="float">
            <text:p>27269.7121960756</text:p>
          </table:table-cell>
          <table:table-cell table:formula="of:=[.$X$158]*[.J52]" office:value-type="float" office:value="29527.114897381" calcext:value-type="float">
            <text:p>29527.114897381</text:p>
          </table:table-cell>
          <table:table-cell table:formula="of:=[.$X$158]*[.K52]" office:value-type="float" office:value="31184.1089404961" calcext:value-type="float">
            <text:p>31184.1089404961</text:p>
          </table:table-cell>
          <table:table-cell table:formula="of:=[.$X$158]*[.L52]" office:value-type="float" office:value="31801.6760003186" calcext:value-type="float">
            <text:p>31801.6760003186</text:p>
          </table:table-cell>
          <table:table-cell table:formula="of:=[.$X$158]*[.M52]" office:value-type="float" office:value="31184.1089404961" calcext:value-type="float">
            <text:p>31184.1089404961</text:p>
          </table:table-cell>
          <table:table-cell table:formula="of:=[.$X$158]*[.N52]" office:value-type="float" office:value="29527.114897381" calcext:value-type="float">
            <text:p>29527.114897381</text:p>
          </table:table-cell>
          <table:table-cell table:formula="of:=[.$X$158]*[.O52]" office:value-type="float" office:value="27269.7121960756" calcext:value-type="float">
            <text:p>27269.7121960756</text:p>
          </table:table-cell>
          <table:table-cell table:formula="of:=[.$X$158]*[.P52]" office:value-type="float" office:value="24832.9368766618" calcext:value-type="float">
            <text:p>24832.9368766618</text:p>
          </table:table-cell>
          <table:table-cell table:formula="of:=[.$X$158]*[.Q52]" office:value-type="float" office:value="22487.1807529228" calcext:value-type="float">
            <text:p>22487.1807529228</text:p>
          </table:table-cell>
          <table:table-cell table:formula="of:=[.$X$158]*[.R52]" office:value-type="float" office:value="20358.9368585883" calcext:value-type="float">
            <text:p>20358.9368585883</text:p>
          </table:table-cell>
          <table:table-cell table:formula="of:=[.$X$158]*[.S52]" office:value-type="float" office:value="18484.3487156651" calcext:value-type="float">
            <text:p>18484.3487156651</text:p>
          </table:table-cell>
          <table:table-cell table:formula="of:=[.$X$158]*[.T52]" office:value-type="float" office:value="16854.8545704934" calcext:value-type="float">
            <text:p>16854.8545704934</text:p>
          </table:table-cell>
          <table:table-cell table:formula="of:=[.$X$158]*[.U52]" office:value-type="float" office:value="15444.2591491879" calcext:value-type="float">
            <text:p>15444.2591491879</text:p>
          </table:table-cell>
          <table:table-cell table:formula="of:=[.$X$158]*[.V52]" office:value-type="float" office:value="14222.1418670272" calcext:value-type="float">
            <text:p>14222.1418670272</text:p>
          </table:table-cell>
          <table:table-cell table:number-columns-repeated="3"/>
        </table:table-row>
        <table:table-row table:style-name="ro1">
          <table:table-cell/>
          <table:table-cell table:formula="of:=[.$X$158]*[.B53]" office:value-type="float" office:value="14763.5574486905" calcext:value-type="float">
            <text:p>14763.5574486905</text:p>
          </table:table-cell>
          <table:table-cell table:formula="of:=[.$X$158]*[.C53]" office:value-type="float" office:value="16144.8548858727" calcext:value-type="float">
            <text:p>16144.8548858727</text:p>
          </table:table-cell>
          <table:table-cell table:formula="of:=[.$X$158]*[.D53]" office:value-type="float" office:value="17777.677333784" calcext:value-type="float">
            <text:p>17777.677333784</text:p>
          </table:table-cell>
          <table:table-cell table:formula="of:=[.$X$158]*[.E53]" office:value-type="float" office:value="19722.5622109576" calcext:value-type="float">
            <text:p>19722.5622109576</text:p>
          </table:table-cell>
          <table:table-cell table:formula="of:=[.$X$158]*[.F53]" office:value-type="float" office:value="22050.4948970849" calcext:value-type="float">
            <text:p>22050.4948970849</text:p>
          </table:table-cell>
          <table:table-cell table:formula="of:=[.$X$158]*[.G53]" office:value-type="float" office:value="24832.9368766618" calcext:value-type="float">
            <text:p>24832.9368766618</text:p>
          </table:table-cell>
          <table:table-cell table:formula="of:=[.$X$158]*[.H53]" office:value-type="float" office:value="28108.9759411535" calcext:value-type="float">
            <text:p>28108.9759411535</text:p>
          </table:table-cell>
          <table:table-cell table:formula="of:=[.$X$158]*[.I53]" office:value-type="float" office:value="31801.6760003186" calcext:value-type="float">
            <text:p>31801.6760003186</text:p>
          </table:table-cell>
          <table:table-cell table:formula="of:=[.$X$158]*[.J53]" office:value-type="float" office:value="35555.354667568" calcext:value-type="float">
            <text:p>35555.354667568</text:p>
          </table:table-cell>
          <table:table-cell table:formula="of:=[.$X$158]*[.K53]" office:value-type="float" office:value="38565.1968297011" calcext:value-type="float">
            <text:p>38565.1968297011</text:p>
          </table:table-cell>
          <table:table-cell table:formula="of:=[.$X$158]*[.L53]" office:value-type="float" office:value="39752.0950003983" calcext:value-type="float">
            <text:p>39752.0950003983</text:p>
          </table:table-cell>
          <table:table-cell table:formula="of:=[.$X$158]*[.M53]" office:value-type="float" office:value="38565.1968297011" calcext:value-type="float">
            <text:p>38565.1968297011</text:p>
          </table:table-cell>
          <table:table-cell table:formula="of:=[.$X$158]*[.N53]" office:value-type="float" office:value="35555.354667568" calcext:value-type="float">
            <text:p>35555.354667568</text:p>
          </table:table-cell>
          <table:table-cell table:formula="of:=[.$X$158]*[.O53]" office:value-type="float" office:value="31801.6760003186" calcext:value-type="float">
            <text:p>31801.6760003186</text:p>
          </table:table-cell>
          <table:table-cell table:formula="of:=[.$X$158]*[.P53]" office:value-type="float" office:value="28108.9759411535" calcext:value-type="float">
            <text:p>28108.9759411535</text:p>
          </table:table-cell>
          <table:table-cell table:formula="of:=[.$X$158]*[.Q53]" office:value-type="float" office:value="24832.9368766618" calcext:value-type="float">
            <text:p>24832.9368766618</text:p>
          </table:table-cell>
          <table:table-cell table:formula="of:=[.$X$158]*[.R53]" office:value-type="float" office:value="22050.4948970849" calcext:value-type="float">
            <text:p>22050.4948970849</text:p>
          </table:table-cell>
          <table:table-cell table:formula="of:=[.$X$158]*[.S53]" office:value-type="float" office:value="19722.5622109576" calcext:value-type="float">
            <text:p>19722.5622109576</text:p>
          </table:table-cell>
          <table:table-cell table:formula="of:=[.$X$158]*[.T53]" office:value-type="float" office:value="17777.677333784" calcext:value-type="float">
            <text:p>17777.677333784</text:p>
          </table:table-cell>
          <table:table-cell table:formula="of:=[.$X$158]*[.U53]" office:value-type="float" office:value="16144.8548858727" calcext:value-type="float">
            <text:p>16144.8548858727</text:p>
          </table:table-cell>
          <table:table-cell table:formula="of:=[.$X$158]*[.V53]" office:value-type="float" office:value="14763.5574486905" calcext:value-type="float">
            <text:p>14763.5574486905</text:p>
          </table:table-cell>
          <table:table-cell table:number-columns-repeated="3"/>
        </table:table-row>
        <table:table-row table:style-name="ro1">
          <table:table-cell/>
          <table:table-cell table:formula="of:=[.$X$158]*[.B54]" office:value-type="float" office:value="15230.2405935959" calcext:value-type="float">
            <text:p>15230.2405935959</text:p>
          </table:table-cell>
          <table:table-cell table:formula="of:=[.$X$158]*[.C54]" office:value-type="float" office:value="16760.9549286201" calcext:value-type="float">
            <text:p>16760.9549286201</text:p>
          </table:table-cell>
          <table:table-cell table:formula="of:=[.$X$158]*[.D54]" office:value-type="float" office:value="18610.5232091847" calcext:value-type="float">
            <text:p>18610.5232091847</text:p>
          </table:table-cell>
          <table:table-cell table:formula="of:=[.$X$158]*[.E54]" office:value-type="float" office:value="20878.8231728124" calcext:value-type="float">
            <text:p>20878.8231728124</text:p>
          </table:table-cell>
          <table:table-cell table:formula="of:=[.$X$158]*[.F54]" office:value-type="float" office:value="23703.5697783787" calcext:value-type="float">
            <text:p>23703.5697783787</text:p>
          </table:table-cell>
          <table:table-cell table:formula="of:=[.$X$158]*[.G54]" office:value-type="float" office:value="27269.7121960756" calcext:value-type="float">
            <text:p>27269.7121960756</text:p>
          </table:table-cell>
          <table:table-cell table:formula="of:=[.$X$158]*[.H54]" office:value-type="float" office:value="31801.6760003186" calcext:value-type="float">
            <text:p>31801.6760003186</text:p>
          </table:table-cell>
          <table:table-cell table:formula="of:=[.$X$158]*[.I54]" office:value-type="float" office:value="37478.6345882046" calcext:value-type="float">
            <text:p>37478.6345882046</text:p>
          </table:table-cell>
          <table:table-cell table:formula="of:=[.$X$158]*[.J54]" office:value-type="float" office:value="44100.9897941697" calcext:value-type="float">
            <text:p>44100.9897941697</text:p>
          </table:table-cell>
          <table:table-cell table:formula="of:=[.$X$158]*[.K54]" office:value-type="float" office:value="50282.8647858602" calcext:value-type="float">
            <text:p>50282.8647858602</text:p>
          </table:table-cell>
          <table:table-cell table:formula="of:=[.$X$158]*[.L54]" office:value-type="float" office:value="53002.7933338643" calcext:value-type="float">
            <text:p>53002.7933338643</text:p>
          </table:table-cell>
          <table:table-cell table:formula="of:=[.$X$158]*[.M54]" office:value-type="float" office:value="50282.8647858602" calcext:value-type="float">
            <text:p>50282.8647858602</text:p>
          </table:table-cell>
          <table:table-cell table:formula="of:=[.$X$158]*[.N54]" office:value-type="float" office:value="44100.9897941697" calcext:value-type="float">
            <text:p>44100.9897941697</text:p>
          </table:table-cell>
          <table:table-cell table:formula="of:=[.$X$158]*[.O54]" office:value-type="float" office:value="37478.6345882046" calcext:value-type="float">
            <text:p>37478.6345882046</text:p>
          </table:table-cell>
          <table:table-cell table:formula="of:=[.$X$158]*[.P54]" office:value-type="float" office:value="31801.6760003186" calcext:value-type="float">
            <text:p>31801.6760003186</text:p>
          </table:table-cell>
          <table:table-cell table:formula="of:=[.$X$158]*[.Q54]" office:value-type="float" office:value="27269.7121960756" calcext:value-type="float">
            <text:p>27269.7121960756</text:p>
          </table:table-cell>
          <table:table-cell table:formula="of:=[.$X$158]*[.R54]" office:value-type="float" office:value="23703.5697783787" calcext:value-type="float">
            <text:p>23703.5697783787</text:p>
          </table:table-cell>
          <table:table-cell table:formula="of:=[.$X$158]*[.S54]" office:value-type="float" office:value="20878.8231728124" calcext:value-type="float">
            <text:p>20878.8231728124</text:p>
          </table:table-cell>
          <table:table-cell table:formula="of:=[.$X$158]*[.T54]" office:value-type="float" office:value="18610.5232091847" calcext:value-type="float">
            <text:p>18610.5232091847</text:p>
          </table:table-cell>
          <table:table-cell table:formula="of:=[.$X$158]*[.U54]" office:value-type="float" office:value="16760.9549286201" calcext:value-type="float">
            <text:p>16760.9549286201</text:p>
          </table:table-cell>
          <table:table-cell table:formula="of:=[.$X$158]*[.V54]" office:value-type="float" office:value="15230.2405935959" calcext:value-type="float">
            <text:p>15230.2405935959</text:p>
          </table:table-cell>
          <table:table-cell table:number-columns-repeated="3"/>
        </table:table-row>
        <table:table-row table:style-name="ro1">
          <table:table-cell/>
          <table:table-cell table:formula="of:=[.$X$158]*[.B55]" office:value-type="float" office:value="15592.0544702481" calcext:value-type="float">
            <text:p>15592.0544702481</text:p>
          </table:table-cell>
          <table:table-cell table:formula="of:=[.$X$158]*[.C55]" office:value-type="float" office:value="17246.8803353742" calcext:value-type="float">
            <text:p>17246.8803353742</text:p>
          </table:table-cell>
          <table:table-cell table:formula="of:=[.$X$158]*[.D55]" office:value-type="float" office:value="19282.5984148506" calcext:value-type="float">
            <text:p>19282.5984148506</text:p>
          </table:table-cell>
          <table:table-cell table:formula="of:=[.$X$158]*[.E55]" office:value-type="float" office:value="21841.4807495863" calcext:value-type="float">
            <text:p>21841.4807495863</text:p>
          </table:table-cell>
          <table:table-cell table:formula="of:=[.$X$158]*[.F55]" office:value-type="float" office:value="25141.4323929301" calcext:value-type="float">
            <text:p>25141.4323929301</text:p>
          </table:table-cell>
          <table:table-cell table:formula="of:=[.$X$158]*[.G55]" office:value-type="float" office:value="29527.114897381" calcext:value-type="float">
            <text:p>29527.114897381</text:p>
          </table:table-cell>
          <table:table-cell table:formula="of:=[.$X$158]*[.H55]" office:value-type="float" office:value="35555.354667568" calcext:value-type="float">
            <text:p>35555.354667568</text:p>
          </table:table-cell>
          <table:table-cell table:formula="of:=[.$X$158]*[.I55]" office:value-type="float" office:value="44100.9897941697" calcext:value-type="float">
            <text:p>44100.9897941697</text:p>
          </table:table-cell>
          <table:table-cell table:formula="of:=[.$X$158]*[.J55]" office:value-type="float" office:value="56217.9518823069" calcext:value-type="float">
            <text:p>56217.9518823069</text:p>
          </table:table-cell>
          <table:table-cell table:formula="of:=[.$X$158]*[.K55]" office:value-type="float" office:value="71110.709335136" calcext:value-type="float">
            <text:p>71110.709335136</text:p>
          </table:table-cell>
          <table:table-cell table:formula="of:=[.$X$158]*[.L55]" office:value-type="float" office:value="79504.1900007965" calcext:value-type="float">
            <text:p>79504.1900007965</text:p>
          </table:table-cell>
          <table:table-cell table:formula="of:=[.$X$158]*[.M55]" office:value-type="float" office:value="71110.709335136" calcext:value-type="float">
            <text:p>71110.709335136</text:p>
          </table:table-cell>
          <table:table-cell table:formula="of:=[.$X$158]*[.N55]" office:value-type="float" office:value="56217.9518823069" calcext:value-type="float">
            <text:p>56217.9518823069</text:p>
          </table:table-cell>
          <table:table-cell table:formula="of:=[.$X$158]*[.O55]" office:value-type="float" office:value="44100.9897941697" calcext:value-type="float">
            <text:p>44100.9897941697</text:p>
          </table:table-cell>
          <table:table-cell table:formula="of:=[.$X$158]*[.P55]" office:value-type="float" office:value="35555.354667568" calcext:value-type="float">
            <text:p>35555.354667568</text:p>
          </table:table-cell>
          <table:table-cell table:formula="of:=[.$X$158]*[.Q55]" office:value-type="float" office:value="29527.114897381" calcext:value-type="float">
            <text:p>29527.114897381</text:p>
          </table:table-cell>
          <table:table-cell table:formula="of:=[.$X$158]*[.R55]" office:value-type="float" office:value="25141.4323929301" calcext:value-type="float">
            <text:p>25141.4323929301</text:p>
          </table:table-cell>
          <table:table-cell table:formula="of:=[.$X$158]*[.S55]" office:value-type="float" office:value="21841.4807495863" calcext:value-type="float">
            <text:p>21841.4807495863</text:p>
          </table:table-cell>
          <table:table-cell table:formula="of:=[.$X$158]*[.T55]" office:value-type="float" office:value="19282.5984148506" calcext:value-type="float">
            <text:p>19282.5984148506</text:p>
          </table:table-cell>
          <table:table-cell table:formula="of:=[.$X$158]*[.U55]" office:value-type="float" office:value="17246.8803353742" calcext:value-type="float">
            <text:p>17246.8803353742</text:p>
          </table:table-cell>
          <table:table-cell table:formula="of:=[.$X$158]*[.V55]" office:value-type="float" office:value="15592.0544702481" calcext:value-type="float">
            <text:p>15592.0544702481</text:p>
          </table:table-cell>
          <table:table-cell table:number-columns-repeated="3"/>
        </table:table-row>
        <table:table-row table:style-name="ro1">
          <table:table-cell/>
          <table:table-cell table:formula="of:=[.$X$158]*[.B56]" office:value-type="float" office:value="15821.9251656627" calcext:value-type="float">
            <text:p>15821.9251656627</text:p>
          </table:table-cell>
          <table:table-cell table:formula="of:=[.$X$158]*[.C56]" office:value-type="float" office:value="17559.538062265" calcext:value-type="float">
            <text:p>17559.538062265</text:p>
          </table:table-cell>
          <table:table-cell table:formula="of:=[.$X$158]*[.D56]" office:value-type="float" office:value="19722.5622109576" calcext:value-type="float">
            <text:p>19722.5622109576</text:p>
          </table:table-cell>
          <table:table-cell table:formula="of:=[.$X$158]*[.E56]" office:value-type="float" office:value="22487.1807529228" calcext:value-type="float">
            <text:p>22487.1807529228</text:p>
          </table:table-cell>
          <table:table-cell table:formula="of:=[.$X$158]*[.F56]" office:value-type="float" office:value="26140.8166453273" calcext:value-type="float">
            <text:p>26140.8166453273</text:p>
          </table:table-cell>
          <table:table-cell table:formula="of:=[.$X$158]*[.G56]" office:value-type="float" office:value="31184.1089404961" calcext:value-type="float">
            <text:p>31184.1089404961</text:p>
          </table:table-cell>
          <table:table-cell table:formula="of:=[.$X$158]*[.H56]" office:value-type="float" office:value="38565.1968297011" calcext:value-type="float">
            <text:p>38565.1968297011</text:p>
          </table:table-cell>
          <table:table-cell table:formula="of:=[.$X$158]*[.I56]" office:value-type="float" office:value="50282.8647858602" calcext:value-type="float">
            <text:p>50282.8647858602</text:p>
          </table:table-cell>
          <table:table-cell table:formula="of:=[.$X$158]*[.J56]" office:value-type="float" office:value="71110.709335136" calcext:value-type="float">
            <text:p>71110.709335136</text:p>
          </table:table-cell>
          <table:table-cell table:formula="of:=[.$X$158]*[.K56]" office:value-type="float" office:value="112435.903764614" calcext:value-type="float">
            <text:p>112435.903764614</text:p>
          </table:table-cell>
          <table:table-cell table:formula="of:=[.$X$158]*[.L56]" office:value-type="float" office:value="159008.380001593" calcext:value-type="float">
            <text:p>159008.380001593</text:p>
          </table:table-cell>
          <table:table-cell table:formula="of:=[.$X$158]*[.M56]" office:value-type="float" office:value="112435.903764614" calcext:value-type="float">
            <text:p>112435.903764614</text:p>
          </table:table-cell>
          <table:table-cell table:formula="of:=[.$X$158]*[.N56]" office:value-type="float" office:value="71110.709335136" calcext:value-type="float">
            <text:p>71110.709335136</text:p>
          </table:table-cell>
          <table:table-cell table:formula="of:=[.$X$158]*[.O56]" office:value-type="float" office:value="50282.8647858602" calcext:value-type="float">
            <text:p>50282.8647858602</text:p>
          </table:table-cell>
          <table:table-cell table:formula="of:=[.$X$158]*[.P56]" office:value-type="float" office:value="38565.1968297011" calcext:value-type="float">
            <text:p>38565.1968297011</text:p>
          </table:table-cell>
          <table:table-cell table:formula="of:=[.$X$158]*[.Q56]" office:value-type="float" office:value="31184.1089404961" calcext:value-type="float">
            <text:p>31184.1089404961</text:p>
          </table:table-cell>
          <table:table-cell table:formula="of:=[.$X$158]*[.R56]" office:value-type="float" office:value="26140.8166453273" calcext:value-type="float">
            <text:p>26140.8166453273</text:p>
          </table:table-cell>
          <table:table-cell table:formula="of:=[.$X$158]*[.S56]" office:value-type="float" office:value="22487.1807529228" calcext:value-type="float">
            <text:p>22487.1807529228</text:p>
          </table:table-cell>
          <table:table-cell table:formula="of:=[.$X$158]*[.T56]" office:value-type="float" office:value="19722.5622109576" calcext:value-type="float">
            <text:p>19722.5622109576</text:p>
          </table:table-cell>
          <table:table-cell table:formula="of:=[.$X$158]*[.U56]" office:value-type="float" office:value="17559.538062265" calcext:value-type="float">
            <text:p>17559.538062265</text:p>
          </table:table-cell>
          <table:table-cell table:formula="of:=[.$X$158]*[.V56]" office:value-type="float" office:value="15821.9251656627" calcext:value-type="float">
            <text:p>15821.9251656627</text:p>
          </table:table-cell>
          <table:table-cell table:number-columns-repeated="3"/>
        </table:table-row>
        <table:table-row table:style-name="ro1">
          <table:table-cell/>
          <table:table-cell table:formula="of:=[.$X$158]*[.B57]" office:value-type="float" office:value="15900.8380001593" calcext:value-type="float">
            <text:p>15900.8380001593</text:p>
          </table:table-cell>
          <table:table-cell table:formula="of:=[.$X$158]*[.C57]" office:value-type="float" office:value="17667.5977779548" calcext:value-type="float">
            <text:p>17667.5977779548</text:p>
          </table:table-cell>
          <table:table-cell table:formula="of:=[.$X$158]*[.D57]" office:value-type="float" office:value="19876.0475001991" calcext:value-type="float">
            <text:p>19876.0475001991</text:p>
          </table:table-cell>
          <table:table-cell table:formula="of:=[.$X$158]*[.E57]" office:value-type="float" office:value="22715.4828573704" calcext:value-type="float">
            <text:p>22715.4828573704</text:p>
          </table:table-cell>
          <table:table-cell table:formula="of:=[.$X$158]*[.F57]" office:value-type="float" office:value="26501.3966669322" calcext:value-type="float">
            <text:p>26501.3966669322</text:p>
          </table:table-cell>
          <table:table-cell table:formula="of:=[.$X$158]*[.G57]" office:value-type="float" office:value="31801.6760003186" calcext:value-type="float">
            <text:p>31801.6760003186</text:p>
          </table:table-cell>
          <table:table-cell table:formula="of:=[.$X$158]*[.H57]" office:value-type="float" office:value="39752.0950003983" calcext:value-type="float">
            <text:p>39752.0950003983</text:p>
          </table:table-cell>
          <table:table-cell table:formula="of:=[.$X$158]*[.I57]" office:value-type="float" office:value="53002.7933338643" calcext:value-type="float">
            <text:p>53002.7933338643</text:p>
          </table:table-cell>
          <table:table-cell table:formula="of:=[.$X$158]*[.J57]" office:value-type="float" office:value="79504.1900007965" calcext:value-type="float">
            <text:p>79504.1900007965</text:p>
          </table:table-cell>
          <table:table-cell table:formula="of:=[.$X$158]*[.K57]" office:value-type="float" office:value="159008.380001593" calcext:value-type="float">
            <text:p>159008.380001593</text:p>
          </table:table-cell>
          <table:table-cell table:formula="of:=[.$X$158]*[.L57]" office:value-type="string" office:string-value="" calcext:value-type="error">
            <text:p>#DIV/0!</text:p>
          </table:table-cell>
          <table:table-cell table:formula="of:=[.$X$158]*[.M57]" office:value-type="float" office:value="159008.380001593" calcext:value-type="float">
            <text:p>159008.380001593</text:p>
          </table:table-cell>
          <table:table-cell table:formula="of:=[.$X$158]*[.N57]" office:value-type="float" office:value="79504.1900007965" calcext:value-type="float">
            <text:p>79504.1900007965</text:p>
          </table:table-cell>
          <table:table-cell table:formula="of:=[.$X$158]*[.O57]" office:value-type="float" office:value="53002.7933338643" calcext:value-type="float">
            <text:p>53002.7933338643</text:p>
          </table:table-cell>
          <table:table-cell table:formula="of:=[.$X$158]*[.P57]" office:value-type="float" office:value="39752.0950003983" calcext:value-type="float">
            <text:p>39752.0950003983</text:p>
          </table:table-cell>
          <table:table-cell table:formula="of:=[.$X$158]*[.Q57]" office:value-type="float" office:value="31801.6760003186" calcext:value-type="float">
            <text:p>31801.6760003186</text:p>
          </table:table-cell>
          <table:table-cell table:formula="of:=[.$X$158]*[.R57]" office:value-type="float" office:value="26501.3966669322" calcext:value-type="float">
            <text:p>26501.3966669322</text:p>
          </table:table-cell>
          <table:table-cell table:formula="of:=[.$X$158]*[.S57]" office:value-type="float" office:value="22715.4828573704" calcext:value-type="float">
            <text:p>22715.4828573704</text:p>
          </table:table-cell>
          <table:table-cell table:formula="of:=[.$X$158]*[.T57]" office:value-type="float" office:value="19876.0475001991" calcext:value-type="float">
            <text:p>19876.0475001991</text:p>
          </table:table-cell>
          <table:table-cell table:formula="of:=[.$X$158]*[.U57]" office:value-type="float" office:value="17667.5977779548" calcext:value-type="float">
            <text:p>17667.5977779548</text:p>
          </table:table-cell>
          <table:table-cell table:formula="of:=[.$X$158]*[.V57]" office:value-type="float" office:value="15900.8380001593" calcext:value-type="float">
            <text:p>15900.8380001593</text:p>
          </table:table-cell>
          <table:table-cell table:number-columns-repeated="3"/>
        </table:table-row>
        <table:table-row table:style-name="ro1">
          <table:table-cell/>
          <table:table-cell table:formula="of:=[.$X$158]*[.B58]" office:value-type="float" office:value="15821.9251656627" calcext:value-type="float">
            <text:p>15821.9251656627</text:p>
          </table:table-cell>
          <table:table-cell table:formula="of:=[.$X$158]*[.C58]" office:value-type="float" office:value="17559.538062265" calcext:value-type="float">
            <text:p>17559.538062265</text:p>
          </table:table-cell>
          <table:table-cell table:formula="of:=[.$X$158]*[.D58]" office:value-type="float" office:value="19722.5622109576" calcext:value-type="float">
            <text:p>19722.5622109576</text:p>
          </table:table-cell>
          <table:table-cell table:formula="of:=[.$X$158]*[.E58]" office:value-type="float" office:value="22487.1807529228" calcext:value-type="float">
            <text:p>22487.1807529228</text:p>
          </table:table-cell>
          <table:table-cell table:formula="of:=[.$X$158]*[.F58]" office:value-type="float" office:value="26140.8166453273" calcext:value-type="float">
            <text:p>26140.8166453273</text:p>
          </table:table-cell>
          <table:table-cell table:formula="of:=[.$X$158]*[.G58]" office:value-type="float" office:value="31184.1089404961" calcext:value-type="float">
            <text:p>31184.1089404961</text:p>
          </table:table-cell>
          <table:table-cell table:formula="of:=[.$X$158]*[.H58]" office:value-type="float" office:value="38565.1968297011" calcext:value-type="float">
            <text:p>38565.1968297011</text:p>
          </table:table-cell>
          <table:table-cell table:formula="of:=[.$X$158]*[.I58]" office:value-type="float" office:value="50282.8647858602" calcext:value-type="float">
            <text:p>50282.8647858602</text:p>
          </table:table-cell>
          <table:table-cell table:formula="of:=[.$X$158]*[.J58]" office:value-type="float" office:value="71110.709335136" calcext:value-type="float">
            <text:p>71110.709335136</text:p>
          </table:table-cell>
          <table:table-cell table:formula="of:=[.$X$158]*[.K58]" office:value-type="float" office:value="112435.903764614" calcext:value-type="float">
            <text:p>112435.903764614</text:p>
          </table:table-cell>
          <table:table-cell table:formula="of:=[.$X$158]*[.L58]" office:value-type="float" office:value="159008.380001593" calcext:value-type="float">
            <text:p>159008.380001593</text:p>
          </table:table-cell>
          <table:table-cell table:formula="of:=[.$X$158]*[.M58]" office:value-type="float" office:value="112435.903764614" calcext:value-type="float">
            <text:p>112435.903764614</text:p>
          </table:table-cell>
          <table:table-cell table:formula="of:=[.$X$158]*[.N58]" office:value-type="float" office:value="71110.709335136" calcext:value-type="float">
            <text:p>71110.709335136</text:p>
          </table:table-cell>
          <table:table-cell table:formula="of:=[.$X$158]*[.O58]" office:value-type="float" office:value="50282.8647858602" calcext:value-type="float">
            <text:p>50282.8647858602</text:p>
          </table:table-cell>
          <table:table-cell table:formula="of:=[.$X$158]*[.P58]" office:value-type="float" office:value="38565.1968297011" calcext:value-type="float">
            <text:p>38565.1968297011</text:p>
          </table:table-cell>
          <table:table-cell table:formula="of:=[.$X$158]*[.Q58]" office:value-type="float" office:value="31184.1089404961" calcext:value-type="float">
            <text:p>31184.1089404961</text:p>
          </table:table-cell>
          <table:table-cell table:formula="of:=[.$X$158]*[.R58]" office:value-type="float" office:value="26140.8166453273" calcext:value-type="float">
            <text:p>26140.8166453273</text:p>
          </table:table-cell>
          <table:table-cell table:formula="of:=[.$X$158]*[.S58]" office:value-type="float" office:value="22487.1807529228" calcext:value-type="float">
            <text:p>22487.1807529228</text:p>
          </table:table-cell>
          <table:table-cell table:formula="of:=[.$X$158]*[.T58]" office:value-type="float" office:value="19722.5622109576" calcext:value-type="float">
            <text:p>19722.5622109576</text:p>
          </table:table-cell>
          <table:table-cell table:formula="of:=[.$X$158]*[.U58]" office:value-type="float" office:value="17559.538062265" calcext:value-type="float">
            <text:p>17559.538062265</text:p>
          </table:table-cell>
          <table:table-cell table:formula="of:=[.$X$158]*[.V58]" office:value-type="float" office:value="15821.9251656627" calcext:value-type="float">
            <text:p>15821.9251656627</text:p>
          </table:table-cell>
          <table:table-cell table:number-columns-repeated="3"/>
        </table:table-row>
        <table:table-row table:style-name="ro1">
          <table:table-cell/>
          <table:table-cell table:formula="of:=[.$X$158]*[.B59]" office:value-type="float" office:value="15592.0544702481" calcext:value-type="float">
            <text:p>15592.0544702481</text:p>
          </table:table-cell>
          <table:table-cell table:formula="of:=[.$X$158]*[.C59]" office:value-type="float" office:value="17246.8803353742" calcext:value-type="float">
            <text:p>17246.8803353742</text:p>
          </table:table-cell>
          <table:table-cell table:formula="of:=[.$X$158]*[.D59]" office:value-type="float" office:value="19282.5984148506" calcext:value-type="float">
            <text:p>19282.5984148506</text:p>
          </table:table-cell>
          <table:table-cell table:formula="of:=[.$X$158]*[.E59]" office:value-type="float" office:value="21841.4807495863" calcext:value-type="float">
            <text:p>21841.4807495863</text:p>
          </table:table-cell>
          <table:table-cell table:formula="of:=[.$X$158]*[.F59]" office:value-type="float" office:value="25141.4323929301" calcext:value-type="float">
            <text:p>25141.4323929301</text:p>
          </table:table-cell>
          <table:table-cell table:formula="of:=[.$X$158]*[.G59]" office:value-type="float" office:value="29527.114897381" calcext:value-type="float">
            <text:p>29527.114897381</text:p>
          </table:table-cell>
          <table:table-cell table:formula="of:=[.$X$158]*[.H59]" office:value-type="float" office:value="35555.354667568" calcext:value-type="float">
            <text:p>35555.354667568</text:p>
          </table:table-cell>
          <table:table-cell table:formula="of:=[.$X$158]*[.I59]" office:value-type="float" office:value="44100.9897941697" calcext:value-type="float">
            <text:p>44100.9897941697</text:p>
          </table:table-cell>
          <table:table-cell table:formula="of:=[.$X$158]*[.J59]" office:value-type="float" office:value="56217.9518823069" calcext:value-type="float">
            <text:p>56217.9518823069</text:p>
          </table:table-cell>
          <table:table-cell table:formula="of:=[.$X$158]*[.K59]" office:value-type="float" office:value="71110.709335136" calcext:value-type="float">
            <text:p>71110.709335136</text:p>
          </table:table-cell>
          <table:table-cell table:formula="of:=[.$X$158]*[.L59]" office:value-type="float" office:value="79504.1900007965" calcext:value-type="float">
            <text:p>79504.1900007965</text:p>
          </table:table-cell>
          <table:table-cell table:formula="of:=[.$X$158]*[.M59]" office:value-type="float" office:value="71110.709335136" calcext:value-type="float">
            <text:p>71110.709335136</text:p>
          </table:table-cell>
          <table:table-cell table:formula="of:=[.$X$158]*[.N59]" office:value-type="float" office:value="56217.9518823069" calcext:value-type="float">
            <text:p>56217.9518823069</text:p>
          </table:table-cell>
          <table:table-cell table:formula="of:=[.$X$158]*[.O59]" office:value-type="float" office:value="44100.9897941697" calcext:value-type="float">
            <text:p>44100.9897941697</text:p>
          </table:table-cell>
          <table:table-cell table:formula="of:=[.$X$158]*[.P59]" office:value-type="float" office:value="35555.354667568" calcext:value-type="float">
            <text:p>35555.354667568</text:p>
          </table:table-cell>
          <table:table-cell table:formula="of:=[.$X$158]*[.Q59]" office:value-type="float" office:value="29527.114897381" calcext:value-type="float">
            <text:p>29527.114897381</text:p>
          </table:table-cell>
          <table:table-cell table:formula="of:=[.$X$158]*[.R59]" office:value-type="float" office:value="25141.4323929301" calcext:value-type="float">
            <text:p>25141.4323929301</text:p>
          </table:table-cell>
          <table:table-cell table:formula="of:=[.$X$158]*[.S59]" office:value-type="float" office:value="21841.4807495863" calcext:value-type="float">
            <text:p>21841.4807495863</text:p>
          </table:table-cell>
          <table:table-cell table:formula="of:=[.$X$158]*[.T59]" office:value-type="float" office:value="19282.5984148506" calcext:value-type="float">
            <text:p>19282.5984148506</text:p>
          </table:table-cell>
          <table:table-cell table:formula="of:=[.$X$158]*[.U59]" office:value-type="float" office:value="17246.8803353742" calcext:value-type="float">
            <text:p>17246.8803353742</text:p>
          </table:table-cell>
          <table:table-cell table:formula="of:=[.$X$158]*[.V59]" office:value-type="float" office:value="15592.0544702481" calcext:value-type="float">
            <text:p>15592.0544702481</text:p>
          </table:table-cell>
          <table:table-cell table:number-columns-repeated="3"/>
        </table:table-row>
        <table:table-row table:style-name="ro1">
          <table:table-cell/>
          <table:table-cell table:formula="of:=[.$X$158]*[.B60]" office:value-type="float" office:value="15230.2405935959" calcext:value-type="float">
            <text:p>15230.2405935959</text:p>
          </table:table-cell>
          <table:table-cell table:formula="of:=[.$X$158]*[.C60]" office:value-type="float" office:value="16760.9549286201" calcext:value-type="float">
            <text:p>16760.9549286201</text:p>
          </table:table-cell>
          <table:table-cell table:formula="of:=[.$X$158]*[.D60]" office:value-type="float" office:value="18610.5232091847" calcext:value-type="float">
            <text:p>18610.5232091847</text:p>
          </table:table-cell>
          <table:table-cell table:formula="of:=[.$X$158]*[.E60]" office:value-type="float" office:value="20878.8231728124" calcext:value-type="float">
            <text:p>20878.8231728124</text:p>
          </table:table-cell>
          <table:table-cell table:formula="of:=[.$X$158]*[.F60]" office:value-type="float" office:value="23703.5697783787" calcext:value-type="float">
            <text:p>23703.5697783787</text:p>
          </table:table-cell>
          <table:table-cell table:formula="of:=[.$X$158]*[.G60]" office:value-type="float" office:value="27269.7121960756" calcext:value-type="float">
            <text:p>27269.7121960756</text:p>
          </table:table-cell>
          <table:table-cell table:formula="of:=[.$X$158]*[.H60]" office:value-type="float" office:value="31801.6760003186" calcext:value-type="float">
            <text:p>31801.6760003186</text:p>
          </table:table-cell>
          <table:table-cell table:formula="of:=[.$X$158]*[.I60]" office:value-type="float" office:value="37478.6345882046" calcext:value-type="float">
            <text:p>37478.6345882046</text:p>
          </table:table-cell>
          <table:table-cell table:formula="of:=[.$X$158]*[.J60]" office:value-type="float" office:value="44100.9897941697" calcext:value-type="float">
            <text:p>44100.9897941697</text:p>
          </table:table-cell>
          <table:table-cell table:formula="of:=[.$X$158]*[.K60]" office:value-type="float" office:value="50282.8647858602" calcext:value-type="float">
            <text:p>50282.8647858602</text:p>
          </table:table-cell>
          <table:table-cell table:formula="of:=[.$X$158]*[.L60]" office:value-type="float" office:value="53002.7933338643" calcext:value-type="float">
            <text:p>53002.7933338643</text:p>
          </table:table-cell>
          <table:table-cell table:formula="of:=[.$X$158]*[.M60]" office:value-type="float" office:value="50282.8647858602" calcext:value-type="float">
            <text:p>50282.8647858602</text:p>
          </table:table-cell>
          <table:table-cell table:formula="of:=[.$X$158]*[.N60]" office:value-type="float" office:value="44100.9897941697" calcext:value-type="float">
            <text:p>44100.9897941697</text:p>
          </table:table-cell>
          <table:table-cell table:formula="of:=[.$X$158]*[.O60]" office:value-type="float" office:value="37478.6345882046" calcext:value-type="float">
            <text:p>37478.6345882046</text:p>
          </table:table-cell>
          <table:table-cell table:formula="of:=[.$X$158]*[.P60]" office:value-type="float" office:value="31801.6760003186" calcext:value-type="float">
            <text:p>31801.6760003186</text:p>
          </table:table-cell>
          <table:table-cell table:formula="of:=[.$X$158]*[.Q60]" office:value-type="float" office:value="27269.7121960756" calcext:value-type="float">
            <text:p>27269.7121960756</text:p>
          </table:table-cell>
          <table:table-cell table:formula="of:=[.$X$158]*[.R60]" office:value-type="float" office:value="23703.5697783787" calcext:value-type="float">
            <text:p>23703.5697783787</text:p>
          </table:table-cell>
          <table:table-cell table:formula="of:=[.$X$158]*[.S60]" office:value-type="float" office:value="20878.8231728124" calcext:value-type="float">
            <text:p>20878.8231728124</text:p>
          </table:table-cell>
          <table:table-cell table:formula="of:=[.$X$158]*[.T60]" office:value-type="float" office:value="18610.5232091847" calcext:value-type="float">
            <text:p>18610.5232091847</text:p>
          </table:table-cell>
          <table:table-cell table:formula="of:=[.$X$158]*[.U60]" office:value-type="float" office:value="16760.9549286201" calcext:value-type="float">
            <text:p>16760.9549286201</text:p>
          </table:table-cell>
          <table:table-cell table:formula="of:=[.$X$158]*[.V60]" office:value-type="float" office:value="15230.2405935959" calcext:value-type="float">
            <text:p>15230.2405935959</text:p>
          </table:table-cell>
          <table:table-cell table:number-columns-repeated="3"/>
        </table:table-row>
        <table:table-row table:style-name="ro1">
          <table:table-cell/>
          <table:table-cell table:formula="of:=[.$X$158]*[.B61]" office:value-type="float" office:value="14763.5574486905" calcext:value-type="float">
            <text:p>14763.5574486905</text:p>
          </table:table-cell>
          <table:table-cell table:formula="of:=[.$X$158]*[.C61]" office:value-type="float" office:value="16144.8548858727" calcext:value-type="float">
            <text:p>16144.8548858727</text:p>
          </table:table-cell>
          <table:table-cell table:formula="of:=[.$X$158]*[.D61]" office:value-type="float" office:value="17777.677333784" calcext:value-type="float">
            <text:p>17777.677333784</text:p>
          </table:table-cell>
          <table:table-cell table:formula="of:=[.$X$158]*[.E61]" office:value-type="float" office:value="19722.5622109576" calcext:value-type="float">
            <text:p>19722.5622109576</text:p>
          </table:table-cell>
          <table:table-cell table:formula="of:=[.$X$158]*[.F61]" office:value-type="float" office:value="22050.4948970849" calcext:value-type="float">
            <text:p>22050.4948970849</text:p>
          </table:table-cell>
          <table:table-cell table:formula="of:=[.$X$158]*[.G61]" office:value-type="float" office:value="24832.9368766618" calcext:value-type="float">
            <text:p>24832.9368766618</text:p>
          </table:table-cell>
          <table:table-cell table:formula="of:=[.$X$158]*[.H61]" office:value-type="float" office:value="28108.9759411535" calcext:value-type="float">
            <text:p>28108.9759411535</text:p>
          </table:table-cell>
          <table:table-cell table:formula="of:=[.$X$158]*[.I61]" office:value-type="float" office:value="31801.6760003186" calcext:value-type="float">
            <text:p>31801.6760003186</text:p>
          </table:table-cell>
          <table:table-cell table:formula="of:=[.$X$158]*[.J61]" office:value-type="float" office:value="35555.354667568" calcext:value-type="float">
            <text:p>35555.354667568</text:p>
          </table:table-cell>
          <table:table-cell table:formula="of:=[.$X$158]*[.K61]" office:value-type="float" office:value="38565.1968297011" calcext:value-type="float">
            <text:p>38565.1968297011</text:p>
          </table:table-cell>
          <table:table-cell table:formula="of:=[.$X$158]*[.L61]" office:value-type="float" office:value="39752.0950003983" calcext:value-type="float">
            <text:p>39752.0950003983</text:p>
          </table:table-cell>
          <table:table-cell table:formula="of:=[.$X$158]*[.M61]" office:value-type="float" office:value="38565.1968297011" calcext:value-type="float">
            <text:p>38565.1968297011</text:p>
          </table:table-cell>
          <table:table-cell table:formula="of:=[.$X$158]*[.N61]" office:value-type="float" office:value="35555.354667568" calcext:value-type="float">
            <text:p>35555.354667568</text:p>
          </table:table-cell>
          <table:table-cell table:formula="of:=[.$X$158]*[.O61]" office:value-type="float" office:value="31801.6760003186" calcext:value-type="float">
            <text:p>31801.6760003186</text:p>
          </table:table-cell>
          <table:table-cell table:formula="of:=[.$X$158]*[.P61]" office:value-type="float" office:value="28108.9759411535" calcext:value-type="float">
            <text:p>28108.9759411535</text:p>
          </table:table-cell>
          <table:table-cell table:formula="of:=[.$X$158]*[.Q61]" office:value-type="float" office:value="24832.9368766618" calcext:value-type="float">
            <text:p>24832.9368766618</text:p>
          </table:table-cell>
          <table:table-cell table:formula="of:=[.$X$158]*[.R61]" office:value-type="float" office:value="22050.4948970849" calcext:value-type="float">
            <text:p>22050.4948970849</text:p>
          </table:table-cell>
          <table:table-cell table:formula="of:=[.$X$158]*[.S61]" office:value-type="float" office:value="19722.5622109576" calcext:value-type="float">
            <text:p>19722.5622109576</text:p>
          </table:table-cell>
          <table:table-cell table:formula="of:=[.$X$158]*[.T61]" office:value-type="float" office:value="17777.677333784" calcext:value-type="float">
            <text:p>17777.677333784</text:p>
          </table:table-cell>
          <table:table-cell table:formula="of:=[.$X$158]*[.U61]" office:value-type="float" office:value="16144.8548858727" calcext:value-type="float">
            <text:p>16144.8548858727</text:p>
          </table:table-cell>
          <table:table-cell table:formula="of:=[.$X$158]*[.V61]" office:value-type="float" office:value="14763.5574486905" calcext:value-type="float">
            <text:p>14763.5574486905</text:p>
          </table:table-cell>
          <table:table-cell table:number-columns-repeated="3"/>
        </table:table-row>
        <table:table-row table:style-name="ro1">
          <table:table-cell/>
          <table:table-cell table:formula="of:=[.$X$158]*[.B62]" office:value-type="float" office:value="14222.1418670272" calcext:value-type="float">
            <text:p>14222.1418670272</text:p>
          </table:table-cell>
          <table:table-cell table:formula="of:=[.$X$158]*[.C62]" office:value-type="float" office:value="15444.2591491879" calcext:value-type="float">
            <text:p>15444.2591491879</text:p>
          </table:table-cell>
          <table:table-cell table:formula="of:=[.$X$158]*[.D62]" office:value-type="float" office:value="16854.8545704934" calcext:value-type="float">
            <text:p>16854.8545704934</text:p>
          </table:table-cell>
          <table:table-cell table:formula="of:=[.$X$158]*[.E62]" office:value-type="float" office:value="18484.3487156651" calcext:value-type="float">
            <text:p>18484.3487156651</text:p>
          </table:table-cell>
          <table:table-cell table:formula="of:=[.$X$158]*[.F62]" office:value-type="float" office:value="20358.9368585883" calcext:value-type="float">
            <text:p>20358.9368585883</text:p>
          </table:table-cell>
          <table:table-cell table:formula="of:=[.$X$158]*[.G62]" office:value-type="float" office:value="22487.1807529228" calcext:value-type="float">
            <text:p>22487.1807529228</text:p>
          </table:table-cell>
          <table:table-cell table:formula="of:=[.$X$158]*[.H62]" office:value-type="float" office:value="24832.9368766618" calcext:value-type="float">
            <text:p>24832.9368766618</text:p>
          </table:table-cell>
          <table:table-cell table:formula="of:=[.$X$158]*[.I62]" office:value-type="float" office:value="27269.7121960756" calcext:value-type="float">
            <text:p>27269.7121960756</text:p>
          </table:table-cell>
          <table:table-cell table:formula="of:=[.$X$158]*[.J62]" office:value-type="float" office:value="29527.114897381" calcext:value-type="float">
            <text:p>29527.114897381</text:p>
          </table:table-cell>
          <table:table-cell table:formula="of:=[.$X$158]*[.K62]" office:value-type="float" office:value="31184.1089404961" calcext:value-type="float">
            <text:p>31184.1089404961</text:p>
          </table:table-cell>
          <table:table-cell table:formula="of:=[.$X$158]*[.L62]" office:value-type="float" office:value="31801.6760003186" calcext:value-type="float">
            <text:p>31801.6760003186</text:p>
          </table:table-cell>
          <table:table-cell table:formula="of:=[.$X$158]*[.M62]" office:value-type="float" office:value="31184.1089404961" calcext:value-type="float">
            <text:p>31184.1089404961</text:p>
          </table:table-cell>
          <table:table-cell table:formula="of:=[.$X$158]*[.N62]" office:value-type="float" office:value="29527.114897381" calcext:value-type="float">
            <text:p>29527.114897381</text:p>
          </table:table-cell>
          <table:table-cell table:formula="of:=[.$X$158]*[.O62]" office:value-type="float" office:value="27269.7121960756" calcext:value-type="float">
            <text:p>27269.7121960756</text:p>
          </table:table-cell>
          <table:table-cell table:formula="of:=[.$X$158]*[.P62]" office:value-type="float" office:value="24832.9368766618" calcext:value-type="float">
            <text:p>24832.9368766618</text:p>
          </table:table-cell>
          <table:table-cell table:formula="of:=[.$X$158]*[.Q62]" office:value-type="float" office:value="22487.1807529228" calcext:value-type="float">
            <text:p>22487.1807529228</text:p>
          </table:table-cell>
          <table:table-cell table:formula="of:=[.$X$158]*[.R62]" office:value-type="float" office:value="20358.9368585883" calcext:value-type="float">
            <text:p>20358.9368585883</text:p>
          </table:table-cell>
          <table:table-cell table:formula="of:=[.$X$158]*[.S62]" office:value-type="float" office:value="18484.3487156651" calcext:value-type="float">
            <text:p>18484.3487156651</text:p>
          </table:table-cell>
          <table:table-cell table:formula="of:=[.$X$158]*[.T62]" office:value-type="float" office:value="16854.8545704934" calcext:value-type="float">
            <text:p>16854.8545704934</text:p>
          </table:table-cell>
          <table:table-cell table:formula="of:=[.$X$158]*[.U62]" office:value-type="float" office:value="15444.2591491879" calcext:value-type="float">
            <text:p>15444.2591491879</text:p>
          </table:table-cell>
          <table:table-cell table:formula="of:=[.$X$158]*[.V62]" office:value-type="float" office:value="14222.1418670272" calcext:value-type="float">
            <text:p>14222.1418670272</text:p>
          </table:table-cell>
          <table:table-cell table:number-columns-repeated="3"/>
        </table:table-row>
        <table:table-row table:style-name="ro1">
          <table:table-cell/>
          <table:table-cell table:formula="of:=[.$X$158]*[.B63]" office:value-type="float" office:value="13634.8560980378" calcext:value-type="float">
            <text:p>13634.8560980378</text:p>
          </table:table-cell>
          <table:table-cell table:formula="of:=[.$X$158]*[.C63]" office:value-type="float" office:value="14700.3299313899" calcext:value-type="float">
            <text:p>14700.3299313899</text:p>
          </table:table-cell>
          <table:table-cell table:formula="of:=[.$X$158]*[.D63]" office:value-type="float" office:value="15900.8380001593" calcext:value-type="float">
            <text:p>15900.8380001593</text:p>
          </table:table-cell>
          <table:table-cell table:formula="of:=[.$X$158]*[.E63]" office:value-type="float" office:value="17246.8803353742" calcext:value-type="float">
            <text:p>17246.8803353742</text:p>
          </table:table-cell>
          <table:table-cell table:formula="of:=[.$X$158]*[.F63]" office:value-type="float" office:value="18739.3172941023" calcext:value-type="float">
            <text:p>18739.3172941023</text:p>
          </table:table-cell>
          <table:table-cell table:formula="of:=[.$X$158]*[.G63]" office:value-type="float" office:value="20358.9368585883" calcext:value-type="float">
            <text:p>20358.9368585883</text:p>
          </table:table-cell>
          <table:table-cell table:formula="of:=[.$X$158]*[.H63]" office:value-type="float" office:value="22050.4948970849" calcext:value-type="float">
            <text:p>22050.4948970849</text:p>
          </table:table-cell>
          <table:table-cell table:formula="of:=[.$X$158]*[.I63]" office:value-type="float" office:value="23703.5697783787" calcext:value-type="float">
            <text:p>23703.5697783787</text:p>
          </table:table-cell>
          <table:table-cell table:formula="of:=[.$X$158]*[.J63]" office:value-type="float" office:value="25141.4323929301" calcext:value-type="float">
            <text:p>25141.4323929301</text:p>
          </table:table-cell>
          <table:table-cell table:formula="of:=[.$X$158]*[.K63]" office:value-type="float" office:value="26140.8166453273" calcext:value-type="float">
            <text:p>26140.8166453273</text:p>
          </table:table-cell>
          <table:table-cell table:formula="of:=[.$X$158]*[.L63]" office:value-type="float" office:value="26501.3966669322" calcext:value-type="float">
            <text:p>26501.3966669322</text:p>
          </table:table-cell>
          <table:table-cell table:formula="of:=[.$X$158]*[.M63]" office:value-type="float" office:value="26140.8166453273" calcext:value-type="float">
            <text:p>26140.8166453273</text:p>
          </table:table-cell>
          <table:table-cell table:formula="of:=[.$X$158]*[.N63]" office:value-type="float" office:value="25141.4323929301" calcext:value-type="float">
            <text:p>25141.4323929301</text:p>
          </table:table-cell>
          <table:table-cell table:formula="of:=[.$X$158]*[.O63]" office:value-type="float" office:value="23703.5697783787" calcext:value-type="float">
            <text:p>23703.5697783787</text:p>
          </table:table-cell>
          <table:table-cell table:formula="of:=[.$X$158]*[.P63]" office:value-type="float" office:value="22050.4948970849" calcext:value-type="float">
            <text:p>22050.4948970849</text:p>
          </table:table-cell>
          <table:table-cell table:formula="of:=[.$X$158]*[.Q63]" office:value-type="float" office:value="20358.9368585883" calcext:value-type="float">
            <text:p>20358.9368585883</text:p>
          </table:table-cell>
          <table:table-cell table:formula="of:=[.$X$158]*[.R63]" office:value-type="float" office:value="18739.3172941023" calcext:value-type="float">
            <text:p>18739.3172941023</text:p>
          </table:table-cell>
          <table:table-cell table:formula="of:=[.$X$158]*[.S63]" office:value-type="float" office:value="17246.8803353742" calcext:value-type="float">
            <text:p>17246.8803353742</text:p>
          </table:table-cell>
          <table:table-cell table:formula="of:=[.$X$158]*[.T63]" office:value-type="float" office:value="15900.8380001593" calcext:value-type="float">
            <text:p>15900.8380001593</text:p>
          </table:table-cell>
          <table:table-cell table:formula="of:=[.$X$158]*[.U63]" office:value-type="float" office:value="14700.3299313899" calcext:value-type="float">
            <text:p>14700.3299313899</text:p>
          </table:table-cell>
          <table:table-cell table:formula="of:=[.$X$158]*[.V63]" office:value-type="float" office:value="13634.8560980378" calcext:value-type="float">
            <text:p>13634.8560980378</text:p>
          </table:table-cell>
          <table:table-cell table:number-columns-repeated="3"/>
        </table:table-row>
        <table:table-row table:style-name="ro1">
          <table:table-cell/>
          <table:table-cell table:formula="of:=[.$X$158]*[.B64]" office:value-type="float" office:value="13026.4740527326" calcext:value-type="float">
            <text:p>13026.4740527326</text:p>
          </table:table-cell>
          <table:table-cell table:formula="of:=[.$X$158]*[.C64]" office:value-type="float" office:value="13945.9574817417" calcext:value-type="float">
            <text:p>13945.9574817417</text:p>
          </table:table-cell>
          <table:table-cell table:formula="of:=[.$X$158]*[.D64]" office:value-type="float" office:value="14958.2501315368" calcext:value-type="float">
            <text:p>14958.2501315368</text:p>
          </table:table-cell>
          <table:table-cell table:formula="of:=[.$X$158]*[.E64]" office:value-type="float" office:value="16062.2719663734" calcext:value-type="float">
            <text:p>16062.2719663734</text:p>
          </table:table-cell>
          <table:table-cell table:formula="of:=[.$X$158]*[.F64]" office:value-type="float" office:value="17246.8803353742" calcext:value-type="float">
            <text:p>17246.8803353742</text:p>
          </table:table-cell>
          <table:table-cell table:formula="of:=[.$X$158]*[.G64]" office:value-type="float" office:value="18484.3487156651" calcext:value-type="float">
            <text:p>18484.3487156651</text:p>
          </table:table-cell>
          <table:table-cell table:formula="of:=[.$X$158]*[.H64]" office:value-type="float" office:value="19722.5622109576" calcext:value-type="float">
            <text:p>19722.5622109576</text:p>
          </table:table-cell>
          <table:table-cell table:formula="of:=[.$X$158]*[.I64]" office:value-type="float" office:value="20878.8231728124" calcext:value-type="float">
            <text:p>20878.8231728124</text:p>
          </table:table-cell>
          <table:table-cell table:formula="of:=[.$X$158]*[.J64]" office:value-type="float" office:value="21841.4807495863" calcext:value-type="float">
            <text:p>21841.4807495863</text:p>
          </table:table-cell>
          <table:table-cell table:formula="of:=[.$X$158]*[.K64]" office:value-type="float" office:value="22487.1807529228" calcext:value-type="float">
            <text:p>22487.1807529228</text:p>
          </table:table-cell>
          <table:table-cell table:formula="of:=[.$X$158]*[.L64]" office:value-type="float" office:value="22715.4828573704" calcext:value-type="float">
            <text:p>22715.4828573704</text:p>
          </table:table-cell>
          <table:table-cell table:formula="of:=[.$X$158]*[.M64]" office:value-type="float" office:value="22487.1807529228" calcext:value-type="float">
            <text:p>22487.1807529228</text:p>
          </table:table-cell>
          <table:table-cell table:formula="of:=[.$X$158]*[.N64]" office:value-type="float" office:value="21841.4807495863" calcext:value-type="float">
            <text:p>21841.4807495863</text:p>
          </table:table-cell>
          <table:table-cell table:formula="of:=[.$X$158]*[.O64]" office:value-type="float" office:value="20878.8231728124" calcext:value-type="float">
            <text:p>20878.8231728124</text:p>
          </table:table-cell>
          <table:table-cell table:formula="of:=[.$X$158]*[.P64]" office:value-type="float" office:value="19722.5622109576" calcext:value-type="float">
            <text:p>19722.5622109576</text:p>
          </table:table-cell>
          <table:table-cell table:formula="of:=[.$X$158]*[.Q64]" office:value-type="float" office:value="18484.3487156651" calcext:value-type="float">
            <text:p>18484.3487156651</text:p>
          </table:table-cell>
          <table:table-cell table:formula="of:=[.$X$158]*[.R64]" office:value-type="float" office:value="17246.8803353742" calcext:value-type="float">
            <text:p>17246.8803353742</text:p>
          </table:table-cell>
          <table:table-cell table:formula="of:=[.$X$158]*[.S64]" office:value-type="float" office:value="16062.2719663734" calcext:value-type="float">
            <text:p>16062.2719663734</text:p>
          </table:table-cell>
          <table:table-cell table:formula="of:=[.$X$158]*[.T64]" office:value-type="float" office:value="14958.2501315368" calcext:value-type="float">
            <text:p>14958.2501315368</text:p>
          </table:table-cell>
          <table:table-cell table:formula="of:=[.$X$158]*[.U64]" office:value-type="float" office:value="13945.9574817417" calcext:value-type="float">
            <text:p>13945.9574817417</text:p>
          </table:table-cell>
          <table:table-cell table:formula="of:=[.$X$158]*[.V64]" office:value-type="float" office:value="13026.4740527326" calcext:value-type="float">
            <text:p>13026.4740527326</text:p>
          </table:table-cell>
          <table:table-cell table:number-columns-repeated="3"/>
        </table:table-row>
        <table:table-row table:style-name="ro1">
          <table:table-cell/>
          <table:table-cell table:formula="of:=[.$X$158]*[.B65]" office:value-type="float" office:value="12416.4684383309" calcext:value-type="float">
            <text:p>12416.4684383309</text:p>
          </table:table-cell>
          <table:table-cell table:formula="of:=[.$X$158]*[.C65]" office:value-type="float" office:value="13204.9272179981" calcext:value-type="float">
            <text:p>13204.9272179981</text:p>
          </table:table-cell>
          <table:table-cell table:formula="of:=[.$X$158]*[.D65]" office:value-type="float" office:value="14054.4879705767" calcext:value-type="float">
            <text:p>14054.4879705767</text:p>
          </table:table-cell>
          <table:table-cell table:formula="of:=[.$X$158]*[.E65]" office:value-type="float" office:value="14958.2501315368" calcext:value-type="float">
            <text:p>14958.2501315368</text:p>
          </table:table-cell>
          <table:table-cell table:formula="of:=[.$X$158]*[.F65]" office:value-type="float" office:value="15900.8380001593" calcext:value-type="float">
            <text:p>15900.8380001593</text:p>
          </table:table-cell>
          <table:table-cell table:formula="of:=[.$X$158]*[.G65]" office:value-type="float" office:value="16854.8545704934" calcext:value-type="float">
            <text:p>16854.8545704934</text:p>
          </table:table-cell>
          <table:table-cell table:formula="of:=[.$X$158]*[.H65]" office:value-type="float" office:value="17777.677333784" calcext:value-type="float">
            <text:p>17777.677333784</text:p>
          </table:table-cell>
          <table:table-cell table:formula="of:=[.$X$158]*[.I65]" office:value-type="float" office:value="18610.5232091847" calcext:value-type="float">
            <text:p>18610.5232091847</text:p>
          </table:table-cell>
          <table:table-cell table:formula="of:=[.$X$158]*[.J65]" office:value-type="float" office:value="19282.5984148506" calcext:value-type="float">
            <text:p>19282.5984148506</text:p>
          </table:table-cell>
          <table:table-cell table:formula="of:=[.$X$158]*[.K65]" office:value-type="float" office:value="19722.5622109576" calcext:value-type="float">
            <text:p>19722.5622109576</text:p>
          </table:table-cell>
          <table:table-cell table:formula="of:=[.$X$158]*[.L65]" office:value-type="float" office:value="19876.0475001991" calcext:value-type="float">
            <text:p>19876.0475001991</text:p>
          </table:table-cell>
          <table:table-cell table:formula="of:=[.$X$158]*[.M65]" office:value-type="float" office:value="19722.5622109576" calcext:value-type="float">
            <text:p>19722.5622109576</text:p>
          </table:table-cell>
          <table:table-cell table:formula="of:=[.$X$158]*[.N65]" office:value-type="float" office:value="19282.5984148506" calcext:value-type="float">
            <text:p>19282.5984148506</text:p>
          </table:table-cell>
          <table:table-cell table:formula="of:=[.$X$158]*[.O65]" office:value-type="float" office:value="18610.5232091847" calcext:value-type="float">
            <text:p>18610.5232091847</text:p>
          </table:table-cell>
          <table:table-cell table:formula="of:=[.$X$158]*[.P65]" office:value-type="float" office:value="17777.677333784" calcext:value-type="float">
            <text:p>17777.677333784</text:p>
          </table:table-cell>
          <table:table-cell table:formula="of:=[.$X$158]*[.Q65]" office:value-type="float" office:value="16854.8545704934" calcext:value-type="float">
            <text:p>16854.8545704934</text:p>
          </table:table-cell>
          <table:table-cell table:formula="of:=[.$X$158]*[.R65]" office:value-type="float" office:value="15900.8380001593" calcext:value-type="float">
            <text:p>15900.8380001593</text:p>
          </table:table-cell>
          <table:table-cell table:formula="of:=[.$X$158]*[.S65]" office:value-type="float" office:value="14958.2501315368" calcext:value-type="float">
            <text:p>14958.2501315368</text:p>
          </table:table-cell>
          <table:table-cell table:formula="of:=[.$X$158]*[.T65]" office:value-type="float" office:value="14054.4879705767" calcext:value-type="float">
            <text:p>14054.4879705767</text:p>
          </table:table-cell>
          <table:table-cell table:formula="of:=[.$X$158]*[.U65]" office:value-type="float" office:value="13204.9272179981" calcext:value-type="float">
            <text:p>13204.9272179981</text:p>
          </table:table-cell>
          <table:table-cell table:formula="of:=[.$X$158]*[.V65]" office:value-type="float" office:value="12416.4684383309" calcext:value-type="float">
            <text:p>12416.4684383309</text:p>
          </table:table-cell>
          <table:table-cell table:number-columns-repeated="3"/>
        </table:table-row>
        <table:table-row table:style-name="ro1">
          <table:table-cell/>
          <table:table-cell table:formula="of:=[.$X$158]*[.B66]" office:value-type="float" office:value="11818.9998059429" calcext:value-type="float">
            <text:p>11818.9998059429</text:p>
          </table:table-cell>
          <table:table-cell table:formula="of:=[.$X$158]*[.C66]" office:value-type="float" office:value="12492.8781960682" calcext:value-type="float">
            <text:p>12492.8781960682</text:p>
          </table:table-cell>
          <table:table-cell table:formula="of:=[.$X$158]*[.D66]" office:value-type="float" office:value="13204.9272179981" calcext:value-type="float">
            <text:p>13204.9272179981</text:p>
          </table:table-cell>
          <table:table-cell table:formula="of:=[.$X$158]*[.E66]" office:value-type="float" office:value="13945.9574817417" calcext:value-type="float">
            <text:p>13945.9574817417</text:p>
          </table:table-cell>
          <table:table-cell table:formula="of:=[.$X$158]*[.F66]" office:value-type="float" office:value="14700.3299313899" calcext:value-type="float">
            <text:p>14700.3299313899</text:p>
          </table:table-cell>
          <table:table-cell table:formula="of:=[.$X$158]*[.G66]" office:value-type="float" office:value="15444.2591491879" calcext:value-type="float">
            <text:p>15444.2591491879</text:p>
          </table:table-cell>
          <table:table-cell table:formula="of:=[.$X$158]*[.H66]" office:value-type="float" office:value="16144.8548858727" calcext:value-type="float">
            <text:p>16144.8548858727</text:p>
          </table:table-cell>
          <table:table-cell table:formula="of:=[.$X$158]*[.I66]" office:value-type="float" office:value="16760.9549286201" calcext:value-type="float">
            <text:p>16760.9549286201</text:p>
          </table:table-cell>
          <table:table-cell table:formula="of:=[.$X$158]*[.J66]" office:value-type="float" office:value="17246.8803353742" calcext:value-type="float">
            <text:p>17246.8803353742</text:p>
          </table:table-cell>
          <table:table-cell table:formula="of:=[.$X$158]*[.K66]" office:value-type="float" office:value="17559.538062265" calcext:value-type="float">
            <text:p>17559.538062265</text:p>
          </table:table-cell>
          <table:table-cell table:formula="of:=[.$X$158]*[.L66]" office:value-type="float" office:value="17667.5977779548" calcext:value-type="float">
            <text:p>17667.5977779548</text:p>
          </table:table-cell>
          <table:table-cell table:formula="of:=[.$X$158]*[.M66]" office:value-type="float" office:value="17559.538062265" calcext:value-type="float">
            <text:p>17559.538062265</text:p>
          </table:table-cell>
          <table:table-cell table:formula="of:=[.$X$158]*[.N66]" office:value-type="float" office:value="17246.8803353742" calcext:value-type="float">
            <text:p>17246.8803353742</text:p>
          </table:table-cell>
          <table:table-cell table:formula="of:=[.$X$158]*[.O66]" office:value-type="float" office:value="16760.9549286201" calcext:value-type="float">
            <text:p>16760.9549286201</text:p>
          </table:table-cell>
          <table:table-cell table:formula="of:=[.$X$158]*[.P66]" office:value-type="float" office:value="16144.8548858727" calcext:value-type="float">
            <text:p>16144.8548858727</text:p>
          </table:table-cell>
          <table:table-cell table:formula="of:=[.$X$158]*[.Q66]" office:value-type="float" office:value="15444.2591491879" calcext:value-type="float">
            <text:p>15444.2591491879</text:p>
          </table:table-cell>
          <table:table-cell table:formula="of:=[.$X$158]*[.R66]" office:value-type="float" office:value="14700.3299313899" calcext:value-type="float">
            <text:p>14700.3299313899</text:p>
          </table:table-cell>
          <table:table-cell table:formula="of:=[.$X$158]*[.S66]" office:value-type="float" office:value="13945.9574817417" calcext:value-type="float">
            <text:p>13945.9574817417</text:p>
          </table:table-cell>
          <table:table-cell table:formula="of:=[.$X$158]*[.T66]" office:value-type="float" office:value="13204.9272179981" calcext:value-type="float">
            <text:p>13204.9272179981</text:p>
          </table:table-cell>
          <table:table-cell table:formula="of:=[.$X$158]*[.U66]" office:value-type="float" office:value="12492.8781960682" calcext:value-type="float">
            <text:p>12492.8781960682</text:p>
          </table:table-cell>
          <table:table-cell table:formula="of:=[.$X$158]*[.V66]" office:value-type="float" office:value="11818.9998059429" calcext:value-type="float">
            <text:p>11818.9998059429</text:p>
          </table:table-cell>
          <table:table-cell table:number-columns-repeated="3"/>
        </table:table-row>
        <table:table-row table:style-name="ro1">
          <table:table-cell/>
          <table:table-cell table:formula="of:=[.$X$158]*[.B67]" office:value-type="float" office:value="11243.5903764614" calcext:value-type="float">
            <text:p>11243.5903764614</text:p>
          </table:table-cell>
          <table:table-cell table:formula="of:=[.$X$158]*[.C67]" office:value-type="float" office:value="11818.9998059429" calcext:value-type="float">
            <text:p>11818.9998059429</text:p>
          </table:table-cell>
          <table:table-cell table:formula="of:=[.$X$158]*[.D67]" office:value-type="float" office:value="12416.4684383309" calcext:value-type="float">
            <text:p>12416.4684383309</text:p>
          </table:table-cell>
          <table:table-cell table:formula="of:=[.$X$158]*[.E67]" office:value-type="float" office:value="13026.4740527326" calcext:value-type="float">
            <text:p>13026.4740527326</text:p>
          </table:table-cell>
          <table:table-cell table:formula="of:=[.$X$158]*[.F67]" office:value-type="float" office:value="13634.8560980378" calcext:value-type="float">
            <text:p>13634.8560980378</text:p>
          </table:table-cell>
          <table:table-cell table:formula="of:=[.$X$158]*[.G67]" office:value-type="float" office:value="14222.1418670272" calcext:value-type="float">
            <text:p>14222.1418670272</text:p>
          </table:table-cell>
          <table:table-cell table:formula="of:=[.$X$158]*[.H67]" office:value-type="float" office:value="14763.5574486905" calcext:value-type="float">
            <text:p>14763.5574486905</text:p>
          </table:table-cell>
          <table:table-cell table:formula="of:=[.$X$158]*[.I67]" office:value-type="float" office:value="15230.2405935959" calcext:value-type="float">
            <text:p>15230.2405935959</text:p>
          </table:table-cell>
          <table:table-cell table:formula="of:=[.$X$158]*[.J67]" office:value-type="float" office:value="15592.0544702481" calcext:value-type="float">
            <text:p>15592.0544702481</text:p>
          </table:table-cell>
          <table:table-cell table:formula="of:=[.$X$158]*[.K67]" office:value-type="float" office:value="15821.9251656627" calcext:value-type="float">
            <text:p>15821.9251656627</text:p>
          </table:table-cell>
          <table:table-cell table:formula="of:=[.$X$158]*[.L67]" office:value-type="float" office:value="15900.8380001593" calcext:value-type="float">
            <text:p>15900.8380001593</text:p>
          </table:table-cell>
          <table:table-cell table:formula="of:=[.$X$158]*[.M67]" office:value-type="float" office:value="15821.9251656627" calcext:value-type="float">
            <text:p>15821.9251656627</text:p>
          </table:table-cell>
          <table:table-cell table:formula="of:=[.$X$158]*[.N67]" office:value-type="float" office:value="15592.0544702481" calcext:value-type="float">
            <text:p>15592.0544702481</text:p>
          </table:table-cell>
          <table:table-cell table:formula="of:=[.$X$158]*[.O67]" office:value-type="float" office:value="15230.2405935959" calcext:value-type="float">
            <text:p>15230.2405935959</text:p>
          </table:table-cell>
          <table:table-cell table:formula="of:=[.$X$158]*[.P67]" office:value-type="float" office:value="14763.5574486905" calcext:value-type="float">
            <text:p>14763.5574486905</text:p>
          </table:table-cell>
          <table:table-cell table:formula="of:=[.$X$158]*[.Q67]" office:value-type="float" office:value="14222.1418670272" calcext:value-type="float">
            <text:p>14222.1418670272</text:p>
          </table:table-cell>
          <table:table-cell table:formula="of:=[.$X$158]*[.R67]" office:value-type="float" office:value="13634.8560980378" calcext:value-type="float">
            <text:p>13634.8560980378</text:p>
          </table:table-cell>
          <table:table-cell table:formula="of:=[.$X$158]*[.S67]" office:value-type="float" office:value="13026.4740527326" calcext:value-type="float">
            <text:p>13026.4740527326</text:p>
          </table:table-cell>
          <table:table-cell table:formula="of:=[.$X$158]*[.T67]" office:value-type="float" office:value="12416.4684383309" calcext:value-type="float">
            <text:p>12416.4684383309</text:p>
          </table:table-cell>
          <table:table-cell table:formula="of:=[.$X$158]*[.U67]" office:value-type="float" office:value="11818.9998059429" calcext:value-type="float">
            <text:p>11818.9998059429</text:p>
          </table:table-cell>
          <table:table-cell table:formula="of:=[.$X$158]*[.V67]" office:value-type="float" office:value="11243.5903764614" calcext:value-type="float">
            <text:p>11243.590376461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formula="of:=IF([.B2]&gt;0; ([.B113]-[.B2])/[.B2]; 0)" office:value-type="float" office:value="0" calcext:value-type="float">
            <text:p>0</text:p>
          </table:table-cell>
          <table:table-cell table:formula="of:=IF([.C2]&gt;0; ([.C113]-[.C2])/[.C2]; 0)" office:value-type="float" office:value="0" calcext:value-type="float">
            <text:p>0</text:p>
          </table:table-cell>
          <table:table-cell table:formula="of:=IF([.D2]&gt;0; ([.D113]-[.D2])/[.D2]; 0)" office:value-type="float" office:value="0" calcext:value-type="float">
            <text:p>0</text:p>
          </table:table-cell>
          <table:table-cell table:formula="of:=IF([.E2]&gt;0; ([.E113]-[.E2])/[.E2]; 0)" office:value-type="float" office:value="0" calcext:value-type="float">
            <text:p>0</text:p>
          </table:table-cell>
          <table:table-cell table:formula="of:=IF([.F2]&gt;0; ([.F113]-[.F2])/[.F2]; 0)" office:value-type="float" office:value="0" calcext:value-type="float">
            <text:p>0</text:p>
          </table:table-cell>
          <table:table-cell table:formula="of:=IF([.G2]&gt;0; ([.G113]-[.G2])/[.G2]; 0)" office:value-type="float" office:value="0" calcext:value-type="float">
            <text:p>0</text:p>
          </table:table-cell>
          <table:table-cell table:formula="of:=IF([.H2]&gt;0; ([.H113]-[.H2])/[.H2]; 0)" office:value-type="float" office:value="0" calcext:value-type="float">
            <text:p>0</text:p>
          </table:table-cell>
          <table:table-cell table:number-columns-repeated="7"/>
          <table:table-cell table:formula="of:=IF([.P2]&gt;0; ([.P113]-[.P2])/[.P2]; 0)" office:value-type="float" office:value="0" calcext:value-type="float">
            <text:p>0</text:p>
          </table:table-cell>
          <table:table-cell table:formula="of:=IF([.Q2]&gt;0; ([.Q113]-[.Q2])/[.Q2]; 0)" office:value-type="float" office:value="0" calcext:value-type="float">
            <text:p>0</text:p>
          </table:table-cell>
          <table:table-cell table:formula="of:=IF([.R2]&gt;0; ([.R113]-[.R2])/[.R2]; 0)" office:value-type="float" office:value="0" calcext:value-type="float">
            <text:p>0</text:p>
          </table:table-cell>
          <table:table-cell table:formula="of:=IF([.S2]&gt;0; ([.S113]-[.S2])/[.S2]; 0)" office:value-type="float" office:value="0" calcext:value-type="float">
            <text:p>0</text:p>
          </table:table-cell>
          <table:table-cell table:formula="of:=IF([.T2]&gt;0; ([.T113]-[.T2])/[.T2]; 0)" office:value-type="float" office:value="0" calcext:value-type="float">
            <text:p>0</text:p>
          </table:table-cell>
          <table:table-cell table:formula="of:=IF([.U2]&gt;0; ([.U113]-[.U2])/[.U2]; 0)" office:value-type="float" office:value="0" calcext:value-type="float">
            <text:p>0</text:p>
          </table:table-cell>
          <table:table-cell table:formula="of:=IF([.V2]&gt;0; ([.V113]-[.V2])/[.V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3]&gt;0; ([.B114]-[.B3])/[.B3]; 0)" office:value-type="float" office:value="0" calcext:value-type="float">
            <text:p>0</text:p>
          </table:table-cell>
          <table:table-cell table:formula="of:=IF([.C3]&gt;0; ([.C114]-[.C3])/[.C3]; 0)" office:value-type="float" office:value="0" calcext:value-type="float">
            <text:p>0</text:p>
          </table:table-cell>
          <table:table-cell table:formula="of:=IF([.D3]&gt;0; ([.D114]-[.D3])/[.D3]; 0)" office:value-type="float" office:value="0" calcext:value-type="float">
            <text:p>0</text:p>
          </table:table-cell>
          <table:table-cell table:formula="of:=IF([.E3]&gt;0; ([.E114]-[.E3])/[.E3]; 0)" office:value-type="float" office:value="0" calcext:value-type="float">
            <text:p>0</text:p>
          </table:table-cell>
          <table:table-cell table:formula="of:=IF([.F3]&gt;0; ([.F114]-[.F3])/[.F3]; 0)" office:value-type="float" office:value="0" calcext:value-type="float">
            <text:p>0</text:p>
          </table:table-cell>
          <table:table-cell table:number-columns-repeated="3"/>
          <table:table-cell table:formula="of:=IF([.J3]&gt;0; ([.J114]-[.J3])/[.J3]; 0)" office:value-type="float" office:value="0.0012121406811921" calcext:value-type="float">
            <text:p>0.0012121406811921</text:p>
          </table:table-cell>
          <table:table-cell table:formula="of:=IF([.K3]&gt;0; ([.K114]-[.K3])/[.K3]; 0)" office:value-type="float" office:value="-0.00955846002227839" calcext:value-type="float">
            <text:p>-0.00955846002227839</text:p>
          </table:table-cell>
          <table:table-cell table:formula="of:=IF([.L3]&gt;0; ([.L114]-[.L3])/[.L3]; 0)" office:value-type="float" office:value="-0.017156331889476" calcext:value-type="float">
            <text:p>-0.017156331889476</text:p>
          </table:table-cell>
          <table:table-cell table:formula="of:=IF([.M3]&gt;0; ([.M114]-[.M3])/[.M3]; 0)" office:value-type="float" office:value="-0.00286552741254819" calcext:value-type="float">
            <text:p>-0.00286552741254819</text:p>
          </table:table-cell>
          <table:table-cell table:formula="of:=IF([.N3]&gt;0; ([.N114]-[.N3])/[.N3]; 0)" office:value-type="float" office:value="-0.00104950272955603" calcext:value-type="float">
            <text:p>-0.00104950272955603</text:p>
          </table:table-cell>
          <table:table-cell table:number-columns-repeated="3"/>
          <table:table-cell table:formula="of:=IF([.R3]&gt;0; ([.R114]-[.R3])/[.R3]; 0)" office:value-type="float" office:value="0" calcext:value-type="float">
            <text:p>0</text:p>
          </table:table-cell>
          <table:table-cell table:formula="of:=IF([.S3]&gt;0; ([.S114]-[.S3])/[.S3]; 0)" office:value-type="float" office:value="0" calcext:value-type="float">
            <text:p>0</text:p>
          </table:table-cell>
          <table:table-cell table:formula="of:=IF([.T3]&gt;0; ([.T114]-[.T3])/[.T3]; 0)" office:value-type="float" office:value="0" calcext:value-type="float">
            <text:p>0</text:p>
          </table:table-cell>
          <table:table-cell table:formula="of:=IF([.U3]&gt;0; ([.U114]-[.U3])/[.U3]; 0)" office:value-type="float" office:value="0" calcext:value-type="float">
            <text:p>0</text:p>
          </table:table-cell>
          <table:table-cell table:formula="of:=IF([.V3]&gt;0; ([.V114]-[.V3])/[.V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4]&gt;0; ([.B115]-[.B4])/[.B4]; 0)" office:value-type="float" office:value="0" calcext:value-type="float">
            <text:p>0</text:p>
          </table:table-cell>
          <table:table-cell table:formula="of:=IF([.C4]&gt;0; ([.C115]-[.C4])/[.C4]; 0)" office:value-type="float" office:value="0" calcext:value-type="float">
            <text:p>0</text:p>
          </table:table-cell>
          <table:table-cell table:formula="of:=IF([.D4]&gt;0; ([.D115]-[.D4])/[.D4]; 0)" office:value-type="float" office:value="0" calcext:value-type="float">
            <text:p>0</text:p>
          </table:table-cell>
          <table:table-cell table:number-columns-repeated="3"/>
          <table:table-cell table:formula="of:=IF([.H4]&gt;0; ([.H115]-[.H4])/[.H4]; 0)" office:value-type="float" office:value="-0.00399589143458984" calcext:value-type="float">
            <text:p>-0.00399589143458984</text:p>
          </table:table-cell>
          <table:table-cell table:formula="of:=IF([.I4]&gt;0; ([.I115]-[.I4])/[.I4]; 0)" office:value-type="float" office:value="-0.00163493325547375" calcext:value-type="float">
            <text:p>-0.00163493325547375</text:p>
          </table:table-cell>
          <table:table-cell table:formula="of:=IF([.J4]&gt;0; ([.J115]-[.J4])/[.J4]; 0)" office:value-type="float" office:value="-0.00722862509135788" calcext:value-type="float">
            <text:p>-0.00722862509135788</text:p>
          </table:table-cell>
          <table:table-cell table:formula="of:=IF([.K4]&gt;0; ([.K115]-[.K4])/[.K4]; 0)" office:value-type="float" office:value="0.0151094863841472" calcext:value-type="float">
            <text:p>0.0151094863841472</text:p>
          </table:table-cell>
          <table:table-cell table:formula="of:=IF([.L4]&gt;0; ([.L115]-[.L4])/[.L4]; 0)" office:value-type="float" office:value="-0.00435568300360021" calcext:value-type="float">
            <text:p>-0.00435568300360021</text:p>
          </table:table-cell>
          <table:table-cell table:formula="of:=IF([.M4]&gt;0; ([.M115]-[.M4])/[.M4]; 0)" office:value-type="float" office:value="0.0067154413229338" calcext:value-type="float">
            <text:p>0.0067154413229338</text:p>
          </table:table-cell>
          <table:table-cell table:formula="of:=IF([.N4]&gt;0; ([.N115]-[.N4])/[.N4]; 0)" office:value-type="float" office:value="0.00576874686264114" calcext:value-type="float">
            <text:p>0.00576874686264114</text:p>
          </table:table-cell>
          <table:table-cell table:formula="of:=IF([.O4]&gt;0; ([.O115]-[.O4])/[.O4]; 0)" office:value-type="float" office:value="0.00212822191506724" calcext:value-type="float">
            <text:p>0.00212822191506724</text:p>
          </table:table-cell>
          <table:table-cell table:formula="of:=IF([.P4]&gt;0; ([.P115]-[.P4])/[.P4]; 0)" office:value-type="float" office:value="-0.00987594910698937" calcext:value-type="float">
            <text:p>-0.00987594910698937</text:p>
          </table:table-cell>
          <table:table-cell table:number-columns-repeated="3"/>
          <table:table-cell table:formula="of:=IF([.T4]&gt;0; ([.T115]-[.T4])/[.T4]; 0)" office:value-type="float" office:value="0" calcext:value-type="float">
            <text:p>0</text:p>
          </table:table-cell>
          <table:table-cell table:formula="of:=IF([.U4]&gt;0; ([.U115]-[.U4])/[.U4]; 0)" office:value-type="float" office:value="0" calcext:value-type="float">
            <text:p>0</text:p>
          </table:table-cell>
          <table:table-cell table:formula="of:=IF([.V4]&gt;0; ([.V115]-[.V4])/[.V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5]&gt;0; ([.B116]-[.B5])/[.B5]; 0)" office:value-type="float" office:value="0" calcext:value-type="float">
            <text:p>0</text:p>
          </table:table-cell>
          <table:table-cell table:formula="of:=IF([.C5]&gt;0; ([.C116]-[.C5])/[.C5]; 0)" office:value-type="float" office:value="0" calcext:value-type="float">
            <text:p>0</text:p>
          </table:table-cell>
          <table:table-cell table:number-columns-repeated="2"/>
          <table:table-cell table:formula="of:=IF([.F5]&gt;0; ([.F116]-[.F5])/[.F5]; 0)" office:value-type="float" office:value="-0.0134492429141852" calcext:value-type="float">
            <text:p>-0.0134492429141852</text:p>
          </table:table-cell>
          <table:table-cell table:formula="of:=IF([.G5]&gt;0; ([.G116]-[.G5])/[.G5]; 0)" office:value-type="float" office:value="-0.00434426524831002" calcext:value-type="float">
            <text:p>-0.00434426524831002</text:p>
          </table:table-cell>
          <table:table-cell table:formula="of:=IF([.H5]&gt;0; ([.H116]-[.H5])/[.H5]; 0)" office:value-type="float" office:value="0.00743536859363519" calcext:value-type="float">
            <text:p>0.00743536859363519</text:p>
          </table:table-cell>
          <table:table-cell table:formula="of:=IF([.I5]&gt;0; ([.I116]-[.I5])/[.I5]; 0)" office:value-type="float" office:value="0.000854377681435351" calcext:value-type="float">
            <text:p>0.000854377681435351</text:p>
          </table:table-cell>
          <table:table-cell table:formula="of:=IF([.J5]&gt;0; ([.J116]-[.J5])/[.J5]; 0)" office:value-type="float" office:value="0.0026846967629007" calcext:value-type="float">
            <text:p>0.0026846967629007</text:p>
          </table:table-cell>
          <table:table-cell table:formula="of:=IF([.K5]&gt;0; ([.K116]-[.K5])/[.K5]; 0)" office:value-type="float" office:value="0.00380237268649093" calcext:value-type="float">
            <text:p>0.00380237268649093</text:p>
          </table:table-cell>
          <table:table-cell table:formula="of:=IF([.L5]&gt;0; ([.L116]-[.L5])/[.L5]; 0)" office:value-type="float" office:value="0.011149915752078" calcext:value-type="float">
            <text:p>0.011149915752078</text:p>
          </table:table-cell>
          <table:table-cell table:formula="of:=IF([.M5]&gt;0; ([.M116]-[.M5])/[.M5]; 0)" office:value-type="float" office:value="0.00861990369691724" calcext:value-type="float">
            <text:p>0.00861990369691724</text:p>
          </table:table-cell>
          <table:table-cell table:formula="of:=IF([.N5]&gt;0; ([.N116]-[.N5])/[.N5]; 0)" office:value-type="float" office:value="0.000342619290384997" calcext:value-type="float">
            <text:p>0.000342619290384997</text:p>
          </table:table-cell>
          <table:table-cell table:formula="of:=IF([.O5]&gt;0; ([.O116]-[.O5])/[.O5]; 0)" office:value-type="float" office:value="-0.00775481547322389" calcext:value-type="float">
            <text:p>-0.00775481547322389</text:p>
          </table:table-cell>
          <table:table-cell table:formula="of:=IF([.P5]&gt;0; ([.P116]-[.P5])/[.P5]; 0)" office:value-type="float" office:value="0.00313118411869163" calcext:value-type="float">
            <text:p>0.00313118411869163</text:p>
          </table:table-cell>
          <table:table-cell table:formula="of:=IF([.Q5]&gt;0; ([.Q116]-[.Q5])/[.Q5]; 0)" office:value-type="float" office:value="-0.000737987043727729" calcext:value-type="float">
            <text:p>-0.000737987043727729</text:p>
          </table:table-cell>
          <table:table-cell table:formula="of:=IF([.R5]&gt;0; ([.R116]-[.R5])/[.R5]; 0)" office:value-type="float" office:value="0.00900253527024016" calcext:value-type="float">
            <text:p>0.00900253527024016</text:p>
          </table:table-cell>
          <table:table-cell table:number-columns-repeated="2"/>
          <table:table-cell table:formula="of:=IF([.U5]&gt;0; ([.U116]-[.U5])/[.U5]; 0)" office:value-type="float" office:value="0" calcext:value-type="float">
            <text:p>0</text:p>
          </table:table-cell>
          <table:table-cell table:formula="of:=IF([.V5]&gt;0; ([.V116]-[.V5])/[.V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6]&gt;0; ([.B117]-[.B6])/[.B6]; 0)" office:value-type="float" office:value="0" calcext:value-type="float">
            <text:p>0</text:p>
          </table:table-cell>
          <table:table-cell table:formula="of:=IF([.C6]&gt;0; ([.C117]-[.C6])/[.C6]; 0)" office:value-type="float" office:value="0" calcext:value-type="float">
            <text:p>0</text:p>
          </table:table-cell>
          <table:table-cell/>
          <table:table-cell table:formula="of:=IF([.E6]&gt;0; ([.E117]-[.E6])/[.E6]; 0)" office:value-type="float" office:value="-0.00272462499281745" calcext:value-type="float">
            <text:p>-0.00272462499281745</text:p>
          </table:table-cell>
          <table:table-cell table:formula="of:=IF([.F6]&gt;0; ([.F117]-[.F6])/[.F6]; 0)" office:value-type="float" office:value="0.00716528507483111" calcext:value-type="float">
            <text:p>0.00716528507483111</text:p>
          </table:table-cell>
          <table:table-cell table:formula="of:=IF([.G6]&gt;0; ([.G117]-[.G6])/[.G6]; 0)" office:value-type="float" office:value="-0.00823573370088339" calcext:value-type="float">
            <text:p>-0.00823573370088339</text:p>
          </table:table-cell>
          <table:table-cell table:formula="of:=IF([.H6]&gt;0; ([.H117]-[.H6])/[.H6]; 0)" office:value-type="float" office:value="0.000884884802544761" calcext:value-type="float">
            <text:p>0.000884884802544761</text:p>
          </table:table-cell>
          <table:table-cell table:formula="of:=IF([.I6]&gt;0; ([.I117]-[.I6])/[.I6]; 0)" office:value-type="float" office:value="0.00218035592671563" calcext:value-type="float">
            <text:p>0.00218035592671563</text:p>
          </table:table-cell>
          <table:table-cell table:formula="of:=IF([.J6]&gt;0; ([.J117]-[.J6])/[.J6]; 0)" office:value-type="float" office:value="-0.0014920214095037" calcext:value-type="float">
            <text:p>-0.0014920214095037</text:p>
          </table:table-cell>
          <table:table-cell table:formula="of:=IF([.K6]&gt;0; ([.K117]-[.K6])/[.K6]; 0)" office:value-type="float" office:value="-0.00080969936062524" calcext:value-type="float">
            <text:p>-0.00080969936062524</text:p>
          </table:table-cell>
          <table:table-cell table:formula="of:=IF([.L6]&gt;0; ([.L117]-[.L6])/[.L6]; 0)" office:value-type="float" office:value="-0.0099967624142788" calcext:value-type="float">
            <text:p>-0.0099967624142788</text:p>
          </table:table-cell>
          <table:table-cell table:formula="of:=IF([.M6]&gt;0; ([.M117]-[.M6])/[.M6]; 0)" office:value-type="float" office:value="-0.00362796747494578" calcext:value-type="float">
            <text:p>-0.00362796747494578</text:p>
          </table:table-cell>
          <table:table-cell table:formula="of:=IF([.N6]&gt;0; ([.N117]-[.N6])/[.N6]; 0)" office:value-type="float" office:value="0.00304936736206289" calcext:value-type="float">
            <text:p>0.00304936736206289</text:p>
          </table:table-cell>
          <table:table-cell table:formula="of:=IF([.O6]&gt;0; ([.O117]-[.O6])/[.O6]; 0)" office:value-type="float" office:value="-0.0134200541755316" calcext:value-type="float">
            <text:p>-0.0134200541755316</text:p>
          </table:table-cell>
          <table:table-cell table:formula="of:=IF([.P6]&gt;0; ([.P117]-[.P6])/[.P6]; 0)" office:value-type="float" office:value="0.00521949749657475" calcext:value-type="float">
            <text:p>0.00521949749657475</text:p>
          </table:table-cell>
          <table:table-cell table:formula="of:=IF([.Q6]&gt;0; ([.Q117]-[.Q6])/[.Q6]; 0)" office:value-type="float" office:value="0.0039418540652037" calcext:value-type="float">
            <text:p>0.0039418540652037</text:p>
          </table:table-cell>
          <table:table-cell table:formula="of:=IF([.R6]&gt;0; ([.R117]-[.R6])/[.R6]; 0)" office:value-type="float" office:value="-0.00476300950117863" calcext:value-type="float">
            <text:p>-0.00476300950117863</text:p>
          </table:table-cell>
          <table:table-cell table:formula="of:=IF([.S6]&gt;0; ([.S117]-[.S6])/[.S6]; 0)" office:value-type="float" office:value="0.00447759670205097" calcext:value-type="float">
            <text:p>0.00447759670205097</text:p>
          </table:table-cell>
          <table:table-cell/>
          <table:table-cell table:formula="of:=IF([.U6]&gt;0; ([.U117]-[.U6])/[.U6]; 0)" office:value-type="float" office:value="0" calcext:value-type="float">
            <text:p>0</text:p>
          </table:table-cell>
          <table:table-cell table:formula="of:=IF([.V6]&gt;0; ([.V117]-[.V6])/[.V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7]&gt;0; ([.B118]-[.B7])/[.B7]; 0)" office:value-type="float" office:value="0" calcext:value-type="float">
            <text:p>0</text:p>
          </table:table-cell>
          <table:table-cell table:number-columns-repeated="2"/>
          <table:table-cell table:formula="of:=IF([.E7]&gt;0; ([.E118]-[.E7])/[.E7]; 0)" office:value-type="float" office:value="-0.00498741908461407" calcext:value-type="float">
            <text:p>-0.00498741908461407</text:p>
          </table:table-cell>
          <table:table-cell table:formula="of:=IF([.F7]&gt;0; ([.F118]-[.F7])/[.F7]; 0)" office:value-type="float" office:value="0.00186687951322601" calcext:value-type="float">
            <text:p>0.00186687951322601</text:p>
          </table:table-cell>
          <table:table-cell table:formula="of:=IF([.G7]&gt;0; ([.G118]-[.G7])/[.G7]; 0)" office:value-type="float" office:value="0.00335448656624888" calcext:value-type="float">
            <text:p>0.00335448656624888</text:p>
          </table:table-cell>
          <table:table-cell table:formula="of:=IF([.H7]&gt;0; ([.H118]-[.H7])/[.H7]; 0)" office:value-type="float" office:value="-0.0042928277200569" calcext:value-type="float">
            <text:p>-0.0042928277200569</text:p>
          </table:table-cell>
          <table:table-cell table:formula="of:=IF([.I7]&gt;0; ([.I118]-[.I7])/[.I7]; 0)" office:value-type="float" office:value="-0.00446436200074483" calcext:value-type="float">
            <text:p>-0.00446436200074483</text:p>
          </table:table-cell>
          <table:table-cell table:formula="of:=IF([.J7]&gt;0; ([.J118]-[.J7])/[.J7]; 0)" office:value-type="float" office:value="-0.00461451937092143" calcext:value-type="float">
            <text:p>-0.00461451937092143</text:p>
          </table:table-cell>
          <table:table-cell table:formula="of:=IF([.K7]&gt;0; ([.K118]-[.K7])/[.K7]; 0)" office:value-type="float" office:value="0.000548944091383147" calcext:value-type="float">
            <text:p>0.000548944091383147</text:p>
          </table:table-cell>
          <table:table-cell table:formula="of:=IF([.L7]&gt;0; ([.L118]-[.L7])/[.L7]; 0)" office:value-type="float" office:value="-0.00276964564695496" calcext:value-type="float">
            <text:p>-0.00276964564695496</text:p>
          </table:table-cell>
          <table:table-cell table:formula="of:=IF([.M7]&gt;0; ([.M118]-[.M7])/[.M7]; 0)" office:value-type="float" office:value="-0.0110956763970274" calcext:value-type="float">
            <text:p>-0.0110956763970274</text:p>
          </table:table-cell>
          <table:table-cell table:formula="of:=IF([.N7]&gt;0; ([.N118]-[.N7])/[.N7]; 0)" office:value-type="float" office:value="-0.00795877914994669" calcext:value-type="float">
            <text:p>-0.00795877914994669</text:p>
          </table:table-cell>
          <table:table-cell table:formula="of:=IF([.O7]&gt;0; ([.O118]-[.O7])/[.O7]; 0)" office:value-type="float" office:value="-0.0131825940480713" calcext:value-type="float">
            <text:p>-0.0131825940480713</text:p>
          </table:table-cell>
          <table:table-cell table:formula="of:=IF([.P7]&gt;0; ([.P118]-[.P7])/[.P7]; 0)" office:value-type="float" office:value="0.0046905723454214" calcext:value-type="float">
            <text:p>0.0046905723454214</text:p>
          </table:table-cell>
          <table:table-cell table:formula="of:=IF([.Q7]&gt;0; ([.Q118]-[.Q7])/[.Q7]; 0)" office:value-type="float" office:value="-0.0128542250692375" calcext:value-type="float">
            <text:p>-0.0128542250692375</text:p>
          </table:table-cell>
          <table:table-cell table:formula="of:=IF([.R7]&gt;0; ([.R118]-[.R7])/[.R7]; 0)" office:value-type="float" office:value="0.00211345041288963" calcext:value-type="float">
            <text:p>0.00211345041288963</text:p>
          </table:table-cell>
          <table:table-cell table:formula="of:=IF([.S7]&gt;0; ([.S118]-[.S7])/[.S7]; 0)" office:value-type="float" office:value="-0.00920086215345602" calcext:value-type="float">
            <text:p>-0.00920086215345602</text:p>
          </table:table-cell>
          <table:table-cell table:number-columns-repeated="2"/>
          <table:table-cell table:formula="of:=IF([.V7]&gt;0; ([.V118]-[.V7])/[.V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8]&gt;0; ([.B119]-[.B8])/[.B8]; 0)" office:value-type="float" office:value="0" calcext:value-type="float">
            <text:p>0</text:p>
          </table:table-cell>
          <table:table-cell/>
          <table:table-cell table:formula="of:=IF([.D8]&gt;0; ([.D119]-[.D8])/[.D8]; 0)" office:value-type="float" office:value="-0.00416326832937453" calcext:value-type="float">
            <text:p>-0.00416326832937453</text:p>
          </table:table-cell>
          <table:table-cell table:formula="of:=IF([.E8]&gt;0; ([.E119]-[.E8])/[.E8]; 0)" office:value-type="float" office:value="-0.00926497156992033" calcext:value-type="float">
            <text:p>-0.00926497156992033</text:p>
          </table:table-cell>
          <table:table-cell table:formula="of:=IF([.F8]&gt;0; ([.F119]-[.F8])/[.F8]; 0)" office:value-type="float" office:value="-0.000430875018818512" calcext:value-type="float">
            <text:p>-0.000430875018818512</text:p>
          </table:table-cell>
          <table:table-cell table:formula="of:=IF([.G8]&gt;0; ([.G119]-[.G8])/[.G8]; 0)" office:value-type="float" office:value="-0.00108862121231775" calcext:value-type="float">
            <text:p>-0.00108862121231775</text:p>
          </table:table-cell>
          <table:table-cell table:formula="of:=IF([.H8]&gt;0; ([.H119]-[.H8])/[.H8]; 0)" office:value-type="float" office:value="-0.00467490736328537" calcext:value-type="float">
            <text:p>-0.00467490736328537</text:p>
          </table:table-cell>
          <table:table-cell table:formula="of:=IF([.I8]&gt;0; ([.I119]-[.I8])/[.I8]; 0)" office:value-type="float" office:value="-0.00598018315510873" calcext:value-type="float">
            <text:p>-0.00598018315510873</text:p>
          </table:table-cell>
          <table:table-cell table:formula="of:=IF([.J8]&gt;0; ([.J119]-[.J8])/[.J8]; 0)" office:value-type="float" office:value="-0.000748843022651571" calcext:value-type="float">
            <text:p>-0.000748843022651571</text:p>
          </table:table-cell>
          <table:table-cell table:formula="of:=IF([.K8]&gt;0; ([.K119]-[.K8])/[.K8]; 0)" office:value-type="float" office:value="-0.00911621711970422" calcext:value-type="float">
            <text:p>-0.00911621711970422</text:p>
          </table:table-cell>
          <table:table-cell table:formula="of:=IF([.L8]&gt;0; ([.L119]-[.L8])/[.L8]; 0)" office:value-type="float" office:value="0.00242321465599803" calcext:value-type="float">
            <text:p>0.00242321465599803</text:p>
          </table:table-cell>
          <table:table-cell table:formula="of:=IF([.M8]&gt;0; ([.M119]-[.M8])/[.M8]; 0)" office:value-type="float" office:value="-0.00343178382084057" calcext:value-type="float">
            <text:p>-0.00343178382084057</text:p>
          </table:table-cell>
          <table:table-cell table:formula="of:=IF([.N8]&gt;0; ([.N119]-[.N8])/[.N8]; 0)" office:value-type="float" office:value="-0.00128213624426247" calcext:value-type="float">
            <text:p>-0.00128213624426247</text:p>
          </table:table-cell>
          <table:table-cell table:formula="of:=IF([.O8]&gt;0; ([.O119]-[.O8])/[.O8]; 0)" office:value-type="float" office:value="-0.00625973375668376" calcext:value-type="float">
            <text:p>-0.00625973375668376</text:p>
          </table:table-cell>
          <table:table-cell table:formula="of:=IF([.P8]&gt;0; ([.P119]-[.P8])/[.P8]; 0)" office:value-type="float" office:value="0.0029964653399985" calcext:value-type="float">
            <text:p>0.0029964653399985</text:p>
          </table:table-cell>
          <table:table-cell table:formula="of:=IF([.Q8]&gt;0; ([.Q119]-[.Q8])/[.Q8]; 0)" office:value-type="float" office:value="-0.00157056623263988" calcext:value-type="float">
            <text:p>-0.00157056623263988</text:p>
          </table:table-cell>
          <table:table-cell table:formula="of:=IF([.R8]&gt;0; ([.R119]-[.R8])/[.R8]; 0)" office:value-type="float" office:value="-0.0103009471685429" calcext:value-type="float">
            <text:p>-0.0103009471685429</text:p>
          </table:table-cell>
          <table:table-cell table:formula="of:=IF([.S8]&gt;0; ([.S119]-[.S8])/[.S8]; 0)" office:value-type="float" office:value="-0.0058691359968952" calcext:value-type="float">
            <text:p>-0.0058691359968952</text:p>
          </table:table-cell>
          <table:table-cell table:formula="of:=IF([.T8]&gt;0; ([.T119]-[.T8])/[.T8]; 0)" office:value-type="float" office:value="0.00883426023062115" calcext:value-type="float">
            <text:p>0.00883426023062115</text:p>
          </table:table-cell>
          <table:table-cell/>
          <table:table-cell table:formula="of:=IF([.V8]&gt;0; ([.V119]-[.V8])/[.V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D9]&gt;0; ([.D120]-[.D9])/[.D9]; 0)" office:value-type="float" office:value="-0.0117606622140658" calcext:value-type="float">
            <text:p>-0.0117606622140658</text:p>
          </table:table-cell>
          <table:table-cell table:formula="of:=IF([.E9]&gt;0; ([.E120]-[.E9])/[.E9]; 0)" office:value-type="float" office:value="-0.00249280145179768" calcext:value-type="float">
            <text:p>-0.00249280145179768</text:p>
          </table:table-cell>
          <table:table-cell table:formula="of:=IF([.F9]&gt;0; ([.F120]-[.F9])/[.F9]; 0)" office:value-type="float" office:value="-0.00983458881412431" calcext:value-type="float">
            <text:p>-0.00983458881412431</text:p>
          </table:table-cell>
          <table:table-cell table:formula="of:=IF([.G9]&gt;0; ([.G120]-[.G9])/[.G9]; 0)" office:value-type="float" office:value="-0.000560300675257555" calcext:value-type="float">
            <text:p>-0.000560300675257555</text:p>
          </table:table-cell>
          <table:table-cell table:formula="of:=IF([.H9]&gt;0; ([.H120]-[.H9])/[.H9]; 0)" office:value-type="float" office:value="-0.00966380168414903" calcext:value-type="float">
            <text:p>-0.00966380168414903</text:p>
          </table:table-cell>
          <table:table-cell table:formula="of:=IF([.I9]&gt;0; ([.I120]-[.I9])/[.I9]; 0)" office:value-type="float" office:value="-0.00195370184798106" calcext:value-type="float">
            <text:p>-0.00195370184798106</text:p>
          </table:table-cell>
          <table:table-cell table:formula="of:=IF([.J9]&gt;0; ([.J120]-[.J9])/[.J9]; 0)" office:value-type="float" office:value="-0.00791870528041466" calcext:value-type="float">
            <text:p>-0.00791870528041466</text:p>
          </table:table-cell>
          <table:table-cell table:formula="of:=IF([.K9]&gt;0; ([.K120]-[.K9])/[.K9]; 0)" office:value-type="float" office:value="0.000753603062199474" calcext:value-type="float">
            <text:p>0.000753603062199474</text:p>
          </table:table-cell>
          <table:table-cell table:formula="of:=IF([.L9]&gt;0; ([.L120]-[.L9])/[.L9]; 0)" office:value-type="float" office:value="-0.000682642322360121" calcext:value-type="float">
            <text:p>-0.000682642322360121</text:p>
          </table:table-cell>
          <table:table-cell table:formula="of:=IF([.M9]&gt;0; ([.M120]-[.M9])/[.M9]; 0)" office:value-type="float" office:value="-0.0127839010118936" calcext:value-type="float">
            <text:p>-0.0127839010118936</text:p>
          </table:table-cell>
          <table:table-cell table:formula="of:=IF([.N9]&gt;0; ([.N120]-[.N9])/[.N9]; 0)" office:value-type="float" office:value="-0.00509870295373639" calcext:value-type="float">
            <text:p>-0.00509870295373639</text:p>
          </table:table-cell>
          <table:table-cell table:formula="of:=IF([.O9]&gt;0; ([.O120]-[.O9])/[.O9]; 0)" office:value-type="float" office:value="-0.00716218739027219" calcext:value-type="float">
            <text:p>-0.00716218739027219</text:p>
          </table:table-cell>
          <table:table-cell table:formula="of:=IF([.P9]&gt;0; ([.P120]-[.P9])/[.P9]; 0)" office:value-type="float" office:value="-0.00632183476069846" calcext:value-type="float">
            <text:p>-0.00632183476069846</text:p>
          </table:table-cell>
          <table:table-cell table:formula="of:=IF([.Q9]&gt;0; ([.Q120]-[.Q9])/[.Q9]; 0)" office:value-type="float" office:value="-0.00786901709686395" calcext:value-type="float">
            <text:p>-0.00786901709686395</text:p>
          </table:table-cell>
          <table:table-cell table:formula="of:=IF([.R9]&gt;0; ([.R120]-[.R9])/[.R9]; 0)" office:value-type="float" office:value="-0.00409353479355161" calcext:value-type="float">
            <text:p>-0.00409353479355161</text:p>
          </table:table-cell>
          <table:table-cell table:formula="of:=IF([.S9]&gt;0; ([.S120]-[.S9])/[.S9]; 0)" office:value-type="float" office:value="0.0055783447869972" calcext:value-type="float">
            <text:p>0.0055783447869972</text:p>
          </table:table-cell>
          <table:table-cell table:formula="of:=IF([.T9]&gt;0; ([.T120]-[.T9])/[.T9]; 0)" office:value-type="float" office:value="0.00532212668456751" calcext:value-type="float">
            <text:p>0.005322126684567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[.C10]&gt;0; ([.C121]-[.C10])/[.C10]; 0)" office:value-type="float" office:value="0.00817678934788186" calcext:value-type="float">
            <text:p>0.00817678934788186</text:p>
          </table:table-cell>
          <table:table-cell table:formula="of:=IF([.D10]&gt;0; ([.D121]-[.D10])/[.D10]; 0)" office:value-type="float" office:value="-0.0029680240511605" calcext:value-type="float">
            <text:p>-0.0029680240511605</text:p>
          </table:table-cell>
          <table:table-cell table:formula="of:=IF([.E10]&gt;0; ([.E121]-[.E10])/[.E10]; 0)" office:value-type="float" office:value="0.00282280760267521" calcext:value-type="float">
            <text:p>0.00282280760267521</text:p>
          </table:table-cell>
          <table:table-cell table:formula="of:=IF([.F10]&gt;0; ([.F121]-[.F10])/[.F10]; 0)" office:value-type="float" office:value="-0.0119303441568046" calcext:value-type="float">
            <text:p>-0.0119303441568046</text:p>
          </table:table-cell>
          <table:table-cell table:formula="of:=IF([.G10]&gt;0; ([.G121]-[.G10])/[.G10]; 0)" office:value-type="float" office:value="-0.00719159082139179" calcext:value-type="float">
            <text:p>-0.00719159082139179</text:p>
          </table:table-cell>
          <table:table-cell table:formula="of:=IF([.H10]&gt;0; ([.H121]-[.H10])/[.H10]; 0)" office:value-type="float" office:value="-0.00156258831349831" calcext:value-type="float">
            <text:p>-0.00156258831349831</text:p>
          </table:table-cell>
          <table:table-cell table:formula="of:=IF([.I10]&gt;0; ([.I121]-[.I10])/[.I10]; 0)" office:value-type="float" office:value="-0.00187873904196706" calcext:value-type="float">
            <text:p>-0.00187873904196706</text:p>
          </table:table-cell>
          <table:table-cell table:formula="of:=IF([.J10]&gt;0; ([.J121]-[.J10])/[.J10]; 0)" office:value-type="float" office:value="0.00149556208905326" calcext:value-type="float">
            <text:p>0.00149556208905326</text:p>
          </table:table-cell>
          <table:table-cell table:formula="of:=IF([.K10]&gt;0; ([.K121]-[.K10])/[.K10]; 0)" office:value-type="float" office:value="-0.00795595297029863" calcext:value-type="float">
            <text:p>-0.00795595297029863</text:p>
          </table:table-cell>
          <table:table-cell table:formula="of:=IF([.L10]&gt;0; ([.L121]-[.L10])/[.L10]; 0)" office:value-type="float" office:value="-0.0112402994627834" calcext:value-type="float">
            <text:p>-0.0112402994627834</text:p>
          </table:table-cell>
          <table:table-cell table:formula="of:=IF([.M10]&gt;0; ([.M121]-[.M10])/[.M10]; 0)" office:value-type="float" office:value="-0.00980701336578676" calcext:value-type="float">
            <text:p>-0.00980701336578676</text:p>
          </table:table-cell>
          <table:table-cell table:formula="of:=IF([.N10]&gt;0; ([.N121]-[.N10])/[.N10]; 0)" office:value-type="float" office:value="-0.00567834800214161" calcext:value-type="float">
            <text:p>-0.00567834800214161</text:p>
          </table:table-cell>
          <table:table-cell table:formula="of:=IF([.O10]&gt;0; ([.O121]-[.O10])/[.O10]; 0)" office:value-type="float" office:value="-0.00771780680924923" calcext:value-type="float">
            <text:p>-0.00771780680924923</text:p>
          </table:table-cell>
          <table:table-cell table:formula="of:=IF([.P10]&gt;0; ([.P121]-[.P10])/[.P10]; 0)" office:value-type="float" office:value="0.000572806178922521" calcext:value-type="float">
            <text:p>0.000572806178922521</text:p>
          </table:table-cell>
          <table:table-cell table:formula="of:=IF([.Q10]&gt;0; ([.Q121]-[.Q10])/[.Q10]; 0)" office:value-type="float" office:value="0.00326577069691777" calcext:value-type="float">
            <text:p>0.00326577069691777</text:p>
          </table:table-cell>
          <table:table-cell table:formula="of:=IF([.R10]&gt;0; ([.R121]-[.R10])/[.R10]; 0)" office:value-type="float" office:value="-0.0063067707628115" calcext:value-type="float">
            <text:p>-0.0063067707628115</text:p>
          </table:table-cell>
          <table:table-cell table:formula="of:=IF([.S10]&gt;0; ([.S121]-[.S10])/[.S10]; 0)" office:value-type="float" office:value="0.00337563164214747" calcext:value-type="float">
            <text:p>0.00337563164214747</text:p>
          </table:table-cell>
          <table:table-cell table:formula="of:=IF([.T10]&gt;0; ([.T121]-[.T10])/[.T10]; 0)" office:value-type="float" office:value="0.0035180023341429" calcext:value-type="float">
            <text:p>0.0035180023341429</text:p>
          </table:table-cell>
          <table:table-cell table:formula="of:=IF([.U10]&gt;0; ([.U121]-[.U10])/[.U10]; 0)" office:value-type="float" office:value="-0.000122886232580726" calcext:value-type="float">
            <text:p>-0.0001228862325807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IF([.C11]&gt;0; ([.C122]-[.C11])/[.C11]; 0)" office:value-type="float" office:value="-0.00371415249560134" calcext:value-type="float">
            <text:p>-0.00371415249560134</text:p>
          </table:table-cell>
          <table:table-cell table:formula="of:=IF([.D11]&gt;0; ([.D122]-[.D11])/[.D11]; 0)" office:value-type="float" office:value="0.00297814335626506" calcext:value-type="float">
            <text:p>0.00297814335626506</text:p>
          </table:table-cell>
          <table:table-cell table:formula="of:=IF([.E11]&gt;0; ([.E122]-[.E11])/[.E11]; 0)" office:value-type="float" office:value="-0.0125074322447405" calcext:value-type="float">
            <text:p>-0.0125074322447405</text:p>
          </table:table-cell>
          <table:table-cell table:formula="of:=IF([.F11]&gt;0; ([.F122]-[.F11])/[.F11]; 0)" office:value-type="float" office:value="-0.00846545875711871" calcext:value-type="float">
            <text:p>-0.00846545875711871</text:p>
          </table:table-cell>
          <table:table-cell table:formula="of:=IF([.G11]&gt;0; ([.G122]-[.G11])/[.G11]; 0)" office:value-type="float" office:value="-0.00201270712400747" calcext:value-type="float">
            <text:p>-0.00201270712400747</text:p>
          </table:table-cell>
          <table:table-cell table:formula="of:=IF([.H11]&gt;0; ([.H122]-[.H11])/[.H11]; 0)" office:value-type="float" office:value="0.0040666726470648" calcext:value-type="float">
            <text:p>0.0040666726470648</text:p>
          </table:table-cell>
          <table:table-cell table:formula="of:=IF([.I11]&gt;0; ([.I122]-[.I11])/[.I11]; 0)" office:value-type="float" office:value="-0.0100239253059495" calcext:value-type="float">
            <text:p>-0.0100239253059495</text:p>
          </table:table-cell>
          <table:table-cell table:formula="of:=IF([.J11]&gt;0; ([.J122]-[.J11])/[.J11]; 0)" office:value-type="float" office:value="-0.0092137695043189" calcext:value-type="float">
            <text:p>-0.0092137695043189</text:p>
          </table:table-cell>
          <table:table-cell table:formula="of:=IF([.K11]&gt;0; ([.K122]-[.K11])/[.K11]; 0)" office:value-type="float" office:value="-0.025558748844184" calcext:value-type="float">
            <text:p>-0.025558748844184</text:p>
          </table:table-cell>
          <table:table-cell table:formula="of:=IF([.L11]&gt;0; ([.L122]-[.L11])/[.L11]; 0)" office:value-type="float" office:value="-0.0374270995296776" calcext:value-type="float">
            <text:p>-0.0374270995296776</text:p>
          </table:table-cell>
          <table:table-cell table:formula="of:=IF([.M11]&gt;0; ([.M122]-[.M11])/[.M11]; 0)" office:value-type="float" office:value="-0.0231119781346543" calcext:value-type="float">
            <text:p>-0.0231119781346543</text:p>
          </table:table-cell>
          <table:table-cell table:formula="of:=IF([.N11]&gt;0; ([.N122]-[.N11])/[.N11]; 0)" office:value-type="float" office:value="-0.0153598818175571" calcext:value-type="float">
            <text:p>-0.0153598818175571</text:p>
          </table:table-cell>
          <table:table-cell table:formula="of:=IF([.O11]&gt;0; ([.O122]-[.O11])/[.O11]; 0)" office:value-type="float" office:value="-0.00188842776886314" calcext:value-type="float">
            <text:p>-0.00188842776886314</text:p>
          </table:table-cell>
          <table:table-cell table:formula="of:=IF([.P11]&gt;0; ([.P122]-[.P11])/[.P11]; 0)" office:value-type="float" office:value="-0.00845382759034525" calcext:value-type="float">
            <text:p>-0.00845382759034525</text:p>
          </table:table-cell>
          <table:table-cell table:formula="of:=IF([.Q11]&gt;0; ([.Q122]-[.Q11])/[.Q11]; 0)" office:value-type="float" office:value="-0.00687551144916756" calcext:value-type="float">
            <text:p>-0.00687551144916756</text:p>
          </table:table-cell>
          <table:table-cell table:formula="of:=IF([.R11]&gt;0; ([.R122]-[.R11])/[.R11]; 0)" office:value-type="float" office:value="-0.00872865475987553" calcext:value-type="float">
            <text:p>-0.00872865475987553</text:p>
          </table:table-cell>
          <table:table-cell table:formula="of:=IF([.S11]&gt;0; ([.S122]-[.S11])/[.S11]; 0)" office:value-type="float" office:value="0.00205787411090281" calcext:value-type="float">
            <text:p>0.00205787411090281</text:p>
          </table:table-cell>
          <table:table-cell table:formula="of:=IF([.T11]&gt;0; ([.T122]-[.T11])/[.T11]; 0)" office:value-type="float" office:value="-0.00295423836218613" calcext:value-type="float">
            <text:p>-0.00295423836218613</text:p>
          </table:table-cell>
          <table:table-cell table:formula="of:=IF([.U11]&gt;0; ([.U122]-[.U11])/[.U11]; 0)" office:value-type="float" office:value="0.014650298293368" calcext:value-type="float">
            <text:p>0.0146502982933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IF([.C12]&gt;0; ([.C123]-[.C12])/[.C12]; 0)" office:value-type="float" office:value="-0.00654533412310058" calcext:value-type="float">
            <text:p>-0.00654533412310058</text:p>
          </table:table-cell>
          <table:table-cell table:formula="of:=IF([.D12]&gt;0; ([.D123]-[.D12])/[.D12]; 0)" office:value-type="float" office:value="-0.00689280003002254" calcext:value-type="float">
            <text:p>-0.00689280003002254</text:p>
          </table:table-cell>
          <table:table-cell table:formula="of:=IF([.E12]&gt;0; ([.E123]-[.E12])/[.E12]; 0)" office:value-type="float" office:value="0.00497645699112652" calcext:value-type="float">
            <text:p>0.00497645699112652</text:p>
          </table:table-cell>
          <table:table-cell table:formula="of:=IF([.F12]&gt;0; ([.F123]-[.F12])/[.F12]; 0)" office:value-type="float" office:value="-0.00396900564016346" calcext:value-type="float">
            <text:p>-0.00396900564016346</text:p>
          </table:table-cell>
          <table:table-cell table:formula="of:=IF([.G12]&gt;0; ([.G123]-[.G12])/[.G12]; 0)" office:value-type="float" office:value="-0.00650809121153994" calcext:value-type="float">
            <text:p>-0.00650809121153994</text:p>
          </table:table-cell>
          <table:table-cell table:formula="of:=IF([.H12]&gt;0; ([.H123]-[.H12])/[.H12]; 0)" office:value-type="float" office:value="-0.0082802364934074" calcext:value-type="float">
            <text:p>-0.0082802364934074</text:p>
          </table:table-cell>
          <table:table-cell table:formula="of:=IF([.I12]&gt;0; ([.I123]-[.I12])/[.I12]; 0)" office:value-type="float" office:value="-0.00154858559170497" calcext:value-type="float">
            <text:p>-0.00154858559170497</text:p>
          </table:table-cell>
          <table:table-cell table:formula="of:=IF([.J12]&gt;0; ([.J123]-[.J12])/[.J12]; 0)" office:value-type="float" office:value="-0.0100214172658542" calcext:value-type="float">
            <text:p>-0.0100214172658542</text:p>
          </table:table-cell>
          <table:table-cell table:formula="of:=IF([.K12]&gt;0; ([.K123]-[.K12])/[.K12]; 0)" office:value-type="float" office:value="-0.03667482520754" calcext:value-type="float">
            <text:p>-0.03667482520754</text:p>
          </table:table-cell>
          <table:table-cell/>
          <table:table-cell table:formula="of:=IF([.M12]&gt;0; ([.M123]-[.M12])/[.M12]; 0)" office:value-type="float" office:value="-0.0372172807266324" calcext:value-type="float">
            <text:p>-0.0372172807266324</text:p>
          </table:table-cell>
          <table:table-cell table:formula="of:=IF([.N12]&gt;0; ([.N123]-[.N12])/[.N12]; 0)" office:value-type="float" office:value="-0.0146103887957003" calcext:value-type="float">
            <text:p>-0.0146103887957003</text:p>
          </table:table-cell>
          <table:table-cell table:formula="of:=IF([.O12]&gt;0; ([.O123]-[.O12])/[.O12]; 0)" office:value-type="float" office:value="-0.000267964353615981" calcext:value-type="float">
            <text:p>-0.000267964353615981</text:p>
          </table:table-cell>
          <table:table-cell table:formula="of:=IF([.P12]&gt;0; ([.P123]-[.P12])/[.P12]; 0)" office:value-type="float" office:value="-0.00763655198965855" calcext:value-type="float">
            <text:p>-0.00763655198965855</text:p>
          </table:table-cell>
          <table:table-cell table:formula="of:=IF([.Q12]&gt;0; ([.Q123]-[.Q12])/[.Q12]; 0)" office:value-type="float" office:value="-0.000513042921660495" calcext:value-type="float">
            <text:p>-0.000513042921660495</text:p>
          </table:table-cell>
          <table:table-cell table:formula="of:=IF([.R12]&gt;0; ([.R123]-[.R12])/[.R12]; 0)" office:value-type="float" office:value="0.00418311799220078" calcext:value-type="float">
            <text:p>0.00418311799220078</text:p>
          </table:table-cell>
          <table:table-cell table:formula="of:=IF([.S12]&gt;0; ([.S123]-[.S12])/[.S12]; 0)" office:value-type="float" office:value="0.000593906147935539" calcext:value-type="float">
            <text:p>0.000593906147935539</text:p>
          </table:table-cell>
          <table:table-cell table:formula="of:=IF([.T12]&gt;0; ([.T123]-[.T12])/[.T12]; 0)" office:value-type="float" office:value="-0.00813176804236095" calcext:value-type="float">
            <text:p>-0.00813176804236095</text:p>
          </table:table-cell>
          <table:table-cell table:formula="of:=IF([.U12]&gt;0; ([.U123]-[.U12])/[.U12]; 0)" office:value-type="float" office:value="0.00917334654451244" calcext:value-type="float">
            <text:p>0.009173346544512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IF([.C13]&gt;0; ([.C124]-[.C13])/[.C13]; 0)" office:value-type="float" office:value="0.000885662463806793" calcext:value-type="float">
            <text:p>0.000885662463806793</text:p>
          </table:table-cell>
          <table:table-cell table:formula="of:=IF([.D13]&gt;0; ([.D124]-[.D13])/[.D13]; 0)" office:value-type="float" office:value="-0.00717028890221011" calcext:value-type="float">
            <text:p>-0.00717028890221011</text:p>
          </table:table-cell>
          <table:table-cell table:formula="of:=IF([.E13]&gt;0; ([.E124]-[.E13])/[.E13]; 0)" office:value-type="float" office:value="-0.0019891375411517" calcext:value-type="float">
            <text:p>-0.0019891375411517</text:p>
          </table:table-cell>
          <table:table-cell table:formula="of:=IF([.F13]&gt;0; ([.F124]-[.F13])/[.F13]; 0)" office:value-type="float" office:value="-0.00688334300861171" calcext:value-type="float">
            <text:p>-0.00688334300861171</text:p>
          </table:table-cell>
          <table:table-cell table:formula="of:=IF([.G13]&gt;0; ([.G124]-[.G13])/[.G13]; 0)" office:value-type="float" office:value="-0.012661191093714" calcext:value-type="float">
            <text:p>-0.012661191093714</text:p>
          </table:table-cell>
          <table:table-cell table:formula="of:=IF([.H13]&gt;0; ([.H124]-[.H13])/[.H13]; 0)" office:value-type="float" office:value="-0.00929440157985173" calcext:value-type="float">
            <text:p>-0.00929440157985173</text:p>
          </table:table-cell>
          <table:table-cell table:formula="of:=IF([.I13]&gt;0; ([.I124]-[.I13])/[.I13]; 0)" office:value-type="float" office:value="-0.00699360574559685" calcext:value-type="float">
            <text:p>-0.00699360574559685</text:p>
          </table:table-cell>
          <table:table-cell table:formula="of:=IF([.J13]&gt;0; ([.J124]-[.J13])/[.J13]; 0)" office:value-type="float" office:value="-0.0112663987550782" calcext:value-type="float">
            <text:p>-0.0112663987550782</text:p>
          </table:table-cell>
          <table:table-cell table:formula="of:=IF([.K13]&gt;0; ([.K124]-[.K13])/[.K13]; 0)" office:value-type="float" office:value="-0.0267817556945051" calcext:value-type="float">
            <text:p>-0.0267817556945051</text:p>
          </table:table-cell>
          <table:table-cell table:formula="of:=IF([.L13]&gt;0; ([.L124]-[.L13])/[.L13]; 0)" office:value-type="float" office:value="-0.0406734238214598" calcext:value-type="float">
            <text:p>-0.0406734238214598</text:p>
          </table:table-cell>
          <table:table-cell table:formula="of:=IF([.M13]&gt;0; ([.M124]-[.M13])/[.M13]; 0)" office:value-type="float" office:value="-0.0282369189682737" calcext:value-type="float">
            <text:p>-0.0282369189682737</text:p>
          </table:table-cell>
          <table:table-cell table:formula="of:=IF([.N13]&gt;0; ([.N124]-[.N13])/[.N13]; 0)" office:value-type="float" office:value="-0.0112801460591193" calcext:value-type="float">
            <text:p>-0.0112801460591193</text:p>
          </table:table-cell>
          <table:table-cell table:formula="of:=IF([.O13]&gt;0; ([.O124]-[.O13])/[.O13]; 0)" office:value-type="float" office:value="-0.00811013560065861" calcext:value-type="float">
            <text:p>-0.00811013560065861</text:p>
          </table:table-cell>
          <table:table-cell table:formula="of:=IF([.P13]&gt;0; ([.P124]-[.P13])/[.P13]; 0)" office:value-type="float" office:value="-0.003303004944018" calcext:value-type="float">
            <text:p>-0.003303004944018</text:p>
          </table:table-cell>
          <table:table-cell table:formula="of:=IF([.Q13]&gt;0; ([.Q124]-[.Q13])/[.Q13]; 0)" office:value-type="float" office:value="0.000837953029595562" calcext:value-type="float">
            <text:p>0.000837953029595562</text:p>
          </table:table-cell>
          <table:table-cell table:formula="of:=IF([.R13]&gt;0; ([.R124]-[.R13])/[.R13]; 0)" office:value-type="float" office:value="0.0063837014562973" calcext:value-type="float">
            <text:p>0.0063837014562973</text:p>
          </table:table-cell>
          <table:table-cell table:formula="of:=IF([.S13]&gt;0; ([.S124]-[.S13])/[.S13]; 0)" office:value-type="float" office:value="0.000631012900937565" calcext:value-type="float">
            <text:p>0.000631012900937565</text:p>
          </table:table-cell>
          <table:table-cell table:formula="of:=IF([.T13]&gt;0; ([.T124]-[.T13])/[.T13]; 0)" office:value-type="float" office:value="0.00374381449221824" calcext:value-type="float">
            <text:p>0.00374381449221824</text:p>
          </table:table-cell>
          <table:table-cell table:formula="of:=IF([.U13]&gt;0; ([.U124]-[.U13])/[.U13]; 0)" office:value-type="float" office:value="-0.00297876094338937" calcext:value-type="float">
            <text:p>-0.002978760943389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IF([.C14]&gt;0; ([.C125]-[.C14])/[.C14]; 0)" office:value-type="float" office:value="-0.0061726209880019" calcext:value-type="float">
            <text:p>-0.0061726209880019</text:p>
          </table:table-cell>
          <table:table-cell table:formula="of:=IF([.D14]&gt;0; ([.D125]-[.D14])/[.D14]; 0)" office:value-type="float" office:value="0.00634614137313062" calcext:value-type="float">
            <text:p>0.00634614137313062</text:p>
          </table:table-cell>
          <table:table-cell table:formula="of:=IF([.E14]&gt;0; ([.E125]-[.E14])/[.E14]; 0)" office:value-type="float" office:value="-0.0052611581916352" calcext:value-type="float">
            <text:p>-0.0052611581916352</text:p>
          </table:table-cell>
          <table:table-cell table:formula="of:=IF([.F14]&gt;0; ([.F125]-[.F14])/[.F14]; 0)" office:value-type="float" office:value="-0.019827197156721" calcext:value-type="float">
            <text:p>-0.019827197156721</text:p>
          </table:table-cell>
          <table:table-cell table:formula="of:=IF([.G14]&gt;0; ([.G125]-[.G14])/[.G14]; 0)" office:value-type="float" office:value="-0.00548619409292736" calcext:value-type="float">
            <text:p>-0.00548619409292736</text:p>
          </table:table-cell>
          <table:table-cell table:formula="of:=IF([.H14]&gt;0; ([.H125]-[.H14])/[.H14]; 0)" office:value-type="float" office:value="-0.0062507429618488" calcext:value-type="float">
            <text:p>-0.0062507429618488</text:p>
          </table:table-cell>
          <table:table-cell table:formula="of:=IF([.I14]&gt;0; ([.I125]-[.I14])/[.I14]; 0)" office:value-type="float" office:value="-0.00422259315910117" calcext:value-type="float">
            <text:p>-0.00422259315910117</text:p>
          </table:table-cell>
          <table:table-cell table:formula="of:=IF([.J14]&gt;0; ([.J125]-[.J14])/[.J14]; 0)" office:value-type="float" office:value="-0.00393423312709221" calcext:value-type="float">
            <text:p>-0.00393423312709221</text:p>
          </table:table-cell>
          <table:table-cell table:formula="of:=IF([.K14]&gt;0; ([.K125]-[.K14])/[.K14]; 0)" office:value-type="float" office:value="-0.00490184387097825" calcext:value-type="float">
            <text:p>-0.00490184387097825</text:p>
          </table:table-cell>
          <table:table-cell table:formula="of:=IF([.L14]&gt;0; ([.L125]-[.L14])/[.L14]; 0)" office:value-type="float" office:value="-0.0170348161420772" calcext:value-type="float">
            <text:p>-0.0170348161420772</text:p>
          </table:table-cell>
          <table:table-cell table:formula="of:=IF([.M14]&gt;0; ([.M125]-[.M14])/[.M14]; 0)" office:value-type="float" office:value="-0.00867509604873596" calcext:value-type="float">
            <text:p>-0.00867509604873596</text:p>
          </table:table-cell>
          <table:table-cell table:formula="of:=IF([.N14]&gt;0; ([.N125]-[.N14])/[.N14]; 0)" office:value-type="float" office:value="-0.00697804599108128" calcext:value-type="float">
            <text:p>-0.00697804599108128</text:p>
          </table:table-cell>
          <table:table-cell table:formula="of:=IF([.O14]&gt;0; ([.O125]-[.O14])/[.O14]; 0)" office:value-type="float" office:value="-0.00311965021429672" calcext:value-type="float">
            <text:p>-0.00311965021429672</text:p>
          </table:table-cell>
          <table:table-cell table:formula="of:=IF([.P14]&gt;0; ([.P125]-[.P14])/[.P14]; 0)" office:value-type="float" office:value="0.00331154883368169" calcext:value-type="float">
            <text:p>0.00331154883368169</text:p>
          </table:table-cell>
          <table:table-cell table:formula="of:=IF([.Q14]&gt;0; ([.Q125]-[.Q14])/[.Q14]; 0)" office:value-type="float" office:value="-0.00327049360717706" calcext:value-type="float">
            <text:p>-0.00327049360717706</text:p>
          </table:table-cell>
          <table:table-cell table:formula="of:=IF([.R14]&gt;0; ([.R125]-[.R14])/[.R14]; 0)" office:value-type="float" office:value="-0.00287806802053993" calcext:value-type="float">
            <text:p>-0.00287806802053993</text:p>
          </table:table-cell>
          <table:table-cell table:formula="of:=IF([.S14]&gt;0; ([.S125]-[.S14])/[.S14]; 0)" office:value-type="float" office:value="0.00837861263094488" calcext:value-type="float">
            <text:p>0.00837861263094488</text:p>
          </table:table-cell>
          <table:table-cell table:formula="of:=IF([.T14]&gt;0; ([.T125]-[.T14])/[.T14]; 0)" office:value-type="float" office:value="-0.00214249560905838" calcext:value-type="float">
            <text:p>-0.00214249560905838</text:p>
          </table:table-cell>
          <table:table-cell table:formula="of:=IF([.U14]&gt;0; ([.U125]-[.U14])/[.U14]; 0)" office:value-type="float" office:value="0.00348404813953657" calcext:value-type="float">
            <text:p>0.003484048139536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[.D15]&gt;0; ([.D126]-[.D15])/[.D15]; 0)" office:value-type="float" office:value="-0.0031856877780014" calcext:value-type="float">
            <text:p>-0.0031856877780014</text:p>
          </table:table-cell>
          <table:table-cell table:formula="of:=IF([.E15]&gt;0; ([.E126]-[.E15])/[.E15]; 0)" office:value-type="float" office:value="0.00490076396074615" calcext:value-type="float">
            <text:p>0.00490076396074615</text:p>
          </table:table-cell>
          <table:table-cell table:formula="of:=IF([.F15]&gt;0; ([.F126]-[.F15])/[.F15]; 0)" office:value-type="float" office:value="-0.00388427557662304" calcext:value-type="float">
            <text:p>-0.00388427557662304</text:p>
          </table:table-cell>
          <table:table-cell table:formula="of:=IF([.G15]&gt;0; ([.G126]-[.G15])/[.G15]; 0)" office:value-type="float" office:value="-0.00471870520546014" calcext:value-type="float">
            <text:p>-0.00471870520546014</text:p>
          </table:table-cell>
          <table:table-cell table:formula="of:=IF([.H15]&gt;0; ([.H126]-[.H15])/[.H15]; 0)" office:value-type="float" office:value="0.0109891912614003" calcext:value-type="float">
            <text:p>0.0109891912614003</text:p>
          </table:table-cell>
          <table:table-cell table:formula="of:=IF([.I15]&gt;0; ([.I126]-[.I15])/[.I15]; 0)" office:value-type="float" office:value="-0.00902605530923809" calcext:value-type="float">
            <text:p>-0.00902605530923809</text:p>
          </table:table-cell>
          <table:table-cell table:formula="of:=IF([.J15]&gt;0; ([.J126]-[.J15])/[.J15]; 0)" office:value-type="float" office:value="-0.00167538666282451" calcext:value-type="float">
            <text:p>-0.00167538666282451</text:p>
          </table:table-cell>
          <table:table-cell table:formula="of:=IF([.K15]&gt;0; ([.K126]-[.K15])/[.K15]; 0)" office:value-type="float" office:value="-0.00949739415226608" calcext:value-type="float">
            <text:p>-0.00949739415226608</text:p>
          </table:table-cell>
          <table:table-cell table:formula="of:=IF([.L15]&gt;0; ([.L126]-[.L15])/[.L15]; 0)" office:value-type="float" office:value="-0.0105142565458623" calcext:value-type="float">
            <text:p>-0.0105142565458623</text:p>
          </table:table-cell>
          <table:table-cell table:formula="of:=IF([.M15]&gt;0; ([.M126]-[.M15])/[.M15]; 0)" office:value-type="float" office:value="-0.01179441491539" calcext:value-type="float">
            <text:p>-0.01179441491539</text:p>
          </table:table-cell>
          <table:table-cell table:formula="of:=IF([.N15]&gt;0; ([.N126]-[.N15])/[.N15]; 0)" office:value-type="float" office:value="-0.00731576567393582" calcext:value-type="float">
            <text:p>-0.00731576567393582</text:p>
          </table:table-cell>
          <table:table-cell table:formula="of:=IF([.O15]&gt;0; ([.O126]-[.O15])/[.O15]; 0)" office:value-type="float" office:value="0.00140636424423169" calcext:value-type="float">
            <text:p>0.00140636424423169</text:p>
          </table:table-cell>
          <table:table-cell table:formula="of:=IF([.P15]&gt;0; ([.P126]-[.P15])/[.P15]; 0)" office:value-type="float" office:value="0.00178535203397721" calcext:value-type="float">
            <text:p>0.00178535203397721</text:p>
          </table:table-cell>
          <table:table-cell table:formula="of:=IF([.Q15]&gt;0; ([.Q126]-[.Q15])/[.Q15]; 0)" office:value-type="float" office:value="-0.0017676185637456" calcext:value-type="float">
            <text:p>-0.0017676185637456</text:p>
          </table:table-cell>
          <table:table-cell table:formula="of:=IF([.R15]&gt;0; ([.R126]-[.R15])/[.R15]; 0)" office:value-type="float" office:value="-0.0116511788192187" calcext:value-type="float">
            <text:p>-0.0116511788192187</text:p>
          </table:table-cell>
          <table:table-cell table:formula="of:=IF([.S15]&gt;0; ([.S126]-[.S15])/[.S15]; 0)" office:value-type="float" office:value="0.00287348925560415" calcext:value-type="float">
            <text:p>0.00287348925560415</text:p>
          </table:table-cell>
          <table:table-cell table:formula="of:=IF([.T15]&gt;0; ([.T126]-[.T15])/[.T15]; 0)" office:value-type="float" office:value="-0.00184911723332187" calcext:value-type="float">
            <text:p>-0.00184911723332187</text:p>
          </table:table-cell>
          <table:table-cell table:number-columns-repeated="5"/>
        </table:table-row>
        <table:table-row table:style-name="ro1">
          <table:table-cell/>
          <table:table-cell table:formula="of:=IF([.B16]&gt;0; ([.B127]-[.B16])/[.B16]; 0)" office:value-type="float" office:value="0" calcext:value-type="float">
            <text:p>0</text:p>
          </table:table-cell>
          <table:table-cell/>
          <table:table-cell table:formula="of:=IF([.D16]&gt;0; ([.D127]-[.D16])/[.D16]; 0)" office:value-type="float" office:value="0.00615073483411658" calcext:value-type="float">
            <text:p>0.00615073483411658</text:p>
          </table:table-cell>
          <table:table-cell table:formula="of:=IF([.E16]&gt;0; ([.E127]-[.E16])/[.E16]; 0)" office:value-type="float" office:value="-0.0133785787414909" calcext:value-type="float">
            <text:p>-0.0133785787414909</text:p>
          </table:table-cell>
          <table:table-cell table:formula="of:=IF([.F16]&gt;0; ([.F127]-[.F16])/[.F16]; 0)" office:value-type="float" office:value="0.000294633328110308" calcext:value-type="float">
            <text:p>0.000294633328110308</text:p>
          </table:table-cell>
          <table:table-cell table:formula="of:=IF([.G16]&gt;0; ([.G127]-[.G16])/[.G16]; 0)" office:value-type="float" office:value="-0.0111914917312343" calcext:value-type="float">
            <text:p>-0.0111914917312343</text:p>
          </table:table-cell>
          <table:table-cell table:formula="of:=IF([.H16]&gt;0; ([.H127]-[.H16])/[.H16]; 0)" office:value-type="float" office:value="0.00378444956445587" calcext:value-type="float">
            <text:p>0.00378444956445587</text:p>
          </table:table-cell>
          <table:table-cell table:formula="of:=IF([.I16]&gt;0; ([.I127]-[.I16])/[.I16]; 0)" office:value-type="float" office:value="0.00479229068937145" calcext:value-type="float">
            <text:p>0.00479229068937145</text:p>
          </table:table-cell>
          <table:table-cell table:formula="of:=IF([.J16]&gt;0; ([.J127]-[.J16])/[.J16]; 0)" office:value-type="float" office:value="-0.00346549321539248" calcext:value-type="float">
            <text:p>-0.00346549321539248</text:p>
          </table:table-cell>
          <table:table-cell table:formula="of:=IF([.K16]&gt;0; ([.K127]-[.K16])/[.K16]; 0)" office:value-type="float" office:value="-0.00422947068860255" calcext:value-type="float">
            <text:p>-0.00422947068860255</text:p>
          </table:table-cell>
          <table:table-cell table:formula="of:=IF([.L16]&gt;0; ([.L127]-[.L16])/[.L16]; 0)" office:value-type="float" office:value="0.000203678552693689" calcext:value-type="float">
            <text:p>0.000203678552693689</text:p>
          </table:table-cell>
          <table:table-cell table:formula="of:=IF([.M16]&gt;0; ([.M127]-[.M16])/[.M16]; 0)" office:value-type="float" office:value="-0.0122125703165537" calcext:value-type="float">
            <text:p>-0.0122125703165537</text:p>
          </table:table-cell>
          <table:table-cell table:formula="of:=IF([.N16]&gt;0; ([.N127]-[.N16])/[.N16]; 0)" office:value-type="float" office:value="-0.00524984842995798" calcext:value-type="float">
            <text:p>-0.00524984842995798</text:p>
          </table:table-cell>
          <table:table-cell table:formula="of:=IF([.O16]&gt;0; ([.O127]-[.O16])/[.O16]; 0)" office:value-type="float" office:value="-0.0116643565180531" calcext:value-type="float">
            <text:p>-0.0116643565180531</text:p>
          </table:table-cell>
          <table:table-cell table:formula="of:=IF([.P16]&gt;0; ([.P127]-[.P16])/[.P16]; 0)" office:value-type="float" office:value="0.00117452418982255" calcext:value-type="float">
            <text:p>0.00117452418982255</text:p>
          </table:table-cell>
          <table:table-cell table:formula="of:=IF([.Q16]&gt;0; ([.Q127]-[.Q16])/[.Q16]; 0)" office:value-type="float" office:value="0.0055856196259073" calcext:value-type="float">
            <text:p>0.0055856196259073</text:p>
          </table:table-cell>
          <table:table-cell table:formula="of:=IF([.R16]&gt;0; ([.R127]-[.R16])/[.R16]; 0)" office:value-type="float" office:value="-0.00422259315910117" calcext:value-type="float">
            <text:p>-0.00422259315910117</text:p>
          </table:table-cell>
          <table:table-cell table:formula="of:=IF([.S16]&gt;0; ([.S127]-[.S16])/[.S16]; 0)" office:value-type="float" office:value="0.00862034422407672" calcext:value-type="float">
            <text:p>0.00862034422407672</text:p>
          </table:table-cell>
          <table:table-cell table:formula="of:=IF([.T16]&gt;0; ([.T127]-[.T16])/[.T16]; 0)" office:value-type="float" office:value="-0.00611185029440343" calcext:value-type="float">
            <text:p>-0.00611185029440343</text:p>
          </table:table-cell>
          <table:table-cell/>
          <table:table-cell table:formula="of:=IF([.V16]&gt;0; ([.V127]-[.V16])/[.V1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17]&gt;0; ([.B128]-[.B17])/[.B17]; 0)" office:value-type="float" office:value="0" calcext:value-type="float">
            <text:p>0</text:p>
          </table:table-cell>
          <table:table-cell table:number-columns-repeated="2"/>
          <table:table-cell table:formula="of:=IF([.E17]&gt;0; ([.E128]-[.E17])/[.E17]; 0)" office:value-type="float" office:value="-0.00106200196362276" calcext:value-type="float">
            <text:p>-0.00106200196362276</text:p>
          </table:table-cell>
          <table:table-cell table:formula="of:=IF([.F17]&gt;0; ([.F128]-[.F17])/[.F17]; 0)" office:value-type="float" office:value="-0.00459898994825865" calcext:value-type="float">
            <text:p>-0.00459898994825865</text:p>
          </table:table-cell>
          <table:table-cell table:formula="of:=IF([.G17]&gt;0; ([.G128]-[.G17])/[.G17]; 0)" office:value-type="float" office:value="-0.00353698972292419" calcext:value-type="float">
            <text:p>-0.00353698972292419</text:p>
          </table:table-cell>
          <table:table-cell table:formula="of:=IF([.H17]&gt;0; ([.H128]-[.H17])/[.H17]; 0)" office:value-type="float" office:value="-0.000405068765375323" calcext:value-type="float">
            <text:p>-0.000405068765375323</text:p>
          </table:table-cell>
          <table:table-cell table:formula="of:=IF([.I17]&gt;0; ([.I128]-[.I17])/[.I17]; 0)" office:value-type="float" office:value="0.00197355217796875" calcext:value-type="float">
            <text:p>0.00197355217796875</text:p>
          </table:table-cell>
          <table:table-cell table:formula="of:=IF([.J17]&gt;0; ([.J128]-[.J17])/[.J17]; 0)" office:value-type="float" office:value="-0.00535218967253969" calcext:value-type="float">
            <text:p>-0.00535218967253969</text:p>
          </table:table-cell>
          <table:table-cell table:formula="of:=IF([.K17]&gt;0; ([.K128]-[.K17])/[.K17]; 0)" office:value-type="float" office:value="0.0000676332658629507" calcext:value-type="float">
            <text:p>6.76332658629507E-05</text:p>
          </table:table-cell>
          <table:table-cell table:formula="of:=IF([.L17]&gt;0; ([.L128]-[.L17])/[.L17]; 0)" office:value-type="float" office:value="-0.0129833643600681" calcext:value-type="float">
            <text:p>-0.0129833643600681</text:p>
          </table:table-cell>
          <table:table-cell table:formula="of:=IF([.M17]&gt;0; ([.M128]-[.M17])/[.M17]; 0)" office:value-type="float" office:value="-0.004307004039205" calcext:value-type="float">
            <text:p>-0.004307004039205</text:p>
          </table:table-cell>
          <table:table-cell table:formula="of:=IF([.N17]&gt;0; ([.N128]-[.N17])/[.N17]; 0)" office:value-type="float" office:value="-0.00158534870558643" calcext:value-type="float">
            <text:p>-0.00158534870558643</text:p>
          </table:table-cell>
          <table:table-cell table:formula="of:=IF([.O17]&gt;0; ([.O128]-[.O17])/[.O17]; 0)" office:value-type="float" office:value="0.00156874411707487" calcext:value-type="float">
            <text:p>0.00156874411707487</text:p>
          </table:table-cell>
          <table:table-cell table:formula="of:=IF([.P17]&gt;0; ([.P128]-[.P17])/[.P17]; 0)" office:value-type="float" office:value="0.000964846493682972" calcext:value-type="float">
            <text:p>0.000964846493682972</text:p>
          </table:table-cell>
          <table:table-cell table:formula="of:=IF([.Q17]&gt;0; ([.Q128]-[.Q17])/[.Q17]; 0)" office:value-type="float" office:value="-0.00547606240667065" calcext:value-type="float">
            <text:p>-0.00547606240667065</text:p>
          </table:table-cell>
          <table:table-cell table:formula="of:=IF([.R17]&gt;0; ([.R128]-[.R17])/[.R17]; 0)" office:value-type="float" office:value="0.00448672086975852" calcext:value-type="float">
            <text:p>0.00448672086975852</text:p>
          </table:table-cell>
          <table:table-cell table:formula="of:=IF([.S17]&gt;0; ([.S128]-[.S17])/[.S17]; 0)" office:value-type="float" office:value="-0.00455874222278397" calcext:value-type="float">
            <text:p>-0.00455874222278397</text:p>
          </table:table-cell>
          <table:table-cell table:number-columns-repeated="2"/>
          <table:table-cell table:formula="of:=IF([.V17]&gt;0; ([.V128]-[.V17])/[.V1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18]&gt;0; ([.B129]-[.B18])/[.B18]; 0)" office:value-type="float" office:value="0" calcext:value-type="float">
            <text:p>0</text:p>
          </table:table-cell>
          <table:table-cell table:formula="of:=IF([.C18]&gt;0; ([.C129]-[.C18])/[.C18]; 0)" office:value-type="float" office:value="0" calcext:value-type="float">
            <text:p>0</text:p>
          </table:table-cell>
          <table:table-cell/>
          <table:table-cell table:formula="of:=IF([.E18]&gt;0; ([.E129]-[.E18])/[.E18]; 0)" office:value-type="float" office:value="-0.00335854750799104" calcext:value-type="float">
            <text:p>-0.00335854750799104</text:p>
          </table:table-cell>
          <table:table-cell table:formula="of:=IF([.F18]&gt;0; ([.F129]-[.F18])/[.F18]; 0)" office:value-type="float" office:value="-0.00402246643091642" calcext:value-type="float">
            <text:p>-0.00402246643091642</text:p>
          </table:table-cell>
          <table:table-cell table:formula="of:=IF([.G18]&gt;0; ([.G129]-[.G18])/[.G18]; 0)" office:value-type="float" office:value="-0.00958664824925736" calcext:value-type="float">
            <text:p>-0.00958664824925736</text:p>
          </table:table-cell>
          <table:table-cell table:formula="of:=IF([.H18]&gt;0; ([.H129]-[.H18])/[.H18]; 0)" office:value-type="float" office:value="-0.00503136462932661" calcext:value-type="float">
            <text:p>-0.00503136462932661</text:p>
          </table:table-cell>
          <table:table-cell table:formula="of:=IF([.I18]&gt;0; ([.I129]-[.I18])/[.I18]; 0)" office:value-type="float" office:value="0.00213798581062352" calcext:value-type="float">
            <text:p>0.00213798581062352</text:p>
          </table:table-cell>
          <table:table-cell table:formula="of:=IF([.J18]&gt;0; ([.J129]-[.J18])/[.J18]; 0)" office:value-type="float" office:value="0.00312940960499965" calcext:value-type="float">
            <text:p>0.00312940960499965</text:p>
          </table:table-cell>
          <table:table-cell table:formula="of:=IF([.K18]&gt;0; ([.K129]-[.K18])/[.K18]; 0)" office:value-type="float" office:value="0.00657746035145639" calcext:value-type="float">
            <text:p>0.00657746035145639</text:p>
          </table:table-cell>
          <table:table-cell table:formula="of:=IF([.L18]&gt;0; ([.L129]-[.L18])/[.L18]; 0)" office:value-type="float" office:value="0.0100387478821622" calcext:value-type="float">
            <text:p>0.0100387478821622</text:p>
          </table:table-cell>
          <table:table-cell table:formula="of:=IF([.M18]&gt;0; ([.M129]-[.M18])/[.M18]; 0)" office:value-type="float" office:value="-0.00275372352163726" calcext:value-type="float">
            <text:p>-0.00275372352163726</text:p>
          </table:table-cell>
          <table:table-cell table:formula="of:=IF([.N18]&gt;0; ([.N129]-[.N18])/[.N18]; 0)" office:value-type="float" office:value="0.00328953242069142" calcext:value-type="float">
            <text:p>0.00328953242069142</text:p>
          </table:table-cell>
          <table:table-cell table:formula="of:=IF([.O18]&gt;0; ([.O129]-[.O18])/[.O18]; 0)" office:value-type="float" office:value="-0.0123924095504905" calcext:value-type="float">
            <text:p>-0.0123924095504905</text:p>
          </table:table-cell>
          <table:table-cell table:formula="of:=IF([.P18]&gt;0; ([.P129]-[.P18])/[.P18]; 0)" office:value-type="float" office:value="-0.00336746227865023" calcext:value-type="float">
            <text:p>-0.00336746227865023</text:p>
          </table:table-cell>
          <table:table-cell table:formula="of:=IF([.Q18]&gt;0; ([.Q129]-[.Q18])/[.Q18]; 0)" office:value-type="float" office:value="-0.00639644418798117" calcext:value-type="float">
            <text:p>-0.00639644418798117</text:p>
          </table:table-cell>
          <table:table-cell table:formula="of:=IF([.R18]&gt;0; ([.R129]-[.R18])/[.R18]; 0)" office:value-type="float" office:value="0.00194178977181776" calcext:value-type="float">
            <text:p>0.00194178977181776</text:p>
          </table:table-cell>
          <table:table-cell table:formula="of:=IF([.S18]&gt;0; ([.S129]-[.S18])/[.S18]; 0)" office:value-type="float" office:value="0.00225943371537744" calcext:value-type="float">
            <text:p>0.00225943371537744</text:p>
          </table:table-cell>
          <table:table-cell/>
          <table:table-cell table:formula="of:=IF([.U18]&gt;0; ([.U129]-[.U18])/[.U18]; 0)" office:value-type="float" office:value="0" calcext:value-type="float">
            <text:p>0</text:p>
          </table:table-cell>
          <table:table-cell table:formula="of:=IF([.V18]&gt;0; ([.V129]-[.V18])/[.V1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19]&gt;0; ([.B130]-[.B19])/[.B19]; 0)" office:value-type="float" office:value="0" calcext:value-type="float">
            <text:p>0</text:p>
          </table:table-cell>
          <table:table-cell table:formula="of:=IF([.C19]&gt;0; ([.C130]-[.C19])/[.C19]; 0)" office:value-type="float" office:value="0" calcext:value-type="float">
            <text:p>0</text:p>
          </table:table-cell>
          <table:table-cell table:number-columns-repeated="2"/>
          <table:table-cell table:formula="of:=IF([.F19]&gt;0; ([.F130]-[.F19])/[.F19]; 0)" office:value-type="float" office:value="0.000979706057702558" calcext:value-type="float">
            <text:p>0.000979706057702558</text:p>
          </table:table-cell>
          <table:table-cell table:formula="of:=IF([.G19]&gt;0; ([.G130]-[.G19])/[.G19]; 0)" office:value-type="float" office:value="0.00338447050619501" calcext:value-type="float">
            <text:p>0.00338447050619501</text:p>
          </table:table-cell>
          <table:table-cell table:formula="of:=IF([.H19]&gt;0; ([.H130]-[.H19])/[.H19]; 0)" office:value-type="float" office:value="-0.00295423836218613" calcext:value-type="float">
            <text:p>-0.00295423836218613</text:p>
          </table:table-cell>
          <table:table-cell table:formula="of:=IF([.I19]&gt;0; ([.I130]-[.I19])/[.I19]; 0)" office:value-type="float" office:value="-0.00292152947409633" calcext:value-type="float">
            <text:p>-0.00292152947409633</text:p>
          </table:table-cell>
          <table:table-cell table:formula="of:=IF([.J19]&gt;0; ([.J130]-[.J19])/[.J19]; 0)" office:value-type="float" office:value="-0.00779172536290983" calcext:value-type="float">
            <text:p>-0.00779172536290983</text:p>
          </table:table-cell>
          <table:table-cell table:formula="of:=IF([.K19]&gt;0; ([.K130]-[.K19])/[.K19]; 0)" office:value-type="float" office:value="-0.000480898172158863" calcext:value-type="float">
            <text:p>-0.000480898172158863</text:p>
          </table:table-cell>
          <table:table-cell table:formula="of:=IF([.L19]&gt;0; ([.L130]-[.L19])/[.L19]; 0)" office:value-type="float" office:value="-0.00688659741308824" calcext:value-type="float">
            <text:p>-0.00688659741308824</text:p>
          </table:table-cell>
          <table:table-cell table:formula="of:=IF([.M19]&gt;0; ([.M130]-[.M19])/[.M19]; 0)" office:value-type="float" office:value="0.0111142424875346" calcext:value-type="float">
            <text:p>0.0111142424875346</text:p>
          </table:table-cell>
          <table:table-cell table:formula="of:=IF([.N19]&gt;0; ([.N130]-[.N19])/[.N19]; 0)" office:value-type="float" office:value="-0.0010756574623249" calcext:value-type="float">
            <text:p>-0.0010756574623249</text:p>
          </table:table-cell>
          <table:table-cell table:formula="of:=IF([.O19]&gt;0; ([.O130]-[.O19])/[.O19]; 0)" office:value-type="float" office:value="0.00785977856789066" calcext:value-type="float">
            <text:p>0.00785977856789066</text:p>
          </table:table-cell>
          <table:table-cell table:formula="of:=IF([.P19]&gt;0; ([.P130]-[.P19])/[.P19]; 0)" office:value-type="float" office:value="0.00318220808533042" calcext:value-type="float">
            <text:p>0.00318220808533042</text:p>
          </table:table-cell>
          <table:table-cell table:formula="of:=IF([.Q19]&gt;0; ([.Q130]-[.Q19])/[.Q19]; 0)" office:value-type="float" office:value="-0.000575900748033281" calcext:value-type="float">
            <text:p>-0.000575900748033281</text:p>
          </table:table-cell>
          <table:table-cell table:formula="of:=IF([.R19]&gt;0; ([.R130]-[.R19])/[.R19]; 0)" office:value-type="float" office:value="-0.0145202939618185" calcext:value-type="float">
            <text:p>-0.0145202939618185</text:p>
          </table:table-cell>
          <table:table-cell table:number-columns-repeated="2"/>
          <table:table-cell table:formula="of:=IF([.U19]&gt;0; ([.U130]-[.U19])/[.U19]; 0)" office:value-type="float" office:value="0" calcext:value-type="float">
            <text:p>0</text:p>
          </table:table-cell>
          <table:table-cell table:formula="of:=IF([.V19]&gt;0; ([.V130]-[.V19])/[.V1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20]&gt;0; ([.B131]-[.B20])/[.B20]; 0)" office:value-type="float" office:value="0" calcext:value-type="float">
            <text:p>0</text:p>
          </table:table-cell>
          <table:table-cell table:formula="of:=IF([.C20]&gt;0; ([.C131]-[.C20])/[.C20]; 0)" office:value-type="float" office:value="0" calcext:value-type="float">
            <text:p>0</text:p>
          </table:table-cell>
          <table:table-cell table:formula="of:=IF([.D20]&gt;0; ([.D131]-[.D20])/[.D20]; 0)" office:value-type="float" office:value="0" calcext:value-type="float">
            <text:p>0</text:p>
          </table:table-cell>
          <table:table-cell table:number-columns-repeated="3"/>
          <table:table-cell table:formula="of:=IF([.H20]&gt;0; ([.H131]-[.H20])/[.H20]; 0)" office:value-type="float" office:value="-0.00844010632026293" calcext:value-type="float">
            <text:p>-0.00844010632026293</text:p>
          </table:table-cell>
          <table:table-cell table:formula="of:=IF([.I20]&gt;0; ([.I131]-[.I20])/[.I20]; 0)" office:value-type="float" office:value="0.00575676660098972" calcext:value-type="float">
            <text:p>0.00575676660098972</text:p>
          </table:table-cell>
          <table:table-cell table:formula="of:=IF([.J20]&gt;0; ([.J131]-[.J20])/[.J20]; 0)" office:value-type="float" office:value="-0.00446081806750189" calcext:value-type="float">
            <text:p>-0.00446081806750189</text:p>
          </table:table-cell>
          <table:table-cell table:formula="of:=IF([.K20]&gt;0; ([.K131]-[.K20])/[.K20]; 0)" office:value-type="float" office:value="-0.00871721899087273" calcext:value-type="float">
            <text:p>-0.00871721899087273</text:p>
          </table:table-cell>
          <table:table-cell table:formula="of:=IF([.L20]&gt;0; ([.L131]-[.L20])/[.L20]; 0)" office:value-type="float" office:value="-0.00235669827841545" calcext:value-type="float">
            <text:p>-0.00235669827841545</text:p>
          </table:table-cell>
          <table:table-cell table:formula="of:=IF([.M20]&gt;0; ([.M131]-[.M20])/[.M20]; 0)" office:value-type="float" office:value="-0.00219760138836405" calcext:value-type="float">
            <text:p>-0.00219760138836405</text:p>
          </table:table-cell>
          <table:table-cell table:formula="of:=IF([.N20]&gt;0; ([.N131]-[.N20])/[.N20]; 0)" office:value-type="float" office:value="0.0100889688240207" calcext:value-type="float">
            <text:p>0.0100889688240207</text:p>
          </table:table-cell>
          <table:table-cell table:formula="of:=IF([.O20]&gt;0; ([.O131]-[.O20])/[.O20]; 0)" office:value-type="float" office:value="-0.00345257246668199" calcext:value-type="float">
            <text:p>-0.00345257246668199</text:p>
          </table:table-cell>
          <table:table-cell table:formula="of:=IF([.P20]&gt;0; ([.P131]-[.P20])/[.P20]; 0)" office:value-type="float" office:value="-0.0127900192256771" calcext:value-type="float">
            <text:p>-0.0127900192256771</text:p>
          </table:table-cell>
          <table:table-cell table:number-columns-repeated="3"/>
          <table:table-cell table:formula="of:=IF([.T20]&gt;0; ([.T131]-[.T20])/[.T20]; 0)" office:value-type="float" office:value="0" calcext:value-type="float">
            <text:p>0</text:p>
          </table:table-cell>
          <table:table-cell table:formula="of:=IF([.U20]&gt;0; ([.U131]-[.U20])/[.U20]; 0)" office:value-type="float" office:value="0" calcext:value-type="float">
            <text:p>0</text:p>
          </table:table-cell>
          <table:table-cell table:formula="of:=IF([.V20]&gt;0; ([.V131]-[.V20])/[.V2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21]&gt;0; ([.B132]-[.B21])/[.B21]; 0)" office:value-type="float" office:value="0" calcext:value-type="float">
            <text:p>0</text:p>
          </table:table-cell>
          <table:table-cell table:formula="of:=IF([.C21]&gt;0; ([.C132]-[.C21])/[.C21]; 0)" office:value-type="float" office:value="0" calcext:value-type="float">
            <text:p>0</text:p>
          </table:table-cell>
          <table:table-cell table:formula="of:=IF([.D21]&gt;0; ([.D132]-[.D21])/[.D21]; 0)" office:value-type="float" office:value="0" calcext:value-type="float">
            <text:p>0</text:p>
          </table:table-cell>
          <table:table-cell table:formula="of:=IF([.E21]&gt;0; ([.E132]-[.E21])/[.E21]; 0)" office:value-type="float" office:value="0" calcext:value-type="float">
            <text:p>0</text:p>
          </table:table-cell>
          <table:table-cell table:formula="of:=IF([.F21]&gt;0; ([.F132]-[.F21])/[.F21]; 0)" office:value-type="float" office:value="0" calcext:value-type="float">
            <text:p>0</text:p>
          </table:table-cell>
          <table:table-cell table:number-columns-repeated="3"/>
          <table:table-cell table:formula="of:=IF([.J21]&gt;0; ([.J132]-[.J21])/[.J21]; 0)" office:value-type="float" office:value="0.00794111012648092" calcext:value-type="float">
            <text:p>0.00794111012648092</text:p>
          </table:table-cell>
          <table:table-cell table:formula="of:=IF([.K21]&gt;0; ([.K132]-[.K21])/[.K21]; 0)" office:value-type="float" office:value="0.000600493604480391" calcext:value-type="float">
            <text:p>0.000600493604480391</text:p>
          </table:table-cell>
          <table:table-cell table:formula="of:=IF([.L21]&gt;0; ([.L132]-[.L21])/[.L21]; 0)" office:value-type="float" office:value="-0.00626594420637948" calcext:value-type="float">
            <text:p>-0.00626594420637948</text:p>
          </table:table-cell>
          <table:table-cell table:formula="of:=IF([.M21]&gt;0; ([.M132]-[.M21])/[.M21]; 0)" office:value-type="float" office:value="-0.0031485630278157" calcext:value-type="float">
            <text:p>-0.0031485630278157</text:p>
          </table:table-cell>
          <table:table-cell table:formula="of:=IF([.N21]&gt;0; ([.N132]-[.N21])/[.N21]; 0)" office:value-type="float" office:value="-0.00128088856481469" calcext:value-type="float">
            <text:p>-0.00128088856481469</text:p>
          </table:table-cell>
          <table:table-cell table:number-columns-repeated="3"/>
          <table:table-cell table:formula="of:=IF([.R21]&gt;0; ([.R132]-[.R21])/[.R21]; 0)" office:value-type="float" office:value="0" calcext:value-type="float">
            <text:p>0</text:p>
          </table:table-cell>
          <table:table-cell table:formula="of:=IF([.S21]&gt;0; ([.S132]-[.S21])/[.S21]; 0)" office:value-type="float" office:value="0" calcext:value-type="float">
            <text:p>0</text:p>
          </table:table-cell>
          <table:table-cell table:formula="of:=IF([.T21]&gt;0; ([.T132]-[.T21])/[.T21]; 0)" office:value-type="float" office:value="0" calcext:value-type="float">
            <text:p>0</text:p>
          </table:table-cell>
          <table:table-cell table:formula="of:=IF([.U21]&gt;0; ([.U132]-[.U21])/[.U21]; 0)" office:value-type="float" office:value="0" calcext:value-type="float">
            <text:p>0</text:p>
          </table:table-cell>
          <table:table-cell table:formula="of:=IF([.V21]&gt;0; ([.V132]-[.V21])/[.V2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B22]&gt;0; ([.B133]-[.B22])/[.B22]; 0)" office:value-type="float" office:value="0" calcext:value-type="float">
            <text:p>0</text:p>
          </table:table-cell>
          <table:table-cell table:formula="of:=IF([.C22]&gt;0; ([.C133]-[.C22])/[.C22]; 0)" office:value-type="float" office:value="0" calcext:value-type="float">
            <text:p>0</text:p>
          </table:table-cell>
          <table:table-cell table:formula="of:=IF([.D22]&gt;0; ([.D133]-[.D22])/[.D22]; 0)" office:value-type="float" office:value="0" calcext:value-type="float">
            <text:p>0</text:p>
          </table:table-cell>
          <table:table-cell table:formula="of:=IF([.E22]&gt;0; ([.E133]-[.E22])/[.E22]; 0)" office:value-type="float" office:value="0" calcext:value-type="float">
            <text:p>0</text:p>
          </table:table-cell>
          <table:table-cell table:formula="of:=IF([.F22]&gt;0; ([.F133]-[.F22])/[.F22]; 0)" office:value-type="float" office:value="0" calcext:value-type="float">
            <text:p>0</text:p>
          </table:table-cell>
          <table:table-cell table:formula="of:=IF([.G22]&gt;0; ([.G133]-[.G22])/[.G22]; 0)" office:value-type="float" office:value="0" calcext:value-type="float">
            <text:p>0</text:p>
          </table:table-cell>
          <table:table-cell table:formula="of:=IF([.H22]&gt;0; ([.H133]-[.H22])/[.H22]; 0)" office:value-type="float" office:value="0" calcext:value-type="float">
            <text:p>0</text:p>
          </table:table-cell>
          <table:table-cell table:number-columns-repeated="7"/>
          <table:table-cell table:formula="of:=IF([.P22]&gt;0; ([.P133]-[.P22])/[.P22]; 0)" office:value-type="float" office:value="0" calcext:value-type="float">
            <text:p>0</text:p>
          </table:table-cell>
          <table:table-cell table:formula="of:=IF([.Q22]&gt;0; ([.Q133]-[.Q22])/[.Q22]; 0)" office:value-type="float" office:value="0" calcext:value-type="float">
            <text:p>0</text:p>
          </table:table-cell>
          <table:table-cell table:formula="of:=IF([.R22]&gt;0; ([.R133]-[.R22])/[.R22]; 0)" office:value-type="float" office:value="0" calcext:value-type="float">
            <text:p>0</text:p>
          </table:table-cell>
          <table:table-cell table:formula="of:=IF([.S22]&gt;0; ([.S133]-[.S22])/[.S22]; 0)" office:value-type="float" office:value="0" calcext:value-type="float">
            <text:p>0</text:p>
          </table:table-cell>
          <table:table-cell table:formula="of:=IF([.T22]&gt;0; ([.T133]-[.T22])/[.T22]; 0)" office:value-type="float" office:value="0" calcext:value-type="float">
            <text:p>0</text:p>
          </table:table-cell>
          <table:table-cell table:formula="of:=IF([.U22]&gt;0; ([.U133]-[.U22])/[.U22]; 0)" office:value-type="float" office:value="0" calcext:value-type="float">
            <text:p>0</text:p>
          </table:table-cell>
          <table:table-cell table:formula="of:=IF([.V22]&gt;0; ([.V133]-[.V22])/[.V2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table:formula="of:=[.J70]" office:value-type="float" office:value="158815.872821327" calcext:value-type="float">
            <text:p>158815.872821327</text:p>
          </table:table-cell>
          <table:table-cell table:formula="of:=[.K70]" office:value-type="float" office:value="160542.923114038" calcext:value-type="float">
            <text:p>160542.923114038</text:p>
          </table:table-cell>
          <table:table-cell table:formula="of:=[.L70]" office:value-type="float" office:value="161784" calcext:value-type="float">
            <text:p>161784</text:p>
          </table:table-cell>
          <table:table-cell table:formula="of:=[.M70]" office:value-type="float" office:value="159465.3322826" calcext:value-type="float">
            <text:p>159465.3322826</text:p>
          </table:table-cell>
          <table:table-cell table:formula="of:=[.N70]" office:value-type="float" office:value="159175.435055162" calcext:value-type="float">
            <text:p>159175.435055162</text:p>
          </table:table-cell>
          <table:table-cell table:number-columns-repeated="9"/>
          <table:table-cell table:formula="of:=AVERAGE([.C158:.U176])" office:value-type="float" office:value="159008.380001593" calcext:value-type="float">
            <text:p>159008.380001593</text:p>
          </table:table-cell>
          <table:table-cell table:formula="of:=[.$L$12]/[.X158]" office:value-type="float" office:value="3.52017925089478" calcext:value-type="float">
            <text:p>3.52017925089478</text:p>
          </table:table-cell>
        </table:table-row>
        <table:table-row table:style-name="ro1">
          <table:table-cell table:number-columns-repeated="7"/>
          <table:table-cell table:formula="of:=[.H71]" office:value-type="float" office:value="159646.309321575" calcext:value-type="float">
            <text:p>159646.309321575</text:p>
          </table:table-cell>
          <table:table-cell table:formula="of:=[.I71]" office:value-type="float" office:value="159268.773816464" calcext:value-type="float">
            <text:p>159268.773816464</text:p>
          </table:table-cell>
          <table:table-cell table:formula="of:=[.J71]" office:value-type="float" office:value="160166.161132744" calcext:value-type="float">
            <text:p>160166.161132744</text:p>
          </table:table-cell>
          <table:table-cell table:formula="of:=[.K71]" office:value-type="float" office:value="156641.605791693" calcext:value-type="float">
            <text:p>156641.605791693</text:p>
          </table:table-cell>
          <table:table-cell table:formula="of:=[.L71]" office:value-type="float" office:value="159704" calcext:value-type="float">
            <text:p>159704</text:p>
          </table:table-cell>
          <table:table-cell table:formula="of:=[.M71]" office:value-type="float" office:value="157947.691546917" calcext:value-type="float">
            <text:p>157947.691546917</text:p>
          </table:table-cell>
          <table:table-cell table:formula="of:=[.N71]" office:value-type="float" office:value="158096.362108684" calcext:value-type="float">
            <text:p>158096.362108684</text:p>
          </table:table-cell>
          <table:table-cell table:formula="of:=[.O71]" office:value-type="float" office:value="158670.693554292" calcext:value-type="float">
            <text:p>158670.693554292</text:p>
          </table:table-cell>
          <table:table-cell table:formula="of:=[.P71]" office:value-type="float" office:value="160594.402144035" calcext:value-type="float">
            <text:p>160594.402144035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72]" office:value-type="float" office:value="161176.076202394" calcext:value-type="float">
            <text:p>161176.076202394</text:p>
          </table:table-cell>
          <table:table-cell table:formula="of:=[.G72]" office:value-type="float" office:value="159702.168582646" calcext:value-type="float">
            <text:p>159702.168582646</text:p>
          </table:table-cell>
          <table:table-cell table:formula="of:=[.H72]" office:value-type="float" office:value="157834.819938441" calcext:value-type="float">
            <text:p>157834.819938441</text:p>
          </table:table-cell>
          <table:table-cell table:formula="of:=[.I72]" office:value-type="float" office:value="158872.642761427" calcext:value-type="float">
            <text:p>158872.642761427</text:p>
          </table:table-cell>
          <table:table-cell table:formula="of:=[.J72]" office:value-type="float" office:value="158582.633718198" calcext:value-type="float">
            <text:p>158582.633718198</text:p>
          </table:table-cell>
          <table:table-cell table:formula="of:=[.K72]" office:value-type="float" office:value="158406.06112141" calcext:value-type="float">
            <text:p>158406.06112141</text:p>
          </table:table-cell>
          <table:table-cell table:formula="of:=[.L72]" office:value-type="float" office:value="157255" calcext:value-type="float">
            <text:p>157255</text:p>
          </table:table-cell>
          <table:table-cell table:formula="of:=[.M72]" office:value-type="float" office:value="157649.456865541" calcext:value-type="float">
            <text:p>157649.456865541</text:p>
          </table:table-cell>
          <table:table-cell table:formula="of:=[.N72]" office:value-type="float" office:value="158953.919322551" calcext:value-type="float">
            <text:p>158953.919322551</text:p>
          </table:table-cell>
          <table:table-cell table:formula="of:=[.O72]" office:value-type="float" office:value="160251.097693588" calcext:value-type="float">
            <text:p>160251.097693588</text:p>
          </table:table-cell>
          <table:table-cell table:formula="of:=[.P72]" office:value-type="float" office:value="158512.049589298" calcext:value-type="float">
            <text:p>158512.049589298</text:p>
          </table:table-cell>
          <table:table-cell table:formula="of:=[.Q72]" office:value-type="float" office:value="159125.812789755" calcext:value-type="float">
            <text:p>159125.812789755</text:p>
          </table:table-cell>
          <table:table-cell table:formula="of:=[.R72]" office:value-type="float" office:value="157589.673408507" calcext:value-type="float">
            <text:p>157589.67340850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73]" office:value-type="float" office:value="159442.801844423" calcext:value-type="float">
            <text:p>159442.801844423</text:p>
          </table:table-cell>
          <table:table-cell table:formula="of:=[.F73]" office:value-type="float" office:value="157877.145249083" calcext:value-type="float">
            <text:p>157877.145249083</text:p>
          </table:table-cell>
          <table:table-cell table:formula="of:=[.G73]" office:value-type="float" office:value="160328.805347012" calcext:value-type="float">
            <text:p>160328.805347012</text:p>
          </table:table-cell>
          <table:table-cell table:formula="of:=[.H73]" office:value-type="float" office:value="158867.800299494" calcext:value-type="float">
            <text:p>158867.800299494</text:p>
          </table:table-cell>
          <table:table-cell table:formula="of:=[.I73]" office:value-type="float" office:value="158662.439411475" calcext:value-type="float">
            <text:p>158662.439411475</text:p>
          </table:table-cell>
          <table:table-cell table:formula="of:=[.J73]" office:value-type="float" office:value="159245.978410759" calcext:value-type="float">
            <text:p>159245.978410759</text:p>
          </table:table-cell>
          <table:table-cell table:formula="of:=[.K73]" office:value-type="float" office:value="159137.233317662" calcext:value-type="float">
            <text:p>159137.233317662</text:p>
          </table:table-cell>
          <table:table-cell table:formula="of:=[.L73]" office:value-type="float" office:value="160614" calcext:value-type="float">
            <text:p>160614</text:p>
          </table:table-cell>
          <table:table-cell table:formula="of:=[.M73]" office:value-type="float" office:value="159587.357744904" calcext:value-type="float">
            <text:p>159587.357744904</text:p>
          </table:table-cell>
          <table:table-cell table:formula="of:=[.N73]" office:value-type="float" office:value="158524.979104241" calcext:value-type="float">
            <text:p>158524.979104241</text:p>
          </table:table-cell>
          <table:table-cell table:formula="of:=[.O73]" office:value-type="float" office:value="161171.30768223" calcext:value-type="float">
            <text:p>161171.30768223</text:p>
          </table:table-cell>
          <table:table-cell table:formula="of:=[.P73]" office:value-type="float" office:value="158182.745557156" calcext:value-type="float">
            <text:p>158182.745557156</text:p>
          </table:table-cell>
          <table:table-cell table:formula="of:=[.Q73]" office:value-type="float" office:value="158384.053177711" calcext:value-type="float">
            <text:p>158384.053177711</text:p>
          </table:table-cell>
          <table:table-cell table:formula="of:=[.R73]" office:value-type="float" office:value="159769.362995538" calcext:value-type="float">
            <text:p>159769.362995538</text:p>
          </table:table-cell>
          <table:table-cell table:formula="of:=[.S73]" office:value-type="float" office:value="158299.578331719" calcext:value-type="float">
            <text:p>158299.57833171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4]" office:value-type="float" office:value="159805.396485851" calcext:value-type="float">
            <text:p>159805.396485851</text:p>
          </table:table-cell>
          <table:table-cell table:formula="of:=[.F74]" office:value-type="float" office:value="158712.083664099" calcext:value-type="float">
            <text:p>158712.083664099</text:p>
          </table:table-cell>
          <table:table-cell table:formula="of:=[.G74]" office:value-type="float" office:value="158476.771799529" calcext:value-type="float">
            <text:p>158476.771799529</text:p>
          </table:table-cell>
          <table:table-cell table:formula="of:=[.H74]" office:value-type="float" office:value="159693.918481575" calcext:value-type="float">
            <text:p>159693.918481575</text:p>
          </table:table-cell>
          <table:table-cell table:formula="of:=[.I74]" office:value-type="float" office:value="159721.434303603" calcext:value-type="float">
            <text:p>159721.434303603</text:p>
          </table:table-cell>
          <table:table-cell table:formula="of:=[.J74]" office:value-type="float" office:value="159745.528838838" calcext:value-type="float">
            <text:p>159745.528838838</text:p>
          </table:table-cell>
          <table:table-cell table:formula="of:=[.K74]" office:value-type="float" office:value="158921.141180146" calcext:value-type="float">
            <text:p>158921.141180146</text:p>
          </table:table-cell>
          <table:table-cell table:formula="of:=[.L74]" office:value-type="float" office:value="159450" calcext:value-type="float">
            <text:p>159450</text:p>
          </table:table-cell>
          <table:table-cell table:formula="of:=[.M74]" office:value-type="float" office:value="160792.481341635" calcext:value-type="float">
            <text:p>160792.481341635</text:p>
          </table:table-cell>
          <table:table-cell table:formula="of:=[.N74]" office:value-type="float" office:value="160284.045319551" calcext:value-type="float">
            <text:p>160284.045319551</text:p>
          </table:table-cell>
          <table:table-cell table:formula="of:=[.O74]" office:value-type="float" office:value="161132.524662155" calcext:value-type="float">
            <text:p>161132.524662155</text:p>
          </table:table-cell>
          <table:table-cell table:formula="of:=[.P74]" office:value-type="float" office:value="158266.021776628" calcext:value-type="float">
            <text:p>158266.021776628</text:p>
          </table:table-cell>
          <table:table-cell table:formula="of:=[.Q74]" office:value-type="float" office:value="161078.924754296" calcext:value-type="float">
            <text:p>161078.924754296</text:p>
          </table:table-cell>
          <table:table-cell table:formula="of:=[.R74]" office:value-type="float" office:value="158673.03241572" calcext:value-type="float">
            <text:p>158673.03241572</text:p>
          </table:table-cell>
          <table:table-cell table:formula="of:=[.S74]" office:value-type="float" office:value="160484.980181947" calcext:value-type="float">
            <text:p>160484.98018194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5]" office:value-type="float" office:value="159673.142137305" calcext:value-type="float">
            <text:p>159673.142137305</text:p>
          </table:table-cell>
          <table:table-cell table:formula="of:=[.E75]" office:value-type="float" office:value="160495.364995379" calcext:value-type="float">
            <text:p>160495.364995379</text:p>
          </table:table-cell>
          <table:table-cell table:formula="of:=[.F75]" office:value-type="float" office:value="159076.922273471" calcext:value-type="float">
            <text:p>159076.922273471</text:p>
          </table:table-cell>
          <table:table-cell table:formula="of:=[.G75]" office:value-type="float" office:value="159181.668542581" calcext:value-type="float">
            <text:p>159181.668542581</text:p>
          </table:table-cell>
          <table:table-cell table:formula="of:=[.H75]" office:value-type="float" office:value="159755.220859914" calcext:value-type="float">
            <text:p>159755.220859914</text:p>
          </table:table-cell>
          <table:table-cell table:formula="of:=[.I75]" office:value-type="float" office:value="159965" calcext:value-type="float">
            <text:p>159965</text:p>
          </table:table-cell>
          <table:table-cell table:formula="of:=[.J75]" office:value-type="float" office:value="159127.541550795" calcext:value-type="float">
            <text:p>159127.541550795</text:p>
          </table:table-cell>
          <table:table-cell table:formula="of:=[.K75]" office:value-type="float" office:value="160471.270949039" calcext:value-type="float">
            <text:p>160471.270949039</text:p>
          </table:table-cell>
          <table:table-cell table:formula="of:=[.L75]" office:value-type="float" office:value="158624" calcext:value-type="float">
            <text:p>158624</text:p>
          </table:table-cell>
          <table:table-cell table:formula="of:=[.M75]" office:value-type="float" office:value="159555.941500152" calcext:value-type="float">
            <text:p>159555.941500152</text:p>
          </table:table-cell>
          <table:table-cell table:formula="of:=[.N75]" office:value-type="float" office:value="159212.51213394" calcext:value-type="float">
            <text:p>159212.51213394</text:p>
          </table:table-cell>
          <table:table-cell table:formula="of:=[.O75]" office:value-type="float" office:value="160010" calcext:value-type="float">
            <text:p>160010</text:p>
          </table:table-cell>
          <table:table-cell table:formula="of:=[.P75]" office:value-type="float" office:value="158533.340342024" calcext:value-type="float">
            <text:p>158533.340342024</text:p>
          </table:table-cell>
          <table:table-cell table:formula="of:=[.Q75]" office:value-type="float" office:value="159258.50603343" calcext:value-type="float">
            <text:p>159258.50603343</text:p>
          </table:table-cell>
          <table:table-cell table:formula="of:=[.R75]" office:value-type="float" office:value="160663.364834675" calcext:value-type="float">
            <text:p>160663.364834675</text:p>
          </table:table-cell>
          <table:table-cell table:formula="of:=[.S75]" office:value-type="float" office:value="159947.131468495" calcext:value-type="float">
            <text:p>159947.131468495</text:p>
          </table:table-cell>
          <table:table-cell table:formula="of:=[.T75]" office:value-type="float" office:value="157615.959598005" calcext:value-type="float">
            <text:p>157615.9595980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76]" office:value-type="float" office:value="160900.67853182" calcext:value-type="float">
            <text:p>160900.67853182</text:p>
          </table:table-cell>
          <table:table-cell table:formula="of:=[.E76]" office:value-type="float" office:value="159405.746878837" calcext:value-type="float">
            <text:p>159405.746878837</text:p>
          </table:table-cell>
          <table:table-cell table:formula="of:=[.F76]" office:value-type="float" office:value="160587.693940102" calcext:value-type="float">
            <text:p>160587.693940102</text:p>
          </table:table-cell>
          <table:table-cell table:formula="of:=[.G76]" office:value-type="float" office:value="159097.522450854" calcext:value-type="float">
            <text:p>159097.522450854</text:p>
          </table:table-cell>
          <table:table-cell table:formula="of:=[.H76]" office:value-type="float" office:value="160560" calcext:value-type="float">
            <text:p>160560</text:p>
          </table:table-cell>
          <table:table-cell table:formula="of:=[.I76]" office:value-type="float" office:value="159319.643082703" calcext:value-type="float">
            <text:p>159319.643082703</text:p>
          </table:table-cell>
          <table:table-cell table:formula="of:=[.J76]" office:value-type="float" office:value="160277.570848201" calcext:value-type="float">
            <text:p>160277.570848201</text:p>
          </table:table-cell>
          <table:table-cell table:formula="of:=[.K76]" office:value-type="float" office:value="158888.64103516" calcext:value-type="float">
            <text:p>158888.64103516</text:p>
          </table:table-cell>
          <table:table-cell table:formula="of:=[.L76]" office:value-type="float" office:value="159117" calcext:value-type="float">
            <text:p>159117</text:p>
          </table:table-cell>
          <table:table-cell table:formula="of:=[.M76]" office:value-type="float" office:value="161067.450343016" calcext:value-type="float">
            <text:p>161067.450343016</text:p>
          </table:table-cell>
          <table:table-cell table:formula="of:=[.N76]" office:value-type="float" office:value="159823.271387492" calcext:value-type="float">
            <text:p>159823.271387492</text:p>
          </table:table-cell>
          <table:table-cell table:formula="of:=[.O76]" office:value-type="float" office:value="160155.443298066" calcext:value-type="float">
            <text:p>160155.443298066</text:p>
          </table:table-cell>
          <table:table-cell table:formula="of:=[.P76]" office:value-type="float" office:value="160020" calcext:value-type="float">
            <text:p>160020</text:p>
          </table:table-cell>
          <table:table-cell table:formula="of:=[.Q76]" office:value-type="float" office:value="160269.543781718" calcext:value-type="float">
            <text:p>160269.543781718</text:p>
          </table:table-cell>
          <table:table-cell table:formula="of:=[.R76]" office:value-type="float" office:value="159661.961797418" calcext:value-type="float">
            <text:p>159661.961797418</text:p>
          </table:table-cell>
          <table:table-cell table:formula="of:=[.S76]" office:value-type="float" office:value="158126.296997052" calcext:value-type="float">
            <text:p>158126.296997052</text:p>
          </table:table-cell>
          <table:table-cell table:formula="of:=[.T76]" office:value-type="float" office:value="158166.597333318" calcext:value-type="float">
            <text:p>158166.5973333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7]" office:value-type="float" office:value="157718.747030909" calcext:value-type="float">
            <text:p>157718.747030909</text:p>
          </table:table-cell>
          <table:table-cell table:formula="of:=[.D77]" office:value-type="float" office:value="159481.725598891" calcext:value-type="float">
            <text:p>159481.725598891</text:p>
          </table:table-cell>
          <table:table-cell table:formula="of:=[.E77]" office:value-type="float" office:value="158560.79338853" calcext:value-type="float">
            <text:p>158560.79338853</text:p>
          </table:table-cell>
          <table:table-cell table:formula="of:=[.F77]" office:value-type="float" office:value="160928.310125969" calcext:value-type="float">
            <text:p>160928.310125969</text:p>
          </table:table-cell>
          <table:table-cell table:formula="of:=[.G77]" office:value-type="float" office:value="160160.186528987" calcext:value-type="float">
            <text:p>160160.186528987</text:p>
          </table:table-cell>
          <table:table-cell table:formula="of:=[.H77]" office:value-type="float" office:value="159257.23349349" calcext:value-type="float">
            <text:p>159257.23349349</text:p>
          </table:table-cell>
          <table:table-cell table:formula="of:=[.I77]" office:value-type="float" office:value="159307.677555101" calcext:value-type="float">
            <text:p>159307.677555101</text:p>
          </table:table-cell>
          <table:table-cell table:formula="of:=[.J77]" office:value-type="float" office:value="158770.928220503" calcext:value-type="float">
            <text:p>158770.928220503</text:p>
          </table:table-cell>
          <table:table-cell table:formula="of:=[.K77]" office:value-type="float" office:value="160283.588695162" calcext:value-type="float">
            <text:p>160283.588695162</text:p>
          </table:table-cell>
          <table:table-cell table:formula="of:=[.L77]" office:value-type="float" office:value="160816" calcext:value-type="float">
            <text:p>160816</text:p>
          </table:table-cell>
          <table:table-cell table:formula="of:=[.M77]" office:value-type="float" office:value="160583.221804147" calcext:value-type="float">
            <text:p>160583.221804147</text:p>
          </table:table-cell>
          <table:table-cell table:formula="of:=[.N77]" office:value-type="float" office:value="159916.441206025" calcext:value-type="float">
            <text:p>159916.441206025</text:p>
          </table:table-cell>
          <table:table-cell table:formula="of:=[.O77]" office:value-type="float" office:value="160245.120886722" calcext:value-type="float">
            <text:p>160245.120886722</text:p>
          </table:table-cell>
          <table:table-cell table:formula="of:=[.P77]" office:value-type="float" office:value="158917.35116091" calcext:value-type="float">
            <text:p>158917.35116091</text:p>
          </table:table-cell>
          <table:table-cell table:formula="of:=[.Q77]" office:value-type="float" office:value="158490.785438776" calcext:value-type="float">
            <text:p>158490.785438776</text:p>
          </table:table-cell>
          <table:table-cell table:formula="of:=[.R77]" office:value-type="float" office:value="160017.57415984" calcext:value-type="float">
            <text:p>160017.57415984</text:p>
          </table:table-cell>
          <table:table-cell table:formula="of:=[.S77]" office:value-type="float" office:value="158473.432069858" calcext:value-type="float">
            <text:p>158473.432069858</text:p>
          </table:table-cell>
          <table:table-cell table:formula="of:=[.T77]" office:value-type="float" office:value="158450.949192487" calcext:value-type="float">
            <text:p>158450.949192487</text:p>
          </table:table-cell>
          <table:table-cell table:formula="of:=[.U77]" office:value-type="float" office:value="159027.922343845" calcext:value-type="float">
            <text:p>159027.9223438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8]" office:value-type="float" office:value="159601.163059672" calcext:value-type="float">
            <text:p>159601.163059672</text:p>
          </table:table-cell>
          <table:table-cell table:formula="of:=[.D78]" office:value-type="float" office:value="158536.236362543" calcext:value-type="float">
            <text:p>158536.236362543</text:p>
          </table:table-cell>
          <table:table-cell table:formula="of:=[.E78]" office:value-type="float" office:value="161022.356211801" calcext:value-type="float">
            <text:p>161022.356211801</text:p>
          </table:table-cell>
          <table:table-cell table:formula="of:=[.F78]" office:value-type="float" office:value="160365.951348782" calcext:value-type="float">
            <text:p>160365.951348782</text:p>
          </table:table-cell>
          <table:table-cell table:formula="of:=[.G78]" office:value-type="float" office:value="159329.062741234" calcext:value-type="float">
            <text:p>159329.062741234</text:p>
          </table:table-cell>
          <table:table-cell table:formula="of:=[.H78]" office:value-type="float" office:value="158364.363974349" calcext:value-type="float">
            <text:p>158364.363974349</text:p>
          </table:table-cell>
          <table:table-cell table:formula="of:=[.I78]" office:value-type="float" office:value="160618.406915272" calcext:value-type="float">
            <text:p>160618.406915272</text:p>
          </table:table-cell>
          <table:table-cell table:formula="of:=[.J78]" office:value-type="float" office:value="160487.070881115" calcext:value-type="float">
            <text:p>160487.070881115</text:p>
          </table:table-cell>
          <table:table-cell table:formula="of:=[.K78]" office:value-type="float" office:value="163179.03189442" calcext:value-type="float">
            <text:p>163179.03189442</text:p>
          </table:table-cell>
          <table:table-cell table:formula="of:=[.L78]" office:value-type="float" office:value="165191" calcext:value-type="float">
            <text:p>165191</text:p>
          </table:table-cell>
          <table:table-cell table:formula="of:=[.M78]" office:value-type="float" office:value="162770.324174894" calcext:value-type="float">
            <text:p>162770.324174894</text:p>
          </table:table-cell>
          <table:table-cell table:formula="of:=[.N78]" office:value-type="float" office:value="161488.829335035" calcext:value-type="float">
            <text:p>161488.829335035</text:p>
          </table:table-cell>
          <table:table-cell table:formula="of:=[.O78]" office:value-type="float" office:value="159309.223963963" calcext:value-type="float">
            <text:p>159309.223963963</text:p>
          </table:table-cell>
          <table:table-cell table:formula="of:=[.P78]" office:value-type="float" office:value="160364.070202773" calcext:value-type="float">
            <text:p>160364.070202773</text:p>
          </table:table-cell>
          <table:table-cell table:formula="of:=[.Q78]" office:value-type="float" office:value="160109.212726813" calcext:value-type="float">
            <text:p>160109.212726813</text:p>
          </table:table-cell>
          <table:table-cell table:formula="of:=[.R78]" office:value-type="float" office:value="160408.530686494" calcext:value-type="float">
            <text:p>160408.530686494</text:p>
          </table:table-cell>
          <table:table-cell table:formula="of:=[.S78]" office:value-type="float" office:value="158681.832766073" calcext:value-type="float">
            <text:p>158681.832766073</text:p>
          </table:table-cell>
          <table:table-cell table:formula="of:=[.T78]" office:value-type="float" office:value="159479.520519094" calcext:value-type="float">
            <text:p>159479.520519094</text:p>
          </table:table-cell>
          <table:table-cell table:formula="of:=[.U78]" office:value-type="float" office:value="156712.495200606" calcext:value-type="float">
            <text:p>156712.4952006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9]" office:value-type="float" office:value="160056" calcext:value-type="float">
            <text:p>160056</text:p>
          </table:table-cell>
          <table:table-cell table:formula="of:=[.D79]" office:value-type="float" office:value="160112" calcext:value-type="float">
            <text:p>160112</text:p>
          </table:table-cell>
          <table:table-cell table:formula="of:=[.E79]" office:value-type="float" office:value="158221" calcext:value-type="float">
            <text:p>158221</text:p>
          </table:table-cell>
          <table:table-cell table:formula="of:=[.F79]" office:value-type="float" office:value="159642" calcext:value-type="float">
            <text:p>159642</text:p>
          </table:table-cell>
          <table:table-cell table:formula="of:=[.G79]" office:value-type="float" office:value="160050" calcext:value-type="float">
            <text:p>160050</text:p>
          </table:table-cell>
          <table:table-cell table:formula="of:=[.H79]" office:value-type="float" office:value="160336" calcext:value-type="float">
            <text:p>160336</text:p>
          </table:table-cell>
          <table:table-cell table:formula="of:=[.I79]" office:value-type="float" office:value="159255" calcext:value-type="float">
            <text:p>159255</text:p>
          </table:table-cell>
          <table:table-cell table:formula="of:=[.J79]" office:value-type="float" office:value="160618" calcext:value-type="float">
            <text:p>160618</text:p>
          </table:table-cell>
          <table:table-cell table:formula="of:=[.K79]" office:value-type="float" office:value="165062" calcext:value-type="float">
            <text:p>165062</text:p>
          </table:table-cell>
          <table:table-cell table:formula="of:=[.L79]" office:value-type="float" office:value="0" calcext:value-type="float">
            <text:p>0</text:p>
          </table:table-cell>
          <table:table-cell table:formula="of:=[.M79]" office:value-type="float" office:value="165155" calcext:value-type="float">
            <text:p>165155</text:p>
          </table:table-cell>
          <table:table-cell table:formula="of:=[.N79]" office:value-type="float" office:value="161366" calcext:value-type="float">
            <text:p>161366</text:p>
          </table:table-cell>
          <table:table-cell table:formula="of:=[.O79]" office:value-type="float" office:value="159051" calcext:value-type="float">
            <text:p>159051</text:p>
          </table:table-cell>
          <table:table-cell table:formula="of:=[.P79]" office:value-type="float" office:value="160232" calcext:value-type="float">
            <text:p>160232</text:p>
          </table:table-cell>
          <table:table-cell table:formula="of:=[.Q79]" office:value-type="float" office:value="159090" calcext:value-type="float">
            <text:p>159090</text:p>
          </table:table-cell>
          <table:table-cell table:formula="of:=[.R79]" office:value-type="float" office:value="158346" calcext:value-type="float">
            <text:p>158346</text:p>
          </table:table-cell>
          <table:table-cell table:formula="of:=[.S79]" office:value-type="float" office:value="158914" calcext:value-type="float">
            <text:p>158914</text:p>
          </table:table-cell>
          <table:table-cell table:formula="of:=[.T79]" office:value-type="float" office:value="160312" calcext:value-type="float">
            <text:p>160312</text:p>
          </table:table-cell>
          <table:table-cell table:formula="of:=[.U79]" office:value-type="float" office:value="157563" calcext:value-type="float">
            <text:p>1575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0]" office:value-type="float" office:value="158867.676863483" calcext:value-type="float">
            <text:p>158867.676863483</text:p>
          </table:table-cell>
          <table:table-cell table:formula="of:=[.D80]" office:value-type="float" office:value="160156.750169951" calcext:value-type="float">
            <text:p>160156.750169951</text:p>
          </table:table-cell>
          <table:table-cell table:formula="of:=[.E80]" office:value-type="float" office:value="159325.299936953" calcext:value-type="float">
            <text:p>159325.299936953</text:p>
          </table:table-cell>
          <table:table-cell table:formula="of:=[.F80]" office:value-type="float" office:value="160110.47532251" calcext:value-type="float">
            <text:p>160110.47532251</text:p>
          </table:table-cell>
          <table:table-cell table:formula="of:=[.G80]" office:value-type="float" office:value="161047.432317315" calcext:value-type="float">
            <text:p>161047.432317315</text:p>
          </table:table-cell>
          <table:table-cell table:formula="of:=[.H80]" office:value-type="float" office:value="160500.132688419" calcext:value-type="float">
            <text:p>160500.132688419</text:p>
          </table:table-cell>
          <table:table-cell table:formula="of:=[.I80]" office:value-type="float" office:value="160128.253877946" calcext:value-type="float">
            <text:p>160128.253877946</text:p>
          </table:table-cell>
          <table:table-cell table:formula="of:=[.J80]" office:value-type="float" office:value="160820.245009762" calcext:value-type="float">
            <text:p>160820.245009762</text:p>
          </table:table-cell>
          <table:table-cell table:formula="of:=[.K80]" office:value-type="float" office:value="163384.092860964" calcext:value-type="float">
            <text:p>163384.092860964</text:p>
          </table:table-cell>
          <table:table-cell table:formula="of:=[.L80]" office:value-type="float" office:value="165750" calcext:value-type="float">
            <text:p>165750</text:p>
          </table:table-cell>
          <table:table-cell table:formula="of:=[.M80]" office:value-type="float" office:value="163628.751807254" calcext:value-type="float">
            <text:p>163628.751807254</text:p>
          </table:table-cell>
          <table:table-cell table:formula="of:=[.N80]" office:value-type="float" office:value="160822.48107774" calcext:value-type="float">
            <text:p>160822.48107774</text:p>
          </table:table-cell>
          <table:table-cell table:formula="of:=[.O80]" office:value-type="float" office:value="160308.503704576" calcext:value-type="float">
            <text:p>160308.503704576</text:p>
          </table:table-cell>
          <table:table-cell table:formula="of:=[.P80]" office:value-type="float" office:value="159535.325972024" calcext:value-type="float">
            <text:p>159535.325972024</text:p>
          </table:table-cell>
          <table:table-cell table:formula="of:=[.Q80]" office:value-type="float" office:value="158875.250004524" calcext:value-type="float">
            <text:p>158875.250004524</text:p>
          </table:table-cell>
          <table:table-cell table:formula="of:=[.R80]" office:value-type="float" office:value="157999.756724496" calcext:value-type="float">
            <text:p>157999.756724496</text:p>
          </table:table-cell>
          <table:table-cell table:formula="of:=[.S80]" office:value-type="float" office:value="158908.106936053" calcext:value-type="float">
            <text:p>158908.106936053</text:p>
          </table:table-cell>
          <table:table-cell table:formula="of:=[.T80]" office:value-type="float" office:value="158415.302496318" calcext:value-type="float">
            <text:p>158415.302496318</text:p>
          </table:table-cell>
          <table:table-cell table:formula="of:=[.U80]" office:value-type="float" office:value="159483.443052876" calcext:value-type="float">
            <text:p>159483.4430528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1]" office:value-type="float" office:value="159995.974511861" calcext:value-type="float">
            <text:p>159995.974511861</text:p>
          </table:table-cell>
          <table:table-cell table:formula="of:=[.D81]" office:value-type="float" office:value="158005.65378492" calcext:value-type="float">
            <text:p>158005.65378492</text:p>
          </table:table-cell>
          <table:table-cell table:formula="of:=[.E81]" office:value-type="float" office:value="159849.372838932" calcext:value-type="float">
            <text:p>159849.372838932</text:p>
          </table:table-cell>
          <table:table-cell table:formula="of:=[.F81]" office:value-type="float" office:value="162224.843966638" calcext:value-type="float">
            <text:p>162224.843966638</text:p>
          </table:table-cell>
          <table:table-cell table:formula="of:=[.G81]" office:value-type="float" office:value="159885.543123823" calcext:value-type="float">
            <text:p>159885.543123823</text:p>
          </table:table-cell>
          <table:table-cell table:formula="of:=[.H81]" office:value-type="float" office:value="160008.55233393" calcext:value-type="float">
            <text:p>160008.55233393</text:p>
          </table:table-cell>
          <table:table-cell table:formula="of:=[.I81]" office:value-type="float" office:value="159682.654887749" calcext:value-type="float">
            <text:p>159682.654887749</text:p>
          </table:table-cell>
          <table:table-cell table:formula="of:=[.J81]" office:value-type="float" office:value="159636.426920675" calcext:value-type="float">
            <text:p>159636.426920675</text:p>
          </table:table-cell>
          <table:table-cell table:formula="of:=[.K81]" office:value-type="float" office:value="159791.653740112" calcext:value-type="float">
            <text:p>159791.653740112</text:p>
          </table:table-cell>
          <table:table-cell table:formula="of:=[.L81]" office:value-type="float" office:value="161764" calcext:value-type="float">
            <text:p>161764</text:p>
          </table:table-cell>
          <table:table-cell table:formula="of:=[.M81]" office:value-type="float" office:value="160399.864229992" calcext:value-type="float">
            <text:p>160399.864229992</text:p>
          </table:table-cell>
          <table:table-cell table:formula="of:=[.N81]" office:value-type="float" office:value="160125.744813256" calcext:value-type="float">
            <text:p>160125.744813256</text:p>
          </table:table-cell>
          <table:table-cell table:formula="of:=[.O81]" office:value-type="float" office:value="159505.982875251" calcext:value-type="float">
            <text:p>159505.982875251</text:p>
          </table:table-cell>
          <table:table-cell table:formula="of:=[.P81]" office:value-type="float" office:value="158483.553973275" calcext:value-type="float">
            <text:p>158483.553973275</text:p>
          </table:table-cell>
          <table:table-cell table:formula="of:=[.Q81]" office:value-type="float" office:value="159530.122246553" calcext:value-type="float">
            <text:p>159530.122246553</text:p>
          </table:table-cell>
          <table:table-cell table:formula="of:=[.R81]" office:value-type="float" office:value="159467.337846971" calcext:value-type="float">
            <text:p>159467.337846971</text:p>
          </table:table-cell>
          <table:table-cell table:formula="of:=[.S81]" office:value-type="float" office:value="157687.180201816" calcext:value-type="float">
            <text:p>157687.180201816</text:p>
          </table:table-cell>
          <table:table-cell table:formula="of:=[.T81]" office:value-type="float" office:value="159349.786218871" calcext:value-type="float">
            <text:p>159349.786218871</text:p>
          </table:table-cell>
          <table:table-cell table:formula="of:=[.U81]" office:value-type="float" office:value="158456.310587493" calcext:value-type="float">
            <text:p>158456.31058749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82]" office:value-type="float" office:value="159516.549925078" calcext:value-type="float">
            <text:p>159516.549925078</text:p>
          </table:table-cell>
          <table:table-cell table:formula="of:=[.E82]" office:value-type="float" office:value="158232.917820534" calcext:value-type="float">
            <text:p>158232.917820534</text:p>
          </table:table-cell>
          <table:table-cell table:formula="of:=[.F82]" office:value-type="float" office:value="159628.420777755" calcext:value-type="float">
            <text:p>159628.420777755</text:p>
          </table:table-cell>
          <table:table-cell table:formula="of:=[.G82]" office:value-type="float" office:value="159762.250966866" calcext:value-type="float">
            <text:p>159762.250966866</text:p>
          </table:table-cell>
          <table:table-cell table:formula="of:=[.H82]" office:value-type="float" office:value="157280" calcext:value-type="float">
            <text:p>157280</text:p>
          </table:table-cell>
          <table:table-cell table:formula="of:=[.I82]" office:value-type="float" office:value="160456.670786851" calcext:value-type="float">
            <text:p>160456.670786851</text:p>
          </table:table-cell>
          <table:table-cell table:formula="of:=[.J82]" office:value-type="float" office:value="159275.227593622" calcext:value-type="float">
            <text:p>159275.227593622</text:p>
          </table:table-cell>
          <table:table-cell table:formula="of:=[.K82]" office:value-type="float" office:value="160533.025418448" calcext:value-type="float">
            <text:p>160533.025418448</text:p>
          </table:table-cell>
          <table:table-cell table:formula="of:=[.L82]" office:value-type="float" office:value="160698" calcext:value-type="float">
            <text:p>160698</text:p>
          </table:table-cell>
          <table:table-cell table:formula="of:=[.M82]" office:value-type="float" office:value="160906.174182348" calcext:value-type="float">
            <text:p>160906.174182348</text:p>
          </table:table-cell>
          <table:table-cell table:formula="of:=[.N82]" office:value-type="float" office:value="160180.220963763" calcext:value-type="float">
            <text:p>160180.220963763</text:p>
          </table:table-cell>
          <table:table-cell table:formula="of:=[.O82]" office:value-type="float" office:value="158785.070356126" calcext:value-type="float">
            <text:p>158785.070356126</text:p>
          </table:table-cell>
          <table:table-cell table:formula="of:=[.P82]" office:value-type="float" office:value="158725" calcext:value-type="float">
            <text:p>158725</text:p>
          </table:table-cell>
          <table:table-cell table:formula="of:=[.Q82]" office:value-type="float" office:value="159289.943863384" calcext:value-type="float">
            <text:p>159289.943863384</text:p>
          </table:table-cell>
          <table:table-cell table:formula="of:=[.R82]" office:value-type="float" office:value="160882.854913132" calcext:value-type="float">
            <text:p>160882.854913132</text:p>
          </table:table-cell>
          <table:table-cell table:formula="of:=[.S82]" office:value-type="float" office:value="158552.780290981" calcext:value-type="float">
            <text:p>158552.780290981</text:p>
          </table:table-cell>
          <table:table-cell table:formula="of:=[.T82]" office:value-type="float" office:value="159302.949831445" calcext:value-type="float">
            <text:p>159302.9498314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83]" office:value-type="float" office:value="158036.340377775" calcext:value-type="float">
            <text:p>158036.340377775</text:p>
          </table:table-cell>
          <table:table-cell table:formula="of:=[.E83]" office:value-type="float" office:value="161164.532388488" calcext:value-type="float">
            <text:p>161164.532388488</text:p>
          </table:table-cell>
          <table:table-cell table:formula="of:=[.F83]" office:value-type="float" office:value="158961.544632656" calcext:value-type="float">
            <text:p>158961.544632656</text:p>
          </table:table-cell>
          <table:table-cell table:formula="of:=[.G83]" office:value-type="float" office:value="160808.062098889" calcext:value-type="float">
            <text:p>160808.062098889</text:p>
          </table:table-cell>
          <table:table-cell table:formula="of:=[.H83]" office:value-type="float" office:value="158408.889548535" calcext:value-type="float">
            <text:p>158408.889548535</text:p>
          </table:table-cell>
          <table:table-cell table:formula="of:=[.I83]" office:value-type="float" office:value="158250" calcext:value-type="float">
            <text:p>158250</text:p>
          </table:table-cell>
          <table:table-cell table:formula="of:=[.J83]" office:value-type="float" office:value="159561.33873843" calcext:value-type="float">
            <text:p>159561.33873843</text:p>
          </table:table-cell>
          <table:table-cell table:formula="of:=[.K83]" office:value-type="float" office:value="159683.757774546" calcext:value-type="float">
            <text:p>159683.757774546</text:p>
          </table:table-cell>
          <table:table-cell table:formula="of:=[.L83]" office:value-type="float" office:value="158976" calcext:value-type="float">
            <text:p>158976</text:p>
          </table:table-cell>
          <table:table-cell table:formula="of:=[.M83]" office:value-type="float" office:value="160974.289835365" calcext:value-type="float">
            <text:p>160974.289835365</text:p>
          </table:table-cell>
          <table:table-cell table:formula="of:=[.N83]" office:value-type="float" office:value="159847.55543955" calcext:value-type="float">
            <text:p>159847.55543955</text:p>
          </table:table-cell>
          <table:table-cell table:formula="of:=[.O83]" office:value-type="float" office:value="160885" calcext:value-type="float">
            <text:p>160885</text:p>
          </table:table-cell>
          <table:table-cell table:formula="of:=[.P83]" office:value-type="float" office:value="158821.839908748" calcext:value-type="float">
            <text:p>158821.839908748</text:p>
          </table:table-cell>
          <table:table-cell table:formula="of:=[.Q83]" office:value-type="float" office:value="158125.153043404" calcext:value-type="float">
            <text:p>158125.153043404</text:p>
          </table:table-cell>
          <table:table-cell table:formula="of:=[.R83]" office:value-type="float" office:value="159682.654887749" calcext:value-type="float">
            <text:p>159682.654887749</text:p>
          </table:table-cell>
          <table:table-cell table:formula="of:=[.S83]" office:value-type="float" office:value="157649.38801023" calcext:value-type="float">
            <text:p>157649.38801023</text:p>
          </table:table-cell>
          <table:table-cell table:formula="of:=[.T83]" office:value-type="float" office:value="159986.191654155" calcext:value-type="float">
            <text:p>159986.19165415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84]" office:value-type="float" office:value="159177.426741357" calcext:value-type="float">
            <text:p>159177.426741357</text:p>
          </table:table-cell>
          <table:table-cell table:formula="of:=[.F84]" office:value-type="float" office:value="159743.036621319" calcext:value-type="float">
            <text:p>159743.036621319</text:p>
          </table:table-cell>
          <table:table-cell table:formula="of:=[.G84]" office:value-type="float" office:value="159572.787310368" calcext:value-type="float">
            <text:p>159572.787310368</text:p>
          </table:table-cell>
          <table:table-cell table:formula="of:=[.H84]" office:value-type="float" office:value="159072.815430544" calcext:value-type="float">
            <text:p>159072.815430544</text:p>
          </table:table-cell>
          <table:table-cell table:formula="of:=[.I84]" office:value-type="float" office:value="158695.18677011" calcext:value-type="float">
            <text:p>158695.18677011</text:p>
          </table:table-cell>
          <table:table-cell table:formula="of:=[.J84]" office:value-type="float" office:value="159864.002464595" calcext:value-type="float">
            <text:p>159864.002464595</text:p>
          </table:table-cell>
          <table:table-cell table:formula="of:=[.K84]" office:value-type="float" office:value="158997.62647285" calcext:value-type="float">
            <text:p>158997.62647285</text:p>
          </table:table-cell>
          <table:table-cell table:formula="of:=[.L84]" office:value-type="float" office:value="161100" calcext:value-type="float">
            <text:p>161100</text:p>
          </table:table-cell>
          <table:table-cell table:formula="of:=[.M84]" office:value-type="float" office:value="159696.192146212" calcext:value-type="float">
            <text:p>159696.192146212</text:p>
          </table:table-cell>
          <table:table-cell table:formula="of:=[.N84]" office:value-type="float" office:value="159260.864006196" calcext:value-type="float">
            <text:p>159260.864006196</text:p>
          </table:table-cell>
          <table:table-cell table:formula="of:=[.O84]" office:value-type="float" office:value="158759.327240953" calcext:value-type="float">
            <text:p>158759.327240953</text:p>
          </table:table-cell>
          <table:table-cell table:formula="of:=[.P84]" office:value-type="float" office:value="158855.109206472" calcext:value-type="float">
            <text:p>158855.109206472</text:p>
          </table:table-cell>
          <table:table-cell table:formula="of:=[.Q84]" office:value-type="float" office:value="159883.91429409" calcext:value-type="float">
            <text:p>159883.91429409</text:p>
          </table:table-cell>
          <table:table-cell table:formula="of:=[.R84]" office:value-type="float" office:value="158298.140431276" calcext:value-type="float">
            <text:p>158298.140431276</text:p>
          </table:table-cell>
          <table:table-cell table:formula="of:=[.S84]" office:value-type="float" office:value="159736.577883715" calcext:value-type="float">
            <text:p>159736.5778837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5]" office:value-type="float" office:value="159544.216833453" calcext:value-type="float">
            <text:p>159544.216833453</text:p>
          </table:table-cell>
          <table:table-cell table:formula="of:=[.F85]" office:value-type="float" office:value="159650.569056299" calcext:value-type="float">
            <text:p>159650.569056299</text:p>
          </table:table-cell>
          <table:table-cell table:formula="of:=[.G85]" office:value-type="float" office:value="160547.492337937" calcext:value-type="float">
            <text:p>160547.492337937</text:p>
          </table:table-cell>
          <table:table-cell table:formula="of:=[.H85]" office:value-type="float" office:value="159812.454733666" calcext:value-type="float">
            <text:p>159812.454733666</text:p>
          </table:table-cell>
          <table:table-cell table:formula="of:=[.I85]" office:value-type="float" office:value="158669.147615408" calcext:value-type="float">
            <text:p>158669.147615408</text:p>
          </table:table-cell>
          <table:table-cell table:formula="of:=[.J85]" office:value-type="float" office:value="158512.3299936" calcext:value-type="float">
            <text:p>158512.3299936</text:p>
          </table:table-cell>
          <table:table-cell table:formula="of:=[.K85]" office:value-type="float" office:value="157969.342911845" calcext:value-type="float">
            <text:p>157969.342911845</text:p>
          </table:table-cell>
          <table:table-cell table:formula="of:=[.L85]" office:value-type="float" office:value="157428" calcext:value-type="float">
            <text:p>157428</text:p>
          </table:table-cell>
          <table:table-cell table:formula="of:=[.M85]" office:value-type="float" office:value="159447.454206707" calcext:value-type="float">
            <text:p>159447.454206707</text:p>
          </table:table-cell>
          <table:table-cell table:formula="of:=[.N85]" office:value-type="float" office:value="158487.031772319" calcext:value-type="float">
            <text:p>158487.031772319</text:p>
          </table:table-cell>
          <table:table-cell table:formula="of:=[.O85]" office:value-type="float" office:value="161003.602583917" calcext:value-type="float">
            <text:p>161003.602583917</text:p>
          </table:table-cell>
          <table:table-cell table:formula="of:=[.P85]" office:value-type="float" office:value="159545.643939282" calcext:value-type="float">
            <text:p>159545.643939282</text:p>
          </table:table-cell>
          <table:table-cell table:formula="of:=[.Q85]" office:value-type="float" office:value="160032.015859327" calcext:value-type="float">
            <text:p>160032.015859327</text:p>
          </table:table-cell>
          <table:table-cell table:formula="of:=[.R85]" office:value-type="float" office:value="158700.217542384" calcext:value-type="float">
            <text:p>158700.217542384</text:p>
          </table:table-cell>
          <table:table-cell table:formula="of:=[.S85]" office:value-type="float" office:value="158649.921021096" calcext:value-type="float">
            <text:p>158649.921021096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86]" office:value-type="float" office:value="158852.750999156" calcext:value-type="float">
            <text:p>158852.750999156</text:p>
          </table:table-cell>
          <table:table-cell table:formula="of:=[.G86]" office:value-type="float" office:value="158472.036069459" calcext:value-type="float">
            <text:p>158472.036069459</text:p>
          </table:table-cell>
          <table:table-cell table:formula="of:=[.H86]" office:value-type="float" office:value="159479.520519094" calcext:value-type="float">
            <text:p>159479.520519094</text:p>
          </table:table-cell>
          <table:table-cell table:formula="of:=[.I86]" office:value-type="float" office:value="159474.28883679" calcext:value-type="float">
            <text:p>159474.28883679</text:p>
          </table:table-cell>
          <table:table-cell table:formula="of:=[.J86]" office:value-type="float" office:value="160257.058992732" calcext:value-type="float">
            <text:p>160257.058992732</text:p>
          </table:table-cell>
          <table:table-cell table:formula="of:=[.K86]" office:value-type="float" office:value="159084.883631349" calcext:value-type="float">
            <text:p>159084.883631349</text:p>
          </table:table-cell>
          <table:table-cell table:formula="of:=[.L86]" office:value-type="float" office:value="160111" calcext:value-type="float">
            <text:p>160111</text:p>
          </table:table-cell>
          <table:table-cell table:formula="of:=[.M86]" office:value-type="float" office:value="157260.548135888" calcext:value-type="float">
            <text:p>157260.548135888</text:p>
          </table:table-cell>
          <table:table-cell table:formula="of:=[.N86]" office:value-type="float" office:value="159179.602729119" calcext:value-type="float">
            <text:p>159179.602729119</text:p>
          </table:table-cell>
          <table:table-cell table:formula="of:=[.O86]" office:value-type="float" office:value="157768.355661077" calcext:value-type="float">
            <text:p>157768.355661077</text:p>
          </table:table-cell>
          <table:table-cell table:formula="of:=[.P86]" office:value-type="float" office:value="158503.987331549" calcext:value-type="float">
            <text:p>158503.987331549</text:p>
          </table:table-cell>
          <table:table-cell table:formula="of:=[.Q86]" office:value-type="float" office:value="159100.005813953" calcext:value-type="float">
            <text:p>159100.005813953</text:p>
          </table:table-cell>
          <table:table-cell table:formula="of:=[.R86]" office:value-type="float" office:value="161351.247547083" calcext:value-type="float">
            <text:p>161351.247547083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H87]" office:value-type="float" office:value="160361.851074375" calcext:value-type="float">
            <text:p>160361.851074375</text:p>
          </table:table-cell>
          <table:table-cell table:formula="of:=[.I87]" office:value-type="float" office:value="158098.245303356" calcext:value-type="float">
            <text:p>158098.245303356</text:p>
          </table:table-cell>
          <table:table-cell table:formula="of:=[.J87]" office:value-type="float" office:value="159720.865725177" calcext:value-type="float">
            <text:p>159720.865725177</text:p>
          </table:table-cell>
          <table:table-cell table:formula="of:=[.K87]" office:value-type="float" office:value="160406.680160148" calcext:value-type="float">
            <text:p>160406.680160148</text:p>
          </table:table-cell>
          <table:table-cell table:formula="of:=[.L87]" office:value-type="float" office:value="159384" calcext:value-type="float">
            <text:p>159384</text:p>
          </table:table-cell>
          <table:table-cell table:formula="of:=[.M87]" office:value-type="float" office:value="159358.586652869" calcext:value-type="float">
            <text:p>159358.586652869</text:p>
          </table:table-cell>
          <table:table-cell table:formula="of:=[.N87]" office:value-type="float" office:value="157420.172786082" calcext:value-type="float">
            <text:p>157420.172786082</text:p>
          </table:table-cell>
          <table:table-cell table:formula="of:=[.O87]" office:value-type="float" office:value="159559.269943805" calcext:value-type="float">
            <text:p>159559.269943805</text:p>
          </table:table-cell>
          <table:table-cell table:formula="of:=[.P87]" office:value-type="float" office:value="161068.448555265" calcext:value-type="float">
            <text:p>161068.448555265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J88]" office:value-type="float" office:value="157755.625208739" calcext:value-type="float">
            <text:p>157755.625208739</text:p>
          </table:table-cell>
          <table:table-cell table:formula="of:=[.K88]" office:value-type="float" office:value="158912.953789174" calcext:value-type="float">
            <text:p>158912.953789174</text:p>
          </table:table-cell>
          <table:table-cell table:formula="of:=[.L88]" office:value-type="float" office:value="160011" calcext:value-type="float">
            <text:p>160011</text:p>
          </table:table-cell>
          <table:table-cell table:formula="of:=[.M88]" office:value-type="float" office:value="159510.609208291" calcext:value-type="float">
            <text:p>159510.609208291</text:p>
          </table:table-cell>
          <table:table-cell table:formula="of:=[.N88]" office:value-type="float" office:value="159212.313232991" calcext:value-type="float">
            <text:p>159212.31323299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8T01:19:05.187000000</dc:date>
    <meta:editing-duration>PT1H20M1S</meta:editing-duration>
    <meta:editing-cycles>2</meta:editing-cycles>
    <meta:generator>LibreOffice/7.4.2.3$Windows_X86_64 LibreOffice_project/382eef1f22670f7f4118c8c2dd222ec7ad009daf</meta:generator>
    <meta:document-statistic meta:table-count="1" meta:cell-count="3335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016cm" svg:height="17.558cm" xlink:href=".." xlink:type="simple" chart:class="chart:line" chart:style-name="ch1">
        <chart:plot-area chart:style-name="ch2" table:cell-range-address="sampled.B2:sampled.V22" svg:x="0.56cm" svg:y="0.351cm" svg:width="26.896cm" svg:height="16.856cm">
          <chart:coordinate-region svg:x="1.922cm" svg:y="0.55cm" svg:width="25.347cm" svg:height="16.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ampled.B2:sampled.B22" chart:class="chart:line">
            <chart:data-point chart:repeated="21"/>
          </chart:series>
          <chart:series chart:style-name="ch6" chart:values-cell-range-address="sampled.C2:sampled.C22" chart:class="chart:line">
            <chart:data-point chart:repeated="21"/>
          </chart:series>
          <chart:series chart:style-name="ch7" chart:values-cell-range-address="sampled.D2:sampled.D22" chart:class="chart:line">
            <chart:data-point chart:repeated="21"/>
          </chart:series>
          <chart:series chart:style-name="ch8" chart:values-cell-range-address="sampled.E2:sampled.E22" chart:class="chart:line">
            <chart:data-point chart:repeated="21"/>
          </chart:series>
          <chart:series chart:style-name="ch9" chart:values-cell-range-address="sampled.F2:sampled.F22" chart:class="chart:line">
            <chart:data-point chart:repeated="21"/>
          </chart:series>
          <chart:series chart:style-name="ch10" chart:values-cell-range-address="sampled.G2:sampled.G22" chart:class="chart:line">
            <chart:data-point chart:repeated="21"/>
          </chart:series>
          <chart:series chart:style-name="ch11" chart:values-cell-range-address="sampled.H2:sampled.H22" chart:class="chart:line">
            <chart:data-point chart:repeated="21"/>
          </chart:series>
          <chart:series chart:style-name="ch12" chart:values-cell-range-address="sampled.I2:sampled.I22" chart:class="chart:line">
            <chart:data-point chart:repeated="21"/>
          </chart:series>
          <chart:series chart:style-name="ch13" chart:values-cell-range-address="sampled.J2:sampled.J22" chart:class="chart:line">
            <chart:data-point chart:repeated="21"/>
          </chart:series>
          <chart:series chart:style-name="ch14" chart:values-cell-range-address="sampled.K2:sampled.K22" chart:class="chart:line">
            <chart:data-point chart:repeated="21"/>
          </chart:series>
          <chart:series chart:style-name="ch15" chart:values-cell-range-address="sampled.L2:sampled.L22" chart:class="chart:line">
            <chart:data-point chart:repeated="21"/>
          </chart:series>
          <chart:series chart:style-name="ch16" chart:values-cell-range-address="sampled.M2:sampled.M22" chart:class="chart:line">
            <chart:data-point chart:repeated="21"/>
          </chart:series>
          <chart:series chart:style-name="ch5" chart:values-cell-range-address="sampled.N2:sampled.N22" chart:class="chart:line">
            <chart:data-point chart:repeated="21"/>
          </chart:series>
          <chart:series chart:style-name="ch6" chart:values-cell-range-address="sampled.O2:sampled.O22" chart:class="chart:line">
            <chart:data-point chart:repeated="21"/>
          </chart:series>
          <chart:series chart:style-name="ch7" chart:values-cell-range-address="sampled.P2:sampled.P22" chart:class="chart:line">
            <chart:data-point chart:repeated="21"/>
          </chart:series>
          <chart:series chart:style-name="ch8" chart:values-cell-range-address="sampled.Q2:sampled.Q22" chart:class="chart:line">
            <chart:data-point chart:repeated="21"/>
          </chart:series>
          <chart:series chart:style-name="ch9" chart:values-cell-range-address="sampled.R2:sampled.R22" chart:class="chart:line">
            <chart:data-point chart:repeated="21"/>
          </chart:series>
          <chart:series chart:style-name="ch10" chart:values-cell-range-address="sampled.S2:sampled.S22" chart:class="chart:line">
            <chart:data-point chart:repeated="21"/>
          </chart:series>
          <chart:series chart:style-name="ch11" chart:values-cell-range-address="sampled.T2:sampled.T22" chart:class="chart:line">
            <chart:data-point chart:repeated="21"/>
          </chart:series>
          <chart:series chart:style-name="ch12" chart:values-cell-range-address="sampled.U2:sampled.U22" chart:class="chart:line">
            <chart:data-point chart:repeated="21"/>
          </chart:series>
          <chart:series chart:style-name="ch13" chart:values-cell-range-address="sampled.V2:sampled.V22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mpled.B2:sampled.B22</svg:desc>
                </draw:g>
              </table:table-cell>
              <table:table-cell office:value-type="float" office:value="0">
                <text:p>0</text:p>
                <draw:g>
                  <svg:desc>sampled.C2:sampled.C22</svg:desc>
                </draw:g>
              </table:table-cell>
              <table:table-cell office:value-type="float" office:value="0">
                <text:p>0</text:p>
                <draw:g>
                  <svg:desc>sampled.D2:sampled.D22</svg:desc>
                </draw:g>
              </table:table-cell>
              <table:table-cell office:value-type="float" office:value="0">
                <text:p>0</text:p>
                <draw:g>
                  <svg:desc>sampled.E2:sampled.E22</svg:desc>
                </draw:g>
              </table:table-cell>
              <table:table-cell office:value-type="float" office:value="0">
                <text:p>0</text:p>
                <draw:g>
                  <svg:desc>sampled.F2:sampled.F22</svg:desc>
                </draw:g>
              </table:table-cell>
              <table:table-cell office:value-type="float" office:value="0">
                <text:p>0</text:p>
                <draw:g>
                  <svg:desc>sampled.G2:sampled.G22</svg:desc>
                </draw:g>
              </table:table-cell>
              <table:table-cell office:value-type="float" office:value="0">
                <text:p>0</text:p>
                <draw:g>
                  <svg:desc>sampled.H2:sampled.H22</svg:desc>
                </draw:g>
              </table:table-cell>
              <table:table-cell office:value-type="float" office:value="953">
                <text:p>953</text:p>
                <draw:g>
                  <svg:desc>sampled.I2:sampled.I22</svg:desc>
                </draw:g>
              </table:table-cell>
              <table:table-cell office:value-type="float" office:value="4820">
                <text:p>4820</text:p>
                <draw:g>
                  <svg:desc>sampled.J2:sampled.J22</svg:desc>
                </draw:g>
              </table:table-cell>
              <table:table-cell office:value-type="float" office:value="7394">
                <text:p>7394</text:p>
                <draw:g>
                  <svg:desc>sampled.K2:sampled.K22</svg:desc>
                </draw:g>
              </table:table-cell>
              <table:table-cell office:value-type="float" office:value="8154">
                <text:p>8154</text:p>
                <draw:g>
                  <svg:desc>sampled.L2:sampled.L22</svg:desc>
                </draw:g>
              </table:table-cell>
              <table:table-cell office:value-type="float" office:value="7359">
                <text:p>7359</text:p>
                <draw:g>
                  <svg:desc>sampled.M2:sampled.M22</svg:desc>
                </draw:g>
              </table:table-cell>
              <table:table-cell office:value-type="float" office:value="4703">
                <text:p>4703</text:p>
                <draw:g>
                  <svg:desc>sampled.N2:sampled.N22</svg:desc>
                </draw:g>
              </table:table-cell>
              <table:table-cell office:value-type="float" office:value="982">
                <text:p>982</text:p>
                <draw:g>
                  <svg:desc>sampled.O2:sampled.O22</svg:desc>
                </draw:g>
              </table:table-cell>
              <table:table-cell office:value-type="float" office:value="0">
                <text:p>0</text:p>
                <draw:g>
                  <svg:desc>sampled.P2:sampled.P22</svg:desc>
                </draw:g>
              </table:table-cell>
              <table:table-cell office:value-type="float" office:value="0">
                <text:p>0</text:p>
                <draw:g>
                  <svg:desc>sampled.Q2:sampled.Q22</svg:desc>
                </draw:g>
              </table:table-cell>
              <table:table-cell office:value-type="float" office:value="0">
                <text:p>0</text:p>
                <draw:g>
                  <svg:desc>sampled.R2:sampled.R22</svg:desc>
                </draw:g>
              </table:table-cell>
              <table:table-cell office:value-type="float" office:value="0">
                <text:p>0</text:p>
                <draw:g>
                  <svg:desc>sampled.S2:sampled.S22</svg:desc>
                </draw:g>
              </table:table-cell>
              <table:table-cell office:value-type="float" office:value="0">
                <text:p>0</text:p>
                <draw:g>
                  <svg:desc>sampled.T2:sampled.T22</svg:desc>
                </draw:g>
              </table:table-cell>
              <table:table-cell office:value-type="float" office:value="0">
                <text:p>0</text:p>
                <draw:g>
                  <svg:desc>sampled.U2:sampled.U22</svg:desc>
                </draw:g>
              </table:table-cell>
              <table:table-cell office:value-type="float" office:value="0">
                <text:p>0</text:p>
                <draw:g>
                  <svg:desc>sampled.V2:sampled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02">
                <text:p>2702</text:p>
              </table:table-cell>
              <table:table-cell office:value-type="float" office:value="10622">
                <text:p>10622</text:p>
              </table:table-cell>
              <table:table-cell office:value-type="float" office:value="16191">
                <text:p>16191</text:p>
              </table:table-cell>
              <table:table-cell office:value-type="float" office:value="17226">
                <text:p>17226</text:p>
              </table:table-cell>
              <table:table-cell office:value-type="float" office:value="17729">
                <text:p>17729</text:p>
              </table:table-cell>
              <table:table-cell office:value-type="float" office:value="17976">
                <text:p>17976</text:p>
              </table:table-cell>
              <table:table-cell office:value-type="float" office:value="17610">
                <text:p>17610</text:p>
              </table:table-cell>
              <table:table-cell office:value-type="float" office:value="17265">
                <text:p>17265</text:p>
              </table:table-cell>
              <table:table-cell office:value-type="float" office:value="16486">
                <text:p>16486</text:p>
              </table:table-cell>
              <table:table-cell office:value-type="float" office:value="10974">
                <text:p>10974</text:p>
              </table:table-cell>
              <table:table-cell office:value-type="float" office:value="2773">
                <text:p>2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7973">
                <text:p>7973</text:p>
              </table:table-cell>
              <table:table-cell office:value-type="float" office:value="16632">
                <text:p>16632</text:p>
              </table:table-cell>
              <table:table-cell office:value-type="float" office:value="17849">
                <text:p>17849</text:p>
              </table:table-cell>
              <table:table-cell office:value-type="float" office:value="18641">
                <text:p>18641</text:p>
              </table:table-cell>
              <table:table-cell office:value-type="float" office:value="19423">
                <text:p>19423</text:p>
              </table:table-cell>
              <table:table-cell office:value-type="float" office:value="19429">
                <text:p>19429</text:p>
              </table:table-cell>
              <table:table-cell office:value-type="float" office:value="19963">
                <text:p>19963</text:p>
              </table:table-cell>
              <table:table-cell office:value-type="float" office:value="19591">
                <text:p>19591</text:p>
              </table:table-cell>
              <table:table-cell office:value-type="float" office:value="19172">
                <text:p>19172</text:p>
              </table:table-cell>
              <table:table-cell office:value-type="float" office:value="18571">
                <text:p>18571</text:p>
              </table:table-cell>
              <table:table-cell office:value-type="float" office:value="17955">
                <text:p>17955</text:p>
              </table:table-cell>
              <table:table-cell office:value-type="float" office:value="16553">
                <text:p>16553</text:p>
              </table:table-cell>
              <table:table-cell office:value-type="float" office:value="8154">
                <text:p>8154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10238">
                <text:p>10238</text:p>
              </table:table-cell>
              <table:table-cell office:value-type="float" office:value="17482">
                <text:p>17482</text:p>
              </table:table-cell>
              <table:table-cell office:value-type="float" office:value="18565">
                <text:p>18565</text:p>
              </table:table-cell>
              <table:table-cell office:value-type="float" office:value="19577">
                <text:p>19577</text:p>
              </table:table-cell>
              <table:table-cell office:value-type="float" office:value="20861">
                <text:p>20861</text:p>
              </table:table-cell>
              <table:table-cell office:value-type="float" office:value="21783">
                <text:p>21783</text:p>
              </table:table-cell>
              <table:table-cell office:value-type="float" office:value="22402">
                <text:p>22402</text:p>
              </table:table-cell>
              <table:table-cell office:value-type="float" office:value="22465">
                <text:p>22465</text:p>
              </table:table-cell>
              <table:table-cell office:value-type="float" office:value="22295">
                <text:p>22295</text:p>
              </table:table-cell>
              <table:table-cell office:value-type="float" office:value="21834">
                <text:p>21834</text:p>
              </table:table-cell>
              <table:table-cell office:value-type="float" office:value="21042">
                <text:p>21042</text:p>
              </table:table-cell>
              <table:table-cell office:value-type="float" office:value="19661">
                <text:p>19661</text:p>
              </table:table-cell>
              <table:table-cell office:value-type="float" office:value="18498">
                <text:p>18498</text:p>
              </table:table-cell>
              <table:table-cell office:value-type="float" office:value="17093">
                <text:p>17093</text:p>
              </table:table-cell>
              <table:table-cell office:value-type="float" office:value="10193">
                <text:p>1019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90">
                <text:p>7990</text:p>
              </table:table-cell>
              <table:table-cell office:value-type="float" office:value="17294">
                <text:p>17294</text:p>
              </table:table-cell>
              <table:table-cell office:value-type="float" office:value="18606">
                <text:p>18606</text:p>
              </table:table-cell>
              <table:table-cell office:value-type="float" office:value="20528">
                <text:p>20528</text:p>
              </table:table-cell>
              <table:table-cell office:value-type="float" office:value="22031">
                <text:p>22031</text:p>
              </table:table-cell>
              <table:table-cell office:value-type="float" office:value="23652">
                <text:p>23652</text:p>
              </table:table-cell>
              <table:table-cell office:value-type="float" office:value="25179">
                <text:p>25179</text:p>
              </table:table-cell>
              <table:table-cell office:value-type="float" office:value="26162">
                <text:p>26162</text:p>
              </table:table-cell>
              <table:table-cell office:value-type="float" office:value="26769">
                <text:p>26769</text:p>
              </table:table-cell>
              <table:table-cell office:value-type="float" office:value="26236">
                <text:p>26236</text:p>
              </table:table-cell>
              <table:table-cell office:value-type="float" office:value="25065">
                <text:p>25065</text:p>
              </table:table-cell>
              <table:table-cell office:value-type="float" office:value="24026">
                <text:p>24026</text:p>
              </table:table-cell>
              <table:table-cell office:value-type="float" office:value="21936">
                <text:p>21936</text:p>
              </table:table-cell>
              <table:table-cell office:value-type="float" office:value="20279">
                <text:p>20279</text:p>
              </table:table-cell>
              <table:table-cell office:value-type="float" office:value="18829">
                <text:p>18829</text:p>
              </table:table-cell>
              <table:table-cell office:value-type="float" office:value="17170">
                <text:p>17170</text:p>
              </table:table-cell>
              <table:table-cell office:value-type="float" office:value="7916">
                <text:p>7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692">
                <text:p>2692</text:p>
              </table:table-cell>
              <table:table-cell office:value-type="float" office:value="16533">
                <text:p>16533</text:p>
              </table:table-cell>
              <table:table-cell office:value-type="float" office:value="18577">
                <text:p>18577</text:p>
              </table:table-cell>
              <table:table-cell office:value-type="float" office:value="20321">
                <text:p>20321</text:p>
              </table:table-cell>
              <table:table-cell office:value-type="float" office:value="22412">
                <text:p>22412</text:p>
              </table:table-cell>
              <table:table-cell office:value-type="float" office:value="24940">
                <text:p>24940</text:p>
              </table:table-cell>
              <table:table-cell office:value-type="float" office:value="27392">
                <text:p>27392</text:p>
              </table:table-cell>
              <table:table-cell office:value-type="float" office:value="29664">
                <text:p>29664</text:p>
              </table:table-cell>
              <table:table-cell office:value-type="float" office:value="31167">
                <text:p>31167</text:p>
              </table:table-cell>
              <table:table-cell office:value-type="float" office:value="31890">
                <text:p>31890</text:p>
              </table:table-cell>
              <table:table-cell office:value-type="float" office:value="31534">
                <text:p>31534</text:p>
              </table:table-cell>
              <table:table-cell office:value-type="float" office:value="29764">
                <text:p>29764</text:p>
              </table:table-cell>
              <table:table-cell office:value-type="float" office:value="27634">
                <text:p>27634</text:p>
              </table:table-cell>
              <table:table-cell office:value-type="float" office:value="24717">
                <text:p>24717</text:p>
              </table:table-cell>
              <table:table-cell office:value-type="float" office:value="22780">
                <text:p>22780</text:p>
              </table:table-cell>
              <table:table-cell office:value-type="float" office:value="20316">
                <text:p>20316</text:p>
              </table:table-cell>
              <table:table-cell office:value-type="float" office:value="18656">
                <text:p>18656</text:p>
              </table:table-cell>
              <table:table-cell office:value-type="float" office:value="16331">
                <text:p>16331</text:p>
              </table:table-cell>
              <table:table-cell office:value-type="float" office:value="2802">
                <text:p>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885">
                <text:p>10885</text:p>
              </table:table-cell>
              <table:table-cell office:value-type="float" office:value="17852">
                <text:p>17852</text:p>
              </table:table-cell>
              <table:table-cell office:value-type="float" office:value="19907">
                <text:p>19907</text:p>
              </table:table-cell>
              <table:table-cell office:value-type="float" office:value="22060">
                <text:p>22060</text:p>
              </table:table-cell>
              <table:table-cell office:value-type="float" office:value="24860">
                <text:p>24860</text:p>
              </table:table-cell>
              <table:table-cell office:value-type="float" office:value="28241">
                <text:p>28241</text:p>
              </table:table-cell>
              <table:table-cell office:value-type="float" office:value="31993">
                <text:p>31993</text:p>
              </table:table-cell>
              <table:table-cell office:value-type="float" office:value="35582">
                <text:p>35582</text:p>
              </table:table-cell>
              <table:table-cell office:value-type="float" office:value="38920">
                <text:p>38920</text:p>
              </table:table-cell>
              <table:table-cell office:value-type="float" office:value="39656">
                <text:p>39656</text:p>
              </table:table-cell>
              <table:table-cell office:value-type="float" office:value="38698">
                <text:p>38698</text:p>
              </table:table-cell>
              <table:table-cell office:value-type="float" office:value="35601">
                <text:p>35601</text:p>
              </table:table-cell>
              <table:table-cell office:value-type="float" office:value="32002">
                <text:p>32002</text:p>
              </table:table-cell>
              <table:table-cell office:value-type="float" office:value="28025">
                <text:p>28025</text:p>
              </table:table-cell>
              <table:table-cell office:value-type="float" office:value="24872">
                <text:p>24872</text:p>
              </table:table-cell>
              <table:table-cell office:value-type="float" office:value="22280">
                <text:p>22280</text:p>
              </table:table-cell>
              <table:table-cell office:value-type="float" office:value="19839">
                <text:p>19839</text:p>
              </table:table-cell>
              <table:table-cell office:value-type="float" office:value="17622">
                <text:p>17622</text:p>
              </table:table-cell>
              <table:table-cell office:value-type="float" office:value="10956">
                <text:p>1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6">
                <text:p>966</text:p>
              </table:table-cell>
              <table:table-cell office:value-type="float" office:value="16212">
                <text:p>16212</text:p>
              </table:table-cell>
              <table:table-cell office:value-type="float" office:value="18832">
                <text:p>18832</text:p>
              </table:table-cell>
              <table:table-cell office:value-type="float" office:value="20931">
                <text:p>20931</text:p>
              </table:table-cell>
              <table:table-cell office:value-type="float" office:value="23939">
                <text:p>23939</text:p>
              </table:table-cell>
              <table:table-cell office:value-type="float" office:value="27285">
                <text:p>27285</text:p>
              </table:table-cell>
              <table:table-cell office:value-type="float" office:value="32112">
                <text:p>32112</text:p>
              </table:table-cell>
              <table:table-cell office:value-type="float" office:value="37552">
                <text:p>37552</text:p>
              </table:table-cell>
              <table:table-cell office:value-type="float" office:value="44453">
                <text:p>44453</text:p>
              </table:table-cell>
              <table:table-cell office:value-type="float" office:value="50245">
                <text:p>50245</text:p>
              </table:table-cell>
              <table:table-cell office:value-type="float" office:value="53039">
                <text:p>53039</text:p>
              </table:table-cell>
              <table:table-cell office:value-type="float" office:value="50934">
                <text:p>50934</text:p>
              </table:table-cell>
              <table:table-cell office:value-type="float" office:value="44327">
                <text:p>44327</text:p>
              </table:table-cell>
              <table:table-cell office:value-type="float" office:value="37749">
                <text:p>37749</text:p>
              </table:table-cell>
              <table:table-cell office:value-type="float" office:value="32004">
                <text:p>32004</text:p>
              </table:table-cell>
              <table:table-cell office:value-type="float" office:value="27486">
                <text:p>27486</text:p>
              </table:table-cell>
              <table:table-cell office:value-type="float" office:value="23801">
                <text:p>23801</text:p>
              </table:table-cell>
              <table:table-cell office:value-type="float" office:value="20763">
                <text:p>20763</text:p>
              </table:table-cell>
              <table:table-cell office:value-type="float" office:value="18512">
                <text:p>18512</text:p>
              </table:table-cell>
              <table:table-cell office:value-type="float" office:value="16336">
                <text:p>16336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95">
                <text:p>4795</text:p>
              </table:table-cell>
              <table:table-cell office:value-type="float" office:value="17107">
                <text:p>17107</text:p>
              </table:table-cell>
              <table:table-cell office:value-type="float" office:value="19340">
                <text:p>19340</text:p>
              </table:table-cell>
              <table:table-cell office:value-type="float" office:value="21780">
                <text:p>21780</text:p>
              </table:table-cell>
              <table:table-cell office:value-type="float" office:value="25445">
                <text:p>25445</text:p>
              </table:table-cell>
              <table:table-cell office:value-type="float" office:value="29741">
                <text:p>29741</text:p>
              </table:table-cell>
              <table:table-cell office:value-type="float" office:value="35611">
                <text:p>35611</text:p>
              </table:table-cell>
              <table:table-cell office:value-type="float" office:value="44184">
                <text:p>44184</text:p>
              </table:table-cell>
              <table:table-cell office:value-type="float" office:value="56134">
                <text:p>56134</text:p>
              </table:table-cell>
              <table:table-cell office:value-type="float" office:value="71681">
                <text:p>71681</text:p>
              </table:table-cell>
              <table:table-cell office:value-type="float" office:value="80408">
                <text:p>80408</text:p>
              </table:table-cell>
              <table:table-cell office:value-type="float" office:value="71815">
                <text:p>71815</text:p>
              </table:table-cell>
              <table:table-cell office:value-type="float" office:value="56539">
                <text:p>56539</text:p>
              </table:table-cell>
              <table:table-cell office:value-type="float" office:value="44444">
                <text:p>44444</text:p>
              </table:table-cell>
              <table:table-cell office:value-type="float" office:value="35535">
                <text:p>35535</text:p>
              </table:table-cell>
              <table:table-cell office:value-type="float" office:value="29431">
                <text:p>29431</text:p>
              </table:table-cell>
              <table:table-cell office:value-type="float" office:value="25301">
                <text:p>25301</text:p>
              </table:table-cell>
              <table:table-cell office:value-type="float" office:value="21768">
                <text:p>21768</text:p>
              </table:table-cell>
              <table:table-cell office:value-type="float" office:value="19215">
                <text:p>19215</text:p>
              </table:table-cell>
              <table:table-cell office:value-type="float" office:value="17249">
                <text:p>17249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15">
                <text:p>7215</text:p>
              </table:table-cell>
              <table:table-cell office:value-type="float" office:value="17625">
                <text:p>17625</text:p>
              </table:table-cell>
              <table:table-cell office:value-type="float" office:value="19664">
                <text:p>19664</text:p>
              </table:table-cell>
              <table:table-cell office:value-type="float" office:value="22772">
                <text:p>22772</text:p>
              </table:table-cell>
              <table:table-cell office:value-type="float" office:value="26364">
                <text:p>26364</text:p>
              </table:table-cell>
              <table:table-cell office:value-type="float" office:value="31247">
                <text:p>31247</text:p>
              </table:table-cell>
              <table:table-cell office:value-type="float" office:value="38409">
                <text:p>38409</text:p>
              </table:table-cell>
              <table:table-cell office:value-type="float" office:value="50792">
                <text:p>50792</text:p>
              </table:table-cell>
              <table:table-cell office:value-type="float" office:value="71772">
                <text:p>71772</text:p>
              </table:table-cell>
              <table:table-cell office:value-type="float" office:value="115385">
                <text:p>115385</text:p>
              </table:table-cell>
              <table:table-cell office:value-type="float" office:value="165191">
                <text:p>165191</text:p>
              </table:table-cell>
              <table:table-cell office:value-type="float" office:value="115096">
                <text:p>115096</text:p>
              </table:table-cell>
              <table:table-cell office:value-type="float" office:value="72220">
                <text:p>72220</text:p>
              </table:table-cell>
              <table:table-cell office:value-type="float" office:value="50378">
                <text:p>50378</text:p>
              </table:table-cell>
              <table:table-cell office:value-type="float" office:value="38894">
                <text:p>38894</text:p>
              </table:table-cell>
              <table:table-cell office:value-type="float" office:value="31400">
                <text:p>31400</text:p>
              </table:table-cell>
              <table:table-cell office:value-type="float" office:value="26371">
                <text:p>26371</text:p>
              </table:table-cell>
              <table:table-cell office:value-type="float" office:value="22441">
                <text:p>22441</text:p>
              </table:table-cell>
              <table:table-cell office:value-type="float" office:value="19781">
                <text:p>19781</text:p>
              </table:table-cell>
              <table:table-cell office:value-type="float" office:value="17306">
                <text:p>17306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97">
                <text:p>8097</text:p>
              </table:table-cell>
              <table:table-cell office:value-type="float" office:value="17784">
                <text:p>17784</text:p>
              </table:table-cell>
              <table:table-cell office:value-type="float" office:value="20014">
                <text:p>20014</text:p>
              </table:table-cell>
              <table:table-cell office:value-type="float" office:value="22603">
                <text:p>22603</text:p>
              </table:table-cell>
              <table:table-cell office:value-type="float" office:value="26607">
                <text:p>26607</text:p>
              </table:table-cell>
              <table:table-cell office:value-type="float" office:value="32010">
                <text:p>32010</text:p>
              </table:table-cell>
              <table:table-cell office:value-type="float" office:value="40084">
                <text:p>40084</text:p>
              </table:table-cell>
              <table:table-cell office:value-type="float" office:value="53085">
                <text:p>53085</text:p>
              </table:table-cell>
              <table:table-cell office:value-type="float" office:value="80309">
                <text:p>80309</text:p>
              </table:table-cell>
              <table:table-cell office:value-type="float" office:value="165062">
                <text:p>165062</text:p>
              </table:table-cell>
              <table:table-cell office:value-type="float" office:value="559738">
                <text:p>559738</text:p>
              </table:table-cell>
              <table:table-cell office:value-type="float" office:value="165155">
                <text:p>165155</text:p>
              </table:table-cell>
              <table:table-cell office:value-type="float" office:value="80683">
                <text:p>80683</text:p>
              </table:table-cell>
              <table:table-cell office:value-type="float" office:value="53017">
                <text:p>53017</text:p>
              </table:table-cell>
              <table:table-cell office:value-type="float" office:value="40058">
                <text:p>40058</text:p>
              </table:table-cell>
              <table:table-cell office:value-type="float" office:value="31818">
                <text:p>31818</text:p>
              </table:table-cell>
              <table:table-cell office:value-type="float" office:value="26391">
                <text:p>26391</text:p>
              </table:table-cell>
              <table:table-cell office:value-type="float" office:value="22702">
                <text:p>22702</text:p>
              </table:table-cell>
              <table:table-cell office:value-type="float" office:value="20039">
                <text:p>20039</text:p>
              </table:table-cell>
              <table:table-cell office:value-type="float" office:value="17507">
                <text:p>17507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08">
                <text:p>7308</text:p>
              </table:table-cell>
              <table:table-cell office:value-type="float" office:value="17544">
                <text:p>17544</text:p>
              </table:table-cell>
              <table:table-cell office:value-type="float" office:value="19865">
                <text:p>19865</text:p>
              </table:table-cell>
              <table:table-cell office:value-type="float" office:value="22532">
                <text:p>22532</text:p>
              </table:table-cell>
              <table:table-cell office:value-type="float" office:value="26322">
                <text:p>26322</text:p>
              </table:table-cell>
              <table:table-cell office:value-type="float" office:value="31584">
                <text:p>31584</text:p>
              </table:table-cell>
              <table:table-cell office:value-type="float" office:value="38927">
                <text:p>38927</text:p>
              </table:table-cell>
              <table:table-cell office:value-type="float" office:value="50637">
                <text:p>50637</text:p>
              </table:table-cell>
              <table:table-cell office:value-type="float" office:value="71921">
                <text:p>71921</text:p>
              </table:table-cell>
              <table:table-cell office:value-type="float" office:value="115530">
                <text:p>115530</text:p>
              </table:table-cell>
              <table:table-cell office:value-type="float" office:value="165750">
                <text:p>165750</text:p>
              </table:table-cell>
              <table:table-cell office:value-type="float" office:value="115703">
                <text:p>115703</text:p>
              </table:table-cell>
              <table:table-cell office:value-type="float" office:value="71922">
                <text:p>71922</text:p>
              </table:table-cell>
              <table:table-cell office:value-type="float" office:value="50694">
                <text:p>50694</text:p>
              </table:table-cell>
              <table:table-cell office:value-type="float" office:value="38693">
                <text:p>38693</text:p>
              </table:table-cell>
              <table:table-cell office:value-type="float" office:value="31158">
                <text:p>31158</text:p>
              </table:table-cell>
              <table:table-cell office:value-type="float" office:value="25975">
                <text:p>25975</text:p>
              </table:table-cell>
              <table:table-cell office:value-type="float" office:value="22473">
                <text:p>22473</text:p>
              </table:table-cell>
              <table:table-cell office:value-type="float" office:value="19649">
                <text:p>19649</text:p>
              </table:table-cell>
              <table:table-cell office:value-type="float" office:value="17612">
                <text:p>17612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33">
                <text:p>4733</text:p>
              </table:table-cell>
              <table:table-cell office:value-type="float" office:value="17354">
                <text:p>17354</text:p>
              </table:table-cell>
              <table:table-cell office:value-type="float" office:value="19161">
                <text:p>19161</text:p>
              </table:table-cell>
              <table:table-cell office:value-type="float" office:value="21957">
                <text:p>21957</text:p>
              </table:table-cell>
              <table:table-cell office:value-type="float" office:value="25650">
                <text:p>25650</text:p>
              </table:table-cell>
              <table:table-cell office:value-type="float" office:value="29690">
                <text:p>29690</text:p>
              </table:table-cell>
              <table:table-cell office:value-type="float" office:value="35779">
                <text:p>35779</text:p>
              </table:table-cell>
              <table:table-cell office:value-type="float" office:value="44288">
                <text:p>44288</text:p>
              </table:table-cell>
              <table:table-cell office:value-type="float" office:value="56440">
                <text:p>56440</text:p>
              </table:table-cell>
              <table:table-cell office:value-type="float" office:value="71461">
                <text:p>71461</text:p>
              </table:table-cell>
              <table:table-cell office:value-type="float" office:value="80882">
                <text:p>80882</text:p>
              </table:table-cell>
              <table:table-cell office:value-type="float" office:value="71733">
                <text:p>71733</text:p>
              </table:table-cell>
              <table:table-cell office:value-type="float" office:value="56613">
                <text:p>56613</text:p>
              </table:table-cell>
              <table:table-cell office:value-type="float" office:value="44239">
                <text:p>44239</text:p>
              </table:table-cell>
              <table:table-cell office:value-type="float" office:value="35438">
                <text:p>35438</text:p>
              </table:table-cell>
              <table:table-cell office:value-type="float" office:value="29624">
                <text:p>29624</text:p>
              </table:table-cell>
              <table:table-cell office:value-type="float" office:value="25214">
                <text:p>25214</text:p>
              </table:table-cell>
              <table:table-cell office:value-type="float" office:value="21660">
                <text:p>21660</text:p>
              </table:table-cell>
              <table:table-cell office:value-type="float" office:value="19324">
                <text:p>19324</text:p>
              </table:table-cell>
              <table:table-cell office:value-type="float" office:value="17187">
                <text:p>17187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5">
                <text:p>945</text:p>
              </table:table-cell>
              <table:table-cell office:value-type="float" office:value="16237">
                <text:p>16237</text:p>
              </table:table-cell>
              <table:table-cell office:value-type="float" office:value="18670">
                <text:p>18670</text:p>
              </table:table-cell>
              <table:table-cell office:value-type="float" office:value="20777">
                <text:p>20777</text:p>
              </table:table-cell>
              <table:table-cell office:value-type="float" office:value="23796">
                <text:p>23796</text:p>
              </table:table-cell>
              <table:table-cell office:value-type="float" office:value="27399">
                <text:p>27399</text:p>
              </table:table-cell>
              <table:table-cell office:value-type="float" office:value="31456">
                <text:p>31456</text:p>
              </table:table-cell>
              <table:table-cell office:value-type="float" office:value="37820">
                <text:p>37820</text:p>
              </table:table-cell>
              <table:table-cell office:value-type="float" office:value="44175">
                <text:p>44175</text:p>
              </table:table-cell>
              <table:table-cell office:value-type="float" office:value="50765">
                <text:p>50765</text:p>
              </table:table-cell>
              <table:table-cell office:value-type="float" office:value="53566">
                <text:p>53566</text:p>
              </table:table-cell>
              <table:table-cell office:value-type="float" office:value="50883">
                <text:p>50883</text:p>
              </table:table-cell>
              <table:table-cell office:value-type="float" office:value="44426">
                <text:p>44426</text:p>
              </table:table-cell>
              <table:table-cell office:value-type="float" office:value="37426">
                <text:p>37426</text:p>
              </table:table-cell>
              <table:table-cell office:value-type="float" office:value="31745">
                <text:p>31745</text:p>
              </table:table-cell>
              <table:table-cell office:value-type="float" office:value="27318">
                <text:p>27318</text:p>
              </table:table-cell>
              <table:table-cell office:value-type="float" office:value="23983">
                <text:p>23983</text:p>
              </table:table-cell>
              <table:table-cell office:value-type="float" office:value="20819">
                <text:p>20819</text:p>
              </table:table-cell>
              <table:table-cell office:value-type="float" office:value="18645">
                <text:p>18645</text:p>
              </table:table-cell>
              <table:table-cell office:value-type="float" office:value="16593">
                <text:p>16593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691">
                <text:p>10691</text:p>
              </table:table-cell>
              <table:table-cell office:value-type="float" office:value="17669">
                <text:p>17669</text:p>
              </table:table-cell>
              <table:table-cell office:value-type="float" office:value="19990">
                <text:p>19990</text:p>
              </table:table-cell>
              <table:table-cell office:value-type="float" office:value="22044">
                <text:p>22044</text:p>
              </table:table-cell>
              <table:table-cell office:value-type="float" office:value="25114">
                <text:p>25114</text:p>
              </table:table-cell>
              <table:table-cell office:value-type="float" office:value="28003">
                <text:p>28003</text:p>
              </table:table-cell>
              <table:table-cell office:value-type="float" office:value="31650">
                <text:p>31650</text:p>
              </table:table-cell>
              <table:table-cell office:value-type="float" office:value="35679">
                <text:p>35679</text:p>
              </table:table-cell>
              <table:table-cell office:value-type="float" office:value="38729">
                <text:p>38729</text:p>
              </table:table-cell>
              <table:table-cell office:value-type="float" office:value="39744">
                <text:p>39744</text:p>
              </table:table-cell>
              <table:table-cell office:value-type="float" office:value="39042">
                <text:p>39042</text:p>
              </table:table-cell>
              <table:table-cell office:value-type="float" office:value="35743">
                <text:p>35743</text:p>
              </table:table-cell>
              <table:table-cell office:value-type="float" office:value="32177">
                <text:p>32177</text:p>
              </table:table-cell>
              <table:table-cell office:value-type="float" office:value="28076">
                <text:p>28076</text:p>
              </table:table-cell>
              <table:table-cell office:value-type="float" office:value="24695">
                <text:p>24695</text:p>
              </table:table-cell>
              <table:table-cell office:value-type="float" office:value="22144">
                <text:p>22144</text:p>
              </table:table-cell>
              <table:table-cell office:value-type="float" office:value="19554">
                <text:p>19554</text:p>
              </table:table-cell>
              <table:table-cell office:value-type="float" office:value="17887">
                <text:p>17887</text:p>
              </table:table-cell>
              <table:table-cell office:value-type="float" office:value="10867">
                <text:p>10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777">
                <text:p>2777</text:p>
              </table:table-cell>
              <table:table-cell office:value-type="float" office:value="16581">
                <text:p>16581</text:p>
              </table:table-cell>
              <table:table-cell office:value-type="float" office:value="18504">
                <text:p>18504</text:p>
              </table:table-cell>
              <table:table-cell office:value-type="float" office:value="20453">
                <text:p>20453</text:p>
              </table:table-cell>
              <table:table-cell office:value-type="float" office:value="22567">
                <text:p>22567</text:p>
              </table:table-cell>
              <table:table-cell office:value-type="float" office:value="24843">
                <text:p>24843</text:p>
              </table:table-cell>
              <table:table-cell office:value-type="float" office:value="27216">
                <text:p>27216</text:p>
              </table:table-cell>
              <table:table-cell office:value-type="float" office:value="29686">
                <text:p>29686</text:p>
              </table:table-cell>
              <table:table-cell office:value-type="float" office:value="31182">
                <text:p>31182</text:p>
              </table:table-cell>
              <table:table-cell office:value-type="float" office:value="32220">
                <text:p>32220</text:p>
              </table:table-cell>
              <table:table-cell office:value-type="float" office:value="31319">
                <text:p>31319</text:p>
              </table:table-cell>
              <table:table-cell office:value-type="float" office:value="29574">
                <text:p>29574</text:p>
              </table:table-cell>
              <table:table-cell office:value-type="float" office:value="27227">
                <text:p>27227</text:p>
              </table:table-cell>
              <table:table-cell office:value-type="float" office:value="24809">
                <text:p>24809</text:p>
              </table:table-cell>
              <table:table-cell office:value-type="float" office:value="22611">
                <text:p>22611</text:p>
              </table:table-cell>
              <table:table-cell office:value-type="float" office:value="20268">
                <text:p>20268</text:p>
              </table:table-cell>
              <table:table-cell office:value-type="float" office:value="18569">
                <text:p>18569</text:p>
              </table:table-cell>
              <table:table-cell office:value-type="float" office:value="16539">
                <text:p>16539</text:p>
              </table:table-cell>
              <table:table-cell office:value-type="float" office:value="2755">
                <text:p>2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11">
                <text:p>7911</text:p>
              </table:table-cell>
              <table:table-cell office:value-type="float" office:value="17305">
                <text:p>17305</text:p>
              </table:table-cell>
              <table:table-cell office:value-type="float" office:value="18815">
                <text:p>18815</text:p>
              </table:table-cell>
              <table:table-cell office:value-type="float" office:value="20556">
                <text:p>20556</text:p>
              </table:table-cell>
              <table:table-cell office:value-type="float" office:value="22162">
                <text:p>22162</text:p>
              </table:table-cell>
              <table:table-cell office:value-type="float" office:value="23653">
                <text:p>23653</text:p>
              </table:table-cell>
              <table:table-cell office:value-type="float" office:value="25063">
                <text:p>25063</text:p>
              </table:table-cell>
              <table:table-cell office:value-type="float" office:value="25970">
                <text:p>25970</text:p>
              </table:table-cell>
              <table:table-cell office:value-type="float" office:value="26238">
                <text:p>26238</text:p>
              </table:table-cell>
              <table:table-cell office:value-type="float" office:value="26213">
                <text:p>26213</text:p>
              </table:table-cell>
              <table:table-cell office:value-type="float" office:value="25059">
                <text:p>25059</text:p>
              </table:table-cell>
              <table:table-cell office:value-type="float" office:value="24001">
                <text:p>24001</text:p>
              </table:table-cell>
              <table:table-cell office:value-type="float" office:value="22125">
                <text:p>22125</text:p>
              </table:table-cell>
              <table:table-cell office:value-type="float" office:value="20490">
                <text:p>20490</text:p>
              </table:table-cell>
              <table:table-cell office:value-type="float" office:value="18703">
                <text:p>18703</text:p>
              </table:table-cell>
              <table:table-cell office:value-type="float" office:value="17208">
                <text:p>17208</text:p>
              </table:table-cell>
              <table:table-cell office:value-type="float" office:value="8031">
                <text:p>8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10155">
                <text:p>10155</text:p>
              </table:table-cell>
              <table:table-cell office:value-type="float" office:value="17230">
                <text:p>17230</text:p>
              </table:table-cell>
              <table:table-cell office:value-type="float" office:value="18422">
                <text:p>18422</text:p>
              </table:table-cell>
              <table:table-cell office:value-type="float" office:value="19781">
                <text:p>19781</text:p>
              </table:table-cell>
              <table:table-cell office:value-type="float" office:value="20940">
                <text:p>20940</text:p>
              </table:table-cell>
              <table:table-cell office:value-type="float" office:value="22013">
                <text:p>22013</text:p>
              </table:table-cell>
              <table:table-cell office:value-type="float" office:value="22498">
                <text:p>22498</text:p>
              </table:table-cell>
              <table:table-cell office:value-type="float" office:value="22873">
                <text:p>22873</text:p>
              </table:table-cell>
              <table:table-cell office:value-type="float" office:value="22240">
                <text:p>22240</text:p>
              </table:table-cell>
              <table:table-cell office:value-type="float" office:value="21865">
                <text:p>21865</text:p>
              </table:table-cell>
              <table:table-cell office:value-type="float" office:value="20716">
                <text:p>20716</text:p>
              </table:table-cell>
              <table:table-cell office:value-type="float" office:value="19660">
                <text:p>19660</text:p>
              </table:table-cell>
              <table:table-cell office:value-type="float" office:value="18495">
                <text:p>18495</text:p>
              </table:table-cell>
              <table:table-cell office:value-type="float" office:value="17501">
                <text:p>17501</text:p>
              </table:table-cell>
              <table:table-cell office:value-type="float" office:value="10171">
                <text:p>10171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7978">
                <text:p>7978</text:p>
              </table:table-cell>
              <table:table-cell office:value-type="float" office:value="16573">
                <text:p>16573</text:p>
              </table:table-cell>
              <table:table-cell office:value-type="float" office:value="17929">
                <text:p>17929</text:p>
              </table:table-cell>
              <table:table-cell office:value-type="float" office:value="18504">
                <text:p>18504</text:p>
              </table:table-cell>
              <table:table-cell office:value-type="float" office:value="19369">
                <text:p>19369</text:p>
              </table:table-cell>
              <table:table-cell office:value-type="float" office:value="19896">
                <text:p>19896</text:p>
              </table:table-cell>
              <table:table-cell office:value-type="float" office:value="19923">
                <text:p>19923</text:p>
              </table:table-cell>
              <table:table-cell office:value-type="float" office:value="19766">
                <text:p>19766</text:p>
              </table:table-cell>
              <table:table-cell office:value-type="float" office:value="19090">
                <text:p>19090</text:p>
              </table:table-cell>
              <table:table-cell office:value-type="float" office:value="18675">
                <text:p>18675</text:p>
              </table:table-cell>
              <table:table-cell office:value-type="float" office:value="18008">
                <text:p>18008</text:p>
              </table:table-cell>
              <table:table-cell office:value-type="float" office:value="16435">
                <text:p>16435</text:p>
              </table:table-cell>
              <table:table-cell office:value-type="float" office:value="8055">
                <text:p>805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19">
                <text:p>2719</text:p>
              </table:table-cell>
              <table:table-cell office:value-type="float" office:value="10729">
                <text:p>10729</text:p>
              </table:table-cell>
              <table:table-cell office:value-type="float" office:value="16297">
                <text:p>16297</text:p>
              </table:table-cell>
              <table:table-cell office:value-type="float" office:value="17111">
                <text:p>17111</text:p>
              </table:table-cell>
              <table:table-cell office:value-type="float" office:value="17549">
                <text:p>17549</text:p>
              </table:table-cell>
              <table:table-cell office:value-type="float" office:value="17779">
                <text:p>17779</text:p>
              </table:table-cell>
              <table:table-cell office:value-type="float" office:value="17615">
                <text:p>17615</text:p>
              </table:table-cell>
              <table:table-cell office:value-type="float" office:value="17269">
                <text:p>17269</text:p>
              </table:table-cell>
              <table:table-cell office:value-type="float" office:value="16420">
                <text:p>16420</text:p>
              </table:table-cell>
              <table:table-cell office:value-type="float" office:value="10716">
                <text:p>10716</text:p>
              </table:table-cell>
              <table:table-cell office:value-type="float" office:value="2792">
                <text:p>2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30">
                <text:p>930</text:p>
              </table:table-cell>
              <table:table-cell office:value-type="float" office:value="4682">
                <text:p>4682</text:p>
              </table:table-cell>
              <table:table-cell office:value-type="float" office:value="7268">
                <text:p>7268</text:p>
              </table:table-cell>
              <table:table-cell office:value-type="float" office:value="8003">
                <text:p>8003</text:p>
              </table:table-cell>
              <table:table-cell office:value-type="float" office:value="7214">
                <text:p>7214</text:p>
              </table:table-cell>
              <table:table-cell office:value-type="float" office:value="4762">
                <text:p>4762</text:p>
              </table:table-cell>
              <table:table-cell office:value-type="float" office:value="985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line" chart:style-name="ch1">
        <chart:plot-area chart:style-name="ch2" table:cell-range-address="sampled.B47:sampled.V68" svg:x="0.32cm" svg:y="0.18cm" svg:width="15.37cm" svg:height="8.645cm">
          <chart:coordinate-region svg:x="1.047cm" svg:y="0.38cm" svg:width="14.456cm" svg:height="7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ampled.B47:sampled.B68" chart:class="chart:line">
            <chart:data-point chart:repeated="22"/>
          </chart:series>
          <chart:series chart:style-name="ch6" chart:values-cell-range-address="sampled.C47:sampled.C68" chart:class="chart:line">
            <chart:data-point chart:repeated="22"/>
          </chart:series>
          <chart:series chart:style-name="ch7" chart:values-cell-range-address="sampled.D47:sampled.D68" chart:class="chart:line">
            <chart:data-point chart:repeated="22"/>
          </chart:series>
          <chart:series chart:style-name="ch8" chart:values-cell-range-address="sampled.E47:sampled.E68" chart:class="chart:line">
            <chart:data-point chart:repeated="22"/>
          </chart:series>
          <chart:series chart:style-name="ch9" chart:values-cell-range-address="sampled.F47:sampled.F68" chart:class="chart:line">
            <chart:data-point chart:repeated="22"/>
          </chart:series>
          <chart:series chart:style-name="ch10" chart:values-cell-range-address="sampled.G47:sampled.G68" chart:class="chart:line">
            <chart:data-point chart:repeated="22"/>
          </chart:series>
          <chart:series chart:style-name="ch11" chart:values-cell-range-address="sampled.H47:sampled.H68" chart:class="chart:line">
            <chart:data-point chart:repeated="22"/>
          </chart:series>
          <chart:series chart:style-name="ch12" chart:values-cell-range-address="sampled.I47:sampled.I68" chart:class="chart:line">
            <chart:data-point chart:repeated="22"/>
          </chart:series>
          <chart:series chart:style-name="ch13" chart:values-cell-range-address="sampled.J47:sampled.J68" chart:class="chart:line">
            <chart:data-point chart:repeated="22"/>
          </chart:series>
          <chart:series chart:style-name="ch14" chart:values-cell-range-address="sampled.K47:sampled.K68" chart:class="chart:line">
            <chart:data-point chart:repeated="22"/>
          </chart:series>
          <chart:series chart:style-name="ch15" chart:values-cell-range-address="sampled.L47:sampled.L68" chart:class="chart:line">
            <chart:data-point chart:repeated="22"/>
          </chart:series>
          <chart:series chart:style-name="ch16" chart:values-cell-range-address="sampled.M47:sampled.M68" chart:class="chart:line">
            <chart:data-point chart:repeated="22"/>
          </chart:series>
          <chart:series chart:style-name="ch17" chart:values-cell-range-address="sampled.N47:sampled.N68" chart:class="chart:line">
            <chart:data-point chart:repeated="22"/>
          </chart:series>
          <chart:series chart:style-name="ch18" chart:values-cell-range-address="sampled.O47:sampled.O68" chart:class="chart:line">
            <chart:data-point chart:repeated="22"/>
          </chart:series>
          <chart:series chart:style-name="ch19" chart:values-cell-range-address="sampled.P47:sampled.P68" chart:class="chart:line">
            <chart:data-point chart:repeated="22"/>
          </chart:series>
          <chart:series chart:style-name="ch8" chart:values-cell-range-address="sampled.Q47:sampled.Q68" chart:class="chart:line">
            <chart:data-point chart:repeated="22"/>
          </chart:series>
          <chart:series chart:style-name="ch9" chart:values-cell-range-address="sampled.R47:sampled.R68" chart:class="chart:line">
            <chart:data-point chart:repeated="22"/>
          </chart:series>
          <chart:series chart:style-name="ch10" chart:values-cell-range-address="sampled.S47:sampled.S68" chart:class="chart:line">
            <chart:data-point chart:repeated="22"/>
          </chart:series>
          <chart:series chart:style-name="ch11" chart:values-cell-range-address="sampled.T47:sampled.T68" chart:class="chart:line">
            <chart:data-point chart:repeated="22"/>
          </chart:series>
          <chart:series chart:style-name="ch12" chart:values-cell-range-address="sampled.U47:sampled.U68" chart:class="chart:line">
            <chart:data-point chart:repeated="22"/>
          </chart:series>
          <chart:series chart:style-name="ch13" chart:values-cell-range-address="sampled.V47:sampled.V68" chart:class="chart:line">
            <chart:data-point chart:repeated="2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7106781186548">
                <text:p>0.0707106781186548</text:p>
                <draw:g>
                  <svg:desc>sampled.B47:sampled.B68</svg:desc>
                </draw:g>
              </table:table-cell>
              <table:table-cell office:value-type="float" office:value="0.0743294146247166">
                <text:p>0.0743294146247166</text:p>
                <draw:g>
                  <svg:desc>sampled.C47:sampled.C68</svg:desc>
                </draw:g>
              </table:table-cell>
              <table:table-cell office:value-type="float" office:value="0.078086880944303">
                <text:p>0.078086880944303</text:p>
                <draw:g>
                  <svg:desc>sampled.D47:sampled.D68</svg:desc>
                </draw:g>
              </table:table-cell>
              <table:table-cell office:value-type="float" office:value="0.0819231920519041">
                <text:p>0.0819231920519041</text:p>
                <draw:g>
                  <svg:desc>sampled.E47:sampled.E68</svg:desc>
                </draw:g>
              </table:table-cell>
              <table:table-cell office:value-type="float" office:value="0.0857492925712544">
                <text:p>0.0857492925712544</text:p>
                <draw:g>
                  <svg:desc>sampled.F47:sampled.F68</svg:desc>
                </draw:g>
              </table:table-cell>
              <table:table-cell office:value-type="float" office:value="0.0894427190999916">
                <text:p>0.0894427190999916</text:p>
                <draw:g>
                  <svg:desc>sampled.G47:sampled.G68</svg:desc>
                </draw:g>
              </table:table-cell>
              <table:table-cell office:value-type="float" office:value="0.0928476690885259">
                <text:p>0.0928476690885259</text:p>
                <draw:g>
                  <svg:desc>sampled.H47:sampled.H68</svg:desc>
                </draw:g>
              </table:table-cell>
              <table:table-cell office:value-type="float" office:value="0.0957826285221151">
                <text:p>0.0957826285221151</text:p>
                <draw:g>
                  <svg:desc>sampled.I47:sampled.I68</svg:desc>
                </draw:g>
              </table:table-cell>
              <table:table-cell office:value-type="float" office:value="0.098058067569092">
                <text:p>0.098058067569092</text:p>
                <draw:g>
                  <svg:desc>sampled.J47:sampled.J68</svg:desc>
                </draw:g>
              </table:table-cell>
              <table:table-cell office:value-type="float" office:value="0.0995037190209989">
                <text:p>0.0995037190209989</text:p>
                <draw:g>
                  <svg:desc>sampled.K47:sampled.K68</svg:desc>
                </draw:g>
              </table:table-cell>
              <table:table-cell office:value-type="float" office:value="0.1">
                <text:p>0.1</text:p>
                <draw:g>
                  <svg:desc>sampled.L47:sampled.L68</svg:desc>
                </draw:g>
              </table:table-cell>
              <table:table-cell office:value-type="float" office:value="0.0995037190209989">
                <text:p>0.0995037190209989</text:p>
                <draw:g>
                  <svg:desc>sampled.M47:sampled.M68</svg:desc>
                </draw:g>
              </table:table-cell>
              <table:table-cell office:value-type="float" office:value="0.098058067569092">
                <text:p>0.098058067569092</text:p>
                <draw:g>
                  <svg:desc>sampled.N47:sampled.N68</svg:desc>
                </draw:g>
              </table:table-cell>
              <table:table-cell office:value-type="float" office:value="0.0957826285221151">
                <text:p>0.0957826285221151</text:p>
                <draw:g>
                  <svg:desc>sampled.O47:sampled.O68</svg:desc>
                </draw:g>
              </table:table-cell>
              <table:table-cell office:value-type="float" office:value="0.0928476690885259">
                <text:p>0.0928476690885259</text:p>
                <draw:g>
                  <svg:desc>sampled.P47:sampled.P68</svg:desc>
                </draw:g>
              </table:table-cell>
              <table:table-cell office:value-type="float" office:value="0.0894427190999916">
                <text:p>0.0894427190999916</text:p>
                <draw:g>
                  <svg:desc>sampled.Q47:sampled.Q68</svg:desc>
                </draw:g>
              </table:table-cell>
              <table:table-cell office:value-type="float" office:value="0.0857492925712544">
                <text:p>0.0857492925712544</text:p>
                <draw:g>
                  <svg:desc>sampled.R47:sampled.R68</svg:desc>
                </draw:g>
              </table:table-cell>
              <table:table-cell office:value-type="float" office:value="0.0819231920519041">
                <text:p>0.0819231920519041</text:p>
                <draw:g>
                  <svg:desc>sampled.S47:sampled.S68</svg:desc>
                </draw:g>
              </table:table-cell>
              <table:table-cell office:value-type="float" office:value="0.078086880944303">
                <text:p>0.078086880944303</text:p>
                <draw:g>
                  <svg:desc>sampled.T47:sampled.T68</svg:desc>
                </draw:g>
              </table:table-cell>
              <table:table-cell office:value-type="float" office:value="0.0743294146247166">
                <text:p>0.0743294146247166</text:p>
                <draw:g>
                  <svg:desc>sampled.U47:sampled.U68</svg:desc>
                </draw:g>
              </table:table-cell>
              <table:table-cell office:value-type="float" office:value="0.0707106781186548">
                <text:p>0.0707106781186548</text:p>
                <draw:g>
                  <svg:desc>sampled.V47:sampled.V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3294146247166">
                <text:p>0.0743294146247166</text:p>
              </table:table-cell>
              <table:table-cell office:value-type="float" office:value="0.0785674201318386">
                <text:p>0.0785674201318386</text:p>
              </table:table-cell>
              <table:table-cell office:value-type="float" office:value="0.08304547985374">
                <text:p>0.08304547985374</text:p>
              </table:table-cell>
              <table:table-cell office:value-type="float" office:value="0.0877058019307029">
                <text:p>0.0877058019307029</text:p>
              </table:table-cell>
              <table:table-cell office:value-type="float" office:value="0.0924500327042049">
                <text:p>0.0924500327042049</text:p>
              </table:table-cell>
              <table:table-cell office:value-type="float" office:value="0.0971285862357264">
                <text:p>0.0971285862357264</text:p>
              </table:table-cell>
              <table:table-cell office:value-type="float" office:value="0.101534616513362">
                <text:p>0.101534616513362</text:p>
              </table:table-cell>
              <table:table-cell office:value-type="float" office:value="0.105409255338946">
                <text:p>0.105409255338946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10431526074847">
                <text:p>0.11043152607484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0431526074847">
                <text:p>0.110431526074847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05409255338946">
                <text:p>0.105409255338946</text:p>
              </table:table-cell>
              <table:table-cell office:value-type="float" office:value="0.101534616513362">
                <text:p>0.101534616513362</text:p>
              </table:table-cell>
              <table:table-cell office:value-type="float" office:value="0.0971285862357264">
                <text:p>0.0971285862357264</text:p>
              </table:table-cell>
              <table:table-cell office:value-type="float" office:value="0.0924500327042049">
                <text:p>0.0924500327042049</text:p>
              </table:table-cell>
              <table:table-cell office:value-type="float" office:value="0.0877058019307029">
                <text:p>0.0877058019307029</text:p>
              </table:table-cell>
              <table:table-cell office:value-type="float" office:value="0.08304547985374">
                <text:p>0.08304547985374</text:p>
              </table:table-cell>
              <table:table-cell office:value-type="float" office:value="0.0785674201318386">
                <text:p>0.0785674201318386</text:p>
              </table:table-cell>
              <table:table-cell office:value-type="float" office:value="0.0743294146247166">
                <text:p>0.0743294146247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086880944303">
                <text:p>0.078086880944303</text:p>
              </table:table-cell>
              <table:table-cell office:value-type="float" office:value="0.08304547985374">
                <text:p>0.08304547985374</text:p>
              </table:table-cell>
              <table:table-cell office:value-type="float" office:value="0.0883883476483184">
                <text:p>0.0883883476483184</text:p>
              </table:table-cell>
              <table:table-cell office:value-type="float" office:value="0.0940720868383597">
                <text:p>0.0940720868383597</text:p>
              </table:table-cell>
              <table:table-cell office:value-type="float" office:value="0.1">
                <text:p>0.1</text:p>
              </table:table-cell>
              <table:table-cell office:value-type="float" office:value="0.105999788000636">
                <text:p>0.105999788000636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117041147196131">
                <text:p>0.117041147196131</text:p>
              </table:table-cell>
              <table:table-cell office:value-type="float" office:value="0.121267812518166">
                <text:p>0.121267812518166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25">
                <text:p>0.125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21267812518166">
                <text:p>0.121267812518166</text:p>
              </table:table-cell>
              <table:table-cell office:value-type="float" office:value="0.117041147196131">
                <text:p>0.117041147196131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105999788000636">
                <text:p>0.105999788000636</text:p>
              </table:table-cell>
              <table:table-cell office:value-type="float" office:value="0.1">
                <text:p>0.1</text:p>
              </table:table-cell>
              <table:table-cell office:value-type="float" office:value="0.0940720868383597">
                <text:p>0.0940720868383597</text:p>
              </table:table-cell>
              <table:table-cell office:value-type="float" office:value="0.0883883476483184">
                <text:p>0.0883883476483184</text:p>
              </table:table-cell>
              <table:table-cell office:value-type="float" office:value="0.08304547985374">
                <text:p>0.08304547985374</text:p>
              </table:table-cell>
              <table:table-cell office:value-type="float" office:value="0.078086880944303">
                <text:p>0.078086880944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9231920519041">
                <text:p>0.0819231920519041</text:p>
              </table:table-cell>
              <table:table-cell office:value-type="float" office:value="0.0877058019307029">
                <text:p>0.0877058019307029</text:p>
              </table:table-cell>
              <table:table-cell office:value-type="float" office:value="0.0940720868383597">
                <text:p>0.0940720868383597</text:p>
              </table:table-cell>
              <table:table-cell office:value-type="float" office:value="0.101015254455221">
                <text:p>0.101015254455221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16247638743819">
                <text:p>0.116247638743819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31306432859723">
                <text:p>0.131306432859723</text:p>
              </table:table-cell>
              <table:table-cell office:value-type="float" office:value="0.137360563948689">
                <text:p>0.137360563948689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37360563948689">
                <text:p>0.137360563948689</text:p>
              </table:table-cell>
              <table:table-cell office:value-type="float" office:value="0.131306432859723">
                <text:p>0.131306432859723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16247638743819">
                <text:p>0.116247638743819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01015254455221">
                <text:p>0.101015254455221</text:p>
              </table:table-cell>
              <table:table-cell office:value-type="float" office:value="0.0940720868383597">
                <text:p>0.0940720868383597</text:p>
              </table:table-cell>
              <table:table-cell office:value-type="float" office:value="0.0877058019307029">
                <text:p>0.0877058019307029</text:p>
              </table:table-cell>
              <table:table-cell office:value-type="float" office:value="0.0819231920519041">
                <text:p>0.0819231920519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57492925712544">
                <text:p>0.0857492925712544</text:p>
              </table:table-cell>
              <table:table-cell office:value-type="float" office:value="0.0924500327042049">
                <text:p>0.0924500327042049</text:p>
              </table:table-cell>
              <table:table-cell office:value-type="float" office:value="0.1">
                <text:p>0.1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17851130197758">
                <text:p>0.117851130197758</text:p>
              </table:table-cell>
              <table:table-cell office:value-type="float" office:value="0.128036879932896">
                <text:p>0.128036879932896</text:p>
              </table:table-cell>
              <table:table-cell office:value-type="float" office:value="0.138675049056307">
                <text:p>0.138675049056307</text:p>
              </table:table-cell>
              <table:table-cell office:value-type="float" office:value="0.149071198499986">
                <text:p>0.149071198499986</text:p>
              </table:table-cell>
              <table:table-cell office:value-type="float" office:value="0.158113883008419">
                <text:p>0.158113883008419</text:p>
              </table:table-cell>
              <table:table-cell office:value-type="float" office:value="0.164398987305357">
                <text:p>0.1643989873053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4398987305357">
                <text:p>0.164398987305357</text:p>
              </table:table-cell>
              <table:table-cell office:value-type="float" office:value="0.158113883008419">
                <text:p>0.158113883008419</text:p>
              </table:table-cell>
              <table:table-cell office:value-type="float" office:value="0.149071198499986">
                <text:p>0.149071198499986</text:p>
              </table:table-cell>
              <table:table-cell office:value-type="float" office:value="0.138675049056307">
                <text:p>0.138675049056307</text:p>
              </table:table-cell>
              <table:table-cell office:value-type="float" office:value="0.128036879932896">
                <text:p>0.128036879932896</text:p>
              </table:table-cell>
              <table:table-cell office:value-type="float" office:value="0.117851130197758">
                <text:p>0.117851130197758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">
                <text:p>0.1</text:p>
              </table:table-cell>
              <table:table-cell office:value-type="float" office:value="0.0924500327042049">
                <text:p>0.0924500327042049</text:p>
              </table:table-cell>
              <table:table-cell office:value-type="float" office:value="0.0857492925712544">
                <text:p>0.0857492925712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0.0971285862357264">
                <text:p>0.0971285862357264</text:p>
              </table:table-cell>
              <table:table-cell office:value-type="float" office:value="0.105999788000636">
                <text:p>0.105999788000636</text:p>
              </table:table-cell>
              <table:table-cell office:value-type="float" office:value="0.116247638743819">
                <text:p>0.116247638743819</text:p>
              </table:table-cell>
              <table:table-cell office:value-type="float" office:value="0.128036879932896">
                <text:p>0.128036879932896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56173761888606">
                <text:p>0.156173761888606</text:p>
              </table:table-cell>
              <table:table-cell office:value-type="float" office:value="0.171498585142509">
                <text:p>0.171498585142509</text:p>
              </table:table-cell>
              <table:table-cell office:value-type="float" office:value="0.185695338177052">
                <text:p>0.185695338177052</text:p>
              </table:table-cell>
              <table:table-cell office:value-type="float" office:value="0.196116135138184">
                <text:p>0.196116135138184</text:p>
              </table:table-cell>
              <table:table-cell office:value-type="float" office:value="0.2">
                <text:p>0.2</text:p>
              </table:table-cell>
              <table:table-cell office:value-type="float" office:value="0.196116135138184">
                <text:p>0.196116135138184</text:p>
              </table:table-cell>
              <table:table-cell office:value-type="float" office:value="0.185695338177052">
                <text:p>0.185695338177052</text:p>
              </table:table-cell>
              <table:table-cell office:value-type="float" office:value="0.171498585142509">
                <text:p>0.171498585142509</text:p>
              </table:table-cell>
              <table:table-cell office:value-type="float" office:value="0.156173761888606">
                <text:p>0.156173761888606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28036879932896">
                <text:p>0.128036879932896</text:p>
              </table:table-cell>
              <table:table-cell office:value-type="float" office:value="0.116247638743819">
                <text:p>0.116247638743819</text:p>
              </table:table-cell>
              <table:table-cell office:value-type="float" office:value="0.105999788000636">
                <text:p>0.105999788000636</text:p>
              </table:table-cell>
              <table:table-cell office:value-type="float" office:value="0.0971285862357264">
                <text:p>0.0971285862357264</text:p>
              </table:table-cell>
              <table:table-cell office:value-type="float" office:value="0.0894427190999916">
                <text:p>0.0894427190999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476690885259">
                <text:p>0.0928476690885259</text:p>
              </table:table-cell>
              <table:table-cell office:value-type="float" office:value="0.101534616513362">
                <text:p>0.101534616513362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38675049056307">
                <text:p>0.138675049056307</text:p>
              </table:table-cell>
              <table:table-cell office:value-type="float" office:value="0.156173761888606">
                <text:p>0.156173761888606</text:p>
              </table:table-cell>
              <table:table-cell office:value-type="float" office:value="0.176776695296637">
                <text:p>0.176776695296637</text:p>
              </table:table-cell>
              <table:table-cell office:value-type="float" office:value="0.2">
                <text:p>0.2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0.242535625036333">
                <text:p>0.242535625036333</text:p>
              </table:table-cell>
              <table:table-cell office:value-type="float" office:value="0.25">
                <text:p>0.25</text:p>
              </table:table-cell>
              <table:table-cell office:value-type="float" office:value="0.242535625036333">
                <text:p>0.242535625036333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0.2">
                <text:p>0.2</text:p>
              </table:table-cell>
              <table:table-cell office:value-type="float" office:value="0.176776695296637">
                <text:p>0.176776695296637</text:p>
              </table:table-cell>
              <table:table-cell office:value-type="float" office:value="0.156173761888606">
                <text:p>0.156173761888606</text:p>
              </table:table-cell>
              <table:table-cell office:value-type="float" office:value="0.138675049056307">
                <text:p>0.138675049056307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101534616513362">
                <text:p>0.101534616513362</text:p>
              </table:table-cell>
              <table:table-cell office:value-type="float" office:value="0.0928476690885259">
                <text:p>0.0928476690885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57826285221151">
                <text:p>0.0957826285221151</text:p>
              </table:table-cell>
              <table:table-cell office:value-type="float" office:value="0.105409255338946">
                <text:p>0.105409255338946</text:p>
              </table:table-cell>
              <table:table-cell office:value-type="float" office:value="0.117041147196131">
                <text:p>0.117041147196131</text:p>
              </table:table-cell>
              <table:table-cell office:value-type="float" office:value="0.131306432859723">
                <text:p>0.131306432859723</text:p>
              </table:table-cell>
              <table:table-cell office:value-type="float" office:value="0.149071198499986">
                <text:p>0.149071198499986</text:p>
              </table:table-cell>
              <table:table-cell office:value-type="float" office:value="0.171498585142509">
                <text:p>0.171498585142509</text:p>
              </table:table-cell>
              <table:table-cell office:value-type="float" office:value="0.2">
                <text:p>0.2</text:p>
              </table:table-cell>
              <table:table-cell office:value-type="float" office:value="0.235702260395516">
                <text:p>0.235702260395516</text:p>
              </table:table-cell>
              <table:table-cell office:value-type="float" office:value="0.277350098112615">
                <text:p>0.277350098112615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277350098112615">
                <text:p>0.277350098112615</text:p>
              </table:table-cell>
              <table:table-cell office:value-type="float" office:value="0.235702260395516">
                <text:p>0.235702260395516</text:p>
              </table:table-cell>
              <table:table-cell office:value-type="float" office:value="0.2">
                <text:p>0.2</text:p>
              </table:table-cell>
              <table:table-cell office:value-type="float" office:value="0.171498585142509">
                <text:p>0.171498585142509</text:p>
              </table:table-cell>
              <table:table-cell office:value-type="float" office:value="0.149071198499986">
                <text:p>0.149071198499986</text:p>
              </table:table-cell>
              <table:table-cell office:value-type="float" office:value="0.131306432859723">
                <text:p>0.131306432859723</text:p>
              </table:table-cell>
              <table:table-cell office:value-type="float" office:value="0.117041147196131">
                <text:p>0.117041147196131</text:p>
              </table:table-cell>
              <table:table-cell office:value-type="float" office:value="0.105409255338946">
                <text:p>0.105409255338946</text:p>
              </table:table-cell>
              <table:table-cell office:value-type="float" office:value="0.0957826285221151">
                <text:p>0.0957826285221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8058067569092">
                <text:p>0.098058067569092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21267812518166">
                <text:p>0.121267812518166</text:p>
              </table:table-cell>
              <table:table-cell office:value-type="float" office:value="0.137360563948689">
                <text:p>0.137360563948689</text:p>
              </table:table-cell>
              <table:table-cell office:value-type="float" office:value="0.158113883008419">
                <text:p>0.158113883008419</text:p>
              </table:table-cell>
              <table:table-cell office:value-type="float" office:value="0.185695338177052">
                <text:p>0.185695338177052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0.277350098112615">
                <text:p>0.277350098112615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5">
                <text:p>0.5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0.277350098112615">
                <text:p>0.277350098112615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0.185695338177052">
                <text:p>0.185695338177052</text:p>
              </table:table-cell>
              <table:table-cell office:value-type="float" office:value="0.158113883008419">
                <text:p>0.158113883008419</text:p>
              </table:table-cell>
              <table:table-cell office:value-type="float" office:value="0.137360563948689">
                <text:p>0.137360563948689</text:p>
              </table:table-cell>
              <table:table-cell office:value-type="float" office:value="0.121267812518166">
                <text:p>0.121267812518166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098058067569092">
                <text:p>0.098058067569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95037190209989">
                <text:p>0.0995037190209989</text:p>
              </table:table-cell>
              <table:table-cell office:value-type="float" office:value="0.110431526074847">
                <text:p>0.110431526074847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64398987305357">
                <text:p>0.164398987305357</text:p>
              </table:table-cell>
              <table:table-cell office:value-type="float" office:value="0.196116135138184">
                <text:p>0.196116135138184</text:p>
              </table:table-cell>
              <table:table-cell office:value-type="float" office:value="0.242535625036333">
                <text:p>0.242535625036333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242535625036333">
                <text:p>0.242535625036333</text:p>
              </table:table-cell>
              <table:table-cell office:value-type="float" office:value="0.196116135138184">
                <text:p>0.196116135138184</text:p>
              </table:table-cell>
              <table:table-cell office:value-type="float" office:value="0.164398987305357">
                <text:p>0.164398987305357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10431526074847">
                <text:p>0.110431526074847</text:p>
              </table:table-cell>
              <table:table-cell office:value-type="float" office:value="0.0995037190209989">
                <text:p>0.0995037190209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25">
                <text:p>0.12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5037190209989">
                <text:p>0.0995037190209989</text:p>
              </table:table-cell>
              <table:table-cell office:value-type="float" office:value="0.110431526074847">
                <text:p>0.110431526074847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64398987305357">
                <text:p>0.164398987305357</text:p>
              </table:table-cell>
              <table:table-cell office:value-type="float" office:value="0.196116135138184">
                <text:p>0.196116135138184</text:p>
              </table:table-cell>
              <table:table-cell office:value-type="float" office:value="0.242535625036333">
                <text:p>0.242535625036333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242535625036333">
                <text:p>0.242535625036333</text:p>
              </table:table-cell>
              <table:table-cell office:value-type="float" office:value="0.196116135138184">
                <text:p>0.196116135138184</text:p>
              </table:table-cell>
              <table:table-cell office:value-type="float" office:value="0.164398987305357">
                <text:p>0.164398987305357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10431526074847">
                <text:p>0.110431526074847</text:p>
              </table:table-cell>
              <table:table-cell office:value-type="float" office:value="0.0995037190209989">
                <text:p>0.0995037190209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058067569092">
                <text:p>0.098058067569092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21267812518166">
                <text:p>0.121267812518166</text:p>
              </table:table-cell>
              <table:table-cell office:value-type="float" office:value="0.137360563948689">
                <text:p>0.137360563948689</text:p>
              </table:table-cell>
              <table:table-cell office:value-type="float" office:value="0.158113883008419">
                <text:p>0.158113883008419</text:p>
              </table:table-cell>
              <table:table-cell office:value-type="float" office:value="0.185695338177052">
                <text:p>0.185695338177052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0.277350098112615">
                <text:p>0.277350098112615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5">
                <text:p>0.5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0.277350098112615">
                <text:p>0.277350098112615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0.185695338177052">
                <text:p>0.185695338177052</text:p>
              </table:table-cell>
              <table:table-cell office:value-type="float" office:value="0.158113883008419">
                <text:p>0.158113883008419</text:p>
              </table:table-cell>
              <table:table-cell office:value-type="float" office:value="0.137360563948689">
                <text:p>0.137360563948689</text:p>
              </table:table-cell>
              <table:table-cell office:value-type="float" office:value="0.121267812518166">
                <text:p>0.121267812518166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098058067569092">
                <text:p>0.098058067569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57826285221151">
                <text:p>0.0957826285221151</text:p>
              </table:table-cell>
              <table:table-cell office:value-type="float" office:value="0.105409255338946">
                <text:p>0.105409255338946</text:p>
              </table:table-cell>
              <table:table-cell office:value-type="float" office:value="0.117041147196131">
                <text:p>0.117041147196131</text:p>
              </table:table-cell>
              <table:table-cell office:value-type="float" office:value="0.131306432859723">
                <text:p>0.131306432859723</text:p>
              </table:table-cell>
              <table:table-cell office:value-type="float" office:value="0.149071198499986">
                <text:p>0.149071198499986</text:p>
              </table:table-cell>
              <table:table-cell office:value-type="float" office:value="0.171498585142509">
                <text:p>0.171498585142509</text:p>
              </table:table-cell>
              <table:table-cell office:value-type="float" office:value="0.2">
                <text:p>0.2</text:p>
              </table:table-cell>
              <table:table-cell office:value-type="float" office:value="0.235702260395516">
                <text:p>0.235702260395516</text:p>
              </table:table-cell>
              <table:table-cell office:value-type="float" office:value="0.277350098112615">
                <text:p>0.277350098112615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277350098112615">
                <text:p>0.277350098112615</text:p>
              </table:table-cell>
              <table:table-cell office:value-type="float" office:value="0.235702260395516">
                <text:p>0.235702260395516</text:p>
              </table:table-cell>
              <table:table-cell office:value-type="float" office:value="0.2">
                <text:p>0.2</text:p>
              </table:table-cell>
              <table:table-cell office:value-type="float" office:value="0.171498585142509">
                <text:p>0.171498585142509</text:p>
              </table:table-cell>
              <table:table-cell office:value-type="float" office:value="0.149071198499986">
                <text:p>0.149071198499986</text:p>
              </table:table-cell>
              <table:table-cell office:value-type="float" office:value="0.131306432859723">
                <text:p>0.131306432859723</text:p>
              </table:table-cell>
              <table:table-cell office:value-type="float" office:value="0.117041147196131">
                <text:p>0.117041147196131</text:p>
              </table:table-cell>
              <table:table-cell office:value-type="float" office:value="0.105409255338946">
                <text:p>0.105409255338946</text:p>
              </table:table-cell>
              <table:table-cell office:value-type="float" office:value="0.0957826285221151">
                <text:p>0.0957826285221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28476690885259">
                <text:p>0.0928476690885259</text:p>
              </table:table-cell>
              <table:table-cell office:value-type="float" office:value="0.101534616513362">
                <text:p>0.101534616513362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38675049056307">
                <text:p>0.138675049056307</text:p>
              </table:table-cell>
              <table:table-cell office:value-type="float" office:value="0.156173761888606">
                <text:p>0.156173761888606</text:p>
              </table:table-cell>
              <table:table-cell office:value-type="float" office:value="0.176776695296637">
                <text:p>0.176776695296637</text:p>
              </table:table-cell>
              <table:table-cell office:value-type="float" office:value="0.2">
                <text:p>0.2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0.242535625036333">
                <text:p>0.242535625036333</text:p>
              </table:table-cell>
              <table:table-cell office:value-type="float" office:value="0.25">
                <text:p>0.25</text:p>
              </table:table-cell>
              <table:table-cell office:value-type="float" office:value="0.242535625036333">
                <text:p>0.242535625036333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0.2">
                <text:p>0.2</text:p>
              </table:table-cell>
              <table:table-cell office:value-type="float" office:value="0.176776695296637">
                <text:p>0.176776695296637</text:p>
              </table:table-cell>
              <table:table-cell office:value-type="float" office:value="0.156173761888606">
                <text:p>0.156173761888606</text:p>
              </table:table-cell>
              <table:table-cell office:value-type="float" office:value="0.138675049056307">
                <text:p>0.138675049056307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101534616513362">
                <text:p>0.101534616513362</text:p>
              </table:table-cell>
              <table:table-cell office:value-type="float" office:value="0.0928476690885259">
                <text:p>0.0928476690885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0.0971285862357264">
                <text:p>0.0971285862357264</text:p>
              </table:table-cell>
              <table:table-cell office:value-type="float" office:value="0.105999788000636">
                <text:p>0.105999788000636</text:p>
              </table:table-cell>
              <table:table-cell office:value-type="float" office:value="0.116247638743819">
                <text:p>0.116247638743819</text:p>
              </table:table-cell>
              <table:table-cell office:value-type="float" office:value="0.128036879932896">
                <text:p>0.128036879932896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56173761888606">
                <text:p>0.156173761888606</text:p>
              </table:table-cell>
              <table:table-cell office:value-type="float" office:value="0.171498585142509">
                <text:p>0.171498585142509</text:p>
              </table:table-cell>
              <table:table-cell office:value-type="float" office:value="0.185695338177052">
                <text:p>0.185695338177052</text:p>
              </table:table-cell>
              <table:table-cell office:value-type="float" office:value="0.196116135138184">
                <text:p>0.196116135138184</text:p>
              </table:table-cell>
              <table:table-cell office:value-type="float" office:value="0.2">
                <text:p>0.2</text:p>
              </table:table-cell>
              <table:table-cell office:value-type="float" office:value="0.196116135138184">
                <text:p>0.196116135138184</text:p>
              </table:table-cell>
              <table:table-cell office:value-type="float" office:value="0.185695338177052">
                <text:p>0.185695338177052</text:p>
              </table:table-cell>
              <table:table-cell office:value-type="float" office:value="0.171498585142509">
                <text:p>0.171498585142509</text:p>
              </table:table-cell>
              <table:table-cell office:value-type="float" office:value="0.156173761888606">
                <text:p>0.156173761888606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28036879932896">
                <text:p>0.128036879932896</text:p>
              </table:table-cell>
              <table:table-cell office:value-type="float" office:value="0.116247638743819">
                <text:p>0.116247638743819</text:p>
              </table:table-cell>
              <table:table-cell office:value-type="float" office:value="0.105999788000636">
                <text:p>0.105999788000636</text:p>
              </table:table-cell>
              <table:table-cell office:value-type="float" office:value="0.0971285862357264">
                <text:p>0.0971285862357264</text:p>
              </table:table-cell>
              <table:table-cell office:value-type="float" office:value="0.0894427190999916">
                <text:p>0.0894427190999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57492925712544">
                <text:p>0.0857492925712544</text:p>
              </table:table-cell>
              <table:table-cell office:value-type="float" office:value="0.0924500327042049">
                <text:p>0.0924500327042049</text:p>
              </table:table-cell>
              <table:table-cell office:value-type="float" office:value="0.1">
                <text:p>0.1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17851130197758">
                <text:p>0.117851130197758</text:p>
              </table:table-cell>
              <table:table-cell office:value-type="float" office:value="0.128036879932896">
                <text:p>0.128036879932896</text:p>
              </table:table-cell>
              <table:table-cell office:value-type="float" office:value="0.138675049056307">
                <text:p>0.138675049056307</text:p>
              </table:table-cell>
              <table:table-cell office:value-type="float" office:value="0.149071198499986">
                <text:p>0.149071198499986</text:p>
              </table:table-cell>
              <table:table-cell office:value-type="float" office:value="0.158113883008419">
                <text:p>0.158113883008419</text:p>
              </table:table-cell>
              <table:table-cell office:value-type="float" office:value="0.164398987305357">
                <text:p>0.1643989873053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4398987305357">
                <text:p>0.164398987305357</text:p>
              </table:table-cell>
              <table:table-cell office:value-type="float" office:value="0.158113883008419">
                <text:p>0.158113883008419</text:p>
              </table:table-cell>
              <table:table-cell office:value-type="float" office:value="0.149071198499986">
                <text:p>0.149071198499986</text:p>
              </table:table-cell>
              <table:table-cell office:value-type="float" office:value="0.138675049056307">
                <text:p>0.138675049056307</text:p>
              </table:table-cell>
              <table:table-cell office:value-type="float" office:value="0.128036879932896">
                <text:p>0.128036879932896</text:p>
              </table:table-cell>
              <table:table-cell office:value-type="float" office:value="0.117851130197758">
                <text:p>0.117851130197758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">
                <text:p>0.1</text:p>
              </table:table-cell>
              <table:table-cell office:value-type="float" office:value="0.0924500327042049">
                <text:p>0.0924500327042049</text:p>
              </table:table-cell>
              <table:table-cell office:value-type="float" office:value="0.0857492925712544">
                <text:p>0.0857492925712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19231920519041">
                <text:p>0.0819231920519041</text:p>
              </table:table-cell>
              <table:table-cell office:value-type="float" office:value="0.0877058019307029">
                <text:p>0.0877058019307029</text:p>
              </table:table-cell>
              <table:table-cell office:value-type="float" office:value="0.0940720868383597">
                <text:p>0.0940720868383597</text:p>
              </table:table-cell>
              <table:table-cell office:value-type="float" office:value="0.101015254455221">
                <text:p>0.101015254455221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16247638743819">
                <text:p>0.116247638743819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31306432859723">
                <text:p>0.131306432859723</text:p>
              </table:table-cell>
              <table:table-cell office:value-type="float" office:value="0.137360563948689">
                <text:p>0.137360563948689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142135623731">
                <text:p>0.14142135623731</text:p>
              </table:table-cell>
              <table:table-cell office:value-type="float" office:value="0.137360563948689">
                <text:p>0.137360563948689</text:p>
              </table:table-cell>
              <table:table-cell office:value-type="float" office:value="0.131306432859723">
                <text:p>0.131306432859723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16247638743819">
                <text:p>0.116247638743819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01015254455221">
                <text:p>0.101015254455221</text:p>
              </table:table-cell>
              <table:table-cell office:value-type="float" office:value="0.0940720868383597">
                <text:p>0.0940720868383597</text:p>
              </table:table-cell>
              <table:table-cell office:value-type="float" office:value="0.0877058019307029">
                <text:p>0.0877058019307029</text:p>
              </table:table-cell>
              <table:table-cell office:value-type="float" office:value="0.0819231920519041">
                <text:p>0.0819231920519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8086880944303">
                <text:p>0.078086880944303</text:p>
              </table:table-cell>
              <table:table-cell office:value-type="float" office:value="0.08304547985374">
                <text:p>0.08304547985374</text:p>
              </table:table-cell>
              <table:table-cell office:value-type="float" office:value="0.0883883476483184">
                <text:p>0.0883883476483184</text:p>
              </table:table-cell>
              <table:table-cell office:value-type="float" office:value="0.0940720868383597">
                <text:p>0.0940720868383597</text:p>
              </table:table-cell>
              <table:table-cell office:value-type="float" office:value="0.1">
                <text:p>0.1</text:p>
              </table:table-cell>
              <table:table-cell office:value-type="float" office:value="0.105999788000636">
                <text:p>0.105999788000636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117041147196131">
                <text:p>0.117041147196131</text:p>
              </table:table-cell>
              <table:table-cell office:value-type="float" office:value="0.121267812518166">
                <text:p>0.121267812518166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25">
                <text:p>0.125</text:p>
              </table:table-cell>
              <table:table-cell office:value-type="float" office:value="0.124034734589208">
                <text:p>0.124034734589208</text:p>
              </table:table-cell>
              <table:table-cell office:value-type="float" office:value="0.121267812518166">
                <text:p>0.121267812518166</text:p>
              </table:table-cell>
              <table:table-cell office:value-type="float" office:value="0.117041147196131">
                <text:p>0.117041147196131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105999788000636">
                <text:p>0.105999788000636</text:p>
              </table:table-cell>
              <table:table-cell office:value-type="float" office:value="0.1">
                <text:p>0.1</text:p>
              </table:table-cell>
              <table:table-cell office:value-type="float" office:value="0.0940720868383597">
                <text:p>0.0940720868383597</text:p>
              </table:table-cell>
              <table:table-cell office:value-type="float" office:value="0.0883883476483184">
                <text:p>0.0883883476483184</text:p>
              </table:table-cell>
              <table:table-cell office:value-type="float" office:value="0.08304547985374">
                <text:p>0.08304547985374</text:p>
              </table:table-cell>
              <table:table-cell office:value-type="float" office:value="0.078086880944303">
                <text:p>0.078086880944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43294146247166">
                <text:p>0.0743294146247166</text:p>
              </table:table-cell>
              <table:table-cell office:value-type="float" office:value="0.0785674201318386">
                <text:p>0.0785674201318386</text:p>
              </table:table-cell>
              <table:table-cell office:value-type="float" office:value="0.08304547985374">
                <text:p>0.08304547985374</text:p>
              </table:table-cell>
              <table:table-cell office:value-type="float" office:value="0.0877058019307029">
                <text:p>0.0877058019307029</text:p>
              </table:table-cell>
              <table:table-cell office:value-type="float" office:value="0.0924500327042049">
                <text:p>0.0924500327042049</text:p>
              </table:table-cell>
              <table:table-cell office:value-type="float" office:value="0.0971285862357264">
                <text:p>0.0971285862357264</text:p>
              </table:table-cell>
              <table:table-cell office:value-type="float" office:value="0.101534616513362">
                <text:p>0.101534616513362</text:p>
              </table:table-cell>
              <table:table-cell office:value-type="float" office:value="0.105409255338946">
                <text:p>0.105409255338946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10431526074847">
                <text:p>0.11043152607484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0431526074847">
                <text:p>0.110431526074847</text:p>
              </table:table-cell>
              <table:table-cell office:value-type="float" office:value="0.108465228909328">
                <text:p>0.108465228909328</text:p>
              </table:table-cell>
              <table:table-cell office:value-type="float" office:value="0.105409255338946">
                <text:p>0.105409255338946</text:p>
              </table:table-cell>
              <table:table-cell office:value-type="float" office:value="0.101534616513362">
                <text:p>0.101534616513362</text:p>
              </table:table-cell>
              <table:table-cell office:value-type="float" office:value="0.0971285862357264">
                <text:p>0.0971285862357264</text:p>
              </table:table-cell>
              <table:table-cell office:value-type="float" office:value="0.0924500327042049">
                <text:p>0.0924500327042049</text:p>
              </table:table-cell>
              <table:table-cell office:value-type="float" office:value="0.0877058019307029">
                <text:p>0.0877058019307029</text:p>
              </table:table-cell>
              <table:table-cell office:value-type="float" office:value="0.08304547985374">
                <text:p>0.08304547985374</text:p>
              </table:table-cell>
              <table:table-cell office:value-type="float" office:value="0.0785674201318386">
                <text:p>0.0785674201318386</text:p>
              </table:table-cell>
              <table:table-cell office:value-type="float" office:value="0.0743294146247166">
                <text:p>0.07432941462471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7106781186548">
                <text:p>0.0707106781186548</text:p>
              </table:table-cell>
              <table:table-cell office:value-type="float" office:value="0.0743294146247166">
                <text:p>0.0743294146247166</text:p>
              </table:table-cell>
              <table:table-cell office:value-type="float" office:value="0.078086880944303">
                <text:p>0.078086880944303</text:p>
              </table:table-cell>
              <table:table-cell office:value-type="float" office:value="0.0819231920519041">
                <text:p>0.0819231920519041</text:p>
              </table:table-cell>
              <table:table-cell office:value-type="float" office:value="0.0857492925712544">
                <text:p>0.0857492925712544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0.0928476690885259">
                <text:p>0.0928476690885259</text:p>
              </table:table-cell>
              <table:table-cell office:value-type="float" office:value="0.0957826285221151">
                <text:p>0.0957826285221151</text:p>
              </table:table-cell>
              <table:table-cell office:value-type="float" office:value="0.098058067569092">
                <text:p>0.098058067569092</text:p>
              </table:table-cell>
              <table:table-cell office:value-type="float" office:value="0.0995037190209989">
                <text:p>0.0995037190209989</text:p>
              </table:table-cell>
              <table:table-cell office:value-type="float" office:value="0.1">
                <text:p>0.1</text:p>
              </table:table-cell>
              <table:table-cell office:value-type="float" office:value="0.0995037190209989">
                <text:p>0.0995037190209989</text:p>
              </table:table-cell>
              <table:table-cell office:value-type="float" office:value="0.098058067569092">
                <text:p>0.098058067569092</text:p>
              </table:table-cell>
              <table:table-cell office:value-type="float" office:value="0.0957826285221151">
                <text:p>0.0957826285221151</text:p>
              </table:table-cell>
              <table:table-cell office:value-type="float" office:value="0.0928476690885259">
                <text:p>0.0928476690885259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0.0857492925712544">
                <text:p>0.0857492925712544</text:p>
              </table:table-cell>
              <table:table-cell office:value-type="float" office:value="0.0819231920519041">
                <text:p>0.0819231920519041</text:p>
              </table:table-cell>
              <table:table-cell office:value-type="float" office:value="0.078086880944303">
                <text:p>0.078086880944303</text:p>
              </table:table-cell>
              <table:table-cell office:value-type="float" office:value="0.0743294146247166">
                <text:p>0.0743294146247166</text:p>
              </table:table-cell>
              <table:table-cell office:value-type="float" office:value="0.0707106781186548">
                <text:p>0.0707106781186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plot-area chart:style-name="ch2" table:cell-range-address="sampled.B135:sampled.V155" svg:x="0.32cm" svg:y="0.18cm" svg:width="15.366cm" svg:height="8.645cm">
          <chart:coordinate-region svg:x="1.338cm" svg:y="0.379cm" svg:width="14.161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ampled.B135:sampled.B155" chart:class="chart:line">
            <chart:data-point chart:repeated="21"/>
          </chart:series>
          <chart:series chart:style-name="ch6" chart:values-cell-range-address="sampled.C135:sampled.C155" chart:class="chart:line">
            <chart:data-point chart:repeated="21"/>
          </chart:series>
          <chart:series chart:style-name="ch7" chart:values-cell-range-address="sampled.D135:sampled.D155" chart:class="chart:line">
            <chart:data-point chart:repeated="21"/>
          </chart:series>
          <chart:series chart:style-name="ch8" chart:values-cell-range-address="sampled.E135:sampled.E155" chart:class="chart:line">
            <chart:data-point chart:repeated="21"/>
          </chart:series>
          <chart:series chart:style-name="ch9" chart:values-cell-range-address="sampled.F135:sampled.F155" chart:class="chart:line">
            <chart:data-point chart:repeated="21"/>
          </chart:series>
          <chart:series chart:style-name="ch10" chart:values-cell-range-address="sampled.G135:sampled.G155" chart:class="chart:line">
            <chart:data-point chart:repeated="21"/>
          </chart:series>
          <chart:series chart:style-name="ch11" chart:values-cell-range-address="sampled.H135:sampled.H155" chart:class="chart:line">
            <chart:data-point chart:repeated="21"/>
          </chart:series>
          <chart:series chart:style-name="ch12" chart:values-cell-range-address="sampled.I135:sampled.I155" chart:class="chart:line">
            <chart:data-point chart:repeated="21"/>
          </chart:series>
          <chart:series chart:style-name="ch13" chart:values-cell-range-address="sampled.J135:sampled.J155" chart:class="chart:line">
            <chart:data-point chart:repeated="21"/>
          </chart:series>
          <chart:series chart:style-name="ch14" chart:values-cell-range-address="sampled.K135:sampled.K155" chart:class="chart:line">
            <chart:data-point chart:repeated="21"/>
          </chart:series>
          <chart:series chart:style-name="ch15" chart:values-cell-range-address="sampled.L135:sampled.L155" chart:class="chart:line">
            <chart:data-point chart:repeated="21"/>
          </chart:series>
          <chart:series chart:style-name="ch16" chart:values-cell-range-address="sampled.M135:sampled.M155" chart:class="chart:line">
            <chart:data-point chart:repeated="21"/>
          </chart:series>
          <chart:series chart:style-name="ch17" chart:values-cell-range-address="sampled.N135:sampled.N155" chart:class="chart:line">
            <chart:data-point chart:repeated="21"/>
          </chart:series>
          <chart:series chart:style-name="ch18" chart:values-cell-range-address="sampled.O135:sampled.O155" chart:class="chart:line">
            <chart:data-point chart:repeated="21"/>
          </chart:series>
          <chart:series chart:style-name="ch19" chart:values-cell-range-address="sampled.P135:sampled.P155" chart:class="chart:line">
            <chart:data-point chart:repeated="21"/>
          </chart:series>
          <chart:series chart:style-name="ch8" chart:values-cell-range-address="sampled.Q135:sampled.Q155" chart:class="chart:line">
            <chart:data-point chart:repeated="21"/>
          </chart:series>
          <chart:series chart:style-name="ch9" chart:values-cell-range-address="sampled.R135:sampled.R155" chart:class="chart:line">
            <chart:data-point chart:repeated="21"/>
          </chart:series>
          <chart:series chart:style-name="ch10" chart:values-cell-range-address="sampled.S135:sampled.S155" chart:class="chart:line">
            <chart:data-point chart:repeated="21"/>
          </chart:series>
          <chart:series chart:style-name="ch11" chart:values-cell-range-address="sampled.T135:sampled.T155" chart:class="chart:line">
            <chart:data-point chart:repeated="21"/>
          </chart:series>
          <chart:series chart:style-name="ch12" chart:values-cell-range-address="sampled.U135:sampled.U155" chart:class="chart:line">
            <chart:data-point chart:repeated="21"/>
          </chart:series>
          <chart:series chart:style-name="ch13" chart:values-cell-range-address="sampled.V135:sampled.V155" chart:class="chart:line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mpled.B135:sampled.B155</svg:desc>
                </draw:g>
              </table:table-cell>
              <table:table-cell office:value-type="float" office:value="0">
                <text:p>0</text:p>
                <draw:g>
                  <svg:desc>sampled.C135:sampled.C155</svg:desc>
                </draw:g>
              </table:table-cell>
              <table:table-cell office:value-type="float" office:value="0">
                <text:p>0</text:p>
                <draw:g>
                  <svg:desc>sampled.D135:sampled.D155</svg:desc>
                </draw:g>
              </table:table-cell>
              <table:table-cell office:value-type="float" office:value="0">
                <text:p>0</text:p>
                <draw:g>
                  <svg:desc>sampled.E135:sampled.E155</svg:desc>
                </draw:g>
              </table:table-cell>
              <table:table-cell office:value-type="float" office:value="0">
                <text:p>0</text:p>
                <draw:g>
                  <svg:desc>sampled.F135:sampled.F155</svg:desc>
                </draw:g>
              </table:table-cell>
              <table:table-cell office:value-type="float" office:value="0">
                <text:p>0</text:p>
                <draw:g>
                  <svg:desc>sampled.G135:sampled.G155</svg:desc>
                </draw:g>
              </table:table-cell>
              <table:table-cell office:value-type="float" office:value="0">
                <text:p>0</text:p>
                <draw:g>
                  <svg:desc>sampled.H135:sampled.H155</svg:desc>
                </draw:g>
              </table:table-cell>
              <table:table-cell office:value-type="float" office:value="NaN">
                <text:p>NaN</text:p>
                <draw:g>
                  <svg:desc>sampled.I135:sampled.I155</svg:desc>
                </draw:g>
              </table:table-cell>
              <table:table-cell office:value-type="float" office:value="NaN">
                <text:p>NaN</text:p>
                <draw:g>
                  <svg:desc>sampled.J135:sampled.J155</svg:desc>
                </draw:g>
              </table:table-cell>
              <table:table-cell office:value-type="float" office:value="NaN">
                <text:p>NaN</text:p>
                <draw:g>
                  <svg:desc>sampled.K135:sampled.K155</svg:desc>
                </draw:g>
              </table:table-cell>
              <table:table-cell office:value-type="float" office:value="NaN">
                <text:p>NaN</text:p>
                <draw:g>
                  <svg:desc>sampled.L135:sampled.L155</svg:desc>
                </draw:g>
              </table:table-cell>
              <table:table-cell office:value-type="float" office:value="NaN">
                <text:p>NaN</text:p>
                <draw:g>
                  <svg:desc>sampled.M135:sampled.M155</svg:desc>
                </draw:g>
              </table:table-cell>
              <table:table-cell office:value-type="float" office:value="NaN">
                <text:p>NaN</text:p>
                <draw:g>
                  <svg:desc>sampled.N135:sampled.N155</svg:desc>
                </draw:g>
              </table:table-cell>
              <table:table-cell office:value-type="float" office:value="NaN">
                <text:p>NaN</text:p>
                <draw:g>
                  <svg:desc>sampled.O135:sampled.O155</svg:desc>
                </draw:g>
              </table:table-cell>
              <table:table-cell office:value-type="float" office:value="0">
                <text:p>0</text:p>
                <draw:g>
                  <svg:desc>sampled.P135:sampled.P155</svg:desc>
                </draw:g>
              </table:table-cell>
              <table:table-cell office:value-type="float" office:value="0">
                <text:p>0</text:p>
                <draw:g>
                  <svg:desc>sampled.Q135:sampled.Q155</svg:desc>
                </draw:g>
              </table:table-cell>
              <table:table-cell office:value-type="float" office:value="0">
                <text:p>0</text:p>
                <draw:g>
                  <svg:desc>sampled.R135:sampled.R155</svg:desc>
                </draw:g>
              </table:table-cell>
              <table:table-cell office:value-type="float" office:value="0">
                <text:p>0</text:p>
                <draw:g>
                  <svg:desc>sampled.S135:sampled.S155</svg:desc>
                </draw:g>
              </table:table-cell>
              <table:table-cell office:value-type="float" office:value="0">
                <text:p>0</text:p>
                <draw:g>
                  <svg:desc>sampled.T135:sampled.T155</svg:desc>
                </draw:g>
              </table:table-cell>
              <table:table-cell office:value-type="float" office:value="0">
                <text:p>0</text:p>
                <draw:g>
                  <svg:desc>sampled.U135:sampled.U155</svg:desc>
                </draw:g>
              </table:table-cell>
              <table:table-cell office:value-type="float" office:value="0">
                <text:p>0</text:p>
                <draw:g>
                  <svg:desc>sampled.V135:sampled.V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121406811921">
                <text:p>0.0012121406811921</text:p>
              </table:table-cell>
              <table:table-cell office:value-type="float" office:value="-0.00955846002227839">
                <text:p>-0.00955846002227839</text:p>
              </table:table-cell>
              <table:table-cell office:value-type="float" office:value="-0.017156331889476">
                <text:p>-0.017156331889476</text:p>
              </table:table-cell>
              <table:table-cell office:value-type="float" office:value="-0.00286552741254819">
                <text:p>-0.00286552741254819</text:p>
              </table:table-cell>
              <table:table-cell office:value-type="float" office:value="-0.00104950272955603">
                <text:p>-0.0010495027295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99589143458984">
                <text:p>-0.00399589143458984</text:p>
              </table:table-cell>
              <table:table-cell office:value-type="float" office:value="-0.00163493325547375">
                <text:p>-0.00163493325547375</text:p>
              </table:table-cell>
              <table:table-cell office:value-type="float" office:value="-0.00722862509135788">
                <text:p>-0.00722862509135788</text:p>
              </table:table-cell>
              <table:table-cell office:value-type="float" office:value="0.0151094863841472">
                <text:p>0.0151094863841472</text:p>
              </table:table-cell>
              <table:table-cell office:value-type="float" office:value="-0.00435568300360021">
                <text:p>-0.00435568300360021</text:p>
              </table:table-cell>
              <table:table-cell office:value-type="float" office:value="0.0067154413229338">
                <text:p>0.0067154413229338</text:p>
              </table:table-cell>
              <table:table-cell office:value-type="float" office:value="0.00576874686264114">
                <text:p>0.00576874686264114</text:p>
              </table:table-cell>
              <table:table-cell office:value-type="float" office:value="0.00212822191506724">
                <text:p>0.00212822191506724</text:p>
              </table:table-cell>
              <table:table-cell office:value-type="float" office:value="-0.00987594910698937">
                <text:p>-0.0098759491069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34492429141852">
                <text:p>-0.0134492429141852</text:p>
              </table:table-cell>
              <table:table-cell office:value-type="float" office:value="-0.00434426524831002">
                <text:p>-0.00434426524831002</text:p>
              </table:table-cell>
              <table:table-cell office:value-type="float" office:value="0.00743536859363519">
                <text:p>0.00743536859363519</text:p>
              </table:table-cell>
              <table:table-cell office:value-type="float" office:value="0.000854377681435351">
                <text:p>0.000854377681435351</text:p>
              </table:table-cell>
              <table:table-cell office:value-type="float" office:value="0.0026846967629007">
                <text:p>0.0026846967629007</text:p>
              </table:table-cell>
              <table:table-cell office:value-type="float" office:value="0.00380237268649093">
                <text:p>0.00380237268649093</text:p>
              </table:table-cell>
              <table:table-cell office:value-type="float" office:value="0.011149915752078">
                <text:p>0.011149915752078</text:p>
              </table:table-cell>
              <table:table-cell office:value-type="float" office:value="0.00861990369691724">
                <text:p>0.00861990369691724</text:p>
              </table:table-cell>
              <table:table-cell office:value-type="float" office:value="0.000342619290384997">
                <text:p>0.000342619290384997</text:p>
              </table:table-cell>
              <table:table-cell office:value-type="float" office:value="-0.00775481547322389">
                <text:p>-0.00775481547322389</text:p>
              </table:table-cell>
              <table:table-cell office:value-type="float" office:value="0.00313118411869163">
                <text:p>0.00313118411869163</text:p>
              </table:table-cell>
              <table:table-cell office:value-type="float" office:value="-0.000737987043727729">
                <text:p>-0.000737987043727729</text:p>
              </table:table-cell>
              <table:table-cell office:value-type="float" office:value="0.00900253527024016">
                <text:p>0.00900253527024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0272462499281745">
                <text:p>-0.00272462499281745</text:p>
              </table:table-cell>
              <table:table-cell office:value-type="float" office:value="0.00716528507483111">
                <text:p>0.00716528507483111</text:p>
              </table:table-cell>
              <table:table-cell office:value-type="float" office:value="-0.00823573370088339">
                <text:p>-0.00823573370088339</text:p>
              </table:table-cell>
              <table:table-cell office:value-type="float" office:value="0.000884884802544761">
                <text:p>0.000884884802544761</text:p>
              </table:table-cell>
              <table:table-cell office:value-type="float" office:value="0.00218035592671563">
                <text:p>0.00218035592671563</text:p>
              </table:table-cell>
              <table:table-cell office:value-type="float" office:value="-0.0014920214095037">
                <text:p>-0.0014920214095037</text:p>
              </table:table-cell>
              <table:table-cell office:value-type="float" office:value="-0.00080969936062524">
                <text:p>-0.00080969936062524</text:p>
              </table:table-cell>
              <table:table-cell office:value-type="float" office:value="-0.0099967624142788">
                <text:p>-0.0099967624142788</text:p>
              </table:table-cell>
              <table:table-cell office:value-type="float" office:value="-0.00362796747494578">
                <text:p>-0.00362796747494578</text:p>
              </table:table-cell>
              <table:table-cell office:value-type="float" office:value="0.00304936736206289">
                <text:p>0.00304936736206289</text:p>
              </table:table-cell>
              <table:table-cell office:value-type="float" office:value="-0.0134200541755316">
                <text:p>-0.0134200541755316</text:p>
              </table:table-cell>
              <table:table-cell office:value-type="float" office:value="0.00521949749657475">
                <text:p>0.00521949749657475</text:p>
              </table:table-cell>
              <table:table-cell office:value-type="float" office:value="0.0039418540652037">
                <text:p>0.0039418540652037</text:p>
              </table:table-cell>
              <table:table-cell office:value-type="float" office:value="-0.00476300950117863">
                <text:p>-0.00476300950117863</text:p>
              </table:table-cell>
              <table:table-cell office:value-type="float" office:value="0.00447759670205097">
                <text:p>0.004477596702050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498741908461407">
                <text:p>-0.00498741908461407</text:p>
              </table:table-cell>
              <table:table-cell office:value-type="float" office:value="0.00186687951322601">
                <text:p>0.00186687951322601</text:p>
              </table:table-cell>
              <table:table-cell office:value-type="float" office:value="0.00335448656624888">
                <text:p>0.00335448656624888</text:p>
              </table:table-cell>
              <table:table-cell office:value-type="float" office:value="-0.0042928277200569">
                <text:p>-0.0042928277200569</text:p>
              </table:table-cell>
              <table:table-cell office:value-type="float" office:value="-0.00446436200074483">
                <text:p>-0.00446436200074483</text:p>
              </table:table-cell>
              <table:table-cell office:value-type="float" office:value="-0.00461451937092143">
                <text:p>-0.00461451937092143</text:p>
              </table:table-cell>
              <table:table-cell office:value-type="float" office:value="0.000548944091383147">
                <text:p>0.000548944091383147</text:p>
              </table:table-cell>
              <table:table-cell office:value-type="float" office:value="-0.00276964564695496">
                <text:p>-0.00276964564695496</text:p>
              </table:table-cell>
              <table:table-cell office:value-type="float" office:value="-0.0110956763970274">
                <text:p>-0.0110956763970274</text:p>
              </table:table-cell>
              <table:table-cell office:value-type="float" office:value="-0.00795877914994669">
                <text:p>-0.00795877914994669</text:p>
              </table:table-cell>
              <table:table-cell office:value-type="float" office:value="-0.0131825940480713">
                <text:p>-0.0131825940480713</text:p>
              </table:table-cell>
              <table:table-cell office:value-type="float" office:value="0.0046905723454214">
                <text:p>0.0046905723454214</text:p>
              </table:table-cell>
              <table:table-cell office:value-type="float" office:value="-0.0128542250692375">
                <text:p>-0.0128542250692375</text:p>
              </table:table-cell>
              <table:table-cell office:value-type="float" office:value="0.00211345041288963">
                <text:p>0.00211345041288963</text:p>
              </table:table-cell>
              <table:table-cell office:value-type="float" office:value="-0.00920086215345602">
                <text:p>-0.0092008621534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0416326832937453">
                <text:p>-0.00416326832937453</text:p>
              </table:table-cell>
              <table:table-cell office:value-type="float" office:value="-0.00926497156992033">
                <text:p>-0.00926497156992033</text:p>
              </table:table-cell>
              <table:table-cell office:value-type="float" office:value="-0.000430875018818512">
                <text:p>-0.000430875018818512</text:p>
              </table:table-cell>
              <table:table-cell office:value-type="float" office:value="-0.00108862121231775">
                <text:p>-0.00108862121231775</text:p>
              </table:table-cell>
              <table:table-cell office:value-type="float" office:value="-0.00467490736328537">
                <text:p>-0.00467490736328537</text:p>
              </table:table-cell>
              <table:table-cell office:value-type="float" office:value="-0.00598018315510873">
                <text:p>-0.00598018315510873</text:p>
              </table:table-cell>
              <table:table-cell office:value-type="float" office:value="-0.000748843022651571">
                <text:p>-0.000748843022651571</text:p>
              </table:table-cell>
              <table:table-cell office:value-type="float" office:value="-0.00911621711970422">
                <text:p>-0.00911621711970422</text:p>
              </table:table-cell>
              <table:table-cell office:value-type="float" office:value="0.00242321465599803">
                <text:p>0.00242321465599803</text:p>
              </table:table-cell>
              <table:table-cell office:value-type="float" office:value="-0.00343178382084057">
                <text:p>-0.00343178382084057</text:p>
              </table:table-cell>
              <table:table-cell office:value-type="float" office:value="-0.00128213624426247">
                <text:p>-0.00128213624426247</text:p>
              </table:table-cell>
              <table:table-cell office:value-type="float" office:value="-0.00625973375668376">
                <text:p>-0.00625973375668376</text:p>
              </table:table-cell>
              <table:table-cell office:value-type="float" office:value="0.0029964653399985">
                <text:p>0.0029964653399985</text:p>
              </table:table-cell>
              <table:table-cell office:value-type="float" office:value="-0.00157056623263988">
                <text:p>-0.00157056623263988</text:p>
              </table:table-cell>
              <table:table-cell office:value-type="float" office:value="-0.0103009471685429">
                <text:p>-0.0103009471685429</text:p>
              </table:table-cell>
              <table:table-cell office:value-type="float" office:value="-0.0058691359968952">
                <text:p>-0.0058691359968952</text:p>
              </table:table-cell>
              <table:table-cell office:value-type="float" office:value="0.00883426023062115">
                <text:p>0.00883426023062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17606622140658">
                <text:p>-0.0117606622140658</text:p>
              </table:table-cell>
              <table:table-cell office:value-type="float" office:value="-0.00249280145179768">
                <text:p>-0.00249280145179768</text:p>
              </table:table-cell>
              <table:table-cell office:value-type="float" office:value="-0.00983458881412431">
                <text:p>-0.00983458881412431</text:p>
              </table:table-cell>
              <table:table-cell office:value-type="float" office:value="-0.000560300675257555">
                <text:p>-0.000560300675257555</text:p>
              </table:table-cell>
              <table:table-cell office:value-type="float" office:value="-0.00966380168414903">
                <text:p>-0.00966380168414903</text:p>
              </table:table-cell>
              <table:table-cell office:value-type="float" office:value="-0.00195370184798106">
                <text:p>-0.00195370184798106</text:p>
              </table:table-cell>
              <table:table-cell office:value-type="float" office:value="-0.00791870528041466">
                <text:p>-0.00791870528041466</text:p>
              </table:table-cell>
              <table:table-cell office:value-type="float" office:value="0.000753603062199474">
                <text:p>0.000753603062199474</text:p>
              </table:table-cell>
              <table:table-cell office:value-type="float" office:value="-0.000682642322360121">
                <text:p>-0.000682642322360121</text:p>
              </table:table-cell>
              <table:table-cell office:value-type="float" office:value="-0.0127839010118936">
                <text:p>-0.0127839010118936</text:p>
              </table:table-cell>
              <table:table-cell office:value-type="float" office:value="-0.00509870295373639">
                <text:p>-0.00509870295373639</text:p>
              </table:table-cell>
              <table:table-cell office:value-type="float" office:value="-0.00716218739027219">
                <text:p>-0.00716218739027219</text:p>
              </table:table-cell>
              <table:table-cell office:value-type="float" office:value="-0.00632183476069846">
                <text:p>-0.00632183476069846</text:p>
              </table:table-cell>
              <table:table-cell office:value-type="float" office:value="-0.00786901709686395">
                <text:p>-0.00786901709686395</text:p>
              </table:table-cell>
              <table:table-cell office:value-type="float" office:value="-0.00409353479355161">
                <text:p>-0.00409353479355161</text:p>
              </table:table-cell>
              <table:table-cell office:value-type="float" office:value="0.0055783447869972">
                <text:p>0.0055783447869972</text:p>
              </table:table-cell>
              <table:table-cell office:value-type="float" office:value="0.00532212668456751">
                <text:p>0.0053221266845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0817678934788186">
                <text:p>0.00817678934788186</text:p>
              </table:table-cell>
              <table:table-cell office:value-type="float" office:value="-0.0029680240511605">
                <text:p>-0.0029680240511605</text:p>
              </table:table-cell>
              <table:table-cell office:value-type="float" office:value="0.00282280760267521">
                <text:p>0.00282280760267521</text:p>
              </table:table-cell>
              <table:table-cell office:value-type="float" office:value="-0.0119303441568046">
                <text:p>-0.0119303441568046</text:p>
              </table:table-cell>
              <table:table-cell office:value-type="float" office:value="-0.00719159082139179">
                <text:p>-0.00719159082139179</text:p>
              </table:table-cell>
              <table:table-cell office:value-type="float" office:value="-0.00156258831349831">
                <text:p>-0.00156258831349831</text:p>
              </table:table-cell>
              <table:table-cell office:value-type="float" office:value="-0.00187873904196706">
                <text:p>-0.00187873904196706</text:p>
              </table:table-cell>
              <table:table-cell office:value-type="float" office:value="0.00149556208905326">
                <text:p>0.00149556208905326</text:p>
              </table:table-cell>
              <table:table-cell office:value-type="float" office:value="-0.00795595297029863">
                <text:p>-0.00795595297029863</text:p>
              </table:table-cell>
              <table:table-cell office:value-type="float" office:value="-0.0112402994627834">
                <text:p>-0.0112402994627834</text:p>
              </table:table-cell>
              <table:table-cell office:value-type="float" office:value="-0.00980701336578676">
                <text:p>-0.00980701336578676</text:p>
              </table:table-cell>
              <table:table-cell office:value-type="float" office:value="-0.00567834800214161">
                <text:p>-0.00567834800214161</text:p>
              </table:table-cell>
              <table:table-cell office:value-type="float" office:value="-0.00771780680924923">
                <text:p>-0.00771780680924923</text:p>
              </table:table-cell>
              <table:table-cell office:value-type="float" office:value="0.000572806178922521">
                <text:p>0.000572806178922521</text:p>
              </table:table-cell>
              <table:table-cell office:value-type="float" office:value="0.00326577069691777">
                <text:p>0.00326577069691777</text:p>
              </table:table-cell>
              <table:table-cell office:value-type="float" office:value="-0.0063067707628115">
                <text:p>-0.0063067707628115</text:p>
              </table:table-cell>
              <table:table-cell office:value-type="float" office:value="0.00337563164214747">
                <text:p>0.00337563164214747</text:p>
              </table:table-cell>
              <table:table-cell office:value-type="float" office:value="0.0035180023341429">
                <text:p>0.0035180023341429</text:p>
              </table:table-cell>
              <table:table-cell office:value-type="float" office:value="-0.000122886232580726">
                <text:p>-0.000122886232580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0.00371415249560134">
                <text:p>-0.00371415249560134</text:p>
              </table:table-cell>
              <table:table-cell office:value-type="float" office:value="0.00297814335626506">
                <text:p>0.00297814335626506</text:p>
              </table:table-cell>
              <table:table-cell office:value-type="float" office:value="-0.0125074322447405">
                <text:p>-0.0125074322447405</text:p>
              </table:table-cell>
              <table:table-cell office:value-type="float" office:value="-0.00846545875711871">
                <text:p>-0.00846545875711871</text:p>
              </table:table-cell>
              <table:table-cell office:value-type="float" office:value="-0.00201270712400747">
                <text:p>-0.00201270712400747</text:p>
              </table:table-cell>
              <table:table-cell office:value-type="float" office:value="0.0040666726470648">
                <text:p>0.0040666726470648</text:p>
              </table:table-cell>
              <table:table-cell office:value-type="float" office:value="-0.0100239253059495">
                <text:p>-0.0100239253059495</text:p>
              </table:table-cell>
              <table:table-cell office:value-type="float" office:value="-0.0092137695043189">
                <text:p>-0.0092137695043189</text:p>
              </table:table-cell>
              <table:table-cell office:value-type="float" office:value="-0.025558748844184">
                <text:p>-0.025558748844184</text:p>
              </table:table-cell>
              <table:table-cell office:value-type="float" office:value="-0.0374270995296776">
                <text:p>-0.0374270995296776</text:p>
              </table:table-cell>
              <table:table-cell office:value-type="float" office:value="-0.0231119781346543">
                <text:p>-0.0231119781346543</text:p>
              </table:table-cell>
              <table:table-cell office:value-type="float" office:value="-0.0153598818175571">
                <text:p>-0.0153598818175571</text:p>
              </table:table-cell>
              <table:table-cell office:value-type="float" office:value="-0.00188842776886314">
                <text:p>-0.00188842776886314</text:p>
              </table:table-cell>
              <table:table-cell office:value-type="float" office:value="-0.00845382759034525">
                <text:p>-0.00845382759034525</text:p>
              </table:table-cell>
              <table:table-cell office:value-type="float" office:value="-0.00687551144916756">
                <text:p>-0.00687551144916756</text:p>
              </table:table-cell>
              <table:table-cell office:value-type="float" office:value="-0.00872865475987553">
                <text:p>-0.00872865475987553</text:p>
              </table:table-cell>
              <table:table-cell office:value-type="float" office:value="0.00205787411090281">
                <text:p>0.00205787411090281</text:p>
              </table:table-cell>
              <table:table-cell office:value-type="float" office:value="-0.00295423836218613">
                <text:p>-0.00295423836218613</text:p>
              </table:table-cell>
              <table:table-cell office:value-type="float" office:value="0.014650298293368">
                <text:p>0.01465029829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-0.00654533412310058">
                <text:p>-0.00654533412310058</text:p>
              </table:table-cell>
              <table:table-cell office:value-type="float" office:value="-0.00689280003002254">
                <text:p>-0.00689280003002254</text:p>
              </table:table-cell>
              <table:table-cell office:value-type="float" office:value="0.00497645699112652">
                <text:p>0.00497645699112652</text:p>
              </table:table-cell>
              <table:table-cell office:value-type="float" office:value="-0.00396900564016346">
                <text:p>-0.00396900564016346</text:p>
              </table:table-cell>
              <table:table-cell office:value-type="float" office:value="-0.00650809121153994">
                <text:p>-0.00650809121153994</text:p>
              </table:table-cell>
              <table:table-cell office:value-type="float" office:value="-0.0082802364934074">
                <text:p>-0.0082802364934074</text:p>
              </table:table-cell>
              <table:table-cell office:value-type="float" office:value="-0.00154858559170497">
                <text:p>-0.00154858559170497</text:p>
              </table:table-cell>
              <table:table-cell office:value-type="float" office:value="-0.0100214172658542">
                <text:p>-0.0100214172658542</text:p>
              </table:table-cell>
              <table:table-cell office:value-type="float" office:value="-0.03667482520754">
                <text:p>-0.03667482520754</text:p>
              </table:table-cell>
              <table:table-cell office:value-type="float" office:value="NaN">
                <text:p>NaN</text:p>
              </table:table-cell>
              <table:table-cell office:value-type="float" office:value="-0.0372172807266324">
                <text:p>-0.0372172807266324</text:p>
              </table:table-cell>
              <table:table-cell office:value-type="float" office:value="-0.0146103887957003">
                <text:p>-0.0146103887957003</text:p>
              </table:table-cell>
              <table:table-cell office:value-type="float" office:value="-0.000267964353615981">
                <text:p>-0.000267964353615981</text:p>
              </table:table-cell>
              <table:table-cell office:value-type="float" office:value="-0.00763655198965855">
                <text:p>-0.00763655198965855</text:p>
              </table:table-cell>
              <table:table-cell office:value-type="float" office:value="-0.000513042921660495">
                <text:p>-0.000513042921660495</text:p>
              </table:table-cell>
              <table:table-cell office:value-type="float" office:value="0.00418311799220078">
                <text:p>0.00418311799220078</text:p>
              </table:table-cell>
              <table:table-cell office:value-type="float" office:value="0.000593906147935539">
                <text:p>0.000593906147935539</text:p>
              </table:table-cell>
              <table:table-cell office:value-type="float" office:value="-0.00813176804236095">
                <text:p>-0.00813176804236095</text:p>
              </table:table-cell>
              <table:table-cell office:value-type="float" office:value="0.00917334654451244">
                <text:p>0.0091733465445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0885662463806793">
                <text:p>0.000885662463806793</text:p>
              </table:table-cell>
              <table:table-cell office:value-type="float" office:value="-0.00717028890221011">
                <text:p>-0.00717028890221011</text:p>
              </table:table-cell>
              <table:table-cell office:value-type="float" office:value="-0.0019891375411517">
                <text:p>-0.0019891375411517</text:p>
              </table:table-cell>
              <table:table-cell office:value-type="float" office:value="-0.00688334300861171">
                <text:p>-0.00688334300861171</text:p>
              </table:table-cell>
              <table:table-cell office:value-type="float" office:value="-0.012661191093714">
                <text:p>-0.012661191093714</text:p>
              </table:table-cell>
              <table:table-cell office:value-type="float" office:value="-0.00929440157985173">
                <text:p>-0.00929440157985173</text:p>
              </table:table-cell>
              <table:table-cell office:value-type="float" office:value="-0.00699360574559685">
                <text:p>-0.00699360574559685</text:p>
              </table:table-cell>
              <table:table-cell office:value-type="float" office:value="-0.0112663987550782">
                <text:p>-0.0112663987550782</text:p>
              </table:table-cell>
              <table:table-cell office:value-type="float" office:value="-0.0267817556945051">
                <text:p>-0.0267817556945051</text:p>
              </table:table-cell>
              <table:table-cell office:value-type="float" office:value="-0.0406734238214598">
                <text:p>-0.0406734238214598</text:p>
              </table:table-cell>
              <table:table-cell office:value-type="float" office:value="-0.0282369189682737">
                <text:p>-0.0282369189682737</text:p>
              </table:table-cell>
              <table:table-cell office:value-type="float" office:value="-0.0112801460591193">
                <text:p>-0.0112801460591193</text:p>
              </table:table-cell>
              <table:table-cell office:value-type="float" office:value="-0.00811013560065861">
                <text:p>-0.00811013560065861</text:p>
              </table:table-cell>
              <table:table-cell office:value-type="float" office:value="-0.003303004944018">
                <text:p>-0.003303004944018</text:p>
              </table:table-cell>
              <table:table-cell office:value-type="float" office:value="0.000837953029595562">
                <text:p>0.000837953029595562</text:p>
              </table:table-cell>
              <table:table-cell office:value-type="float" office:value="0.0063837014562973">
                <text:p>0.0063837014562973</text:p>
              </table:table-cell>
              <table:table-cell office:value-type="float" office:value="0.000631012900937565">
                <text:p>0.000631012900937565</text:p>
              </table:table-cell>
              <table:table-cell office:value-type="float" office:value="0.00374381449221824">
                <text:p>0.00374381449221824</text:p>
              </table:table-cell>
              <table:table-cell office:value-type="float" office:value="-0.00297876094338937">
                <text:p>-0.00297876094338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-0.0061726209880019">
                <text:p>-0.0061726209880019</text:p>
              </table:table-cell>
              <table:table-cell office:value-type="float" office:value="0.00634614137313062">
                <text:p>0.00634614137313062</text:p>
              </table:table-cell>
              <table:table-cell office:value-type="float" office:value="-0.0052611581916352">
                <text:p>-0.0052611581916352</text:p>
              </table:table-cell>
              <table:table-cell office:value-type="float" office:value="-0.019827197156721">
                <text:p>-0.019827197156721</text:p>
              </table:table-cell>
              <table:table-cell office:value-type="float" office:value="-0.00548619409292736">
                <text:p>-0.00548619409292736</text:p>
              </table:table-cell>
              <table:table-cell office:value-type="float" office:value="-0.0062507429618488">
                <text:p>-0.0062507429618488</text:p>
              </table:table-cell>
              <table:table-cell office:value-type="float" office:value="-0.00422259315910117">
                <text:p>-0.00422259315910117</text:p>
              </table:table-cell>
              <table:table-cell office:value-type="float" office:value="-0.00393423312709221">
                <text:p>-0.00393423312709221</text:p>
              </table:table-cell>
              <table:table-cell office:value-type="float" office:value="-0.00490184387097825">
                <text:p>-0.00490184387097825</text:p>
              </table:table-cell>
              <table:table-cell office:value-type="float" office:value="-0.0170348161420772">
                <text:p>-0.0170348161420772</text:p>
              </table:table-cell>
              <table:table-cell office:value-type="float" office:value="-0.00867509604873596">
                <text:p>-0.00867509604873596</text:p>
              </table:table-cell>
              <table:table-cell office:value-type="float" office:value="-0.00697804599108128">
                <text:p>-0.00697804599108128</text:p>
              </table:table-cell>
              <table:table-cell office:value-type="float" office:value="-0.00311965021429672">
                <text:p>-0.00311965021429672</text:p>
              </table:table-cell>
              <table:table-cell office:value-type="float" office:value="0.00331154883368169">
                <text:p>0.00331154883368169</text:p>
              </table:table-cell>
              <table:table-cell office:value-type="float" office:value="-0.00327049360717706">
                <text:p>-0.00327049360717706</text:p>
              </table:table-cell>
              <table:table-cell office:value-type="float" office:value="-0.00287806802053993">
                <text:p>-0.00287806802053993</text:p>
              </table:table-cell>
              <table:table-cell office:value-type="float" office:value="0.00837861263094488">
                <text:p>0.00837861263094488</text:p>
              </table:table-cell>
              <table:table-cell office:value-type="float" office:value="-0.00214249560905838">
                <text:p>-0.00214249560905838</text:p>
              </table:table-cell>
              <table:table-cell office:value-type="float" office:value="0.00348404813953657">
                <text:p>0.00348404813953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1856877780014">
                <text:p>-0.0031856877780014</text:p>
              </table:table-cell>
              <table:table-cell office:value-type="float" office:value="0.00490076396074615">
                <text:p>0.00490076396074615</text:p>
              </table:table-cell>
              <table:table-cell office:value-type="float" office:value="-0.00388427557662304">
                <text:p>-0.00388427557662304</text:p>
              </table:table-cell>
              <table:table-cell office:value-type="float" office:value="-0.00471870520546014">
                <text:p>-0.00471870520546014</text:p>
              </table:table-cell>
              <table:table-cell office:value-type="float" office:value="0.0109891912614003">
                <text:p>0.0109891912614003</text:p>
              </table:table-cell>
              <table:table-cell office:value-type="float" office:value="-0.00902605530923809">
                <text:p>-0.00902605530923809</text:p>
              </table:table-cell>
              <table:table-cell office:value-type="float" office:value="-0.00167538666282451">
                <text:p>-0.00167538666282451</text:p>
              </table:table-cell>
              <table:table-cell office:value-type="float" office:value="-0.00949739415226608">
                <text:p>-0.00949739415226608</text:p>
              </table:table-cell>
              <table:table-cell office:value-type="float" office:value="-0.0105142565458623">
                <text:p>-0.0105142565458623</text:p>
              </table:table-cell>
              <table:table-cell office:value-type="float" office:value="-0.01179441491539">
                <text:p>-0.01179441491539</text:p>
              </table:table-cell>
              <table:table-cell office:value-type="float" office:value="-0.00731576567393582">
                <text:p>-0.00731576567393582</text:p>
              </table:table-cell>
              <table:table-cell office:value-type="float" office:value="0.00140636424423169">
                <text:p>0.00140636424423169</text:p>
              </table:table-cell>
              <table:table-cell office:value-type="float" office:value="0.00178535203397721">
                <text:p>0.00178535203397721</text:p>
              </table:table-cell>
              <table:table-cell office:value-type="float" office:value="-0.0017676185637456">
                <text:p>-0.0017676185637456</text:p>
              </table:table-cell>
              <table:table-cell office:value-type="float" office:value="-0.0116511788192187">
                <text:p>-0.0116511788192187</text:p>
              </table:table-cell>
              <table:table-cell office:value-type="float" office:value="0.00287348925560415">
                <text:p>0.00287348925560415</text:p>
              </table:table-cell>
              <table:table-cell office:value-type="float" office:value="-0.00184911723332187">
                <text:p>-0.0018491172333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15073483411658">
                <text:p>0.00615073483411658</text:p>
              </table:table-cell>
              <table:table-cell office:value-type="float" office:value="-0.0133785787414909">
                <text:p>-0.0133785787414909</text:p>
              </table:table-cell>
              <table:table-cell office:value-type="float" office:value="0.000294633328110308">
                <text:p>0.000294633328110308</text:p>
              </table:table-cell>
              <table:table-cell office:value-type="float" office:value="-0.0111914917312343">
                <text:p>-0.0111914917312343</text:p>
              </table:table-cell>
              <table:table-cell office:value-type="float" office:value="0.00378444956445587">
                <text:p>0.00378444956445587</text:p>
              </table:table-cell>
              <table:table-cell office:value-type="float" office:value="0.00479229068937145">
                <text:p>0.00479229068937145</text:p>
              </table:table-cell>
              <table:table-cell office:value-type="float" office:value="-0.00346549321539248">
                <text:p>-0.00346549321539248</text:p>
              </table:table-cell>
              <table:table-cell office:value-type="float" office:value="-0.00422947068860255">
                <text:p>-0.00422947068860255</text:p>
              </table:table-cell>
              <table:table-cell office:value-type="float" office:value="0.000203678552693689">
                <text:p>0.000203678552693689</text:p>
              </table:table-cell>
              <table:table-cell office:value-type="float" office:value="-0.0122125703165537">
                <text:p>-0.0122125703165537</text:p>
              </table:table-cell>
              <table:table-cell office:value-type="float" office:value="-0.00524984842995798">
                <text:p>-0.00524984842995798</text:p>
              </table:table-cell>
              <table:table-cell office:value-type="float" office:value="-0.0116643565180531">
                <text:p>-0.0116643565180531</text:p>
              </table:table-cell>
              <table:table-cell office:value-type="float" office:value="0.00117452418982255">
                <text:p>0.00117452418982255</text:p>
              </table:table-cell>
              <table:table-cell office:value-type="float" office:value="0.0055856196259073">
                <text:p>0.0055856196259073</text:p>
              </table:table-cell>
              <table:table-cell office:value-type="float" office:value="-0.00422259315910117">
                <text:p>-0.00422259315910117</text:p>
              </table:table-cell>
              <table:table-cell office:value-type="float" office:value="0.00862034422407672">
                <text:p>0.00862034422407672</text:p>
              </table:table-cell>
              <table:table-cell office:value-type="float" office:value="-0.00611185029440343">
                <text:p>-0.006111850294403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06200196362276">
                <text:p>-0.00106200196362276</text:p>
              </table:table-cell>
              <table:table-cell office:value-type="float" office:value="-0.00459898994825865">
                <text:p>-0.00459898994825865</text:p>
              </table:table-cell>
              <table:table-cell office:value-type="float" office:value="-0.00353698972292419">
                <text:p>-0.00353698972292419</text:p>
              </table:table-cell>
              <table:table-cell office:value-type="float" office:value="-0.000405068765375323">
                <text:p>-0.000405068765375323</text:p>
              </table:table-cell>
              <table:table-cell office:value-type="float" office:value="0.00197355217796875">
                <text:p>0.00197355217796875</text:p>
              </table:table-cell>
              <table:table-cell office:value-type="float" office:value="-0.00535218967253969">
                <text:p>-0.00535218967253969</text:p>
              </table:table-cell>
              <table:table-cell office:value-type="float" office:value="0.0000676332658629507">
                <text:p>0.0000676332658629507</text:p>
              </table:table-cell>
              <table:table-cell office:value-type="float" office:value="-0.0129833643600681">
                <text:p>-0.0129833643600681</text:p>
              </table:table-cell>
              <table:table-cell office:value-type="float" office:value="-0.004307004039205">
                <text:p>-0.004307004039205</text:p>
              </table:table-cell>
              <table:table-cell office:value-type="float" office:value="-0.00158534870558643">
                <text:p>-0.00158534870558643</text:p>
              </table:table-cell>
              <table:table-cell office:value-type="float" office:value="0.00156874411707487">
                <text:p>0.00156874411707487</text:p>
              </table:table-cell>
              <table:table-cell office:value-type="float" office:value="0.000964846493682972">
                <text:p>0.000964846493682972</text:p>
              </table:table-cell>
              <table:table-cell office:value-type="float" office:value="-0.00547606240667065">
                <text:p>-0.00547606240667065</text:p>
              </table:table-cell>
              <table:table-cell office:value-type="float" office:value="0.00448672086975852">
                <text:p>0.00448672086975852</text:p>
              </table:table-cell>
              <table:table-cell office:value-type="float" office:value="-0.00455874222278397">
                <text:p>-0.0045587422227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0335854750799104">
                <text:p>-0.00335854750799104</text:p>
              </table:table-cell>
              <table:table-cell office:value-type="float" office:value="-0.00402246643091642">
                <text:p>-0.00402246643091642</text:p>
              </table:table-cell>
              <table:table-cell office:value-type="float" office:value="-0.00958664824925736">
                <text:p>-0.00958664824925736</text:p>
              </table:table-cell>
              <table:table-cell office:value-type="float" office:value="-0.00503136462932661">
                <text:p>-0.00503136462932661</text:p>
              </table:table-cell>
              <table:table-cell office:value-type="float" office:value="0.00213798581062352">
                <text:p>0.00213798581062352</text:p>
              </table:table-cell>
              <table:table-cell office:value-type="float" office:value="0.00312940960499965">
                <text:p>0.00312940960499965</text:p>
              </table:table-cell>
              <table:table-cell office:value-type="float" office:value="0.00657746035145639">
                <text:p>0.00657746035145639</text:p>
              </table:table-cell>
              <table:table-cell office:value-type="float" office:value="0.0100387478821622">
                <text:p>0.0100387478821622</text:p>
              </table:table-cell>
              <table:table-cell office:value-type="float" office:value="-0.00275372352163726">
                <text:p>-0.00275372352163726</text:p>
              </table:table-cell>
              <table:table-cell office:value-type="float" office:value="0.00328953242069142">
                <text:p>0.00328953242069142</text:p>
              </table:table-cell>
              <table:table-cell office:value-type="float" office:value="-0.0123924095504905">
                <text:p>-0.0123924095504905</text:p>
              </table:table-cell>
              <table:table-cell office:value-type="float" office:value="-0.00336746227865023">
                <text:p>-0.00336746227865023</text:p>
              </table:table-cell>
              <table:table-cell office:value-type="float" office:value="-0.00639644418798117">
                <text:p>-0.00639644418798117</text:p>
              </table:table-cell>
              <table:table-cell office:value-type="float" office:value="0.00194178977181776">
                <text:p>0.00194178977181776</text:p>
              </table:table-cell>
              <table:table-cell office:value-type="float" office:value="0.00225943371537744">
                <text:p>0.002259433715377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9706057702558">
                <text:p>0.000979706057702558</text:p>
              </table:table-cell>
              <table:table-cell office:value-type="float" office:value="0.00338447050619501">
                <text:p>0.00338447050619501</text:p>
              </table:table-cell>
              <table:table-cell office:value-type="float" office:value="-0.00295423836218613">
                <text:p>-0.00295423836218613</text:p>
              </table:table-cell>
              <table:table-cell office:value-type="float" office:value="-0.00292152947409633">
                <text:p>-0.00292152947409633</text:p>
              </table:table-cell>
              <table:table-cell office:value-type="float" office:value="-0.00779172536290983">
                <text:p>-0.00779172536290983</text:p>
              </table:table-cell>
              <table:table-cell office:value-type="float" office:value="-0.000480898172158863">
                <text:p>-0.000480898172158863</text:p>
              </table:table-cell>
              <table:table-cell office:value-type="float" office:value="-0.00688659741308824">
                <text:p>-0.00688659741308824</text:p>
              </table:table-cell>
              <table:table-cell office:value-type="float" office:value="0.0111142424875346">
                <text:p>0.0111142424875346</text:p>
              </table:table-cell>
              <table:table-cell office:value-type="float" office:value="-0.0010756574623249">
                <text:p>-0.0010756574623249</text:p>
              </table:table-cell>
              <table:table-cell office:value-type="float" office:value="0.00785977856789066">
                <text:p>0.00785977856789066</text:p>
              </table:table-cell>
              <table:table-cell office:value-type="float" office:value="0.00318220808533042">
                <text:p>0.00318220808533042</text:p>
              </table:table-cell>
              <table:table-cell office:value-type="float" office:value="-0.000575900748033281">
                <text:p>-0.000575900748033281</text:p>
              </table:table-cell>
              <table:table-cell office:value-type="float" office:value="-0.0145202939618185">
                <text:p>-0.0145202939618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844010632026293">
                <text:p>-0.00844010632026293</text:p>
              </table:table-cell>
              <table:table-cell office:value-type="float" office:value="0.00575676660098972">
                <text:p>0.00575676660098972</text:p>
              </table:table-cell>
              <table:table-cell office:value-type="float" office:value="-0.00446081806750189">
                <text:p>-0.00446081806750189</text:p>
              </table:table-cell>
              <table:table-cell office:value-type="float" office:value="-0.00871721899087273">
                <text:p>-0.00871721899087273</text:p>
              </table:table-cell>
              <table:table-cell office:value-type="float" office:value="-0.00235669827841545">
                <text:p>-0.00235669827841545</text:p>
              </table:table-cell>
              <table:table-cell office:value-type="float" office:value="-0.00219760138836405">
                <text:p>-0.00219760138836405</text:p>
              </table:table-cell>
              <table:table-cell office:value-type="float" office:value="0.0100889688240207">
                <text:p>0.0100889688240207</text:p>
              </table:table-cell>
              <table:table-cell office:value-type="float" office:value="-0.00345257246668199">
                <text:p>-0.00345257246668199</text:p>
              </table:table-cell>
              <table:table-cell office:value-type="float" office:value="-0.0127900192256771">
                <text:p>-0.012790019225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94111012648092">
                <text:p>0.00794111012648092</text:p>
              </table:table-cell>
              <table:table-cell office:value-type="float" office:value="0.000600493604480391">
                <text:p>0.000600493604480391</text:p>
              </table:table-cell>
              <table:table-cell office:value-type="float" office:value="-0.00626594420637948">
                <text:p>-0.00626594420637948</text:p>
              </table:table-cell>
              <table:table-cell office:value-type="float" office:value="-0.0031485630278157">
                <text:p>-0.0031485630278157</text:p>
              </table:table-cell>
              <table:table-cell office:value-type="float" office:value="-0.00128088856481469">
                <text:p>-0.0012808885648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